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391.38mm" svg:height="89.8mm" svg:x="66.6mm" svg:y="34.8mm">
            <loext:p draw:notify-on-update-of-ranges="Sheet1.A1:Sheet1.A446 Sheet1.B1:Sheet1.B446 Sheet1.C1:Sheet1.C446 Sheet1.D1:Sheet1.D446 Sheet1.E1:Sheet1.E446 Sheet1.F1:Sheet1.F446 Sheet1.G1:Sheet1.G4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359" calcext:value-type="float">
            <text:p>359</text:p>
          </table:table-cell>
          <table:table-cell office:value-type="float" office:value="498" calcext:value-type="float">
            <text:p>498</text:p>
          </table:table-cell>
          <table:table-cell office:value-type="float" office:value="620" calcext:value-type="float">
            <text:p>620</text:p>
          </table:table-cell>
          <table:table-cell office:value-type="float" office:value="733" calcext:value-type="float">
            <text:p>733</text:p>
          </table:table-cell>
        </table:table-row>
        <table:table-row table:style-name="ro2">
          <table:table-cell table:number-columns-repeated="2" office:value-type="float" office:value="201" calcext:value-type="float">
            <text:p>201</text:p>
          </table:table-cell>
          <table:table-cell office:value-type="float" office:value="393" calcext:value-type="float">
            <text:p>393</text:p>
          </table:table-cell>
          <table:table-cell office:value-type="float" office:value="779" calcext:value-type="float">
            <text:p>779</text:p>
          </table:table-cell>
          <table:table-cell office:value-type="float" office:value="1189" calcext:value-type="float">
            <text:p>1189</text:p>
          </table:table-cell>
          <table:table-cell office:value-type="float" office:value="1354" calcext:value-type="float">
            <text:p>1354</text:p>
          </table:table-cell>
          <table:table-cell office:value-type="float" office:value="1768" calcext:value-type="float">
            <text:p>1768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595" calcext:value-type="float">
            <text:p>595</text:p>
          </table:table-cell>
          <table:table-cell office:value-type="float" office:value="1337" calcext:value-type="float">
            <text:p>1337</text:p>
          </table:table-cell>
          <table:table-cell office:value-type="float" office:value="1673" calcext:value-type="float">
            <text:p>1673</text:p>
          </table:table-cell>
          <table:table-cell office:value-type="float" office:value="2007" calcext:value-type="float">
            <text:p>2007</text:p>
          </table:table-cell>
          <table:table-cell office:value-type="float" office:value="2544" calcext:value-type="float">
            <text:p>254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782" calcext:value-type="float">
            <text:p>782</text:p>
          </table:table-cell>
          <table:table-cell office:value-type="float" office:value="1833" calcext:value-type="float">
            <text:p>1833</text:p>
          </table:table-cell>
          <table:table-cell office:value-type="float" office:value="2391" calcext:value-type="float">
            <text:p>2391</text:p>
          </table:table-cell>
          <table:table-cell office:value-type="float" office:value="2721" calcext:value-type="float">
            <text:p>2721</text:p>
          </table:table-cell>
          <table:table-cell office:value-type="float" office:value="3260" calcext:value-type="float">
            <text:p>3260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959" calcext:value-type="float">
            <text:p>959</text:p>
          </table:table-cell>
          <table:table-cell office:value-type="float" office:value="1906" calcext:value-type="float">
            <text:p>1906</text:p>
          </table:table-cell>
          <table:table-cell office:value-type="float" office:value="2840" calcext:value-type="float">
            <text:p>2840</text:p>
          </table:table-cell>
          <table:table-cell office:value-type="float" office:value="3265" calcext:value-type="float">
            <text:p>3265</text:p>
          </table:table-cell>
          <table:table-cell office:value-type="float" office:value="3640" calcext:value-type="float">
            <text:p>3640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603" calcext:value-type="float">
            <text:p>603</text:p>
          </table:table-cell>
          <table:table-cell office:value-type="float" office:value="1182" calcext:value-type="float">
            <text:p>1182</text:p>
          </table:table-cell>
          <table:table-cell office:value-type="float" office:value="2893" calcext:value-type="float">
            <text:p>2893</text:p>
          </table:table-cell>
          <table:table-cell office:value-type="float" office:value="3402" calcext:value-type="float">
            <text:p>3402</text:p>
          </table:table-cell>
          <table:table-cell office:value-type="float" office:value="3948" calcext:value-type="float">
            <text:p>3948</text:p>
          </table:table-cell>
          <table:table-cell office:value-type="float" office:value="4570" calcext:value-type="float">
            <text:p>4570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708" calcext:value-type="float">
            <text:p>708</text:p>
          </table:table-cell>
          <table:table-cell office:value-type="float" office:value="1320" calcext:value-type="float">
            <text:p>1320</text:p>
          </table:table-cell>
          <table:table-cell office:value-type="float" office:value="2360" calcext:value-type="float">
            <text:p>2360</text:p>
          </table:table-cell>
          <table:table-cell office:value-type="float" office:value="4230" calcext:value-type="float">
            <text:p>4230</text:p>
          </table:table-cell>
          <table:table-cell office:value-type="float" office:value="4829" calcext:value-type="float">
            <text:p>4829</text:p>
          </table:table-cell>
          <table:table-cell office:value-type="float" office:value="6103" calcext:value-type="float">
            <text:p>6103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815" calcext:value-type="float">
            <text:p>815</text:p>
          </table:table-cell>
          <table:table-cell office:value-type="float" office:value="1527" calcext:value-type="float">
            <text:p>1527</text:p>
          </table:table-cell>
          <table:table-cell office:value-type="float" office:value="3267" calcext:value-type="float">
            <text:p>3267</text:p>
          </table:table-cell>
          <table:table-cell office:value-type="float" office:value="5079" calcext:value-type="float">
            <text:p>5079</text:p>
          </table:table-cell>
          <table:table-cell office:value-type="float" office:value="5571" calcext:value-type="float">
            <text:p>5571</text:p>
          </table:table-cell>
          <table:table-cell office:value-type="float" office:value="6590" calcext:value-type="float">
            <text:p>6590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920" calcext:value-type="float">
            <text:p>920</text:p>
          </table:table-cell>
          <table:table-cell office:value-type="float" office:value="1800" calcext:value-type="float">
            <text:p>1800</text:p>
          </table:table-cell>
          <table:table-cell office:value-type="float" office:value="3898" calcext:value-type="float">
            <text:p>3898</text:p>
          </table:table-cell>
          <table:table-cell office:value-type="float" office:value="5608" calcext:value-type="float">
            <text:p>5608</text:p>
          </table:table-cell>
          <table:table-cell office:value-type="float" office:value="6066" calcext:value-type="float">
            <text:p>6066</text:p>
          </table:table-cell>
          <table:table-cell office:value-type="float" office:value="6850" calcext:value-type="float">
            <text:p>6850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1954" calcext:value-type="float">
            <text:p>1954</text:p>
          </table:table-cell>
          <table:table-cell office:value-type="float" office:value="5170" calcext:value-type="float">
            <text:p>5170</text:p>
          </table:table-cell>
          <table:table-cell office:value-type="float" office:value="6158" calcext:value-type="float">
            <text:p>6158</text:p>
          </table:table-cell>
          <table:table-cell office:value-type="float" office:value="6761" calcext:value-type="float">
            <text:p>6761</text:p>
          </table:table-cell>
          <table:table-cell office:value-type="float" office:value="7972" calcext:value-type="float">
            <text:p>7972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1117" calcext:value-type="float">
            <text:p>1117</text:p>
          </table:table-cell>
          <table:table-cell office:value-type="float" office:value="2124" calcext:value-type="float">
            <text:p>2124</text:p>
          </table:table-cell>
          <table:table-cell office:value-type="float" office:value="3914" calcext:value-type="float">
            <text:p>3914</text:p>
          </table:table-cell>
          <table:table-cell office:value-type="float" office:value="6827" calcext:value-type="float">
            <text:p>6827</text:p>
          </table:table-cell>
          <table:table-cell office:value-type="float" office:value="7441" calcext:value-type="float">
            <text:p>7441</text:p>
          </table:table-cell>
          <table:table-cell office:value-type="float" office:value="9148" calcext:value-type="float">
            <text:p>9148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1222" calcext:value-type="float">
            <text:p>1222</text:p>
          </table:table-cell>
          <table:table-cell office:value-type="float" office:value="2358" calcext:value-type="float">
            <text:p>2358</text:p>
          </table:table-cell>
          <table:table-cell office:value-type="float" office:value="4822" calcext:value-type="float">
            <text:p>4822</text:p>
          </table:table-cell>
          <table:table-cell office:value-type="float" office:value="7309" calcext:value-type="float">
            <text:p>7309</text:p>
          </table:table-cell>
          <table:table-cell office:value-type="float" office:value="8098" calcext:value-type="float">
            <text:p>8098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1325" calcext:value-type="float">
            <text:p>1325</text:p>
          </table:table-cell>
          <table:table-cell office:value-type="float" office:value="2614" calcext:value-type="float">
            <text:p>2614</text:p>
          </table:table-cell>
          <table:table-cell office:value-type="float" office:value="6249" calcext:value-type="float">
            <text:p>6249</text:p>
          </table:table-cell>
          <table:table-cell office:value-type="float" office:value="7555" calcext:value-type="float">
            <text:p>7555</text:p>
          </table:table-cell>
          <table:table-cell office:value-type="float" office:value="8639" calcext:value-type="float">
            <text:p>8639</text:p>
          </table:table-cell>
          <table:table-cell office:value-type="float" office:value="9858" calcext:value-type="float">
            <text:p>9858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float" office:value="1403" calcext:value-type="float">
            <text:p>1403</text:p>
          </table:table-cell>
          <table:table-cell office:value-type="float" office:value="2758" calcext:value-type="float">
            <text:p>2758</text:p>
          </table:table-cell>
          <table:table-cell office:value-type="float" office:value="6558" calcext:value-type="float">
            <text:p>6558</text:p>
          </table:table-cell>
          <table:table-cell office:value-type="float" office:value="8586" calcext:value-type="float">
            <text:p>8586</text:p>
          </table:table-cell>
          <table:table-cell office:value-type="float" office:value="9435" calcext:value-type="float">
            <text:p>9435</text:p>
          </table:table-cell>
          <table:table-cell office:value-type="float" office:value="13415" calcext:value-type="float">
            <text:p>13415</text:p>
          </table:table-cell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1531" calcext:value-type="float">
            <text:p>1531</text:p>
          </table:table-cell>
          <table:table-cell office:value-type="float" office:value="2948" calcext:value-type="float">
            <text:p>2948</text:p>
          </table:table-cell>
          <table:table-cell office:value-type="float" office:value="5282" calcext:value-type="float">
            <text:p>5282</text:p>
          </table:table-cell>
          <table:table-cell office:value-type="float" office:value="9094" calcext:value-type="float">
            <text:p>9094</text:p>
          </table:table-cell>
          <table:table-cell office:value-type="float" office:value="10030" calcext:value-type="float">
            <text:p>10030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float" office:value="1650" calcext:value-type="float">
            <text:p>1650</text:p>
          </table:table-cell>
          <table:table-cell office:value-type="float" office:value="3215" calcext:value-type="float">
            <text:p>3215</text:p>
          </table:table-cell>
          <table:table-cell office:value-type="float" office:value="7453" calcext:value-type="float">
            <text:p>7453</text:p>
          </table:table-cell>
          <table:table-cell office:value-type="float" office:value="9681" calcext:value-type="float">
            <text:p>9681</text:p>
          </table:table-cell>
          <table:table-cell office:value-type="float" office:value="10695" calcext:value-type="float">
            <text:p>10695</text:p>
          </table:table-cell>
          <table:table-cell office:value-type="float" office:value="12601" calcext:value-type="float">
            <text:p>12601</text:p>
          </table:table-cell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1700" calcext:value-type="float">
            <text:p>1700</text:p>
          </table:table-cell>
          <table:table-cell office:value-type="float" office:value="3298" calcext:value-type="float">
            <text:p>3298</text:p>
          </table:table-cell>
          <table:table-cell office:value-type="float" office:value="8405" calcext:value-type="float">
            <text:p>8405</text:p>
          </table:table-cell>
          <table:table-cell office:value-type="float" office:value="10594" calcext:value-type="float">
            <text:p>10594</text:p>
          </table:table-cell>
          <table:table-cell office:value-type="float" office:value="11342" calcext:value-type="float">
            <text:p>11342</text:p>
          </table:table-cell>
          <table:table-cell office:value-type="float" office:value="12356" calcext:value-type="float">
            <text:p>12356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1802" calcext:value-type="float">
            <text:p>1802</text:p>
          </table:table-cell>
          <table:table-cell office:value-type="float" office:value="3422" calcext:value-type="float">
            <text:p>3422</text:p>
          </table:table-cell>
          <table:table-cell office:value-type="float" office:value="7080" calcext:value-type="float">
            <text:p>7080</text:p>
          </table:table-cell>
          <table:table-cell office:value-type="float" office:value="11126" calcext:value-type="float">
            <text:p>11126</text:p>
          </table:table-cell>
          <table:table-cell office:value-type="float" office:value="11849" calcext:value-type="float">
            <text:p>11849</text:p>
          </table:table-cell>
          <table:table-cell office:value-type="float" office:value="12793" calcext:value-type="float">
            <text:p>12793</text:p>
          </table:table-cell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1911" calcext:value-type="float">
            <text:p>1911</text:p>
          </table:table-cell>
          <table:table-cell office:value-type="float" office:value="3576" calcext:value-type="float">
            <text:p>3576</text:p>
          </table:table-cell>
          <table:table-cell office:value-type="float" office:value="8053" calcext:value-type="float">
            <text:p>8053</text:p>
          </table:table-cell>
          <table:table-cell office:value-type="float" office:value="11819" calcext:value-type="float">
            <text:p>11819</text:p>
          </table:table-cell>
          <table:table-cell office:value-type="float" office:value="12624" calcext:value-type="float">
            <text:p>12624</text:p>
          </table:table-cell>
          <table:table-cell office:value-type="float" office:value="13555" calcext:value-type="float">
            <text:p>13555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2034" calcext:value-type="float">
            <text:p>2034</text:p>
          </table:table-cell>
          <table:table-cell office:value-type="float" office:value="3992" calcext:value-type="float">
            <text:p>3992</text:p>
          </table:table-cell>
          <table:table-cell office:value-type="float" office:value="8804" calcext:value-type="float">
            <text:p>8804</text:p>
          </table:table-cell>
          <table:table-cell office:value-type="float" office:value="12319" calcext:value-type="float">
            <text:p>12319</text:p>
          </table:table-cell>
          <table:table-cell office:value-type="float" office:value="13353" calcext:value-type="float">
            <text:p>13353</text:p>
          </table:table-cell>
          <table:table-cell office:value-type="float" office:value="14878" calcext:value-type="float">
            <text:p>14878</text:p>
          </table:table-cell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float" office:value="2154" calcext:value-type="float">
            <text:p>2154</text:p>
          </table:table-cell>
          <table:table-cell office:value-type="float" office:value="4173" calcext:value-type="float">
            <text:p>4173</text:p>
          </table:table-cell>
          <table:table-cell office:value-type="float" office:value="9815" calcext:value-type="float">
            <text:p>9815</text:p>
          </table:table-cell>
          <table:table-cell office:value-type="float" office:value="12958" calcext:value-type="float">
            <text:p>12958</text:p>
          </table:table-cell>
          <table:table-cell office:value-type="float" office:value="13915" calcext:value-type="float">
            <text:p>13915</text:p>
          </table:table-cell>
          <table:table-cell office:value-type="float" office:value="15845" calcext:value-type="float">
            <text:p>15845</text:p>
          </table:table-cell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float" office:value="2246" calcext:value-type="float">
            <text:p>2246</text:p>
          </table:table-cell>
          <table:table-cell office:value-type="float" office:value="4276" calcext:value-type="float">
            <text:p>4276</text:p>
          </table:table-cell>
          <table:table-cell office:value-type="float" office:value="9108" calcext:value-type="float">
            <text:p>9108</text:p>
          </table:table-cell>
          <table:table-cell office:value-type="float" office:value="13463" calcext:value-type="float">
            <text:p>13463</text:p>
          </table:table-cell>
          <table:table-cell office:value-type="float" office:value="14622" calcext:value-type="float">
            <text:p>14622</text:p>
          </table:table-cell>
          <table:table-cell office:value-type="float" office:value="16553" calcext:value-type="float">
            <text:p>16553</text:p>
          </table:table-cell>
        </table:table-row>
        <table:table-row table:style-name="ro2">
          <table:table-cell office:value-type="float" office:value="2301" calcext:value-type="float">
            <text:p>2301</text:p>
          </table:table-cell>
          <table:table-cell office:value-type="float" office:value="2386" calcext:value-type="float">
            <text:p>2386</text:p>
          </table:table-cell>
          <table:table-cell office:value-type="float" office:value="4441" calcext:value-type="float">
            <text:p>4441</text:p>
          </table:table-cell>
          <table:table-cell office:value-type="float" office:value="11515" calcext:value-type="float">
            <text:p>11515</text:p>
          </table:table-cell>
          <table:table-cell office:value-type="float" office:value="13685" calcext:value-type="float">
            <text:p>13685</text:p>
          </table:table-cell>
          <table:table-cell office:value-type="float" office:value="15257" calcext:value-type="float">
            <text:p>15257</text:p>
          </table:table-cell>
          <table:table-cell office:value-type="float" office:value="17219" calcext:value-type="float">
            <text:p>17219</text:p>
          </table:table-cell>
        </table:table-row>
        <table:table-row table:style-name="ro2">
          <table:table-cell office:value-type="float" office:value="2401" calcext:value-type="float">
            <text:p>2401</text:p>
          </table:table-cell>
          <table:table-cell office:value-type="float" office:value="2420" calcext:value-type="float">
            <text:p>2420</text:p>
          </table:table-cell>
          <table:table-cell office:value-type="float" office:value="4760" calcext:value-type="float">
            <text:p>4760</text:p>
          </table:table-cell>
          <table:table-cell office:value-type="float" office:value="10170" calcext:value-type="float">
            <text:p>10170</text:p>
          </table:table-cell>
          <table:table-cell office:value-type="float" office:value="14824" calcext:value-type="float">
            <text:p>14824</text:p>
          </table:table-cell>
          <table:table-cell office:value-type="float" office:value="16073" calcext:value-type="float">
            <text:p>16073</text:p>
          </table:table-cell>
          <table:table-cell office:value-type="float" office:value="17607" calcext:value-type="float">
            <text:p>17607</text:p>
          </table:table-cell>
        </table:table-row>
        <table:table-row table:style-name="ro2">
          <table:table-cell office:value-type="float" office:value="2501" calcext:value-type="float">
            <text:p>2501</text:p>
          </table:table-cell>
          <table:table-cell office:value-type="float" office:value="2509" calcext:value-type="float">
            <text:p>2509</text:p>
          </table:table-cell>
          <table:table-cell office:value-type="float" office:value="4698" calcext:value-type="float">
            <text:p>4698</text:p>
          </table:table-cell>
          <table:table-cell office:value-type="float" office:value="8372" calcext:value-type="float">
            <text:p>8372</text:p>
          </table:table-cell>
          <table:table-cell office:value-type="float" office:value="15277" calcext:value-type="float">
            <text:p>15277</text:p>
          </table:table-cell>
          <table:table-cell office:value-type="float" office:value="16527" calcext:value-type="float">
            <text:p>16527</text:p>
          </table:table-cell>
          <table:table-cell office:value-type="float" office:value="18180" calcext:value-type="float">
            <text:p>18180</text:p>
          </table:table-cell>
        </table:table-row>
        <table:table-row table:style-name="ro2">
          <table:table-cell office:value-type="float" office:value="2601" calcext:value-type="float">
            <text:p>2601</text:p>
          </table:table-cell>
          <table:table-cell office:value-type="float" office:value="2618" calcext:value-type="float">
            <text:p>2618</text:p>
          </table:table-cell>
          <table:table-cell office:value-type="float" office:value="5008" calcext:value-type="float">
            <text:p>5008</text:p>
          </table:table-cell>
          <table:table-cell office:value-type="float" office:value="10169" calcext:value-type="float">
            <text:p>10169</text:p>
          </table:table-cell>
          <table:table-cell office:value-type="float" office:value="15774" calcext:value-type="float">
            <text:p>15774</text:p>
          </table:table-cell>
          <table:table-cell office:value-type="float" office:value="17051" calcext:value-type="float">
            <text:p>17051</text:p>
          </table:table-cell>
          <table:table-cell office:value-type="float" office:value="18425" calcext:value-type="float">
            <text:p>18425</text:p>
          </table:table-cell>
        </table:table-row>
        <table:table-row table:style-name="ro2">
          <table:table-cell office:value-type="float" office:value="2701" calcext:value-type="float">
            <text:p>2701</text:p>
          </table:table-cell>
          <table:table-cell office:value-type="float" office:value="2724" calcext:value-type="float">
            <text:p>2724</text:p>
          </table:table-cell>
          <table:table-cell office:value-type="float" office:value="5523" calcext:value-type="float">
            <text:p>5523</text:p>
          </table:table-cell>
          <table:table-cell office:value-type="float" office:value="14418" calcext:value-type="float">
            <text:p>14418</text:p>
          </table:table-cell>
          <table:table-cell office:value-type="float" office:value="16238" calcext:value-type="float">
            <text:p>16238</text:p>
          </table:table-cell>
          <table:table-cell office:value-type="float" office:value="17760" calcext:value-type="float">
            <text:p>17760</text:p>
          </table:table-cell>
          <table:table-cell office:value-type="float" office:value="19686" calcext:value-type="float">
            <text:p>19686</text:p>
          </table:table-cell>
        </table:table-row>
        <table:table-row table:style-name="ro2">
          <table:table-cell office:value-type="float" office:value="2801" calcext:value-type="float">
            <text:p>2801</text:p>
          </table:table-cell>
          <table:table-cell office:value-type="float" office:value="2824" calcext:value-type="float">
            <text:p>2824</text:p>
          </table:table-cell>
          <table:table-cell office:value-type="float" office:value="5652" calcext:value-type="float">
            <text:p>5652</text:p>
          </table:table-cell>
          <table:table-cell office:value-type="float" office:value="12316" calcext:value-type="float">
            <text:p>12316</text:p>
          </table:table-cell>
          <table:table-cell office:value-type="float" office:value="16756" calcext:value-type="float">
            <text:p>16756</text:p>
          </table:table-cell>
          <table:table-cell office:value-type="float" office:value="18315" calcext:value-type="float">
            <text:p>18315</text:p>
          </table:table-cell>
          <table:table-cell office:value-type="float" office:value="20627" calcext:value-type="float">
            <text:p>20627</text:p>
          </table:table-cell>
        </table:table-row>
        <table:table-row table:style-name="ro2">
          <table:table-cell office:value-type="float" office:value="2901" calcext:value-type="float">
            <text:p>2901</text:p>
          </table:table-cell>
          <table:table-cell office:value-type="float" office:value="2904" calcext:value-type="float">
            <text:p>2904</text:p>
          </table:table-cell>
          <table:table-cell office:value-type="float" office:value="5766" calcext:value-type="float">
            <text:p>5766</text:p>
          </table:table-cell>
          <table:table-cell office:value-type="float" office:value="12550" calcext:value-type="float">
            <text:p>12550</text:p>
          </table:table-cell>
          <table:table-cell office:value-type="float" office:value="17558" calcext:value-type="float">
            <text:p>17558</text:p>
          </table:table-cell>
          <table:table-cell office:value-type="float" office:value="19167" calcext:value-type="float">
            <text:p>19167</text:p>
          </table:table-cell>
          <table:table-cell office:value-type="float" office:value="22410" calcext:value-type="float">
            <text:p>22410</text:p>
          </table:table-cell>
        </table:table-row>
        <table:table-row table:style-name="ro2">
          <table:table-cell office:value-type="float" office:value="3001" calcext:value-type="float">
            <text:p>3001</text:p>
          </table:table-cell>
          <table:table-cell office:value-type="float" office:value="3022" calcext:value-type="float">
            <text:p>3022</text:p>
          </table:table-cell>
          <table:table-cell office:value-type="float" office:value="6468" calcext:value-type="float">
            <text:p>6468</text:p>
          </table:table-cell>
          <table:table-cell office:value-type="float" office:value="14747" calcext:value-type="float">
            <text:p>14747</text:p>
          </table:table-cell>
          <table:table-cell office:value-type="float" office:value="18495" calcext:value-type="float">
            <text:p>18495</text:p>
          </table:table-cell>
          <table:table-cell office:value-type="float" office:value="19770" calcext:value-type="float">
            <text:p>19770</text:p>
          </table:table-cell>
          <table:table-cell office:value-type="float" office:value="21676" calcext:value-type="float">
            <text:p>21676</text:p>
          </table:table-cell>
        </table:table-row>
        <table:table-row table:style-name="ro2">
          <table:table-cell office:value-type="float" office:value="3101" calcext:value-type="float">
            <text:p>3101</text:p>
          </table:table-cell>
          <table:table-cell office:value-type="float" office:value="3250" calcext:value-type="float">
            <text:p>3250</text:p>
          </table:table-cell>
          <table:table-cell office:value-type="float" office:value="6279" calcext:value-type="float">
            <text:p>6279</text:p>
          </table:table-cell>
          <table:table-cell office:value-type="float" office:value="13140" calcext:value-type="float">
            <text:p>13140</text:p>
          </table:table-cell>
          <table:table-cell office:value-type="float" office:value="18916" calcext:value-type="float">
            <text:p>18916</text:p>
          </table:table-cell>
          <table:table-cell office:value-type="float" office:value="20347" calcext:value-type="float">
            <text:p>20347</text:p>
          </table:table-cell>
          <table:table-cell office:value-type="float" office:value="22213" calcext:value-type="float">
            <text:p>22213</text:p>
          </table:table-cell>
        </table:table-row>
        <table:table-row table:style-name="ro2">
          <table:table-cell office:value-type="float" office:value="3201" calcext:value-type="float">
            <text:p>3201</text:p>
          </table:table-cell>
          <table:table-cell office:value-type="float" office:value="3212" calcext:value-type="float">
            <text:p>3212</text:p>
          </table:table-cell>
          <table:table-cell office:value-type="float" office:value="6010" calcext:value-type="float">
            <text:p>6010</text:p>
          </table:table-cell>
          <table:table-cell office:value-type="float" office:value="13004" calcext:value-type="float">
            <text:p>13004</text:p>
          </table:table-cell>
          <table:table-cell office:value-type="float" office:value="20175" calcext:value-type="float">
            <text:p>20175</text:p>
          </table:table-cell>
          <table:table-cell office:value-type="float" office:value="22100" calcext:value-type="float">
            <text:p>22100</text:p>
          </table:table-cell>
          <table:table-cell office:value-type="float" office:value="26929" calcext:value-type="float">
            <text:p>26929</text:p>
          </table:table-cell>
        </table:table-row>
        <table:table-row table:style-name="ro2">
          <table:table-cell office:value-type="float" office:value="3301" calcext:value-type="float">
            <text:p>3301</text:p>
          </table:table-cell>
          <table:table-cell office:value-type="float" office:value="3357" calcext:value-type="float">
            <text:p>3357</text:p>
          </table:table-cell>
          <table:table-cell office:value-type="float" office:value="6814" calcext:value-type="float">
            <text:p>6814</text:p>
          </table:table-cell>
          <table:table-cell office:value-type="float" office:value="13017" calcext:value-type="float">
            <text:p>13017</text:p>
          </table:table-cell>
          <table:table-cell office:value-type="float" office:value="20152" calcext:value-type="float">
            <text:p>20152</text:p>
          </table:table-cell>
          <table:table-cell office:value-type="float" office:value="22633" calcext:value-type="float">
            <text:p>22633</text:p>
          </table:table-cell>
          <table:table-cell office:value-type="float" office:value="26841" calcext:value-type="float">
            <text:p>26841</text:p>
          </table:table-cell>
        </table:table-row>
        <table:table-row table:style-name="ro2">
          <table:table-cell office:value-type="float" office:value="3401" calcext:value-type="float">
            <text:p>3401</text:p>
          </table:table-cell>
          <table:table-cell office:value-type="float" office:value="3424" calcext:value-type="float">
            <text:p>3424</text:p>
          </table:table-cell>
          <table:table-cell office:value-type="float" office:value="6537" calcext:value-type="float">
            <text:p>6537</text:p>
          </table:table-cell>
          <table:table-cell office:value-type="float" office:value="12626" calcext:value-type="float">
            <text:p>12626</text:p>
          </table:table-cell>
          <table:table-cell office:value-type="float" office:value="21330" calcext:value-type="float">
            <text:p>21330</text:p>
          </table:table-cell>
          <table:table-cell office:value-type="float" office:value="22657" calcext:value-type="float">
            <text:p>22657</text:p>
          </table:table-cell>
          <table:table-cell office:value-type="float" office:value="25512" calcext:value-type="float">
            <text:p>25512</text:p>
          </table:table-cell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3546" calcext:value-type="float">
            <text:p>3546</text:p>
          </table:table-cell>
          <table:table-cell office:value-type="float" office:value="7241" calcext:value-type="float">
            <text:p>7241</text:p>
          </table:table-cell>
          <table:table-cell office:value-type="float" office:value="13891" calcext:value-type="float">
            <text:p>13891</text:p>
          </table:table-cell>
          <table:table-cell office:value-type="float" office:value="21783" calcext:value-type="float">
            <text:p>21783</text:p>
          </table:table-cell>
          <table:table-cell office:value-type="float" office:value="23583" calcext:value-type="float">
            <text:p>23583</text:p>
          </table:table-cell>
          <table:table-cell office:value-type="float" office:value="26752" calcext:value-type="float">
            <text:p>26752</text:p>
          </table:table-cell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3600" calcext:value-type="float">
            <text:p>3600</text:p>
          </table:table-cell>
          <table:table-cell office:value-type="float" office:value="7367" calcext:value-type="float">
            <text:p>7367</text:p>
          </table:table-cell>
          <table:table-cell office:value-type="float" office:value="14058" calcext:value-type="float">
            <text:p>14058</text:p>
          </table:table-cell>
          <table:table-cell office:value-type="float" office:value="22242" calcext:value-type="float">
            <text:p>22242</text:p>
          </table:table-cell>
          <table:table-cell office:value-type="float" office:value="24083" calcext:value-type="float">
            <text:p>24083</text:p>
          </table:table-cell>
          <table:table-cell office:value-type="float" office:value="26417" calcext:value-type="float">
            <text:p>26417</text:p>
          </table:table-cell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3702" calcext:value-type="float">
            <text:p>3702</text:p>
          </table:table-cell>
          <table:table-cell office:value-type="float" office:value="6992" calcext:value-type="float">
            <text:p>6992</text:p>
          </table:table-cell>
          <table:table-cell office:value-type="float" office:value="16898" calcext:value-type="float">
            <text:p>16898</text:p>
          </table:table-cell>
          <table:table-cell office:value-type="float" office:value="22967" calcext:value-type="float">
            <text:p>22967</text:p>
          </table:table-cell>
          <table:table-cell office:value-type="float" office:value="24378" calcext:value-type="float">
            <text:p>24378</text:p>
          </table:table-cell>
          <table:table-cell office:value-type="float" office:value="26559" calcext:value-type="float">
            <text:p>26559</text:p>
          </table:table-cell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3800" calcext:value-type="float">
            <text:p>3800</text:p>
          </table:table-cell>
          <table:table-cell office:value-type="float" office:value="7406" calcext:value-type="float">
            <text:p>7406</text:p>
          </table:table-cell>
          <table:table-cell office:value-type="float" office:value="16933" calcext:value-type="float">
            <text:p>16933</text:p>
          </table:table-cell>
          <table:table-cell office:value-type="float" office:value="23602" calcext:value-type="float">
            <text:p>23602</text:p>
          </table:table-cell>
          <table:table-cell office:value-type="float" office:value="25687" calcext:value-type="float">
            <text:p>25687</text:p>
          </table:table-cell>
          <table:table-cell office:value-type="float" office:value="31008" calcext:value-type="float">
            <text:p>31008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3900" calcext:value-type="float">
            <text:p>3900</text:p>
          </table:table-cell>
          <table:table-cell office:value-type="float" office:value="7721" calcext:value-type="float">
            <text:p>7721</text:p>
          </table:table-cell>
          <table:table-cell office:value-type="float" office:value="15910" calcext:value-type="float">
            <text:p>15910</text:p>
          </table:table-cell>
          <table:table-cell office:value-type="float" office:value="24332" calcext:value-type="float">
            <text:p>24332</text:p>
          </table:table-cell>
          <table:table-cell office:value-type="float" office:value="29447" calcext:value-type="float">
            <text:p>29447</text:p>
          </table:table-cell>
          <table:table-cell office:value-type="float" office:value="39695" calcext:value-type="float">
            <text:p>39695</text:p>
          </table:table-cell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4053" calcext:value-type="float">
            <text:p>4053</text:p>
          </table:table-cell>
          <table:table-cell office:value-type="float" office:value="7680" calcext:value-type="float">
            <text:p>7680</text:p>
          </table:table-cell>
          <table:table-cell office:value-type="float" office:value="13918" calcext:value-type="float">
            <text:p>13918</text:p>
          </table:table-cell>
          <table:table-cell office:value-type="float" office:value="25105" calcext:value-type="float">
            <text:p>25105</text:p>
          </table:table-cell>
          <table:table-cell office:value-type="float" office:value="27116" calcext:value-type="float">
            <text:p>27116</text:p>
          </table:table-cell>
          <table:table-cell office:value-type="float" office:value="30396" calcext:value-type="float">
            <text:p>30396</text:p>
          </table:table-cell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4259" calcext:value-type="float">
            <text:p>4259</text:p>
          </table:table-cell>
          <table:table-cell office:value-type="float" office:value="7871" calcext:value-type="float">
            <text:p>7871</text:p>
          </table:table-cell>
          <table:table-cell office:value-type="float" office:value="19721" calcext:value-type="float">
            <text:p>19721</text:p>
          </table:table-cell>
          <table:table-cell office:value-type="float" office:value="25244" calcext:value-type="float">
            <text:p>25244</text:p>
          </table:table-cell>
          <table:table-cell office:value-type="float" office:value="27526" calcext:value-type="float">
            <text:p>27526</text:p>
          </table:table-cell>
          <table:table-cell office:value-type="float" office:value="31082" calcext:value-type="float">
            <text:p>31082</text:p>
          </table:table-cell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4202" calcext:value-type="float">
            <text:p>4202</text:p>
          </table:table-cell>
          <table:table-cell office:value-type="float" office:value="8933" calcext:value-type="float">
            <text:p>8933</text:p>
          </table:table-cell>
          <table:table-cell office:value-type="float" office:value="22529" calcext:value-type="float">
            <text:p>22529</text:p>
          </table:table-cell>
          <table:table-cell office:value-type="float" office:value="26636" calcext:value-type="float">
            <text:p>26636</text:p>
          </table:table-cell>
          <table:table-cell office:value-type="float" office:value="28558" calcext:value-type="float">
            <text:p>28558</text:p>
          </table:table-cell>
          <table:table-cell office:value-type="float" office:value="31615" calcext:value-type="float">
            <text:p>31615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4390" calcext:value-type="float">
            <text:p>4390</text:p>
          </table:table-cell>
          <table:table-cell office:value-type="float" office:value="9185" calcext:value-type="float">
            <text:p>9185</text:p>
          </table:table-cell>
          <table:table-cell office:value-type="float" office:value="19405" calcext:value-type="float">
            <text:p>19405</text:p>
          </table:table-cell>
          <table:table-cell office:value-type="float" office:value="26781" calcext:value-type="float">
            <text:p>26781</text:p>
          </table:table-cell>
          <table:table-cell office:value-type="float" office:value="28613" calcext:value-type="float">
            <text:p>28613</text:p>
          </table:table-cell>
          <table:table-cell office:value-type="float" office:value="31154" calcext:value-type="float">
            <text:p>31154</text:p>
          </table:table-cell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4406" calcext:value-type="float">
            <text:p>4406</text:p>
          </table:table-cell>
          <table:table-cell office:value-type="float" office:value="8110" calcext:value-type="float">
            <text:p>8110</text:p>
          </table:table-cell>
          <table:table-cell office:value-type="float" office:value="15572" calcext:value-type="float">
            <text:p>15572</text:p>
          </table:table-cell>
          <table:table-cell office:value-type="float" office:value="27530" calcext:value-type="float">
            <text:p>27530</text:p>
          </table:table-cell>
          <table:table-cell office:value-type="float" office:value="29195" calcext:value-type="float">
            <text:p>29195</text:p>
          </table:table-cell>
          <table:table-cell office:value-type="float" office:value="32465" calcext:value-type="float">
            <text:p>32465</text:p>
          </table:table-cell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4507" calcext:value-type="float">
            <text:p>4507</text:p>
          </table:table-cell>
          <table:table-cell office:value-type="float" office:value="8568" calcext:value-type="float">
            <text:p>8568</text:p>
          </table:table-cell>
          <table:table-cell office:value-type="float" office:value="18592" calcext:value-type="float">
            <text:p>18592</text:p>
          </table:table-cell>
          <table:table-cell office:value-type="float" office:value="27714" calcext:value-type="float">
            <text:p>27714</text:p>
          </table:table-cell>
          <table:table-cell office:value-type="float" office:value="29820" calcext:value-type="float">
            <text:p>29820</text:p>
          </table:table-cell>
          <table:table-cell office:value-type="float" office:value="32616" calcext:value-type="float">
            <text:p>32616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4608" calcext:value-type="float">
            <text:p>4608</text:p>
          </table:table-cell>
          <table:table-cell office:value-type="float" office:value="9170" calcext:value-type="float">
            <text:p>9170</text:p>
          </table:table-cell>
          <table:table-cell office:value-type="float" office:value="19978" calcext:value-type="float">
            <text:p>19978</text:p>
          </table:table-cell>
          <table:table-cell office:value-type="float" office:value="28368" calcext:value-type="float">
            <text:p>28368</text:p>
          </table:table-cell>
          <table:table-cell office:value-type="float" office:value="30530" calcext:value-type="float">
            <text:p>30530</text:p>
          </table:table-cell>
          <table:table-cell office:value-type="float" office:value="32612" calcext:value-type="float">
            <text:p>32612</text:p>
          </table:table-cell>
        </table:table-row>
        <table:table-row table:style-name="ro2">
          <table:table-cell office:value-type="float" office:value="4701" calcext:value-type="float">
            <text:p>4701</text:p>
          </table:table-cell>
          <table:table-cell office:value-type="float" office:value="4730" calcext:value-type="float">
            <text:p>4730</text:p>
          </table:table-cell>
          <table:table-cell office:value-type="float" office:value="9492" calcext:value-type="float">
            <text:p>9492</text:p>
          </table:table-cell>
          <table:table-cell office:value-type="float" office:value="18459" calcext:value-type="float">
            <text:p>18459</text:p>
          </table:table-cell>
          <table:table-cell office:value-type="float" office:value="29282" calcext:value-type="float">
            <text:p>29282</text:p>
          </table:table-cell>
          <table:table-cell office:value-type="float" office:value="30947" calcext:value-type="float">
            <text:p>30947</text:p>
          </table:table-cell>
          <table:table-cell office:value-type="float" office:value="32815" calcext:value-type="float">
            <text:p>32815</text:p>
          </table:table-cell>
        </table:table-row>
        <table:table-row table:style-name="ro2">
          <table:table-cell office:value-type="float" office:value="4801" calcext:value-type="float">
            <text:p>4801</text:p>
          </table:table-cell>
          <table:table-cell office:value-type="float" office:value="4917" calcext:value-type="float">
            <text:p>4917</text:p>
          </table:table-cell>
          <table:table-cell office:value-type="float" office:value="10084" calcext:value-type="float">
            <text:p>10084</text:p>
          </table:table-cell>
          <table:table-cell office:value-type="float" office:value="18427" calcext:value-type="float">
            <text:p>18427</text:p>
          </table:table-cell>
          <table:table-cell office:value-type="float" office:value="29635" calcext:value-type="float">
            <text:p>29635</text:p>
          </table:table-cell>
          <table:table-cell office:value-type="float" office:value="31576" calcext:value-type="float">
            <text:p>31576</text:p>
          </table:table-cell>
          <table:table-cell office:value-type="float" office:value="33925" calcext:value-type="float">
            <text:p>33925</text:p>
          </table:table-cell>
        </table:table-row>
        <table:table-row table:style-name="ro2">
          <table:table-cell office:value-type="float" office:value="4901" calcext:value-type="float">
            <text:p>4901</text:p>
          </table:table-cell>
          <table:table-cell office:value-type="float" office:value="5131" calcext:value-type="float">
            <text:p>5131</text:p>
          </table:table-cell>
          <table:table-cell office:value-type="float" office:value="9294" calcext:value-type="float">
            <text:p>9294</text:p>
          </table:table-cell>
          <table:table-cell office:value-type="float" office:value="19493" calcext:value-type="float">
            <text:p>19493</text:p>
          </table:table-cell>
          <table:table-cell office:value-type="float" office:value="30776" calcext:value-type="float">
            <text:p>30776</text:p>
          </table:table-cell>
          <table:table-cell office:value-type="float" office:value="32226" calcext:value-type="float">
            <text:p>32226</text:p>
          </table:table-cell>
          <table:table-cell office:value-type="float" office:value="34152" calcext:value-type="float">
            <text:p>34152</text:p>
          </table:table-cell>
        </table:table-row>
        <table:table-row table:style-name="ro2">
          <table:table-cell table:number-columns-repeated="2" office:value-type="float" office:value="5001" calcext:value-type="float">
            <text:p>5001</text:p>
          </table:table-cell>
          <table:table-cell office:value-type="float" office:value="10215" calcext:value-type="float">
            <text:p>10215</text:p>
          </table:table-cell>
          <table:table-cell office:value-type="float" office:value="20302" calcext:value-type="float">
            <text:p>20302</text:p>
          </table:table-cell>
          <table:table-cell office:value-type="float" office:value="31398" calcext:value-type="float">
            <text:p>31398</text:p>
          </table:table-cell>
          <table:table-cell office:value-type="float" office:value="33047" calcext:value-type="float">
            <text:p>33047</text:p>
          </table:table-cell>
          <table:table-cell office:value-type="float" office:value="35774" calcext:value-type="float">
            <text:p>35774</text:p>
          </table:table-cell>
        </table:table-row>
        <table:table-row table:style-name="ro2">
          <table:table-cell office:value-type="float" office:value="5101" calcext:value-type="float">
            <text:p>5101</text:p>
          </table:table-cell>
          <table:table-cell office:value-type="float" office:value="5172" calcext:value-type="float">
            <text:p>5172</text:p>
          </table:table-cell>
          <table:table-cell office:value-type="float" office:value="9701" calcext:value-type="float">
            <text:p>9701</text:p>
          </table:table-cell>
          <table:table-cell office:value-type="float" office:value="21829" calcext:value-type="float">
            <text:p>21829</text:p>
          </table:table-cell>
          <table:table-cell office:value-type="float" office:value="31885" calcext:value-type="float">
            <text:p>31885</text:p>
          </table:table-cell>
          <table:table-cell office:value-type="float" office:value="33542" calcext:value-type="float">
            <text:p>33542</text:p>
          </table:table-cell>
          <table:table-cell office:value-type="float" office:value="35806" calcext:value-type="float">
            <text:p>35806</text:p>
          </table:table-cell>
        </table:table-row>
        <table:table-row table:style-name="ro2">
          <table:table-cell office:value-type="float" office:value="5201" calcext:value-type="float">
            <text:p>5201</text:p>
          </table:table-cell>
          <table:table-cell office:value-type="float" office:value="5420" calcext:value-type="float">
            <text:p>5420</text:p>
          </table:table-cell>
          <table:table-cell office:value-type="float" office:value="10893" calcext:value-type="float">
            <text:p>10893</text:p>
          </table:table-cell>
          <table:table-cell office:value-type="float" office:value="24396" calcext:value-type="float">
            <text:p>24396</text:p>
          </table:table-cell>
          <table:table-cell office:value-type="float" office:value="32966" calcext:value-type="float">
            <text:p>32966</text:p>
          </table:table-cell>
          <table:table-cell office:value-type="float" office:value="34737" calcext:value-type="float">
            <text:p>34737</text:p>
          </table:table-cell>
          <table:table-cell office:value-type="float" office:value="38932" calcext:value-type="float">
            <text:p>38932</text:p>
          </table:table-cell>
        </table:table-row>
        <table:table-row table:style-name="ro2">
          <table:table-cell office:value-type="float" office:value="5301" calcext:value-type="float">
            <text:p>5301</text:p>
          </table:table-cell>
          <table:table-cell office:value-type="float" office:value="5373" calcext:value-type="float">
            <text:p>5373</text:p>
          </table:table-cell>
          <table:table-cell office:value-type="float" office:value="10142" calcext:value-type="float">
            <text:p>10142</text:p>
          </table:table-cell>
          <table:table-cell office:value-type="float" office:value="20488" calcext:value-type="float">
            <text:p>20488</text:p>
          </table:table-cell>
          <table:table-cell office:value-type="float" office:value="32284" calcext:value-type="float">
            <text:p>32284</text:p>
          </table:table-cell>
          <table:table-cell office:value-type="float" office:value="34924" calcext:value-type="float">
            <text:p>34924</text:p>
          </table:table-cell>
          <table:table-cell office:value-type="float" office:value="37830" calcext:value-type="float">
            <text:p>37830</text:p>
          </table:table-cell>
        </table:table-row>
        <table:table-row table:style-name="ro2">
          <table:table-cell office:value-type="float" office:value="5401" calcext:value-type="float">
            <text:p>5401</text:p>
          </table:table-cell>
          <table:table-cell office:value-type="float" office:value="5515" calcext:value-type="float">
            <text:p>5515</text:p>
          </table:table-cell>
          <table:table-cell office:value-type="float" office:value="11044" calcext:value-type="float">
            <text:p>11044</text:p>
          </table:table-cell>
          <table:table-cell office:value-type="float" office:value="22042" calcext:value-type="float">
            <text:p>22042</text:p>
          </table:table-cell>
          <table:table-cell office:value-type="float" office:value="33872" calcext:value-type="float">
            <text:p>33872</text:p>
          </table:table-cell>
          <table:table-cell office:value-type="float" office:value="35658" calcext:value-type="float">
            <text:p>35658</text:p>
          </table:table-cell>
          <table:table-cell office:value-type="float" office:value="38766" calcext:value-type="float">
            <text:p>38766</text:p>
          </table:table-cell>
        </table:table-row>
        <table:table-row table:style-name="ro2">
          <table:table-cell office:value-type="float" office:value="5501" calcext:value-type="float">
            <text:p>5501</text:p>
          </table:table-cell>
          <table:table-cell office:value-type="float" office:value="5520" calcext:value-type="float">
            <text:p>5520</text:p>
          </table:table-cell>
          <table:table-cell office:value-type="float" office:value="10683" calcext:value-type="float">
            <text:p>10683</text:p>
          </table:table-cell>
          <table:table-cell office:value-type="float" office:value="22352" calcext:value-type="float">
            <text:p>22352</text:p>
          </table:table-cell>
          <table:table-cell office:value-type="float" office:value="34171" calcext:value-type="float">
            <text:p>34171</text:p>
          </table:table-cell>
          <table:table-cell office:value-type="float" office:value="36253" calcext:value-type="float">
            <text:p>36253</text:p>
          </table:table-cell>
          <table:table-cell office:value-type="float" office:value="38534" calcext:value-type="float">
            <text:p>38534</text:p>
          </table:table-cell>
        </table:table-row>
        <table:table-row table:style-name="ro2">
          <table:table-cell office:value-type="float" office:value="5601" calcext:value-type="float">
            <text:p>5601</text:p>
          </table:table-cell>
          <table:table-cell office:value-type="float" office:value="5826" calcext:value-type="float">
            <text:p>5826</text:p>
          </table:table-cell>
          <table:table-cell office:value-type="float" office:value="11699" calcext:value-type="float">
            <text:p>11699</text:p>
          </table:table-cell>
          <table:table-cell office:value-type="float" office:value="25418" calcext:value-type="float">
            <text:p>25418</text:p>
          </table:table-cell>
          <table:table-cell office:value-type="float" office:value="34911" calcext:value-type="float">
            <text:p>34911</text:p>
          </table:table-cell>
          <table:table-cell office:value-type="float" office:value="37014" calcext:value-type="float">
            <text:p>37014</text:p>
          </table:table-cell>
          <table:table-cell office:value-type="float" office:value="39265" calcext:value-type="float">
            <text:p>39265</text:p>
          </table:table-cell>
        </table:table-row>
        <table:table-row table:style-name="ro2">
          <table:table-cell office:value-type="float" office:value="5701" calcext:value-type="float">
            <text:p>5701</text:p>
          </table:table-cell>
          <table:table-cell office:value-type="float" office:value="5704" calcext:value-type="float">
            <text:p>5704</text:p>
          </table:table-cell>
          <table:table-cell office:value-type="float" office:value="11250" calcext:value-type="float">
            <text:p>11250</text:p>
          </table:table-cell>
          <table:table-cell office:value-type="float" office:value="21182" calcext:value-type="float">
            <text:p>21182</text:p>
          </table:table-cell>
          <table:table-cell office:value-type="float" office:value="35679" calcext:value-type="float">
            <text:p>35679</text:p>
          </table:table-cell>
          <table:table-cell office:value-type="float" office:value="37480" calcext:value-type="float">
            <text:p>37480</text:p>
          </table:table-cell>
          <table:table-cell office:value-type="float" office:value="41260" calcext:value-type="float">
            <text:p>41260</text:p>
          </table:table-cell>
        </table:table-row>
        <table:table-row table:style-name="ro2">
          <table:table-cell office:value-type="float" office:value="5801" calcext:value-type="float">
            <text:p>5801</text:p>
          </table:table-cell>
          <table:table-cell office:value-type="float" office:value="5978" calcext:value-type="float">
            <text:p>5978</text:p>
          </table:table-cell>
          <table:table-cell office:value-type="float" office:value="12038" calcext:value-type="float">
            <text:p>12038</text:p>
          </table:table-cell>
          <table:table-cell office:value-type="float" office:value="23311" calcext:value-type="float">
            <text:p>23311</text:p>
          </table:table-cell>
          <table:table-cell office:value-type="float" office:value="36484" calcext:value-type="float">
            <text:p>36484</text:p>
          </table:table-cell>
          <table:table-cell office:value-type="float" office:value="38229" calcext:value-type="float">
            <text:p>38229</text:p>
          </table:table-cell>
          <table:table-cell office:value-type="float" office:value="45276" calcext:value-type="float">
            <text:p>45276</text:p>
          </table:table-cell>
        </table:table-row>
        <table:table-row table:style-name="ro2">
          <table:table-cell office:value-type="float" office:value="5901" calcext:value-type="float">
            <text:p>5901</text:p>
          </table:table-cell>
          <table:table-cell office:value-type="float" office:value="5943" calcext:value-type="float">
            <text:p>5943</text:p>
          </table:table-cell>
          <table:table-cell office:value-type="float" office:value="11563" calcext:value-type="float">
            <text:p>11563</text:p>
          </table:table-cell>
          <table:table-cell office:value-type="float" office:value="26112" calcext:value-type="float">
            <text:p>26112</text:p>
          </table:table-cell>
          <table:table-cell office:value-type="float" office:value="37086" calcext:value-type="float">
            <text:p>37086</text:p>
          </table:table-cell>
          <table:table-cell office:value-type="float" office:value="38862" calcext:value-type="float">
            <text:p>38862</text:p>
          </table:table-cell>
          <table:table-cell office:value-type="float" office:value="43886" calcext:value-type="float">
            <text:p>43886</text:p>
          </table:table-cell>
        </table:table-row>
        <table:table-row table:style-name="ro2">
          <table:table-cell office:value-type="float" office:value="6001" calcext:value-type="float">
            <text:p>6001</text:p>
          </table:table-cell>
          <table:table-cell office:value-type="float" office:value="6131" calcext:value-type="float">
            <text:p>6131</text:p>
          </table:table-cell>
          <table:table-cell office:value-type="float" office:value="11822" calcext:value-type="float">
            <text:p>11822</text:p>
          </table:table-cell>
          <table:table-cell office:value-type="float" office:value="25800" calcext:value-type="float">
            <text:p>25800</text:p>
          </table:table-cell>
          <table:table-cell office:value-type="float" office:value="37090" calcext:value-type="float">
            <text:p>37090</text:p>
          </table:table-cell>
          <table:table-cell office:value-type="float" office:value="39699" calcext:value-type="float">
            <text:p>39699</text:p>
          </table:table-cell>
          <table:table-cell office:value-type="float" office:value="44078" calcext:value-type="float">
            <text:p>44078</text:p>
          </table:table-cell>
        </table:table-row>
        <table:table-row table:style-name="ro2">
          <table:table-cell office:value-type="float" office:value="6101" calcext:value-type="float">
            <text:p>6101</text:p>
          </table:table-cell>
          <table:table-cell office:value-type="float" office:value="6139" calcext:value-type="float">
            <text:p>6139</text:p>
          </table:table-cell>
          <table:table-cell office:value-type="float" office:value="12028" calcext:value-type="float">
            <text:p>12028</text:p>
          </table:table-cell>
          <table:table-cell office:value-type="float" office:value="30568" calcext:value-type="float">
            <text:p>30568</text:p>
          </table:table-cell>
          <table:table-cell office:value-type="float" office:value="37862" calcext:value-type="float">
            <text:p>37862</text:p>
          </table:table-cell>
          <table:table-cell office:value-type="float" office:value="40780" calcext:value-type="float">
            <text:p>40780</text:p>
          </table:table-cell>
          <table:table-cell office:value-type="float" office:value="50538" calcext:value-type="float">
            <text:p>50538</text:p>
          </table:table-cell>
        </table:table-row>
        <table:table-row table:style-name="ro2">
          <table:table-cell office:value-type="float" office:value="6201" calcext:value-type="float">
            <text:p>6201</text:p>
          </table:table-cell>
          <table:table-cell office:value-type="float" office:value="6208" calcext:value-type="float">
            <text:p>6208</text:p>
          </table:table-cell>
          <table:table-cell office:value-type="float" office:value="12590" calcext:value-type="float">
            <text:p>12590</text:p>
          </table:table-cell>
          <table:table-cell office:value-type="float" office:value="31062" calcext:value-type="float">
            <text:p>31062</text:p>
          </table:table-cell>
          <table:table-cell office:value-type="float" office:value="38538" calcext:value-type="float">
            <text:p>38538</text:p>
          </table:table-cell>
          <table:table-cell office:value-type="float" office:value="41152" calcext:value-type="float">
            <text:p>41152</text:p>
          </table:table-cell>
          <table:table-cell office:value-type="float" office:value="47582" calcext:value-type="float">
            <text:p>47582</text:p>
          </table:table-cell>
        </table:table-row>
        <table:table-row table:style-name="ro2">
          <table:table-cell office:value-type="float" office:value="6301" calcext:value-type="float">
            <text:p>6301</text:p>
          </table:table-cell>
          <table:table-cell office:value-type="float" office:value="6389" calcext:value-type="float">
            <text:p>6389</text:p>
          </table:table-cell>
          <table:table-cell office:value-type="float" office:value="12034" calcext:value-type="float">
            <text:p>12034</text:p>
          </table:table-cell>
          <table:table-cell office:value-type="float" office:value="25196" calcext:value-type="float">
            <text:p>25196</text:p>
          </table:table-cell>
          <table:table-cell office:value-type="float" office:value="38846" calcext:value-type="float">
            <text:p>38846</text:p>
          </table:table-cell>
          <table:table-cell office:value-type="float" office:value="41882" calcext:value-type="float">
            <text:p>41882</text:p>
          </table:table-cell>
          <table:table-cell office:value-type="float" office:value="49709" calcext:value-type="float">
            <text:p>49709</text:p>
          </table:table-cell>
        </table:table-row>
        <table:table-row table:style-name="ro2">
          <table:table-cell office:value-type="float" office:value="6401" calcext:value-type="float">
            <text:p>6401</text:p>
          </table:table-cell>
          <table:table-cell office:value-type="float" office:value="6435" calcext:value-type="float">
            <text:p>6435</text:p>
          </table:table-cell>
          <table:table-cell office:value-type="float" office:value="12542" calcext:value-type="float">
            <text:p>12542</text:p>
          </table:table-cell>
          <table:table-cell office:value-type="float" office:value="27681" calcext:value-type="float">
            <text:p>27681</text:p>
          </table:table-cell>
          <table:table-cell office:value-type="float" office:value="39684" calcext:value-type="float">
            <text:p>39684</text:p>
          </table:table-cell>
          <table:table-cell office:value-type="float" office:value="42834" calcext:value-type="float">
            <text:p>42834</text:p>
          </table:table-cell>
          <table:table-cell office:value-type="float" office:value="51420" calcext:value-type="float">
            <text:p>51420</text:p>
          </table:table-cell>
        </table:table-row>
        <table:table-row table:style-name="ro2">
          <table:table-cell office:value-type="float" office:value="6501" calcext:value-type="float">
            <text:p>6501</text:p>
          </table:table-cell>
          <table:table-cell office:value-type="float" office:value="6518" calcext:value-type="float">
            <text:p>6518</text:p>
          </table:table-cell>
          <table:table-cell office:value-type="float" office:value="12520" calcext:value-type="float">
            <text:p>12520</text:p>
          </table:table-cell>
          <table:table-cell office:value-type="float" office:value="26750" calcext:value-type="float">
            <text:p>26750</text:p>
          </table:table-cell>
          <table:table-cell office:value-type="float" office:value="40166" calcext:value-type="float">
            <text:p>40166</text:p>
          </table:table-cell>
          <table:table-cell office:value-type="float" office:value="42969" calcext:value-type="float">
            <text:p>42969</text:p>
          </table:table-cell>
          <table:table-cell office:value-type="float" office:value="51341" calcext:value-type="float">
            <text:p>51341</text:p>
          </table:table-cell>
        </table:table-row>
        <table:table-row table:style-name="ro2">
          <table:table-cell office:value-type="float" office:value="6601" calcext:value-type="float">
            <text:p>6601</text:p>
          </table:table-cell>
          <table:table-cell office:value-type="float" office:value="6796" calcext:value-type="float">
            <text:p>6796</text:p>
          </table:table-cell>
          <table:table-cell office:value-type="float" office:value="13248" calcext:value-type="float">
            <text:p>13248</text:p>
          </table:table-cell>
          <table:table-cell office:value-type="float" office:value="28497" calcext:value-type="float">
            <text:p>28497</text:p>
          </table:table-cell>
          <table:table-cell office:value-type="float" office:value="40697" calcext:value-type="float">
            <text:p>40697</text:p>
          </table:table-cell>
          <table:table-cell office:value-type="float" office:value="43830" calcext:value-type="float">
            <text:p>43830</text:p>
          </table:table-cell>
          <table:table-cell office:value-type="float" office:value="50251" calcext:value-type="float">
            <text:p>50251</text:p>
          </table:table-cell>
        </table:table-row>
        <table:table-row table:style-name="ro2">
          <table:table-cell office:value-type="float" office:value="6701" calcext:value-type="float">
            <text:p>6701</text:p>
          </table:table-cell>
          <table:table-cell office:value-type="float" office:value="6708" calcext:value-type="float">
            <text:p>6708</text:p>
          </table:table-cell>
          <table:table-cell office:value-type="float" office:value="13195" calcext:value-type="float">
            <text:p>13195</text:p>
          </table:table-cell>
          <table:table-cell office:value-type="float" office:value="25886" calcext:value-type="float">
            <text:p>25886</text:p>
          </table:table-cell>
          <table:table-cell office:value-type="float" office:value="42072" calcext:value-type="float">
            <text:p>42072</text:p>
          </table:table-cell>
          <table:table-cell office:value-type="float" office:value="44495" calcext:value-type="float">
            <text:p>44495</text:p>
          </table:table-cell>
          <table:table-cell office:value-type="float" office:value="49041" calcext:value-type="float">
            <text:p>49041</text:p>
          </table:table-cell>
        </table:table-row>
        <table:table-row table:style-name="ro2">
          <table:table-cell office:value-type="float" office:value="6801" calcext:value-type="float">
            <text:p>6801</text:p>
          </table:table-cell>
          <table:table-cell office:value-type="float" office:value="6815" calcext:value-type="float">
            <text:p>6815</text:p>
          </table:table-cell>
          <table:table-cell office:value-type="float" office:value="12814" calcext:value-type="float">
            <text:p>12814</text:p>
          </table:table-cell>
          <table:table-cell office:value-type="float" office:value="30727" calcext:value-type="float">
            <text:p>30727</text:p>
          </table:table-cell>
          <table:table-cell office:value-type="float" office:value="41972" calcext:value-type="float">
            <text:p>41972</text:p>
          </table:table-cell>
          <table:table-cell office:value-type="float" office:value="44796" calcext:value-type="float">
            <text:p>44796</text:p>
          </table:table-cell>
          <table:table-cell office:value-type="float" office:value="49321" calcext:value-type="float">
            <text:p>49321</text:p>
          </table:table-cell>
        </table:table-row>
        <table:table-row table:style-name="ro2">
          <table:table-cell office:value-type="float" office:value="6901" calcext:value-type="float">
            <text:p>6901</text:p>
          </table:table-cell>
          <table:table-cell office:value-type="float" office:value="6970" calcext:value-type="float">
            <text:p>6970</text:p>
          </table:table-cell>
          <table:table-cell office:value-type="float" office:value="13349" calcext:value-type="float">
            <text:p>13349</text:p>
          </table:table-cell>
          <table:table-cell office:value-type="float" office:value="32243" calcext:value-type="float">
            <text:p>32243</text:p>
          </table:table-cell>
          <table:table-cell office:value-type="float" office:value="42611" calcext:value-type="float">
            <text:p>42611</text:p>
          </table:table-cell>
          <table:table-cell office:value-type="float" office:value="45659" calcext:value-type="float">
            <text:p>45659</text:p>
          </table:table-cell>
          <table:table-cell office:value-type="float" office:value="48970" calcext:value-type="float">
            <text:p>48970</text:p>
          </table:table-cell>
        </table:table-row>
        <table:table-row table:style-name="ro2">
          <table:table-cell office:value-type="float" office:value="7001" calcext:value-type="float">
            <text:p>7001</text:p>
          </table:table-cell>
          <table:table-cell office:value-type="float" office:value="7123" calcext:value-type="float">
            <text:p>7123</text:p>
          </table:table-cell>
          <table:table-cell office:value-type="float" office:value="13836" calcext:value-type="float">
            <text:p>13836</text:p>
          </table:table-cell>
          <table:table-cell office:value-type="float" office:value="29333" calcext:value-type="float">
            <text:p>29333</text:p>
          </table:table-cell>
          <table:table-cell office:value-type="float" office:value="43460" calcext:value-type="float">
            <text:p>43460</text:p>
          </table:table-cell>
          <table:table-cell office:value-type="float" office:value="46105" calcext:value-type="float">
            <text:p>46105</text:p>
          </table:table-cell>
          <table:table-cell office:value-type="float" office:value="49378" calcext:value-type="float">
            <text:p>49378</text:p>
          </table:table-cell>
        </table:table-row>
        <table:table-row table:style-name="ro2">
          <table:table-cell office:value-type="float" office:value="7101" calcext:value-type="float">
            <text:p>7101</text:p>
          </table:table-cell>
          <table:table-cell office:value-type="float" office:value="7158" calcext:value-type="float">
            <text:p>7158</text:p>
          </table:table-cell>
          <table:table-cell office:value-type="float" office:value="14202" calcext:value-type="float">
            <text:p>14202</text:p>
          </table:table-cell>
          <table:table-cell office:value-type="float" office:value="32931" calcext:value-type="float">
            <text:p>32931</text:p>
          </table:table-cell>
          <table:table-cell office:value-type="float" office:value="44443" calcext:value-type="float">
            <text:p>44443</text:p>
          </table:table-cell>
          <table:table-cell office:value-type="float" office:value="46810" calcext:value-type="float">
            <text:p>46810</text:p>
          </table:table-cell>
          <table:table-cell office:value-type="float" office:value="53445" calcext:value-type="float">
            <text:p>53445</text:p>
          </table:table-cell>
        </table:table-row>
        <table:table-row table:style-name="ro2">
          <table:table-cell office:value-type="float" office:value="7201" calcext:value-type="float">
            <text:p>7201</text:p>
          </table:table-cell>
          <table:table-cell office:value-type="float" office:value="7304" calcext:value-type="float">
            <text:p>7304</text:p>
          </table:table-cell>
          <table:table-cell office:value-type="float" office:value="13902" calcext:value-type="float">
            <text:p>13902</text:p>
          </table:table-cell>
          <table:table-cell office:value-type="float" office:value="31560" calcext:value-type="float">
            <text:p>31560</text:p>
          </table:table-cell>
          <table:table-cell office:value-type="float" office:value="44330" calcext:value-type="float">
            <text:p>44330</text:p>
          </table:table-cell>
          <table:table-cell office:value-type="float" office:value="47409" calcext:value-type="float">
            <text:p>47409</text:p>
          </table:table-cell>
          <table:table-cell office:value-type="float" office:value="53311" calcext:value-type="float">
            <text:p>53311</text:p>
          </table:table-cell>
        </table:table-row>
        <table:table-row table:style-name="ro2">
          <table:table-cell office:value-type="float" office:value="7301" calcext:value-type="float">
            <text:p>7301</text:p>
          </table:table-cell>
          <table:table-cell office:value-type="float" office:value="7473" calcext:value-type="float">
            <text:p>7473</text:p>
          </table:table-cell>
          <table:table-cell office:value-type="float" office:value="15331" calcext:value-type="float">
            <text:p>15331</text:p>
          </table:table-cell>
          <table:table-cell office:value-type="float" office:value="30461" calcext:value-type="float">
            <text:p>30461</text:p>
          </table:table-cell>
          <table:table-cell office:value-type="float" office:value="45756" calcext:value-type="float">
            <text:p>45756</text:p>
          </table:table-cell>
          <table:table-cell office:value-type="float" office:value="48404" calcext:value-type="float">
            <text:p>48404</text:p>
          </table:table-cell>
          <table:table-cell office:value-type="float" office:value="59114" calcext:value-type="float">
            <text:p>59114</text:p>
          </table:table-cell>
        </table:table-row>
        <table:table-row table:style-name="ro2">
          <table:table-cell office:value-type="float" office:value="7401" calcext:value-type="float">
            <text:p>7401</text:p>
          </table:table-cell>
          <table:table-cell office:value-type="float" office:value="7598" calcext:value-type="float">
            <text:p>7598</text:p>
          </table:table-cell>
          <table:table-cell office:value-type="float" office:value="14406" calcext:value-type="float">
            <text:p>14406</text:p>
          </table:table-cell>
          <table:table-cell office:value-type="float" office:value="29625" calcext:value-type="float">
            <text:p>29625</text:p>
          </table:table-cell>
          <table:table-cell office:value-type="float" office:value="45782" calcext:value-type="float">
            <text:p>45782</text:p>
          </table:table-cell>
          <table:table-cell office:value-type="float" office:value="48986" calcext:value-type="float">
            <text:p>48986</text:p>
          </table:table-cell>
          <table:table-cell office:value-type="float" office:value="61717" calcext:value-type="float">
            <text:p>61717</text:p>
          </table:table-cell>
        </table:table-row>
        <table:table-row table:style-name="ro2">
          <table:table-cell office:value-type="float" office:value="7501" calcext:value-type="float">
            <text:p>7501</text:p>
          </table:table-cell>
          <table:table-cell office:value-type="float" office:value="7750" calcext:value-type="float">
            <text:p>7750</text:p>
          </table:table-cell>
          <table:table-cell office:value-type="float" office:value="14986" calcext:value-type="float">
            <text:p>14986</text:p>
          </table:table-cell>
          <table:table-cell office:value-type="float" office:value="38736" calcext:value-type="float">
            <text:p>38736</text:p>
          </table:table-cell>
          <table:table-cell office:value-type="float" office:value="46256" calcext:value-type="float">
            <text:p>46256</text:p>
          </table:table-cell>
          <table:table-cell office:value-type="float" office:value="49721" calcext:value-type="float">
            <text:p>49721</text:p>
          </table:table-cell>
          <table:table-cell office:value-type="float" office:value="55062" calcext:value-type="float">
            <text:p>55062</text:p>
          </table:table-cell>
        </table:table-row>
        <table:table-row table:style-name="ro2">
          <table:table-cell office:value-type="float" office:value="7601" calcext:value-type="float">
            <text:p>7601</text:p>
          </table:table-cell>
          <table:table-cell office:value-type="float" office:value="7948" calcext:value-type="float">
            <text:p>7948</text:p>
          </table:table-cell>
          <table:table-cell office:value-type="float" office:value="16045" calcext:value-type="float">
            <text:p>16045</text:p>
          </table:table-cell>
          <table:table-cell office:value-type="float" office:value="31448" calcext:value-type="float">
            <text:p>31448</text:p>
          </table:table-cell>
          <table:table-cell office:value-type="float" office:value="47115" calcext:value-type="float">
            <text:p>47115</text:p>
          </table:table-cell>
          <table:table-cell office:value-type="float" office:value="50879" calcext:value-type="float">
            <text:p>50879</text:p>
          </table:table-cell>
          <table:table-cell office:value-type="float" office:value="57709" calcext:value-type="float">
            <text:p>57709</text:p>
          </table:table-cell>
        </table:table-row>
        <table:table-row table:style-name="ro2">
          <table:table-cell office:value-type="float" office:value="7701" calcext:value-type="float">
            <text:p>7701</text:p>
          </table:table-cell>
          <table:table-cell office:value-type="float" office:value="7860" calcext:value-type="float">
            <text:p>7860</text:p>
          </table:table-cell>
          <table:table-cell office:value-type="float" office:value="15652" calcext:value-type="float">
            <text:p>15652</text:p>
          </table:table-cell>
          <table:table-cell office:value-type="float" office:value="31240" calcext:value-type="float">
            <text:p>31240</text:p>
          </table:table-cell>
          <table:table-cell office:value-type="float" office:value="47686" calcext:value-type="float">
            <text:p>47686</text:p>
          </table:table-cell>
          <table:table-cell office:value-type="float" office:value="51772" calcext:value-type="float">
            <text:p>51772</text:p>
          </table:table-cell>
          <table:table-cell office:value-type="float" office:value="63491" calcext:value-type="float">
            <text:p>63491</text:p>
          </table:table-cell>
        </table:table-row>
        <table:table-row table:style-name="ro2">
          <table:table-cell office:value-type="float" office:value="7801" calcext:value-type="float">
            <text:p>7801</text:p>
          </table:table-cell>
          <table:table-cell office:value-type="float" office:value="7845" calcext:value-type="float">
            <text:p>7845</text:p>
          </table:table-cell>
          <table:table-cell office:value-type="float" office:value="15485" calcext:value-type="float">
            <text:p>15485</text:p>
          </table:table-cell>
          <table:table-cell office:value-type="float" office:value="37844" calcext:value-type="float">
            <text:p>37844</text:p>
          </table:table-cell>
          <table:table-cell office:value-type="float" office:value="48511" calcext:value-type="float">
            <text:p>48511</text:p>
          </table:table-cell>
          <table:table-cell office:value-type="float" office:value="52439" calcext:value-type="float">
            <text:p>52439</text:p>
          </table:table-cell>
          <table:table-cell office:value-type="float" office:value="64567" calcext:value-type="float">
            <text:p>64567</text:p>
          </table:table-cell>
        </table:table-row>
        <table:table-row table:style-name="ro2">
          <table:table-cell office:value-type="float" office:value="7901" calcext:value-type="float">
            <text:p>7901</text:p>
          </table:table-cell>
          <table:table-cell office:value-type="float" office:value="8045" calcext:value-type="float">
            <text:p>8045</text:p>
          </table:table-cell>
          <table:table-cell office:value-type="float" office:value="16325" calcext:value-type="float">
            <text:p>16325</text:p>
          </table:table-cell>
          <table:table-cell office:value-type="float" office:value="35461" calcext:value-type="float">
            <text:p>35461</text:p>
          </table:table-cell>
          <table:table-cell office:value-type="float" office:value="48716" calcext:value-type="float">
            <text:p>48716</text:p>
          </table:table-cell>
          <table:table-cell office:value-type="float" office:value="53030" calcext:value-type="float">
            <text:p>53030</text:p>
          </table:table-cell>
          <table:table-cell office:value-type="float" office:value="62343" calcext:value-type="float">
            <text:p>62343</text:p>
          </table:table-cell>
        </table:table-row>
        <table:table-row table:style-name="ro2">
          <table:table-cell office:value-type="float" office:value="8001" calcext:value-type="float">
            <text:p>8001</text:p>
          </table:table-cell>
          <table:table-cell office:value-type="float" office:value="8058" calcext:value-type="float">
            <text:p>8058</text:p>
          </table:table-cell>
          <table:table-cell office:value-type="float" office:value="15219" calcext:value-type="float">
            <text:p>15219</text:p>
          </table:table-cell>
          <table:table-cell office:value-type="float" office:value="36429" calcext:value-type="float">
            <text:p>36429</text:p>
          </table:table-cell>
          <table:table-cell office:value-type="float" office:value="49645" calcext:value-type="float">
            <text:p>49645</text:p>
          </table:table-cell>
          <table:table-cell office:value-type="float" office:value="53106" calcext:value-type="float">
            <text:p>53106</text:p>
          </table:table-cell>
          <table:table-cell office:value-type="float" office:value="58530" calcext:value-type="float">
            <text:p>58530</text:p>
          </table:table-cell>
        </table:table-row>
        <table:table-row table:style-name="ro2">
          <table:table-cell office:value-type="float" office:value="8101" calcext:value-type="float">
            <text:p>8101</text:p>
          </table:table-cell>
          <table:table-cell office:value-type="float" office:value="8206" calcext:value-type="float">
            <text:p>8206</text:p>
          </table:table-cell>
          <table:table-cell office:value-type="float" office:value="15923" calcext:value-type="float">
            <text:p>15923</text:p>
          </table:table-cell>
          <table:table-cell office:value-type="float" office:value="33791" calcext:value-type="float">
            <text:p>33791</text:p>
          </table:table-cell>
          <table:table-cell office:value-type="float" office:value="50876" calcext:value-type="float">
            <text:p>50876</text:p>
          </table:table-cell>
          <table:table-cell office:value-type="float" office:value="53579" calcext:value-type="float">
            <text:p>53579</text:p>
          </table:table-cell>
          <table:table-cell office:value-type="float" office:value="57543" calcext:value-type="float">
            <text:p>57543</text:p>
          </table:table-cell>
        </table:table-row>
        <table:table-row table:style-name="ro2">
          <table:table-cell office:value-type="float" office:value="8201" calcext:value-type="float">
            <text:p>8201</text:p>
          </table:table-cell>
          <table:table-cell office:value-type="float" office:value="8230" calcext:value-type="float">
            <text:p>8230</text:p>
          </table:table-cell>
          <table:table-cell office:value-type="float" office:value="16589" calcext:value-type="float">
            <text:p>16589</text:p>
          </table:table-cell>
          <table:table-cell office:value-type="float" office:value="41415" calcext:value-type="float">
            <text:p>41415</text:p>
          </table:table-cell>
          <table:table-cell office:value-type="float" office:value="51651" calcext:value-type="float">
            <text:p>51651</text:p>
          </table:table-cell>
          <table:table-cell office:value-type="float" office:value="54161" calcext:value-type="float">
            <text:p>54161</text:p>
          </table:table-cell>
          <table:table-cell office:value-type="float" office:value="57826" calcext:value-type="float">
            <text:p>57826</text:p>
          </table:table-cell>
        </table:table-row>
        <table:table-row table:style-name="ro2">
          <table:table-cell office:value-type="float" office:value="8301" calcext:value-type="float">
            <text:p>8301</text:p>
          </table:table-cell>
          <table:table-cell office:value-type="float" office:value="8383" calcext:value-type="float">
            <text:p>8383</text:p>
          </table:table-cell>
          <table:table-cell office:value-type="float" office:value="16336" calcext:value-type="float">
            <text:p>16336</text:p>
          </table:table-cell>
          <table:table-cell office:value-type="float" office:value="37612" calcext:value-type="float">
            <text:p>37612</text:p>
          </table:table-cell>
          <table:table-cell office:value-type="float" office:value="51730" calcext:value-type="float">
            <text:p>51730</text:p>
          </table:table-cell>
          <table:table-cell office:value-type="float" office:value="54793" calcext:value-type="float">
            <text:p>54793</text:p>
          </table:table-cell>
          <table:table-cell office:value-type="float" office:value="58502" calcext:value-type="float">
            <text:p>58502</text:p>
          </table:table-cell>
        </table:table-row>
        <table:table-row table:style-name="ro2">
          <table:table-cell office:value-type="float" office:value="8401" calcext:value-type="float">
            <text:p>8401</text:p>
          </table:table-cell>
          <table:table-cell office:value-type="float" office:value="8536" calcext:value-type="float">
            <text:p>8536</text:p>
          </table:table-cell>
          <table:table-cell office:value-type="float" office:value="16219" calcext:value-type="float">
            <text:p>16219</text:p>
          </table:table-cell>
          <table:table-cell office:value-type="float" office:value="37465" calcext:value-type="float">
            <text:p>37465</text:p>
          </table:table-cell>
          <table:table-cell office:value-type="float" office:value="52549" calcext:value-type="float">
            <text:p>52549</text:p>
          </table:table-cell>
          <table:table-cell office:value-type="float" office:value="55419" calcext:value-type="float">
            <text:p>55419</text:p>
          </table:table-cell>
          <table:table-cell office:value-type="float" office:value="58368" calcext:value-type="float">
            <text:p>58368</text:p>
          </table:table-cell>
        </table:table-row>
        <table:table-row table:style-name="ro2">
          <table:table-cell office:value-type="float" office:value="8501" calcext:value-type="float">
            <text:p>8501</text:p>
          </table:table-cell>
          <table:table-cell office:value-type="float" office:value="8755" calcext:value-type="float">
            <text:p>8755</text:p>
          </table:table-cell>
          <table:table-cell office:value-type="float" office:value="17419" calcext:value-type="float">
            <text:p>17419</text:p>
          </table:table-cell>
          <table:table-cell office:value-type="float" office:value="33023" calcext:value-type="float">
            <text:p>33023</text:p>
          </table:table-cell>
          <table:table-cell office:value-type="float" office:value="52436" calcext:value-type="float">
            <text:p>52436</text:p>
          </table:table-cell>
          <table:table-cell office:value-type="float" office:value="55935" calcext:value-type="float">
            <text:p>55935</text:p>
          </table:table-cell>
          <table:table-cell office:value-type="float" office:value="59704" calcext:value-type="float">
            <text:p>59704</text:p>
          </table:table-cell>
        </table:table-row>
        <table:table-row table:style-name="ro2">
          <table:table-cell office:value-type="float" office:value="8601" calcext:value-type="float">
            <text:p>8601</text:p>
          </table:table-cell>
          <table:table-cell office:value-type="float" office:value="8752" calcext:value-type="float">
            <text:p>8752</text:p>
          </table:table-cell>
          <table:table-cell office:value-type="float" office:value="17070" calcext:value-type="float">
            <text:p>17070</text:p>
          </table:table-cell>
          <table:table-cell office:value-type="float" office:value="35019" calcext:value-type="float">
            <text:p>35019</text:p>
          </table:table-cell>
          <table:table-cell office:value-type="float" office:value="54102" calcext:value-type="float">
            <text:p>54102</text:p>
          </table:table-cell>
          <table:table-cell office:value-type="float" office:value="56560" calcext:value-type="float">
            <text:p>56560</text:p>
          </table:table-cell>
          <table:table-cell office:value-type="float" office:value="59947" calcext:value-type="float">
            <text:p>59947</text:p>
          </table:table-cell>
        </table:table-row>
        <table:table-row table:style-name="ro2">
          <table:table-cell office:value-type="float" office:value="8701" calcext:value-type="float">
            <text:p>8701</text:p>
          </table:table-cell>
          <table:table-cell office:value-type="float" office:value="8954" calcext:value-type="float">
            <text:p>8954</text:p>
          </table:table-cell>
          <table:table-cell office:value-type="float" office:value="17070" calcext:value-type="float">
            <text:p>17070</text:p>
          </table:table-cell>
          <table:table-cell office:value-type="float" office:value="35241" calcext:value-type="float">
            <text:p>35241</text:p>
          </table:table-cell>
          <table:table-cell office:value-type="float" office:value="54435" calcext:value-type="float">
            <text:p>54435</text:p>
          </table:table-cell>
          <table:table-cell office:value-type="float" office:value="56877" calcext:value-type="float">
            <text:p>56877</text:p>
          </table:table-cell>
          <table:table-cell office:value-type="float" office:value="59805" calcext:value-type="float">
            <text:p>59805</text:p>
          </table:table-cell>
        </table:table-row>
        <table:table-row table:style-name="ro2">
          <table:table-cell office:value-type="float" office:value="8801" calcext:value-type="float">
            <text:p>8801</text:p>
          </table:table-cell>
          <table:table-cell office:value-type="float" office:value="9075" calcext:value-type="float">
            <text:p>9075</text:p>
          </table:table-cell>
          <table:table-cell office:value-type="float" office:value="18191" calcext:value-type="float">
            <text:p>18191</text:p>
          </table:table-cell>
          <table:table-cell office:value-type="float" office:value="33997" calcext:value-type="float">
            <text:p>33997</text:p>
          </table:table-cell>
          <table:table-cell office:value-type="float" office:value="54660" calcext:value-type="float">
            <text:p>54660</text:p>
          </table:table-cell>
          <table:table-cell office:value-type="float" office:value="57333" calcext:value-type="float">
            <text:p>57333</text:p>
          </table:table-cell>
          <table:table-cell office:value-type="float" office:value="61290" calcext:value-type="float">
            <text:p>61290</text:p>
          </table:table-cell>
        </table:table-row>
        <table:table-row table:style-name="ro2">
          <table:table-cell table:number-columns-repeated="2" office:value-type="float" office:value="8901" calcext:value-type="float">
            <text:p>8901</text:p>
          </table:table-cell>
          <table:table-cell office:value-type="float" office:value="18307" calcext:value-type="float">
            <text:p>18307</text:p>
          </table:table-cell>
          <table:table-cell office:value-type="float" office:value="38028" calcext:value-type="float">
            <text:p>38028</text:p>
          </table:table-cell>
          <table:table-cell office:value-type="float" office:value="54911" calcext:value-type="float">
            <text:p>54911</text:p>
          </table:table-cell>
          <table:table-cell office:value-type="float" office:value="58007" calcext:value-type="float">
            <text:p>58007</text:p>
          </table:table-cell>
          <table:table-cell office:value-type="float" office:value="60960" calcext:value-type="float">
            <text:p>60960</text:p>
          </table:table-cell>
        </table:table-row>
        <table:table-row table:style-name="ro2">
          <table:table-cell office:value-type="float" office:value="9001" calcext:value-type="float">
            <text:p>9001</text:p>
          </table:table-cell>
          <table:table-cell office:value-type="float" office:value="9035" calcext:value-type="float">
            <text:p>9035</text:p>
          </table:table-cell>
          <table:table-cell office:value-type="float" office:value="18822" calcext:value-type="float">
            <text:p>18822</text:p>
          </table:table-cell>
          <table:table-cell office:value-type="float" office:value="43245" calcext:value-type="float">
            <text:p>43245</text:p>
          </table:table-cell>
          <table:table-cell office:value-type="float" office:value="55232" calcext:value-type="float">
            <text:p>55232</text:p>
          </table:table-cell>
          <table:table-cell office:value-type="float" office:value="58683" calcext:value-type="float">
            <text:p>58683</text:p>
          </table:table-cell>
          <table:table-cell office:value-type="float" office:value="62294" calcext:value-type="float">
            <text:p>62294</text:p>
          </table:table-cell>
        </table:table-row>
        <table:table-row table:style-name="ro2">
          <table:table-cell table:number-columns-repeated="2" office:value-type="float" office:value="9101" calcext:value-type="float">
            <text:p>9101</text:p>
          </table:table-cell>
          <table:table-cell office:value-type="float" office:value="17717" calcext:value-type="float">
            <text:p>17717</text:p>
          </table:table-cell>
          <table:table-cell office:value-type="float" office:value="42149" calcext:value-type="float">
            <text:p>42149</text:p>
          </table:table-cell>
          <table:table-cell office:value-type="float" office:value="56989" calcext:value-type="float">
            <text:p>56989</text:p>
          </table:table-cell>
          <table:table-cell office:value-type="float" office:value="59228" calcext:value-type="float">
            <text:p>59228</text:p>
          </table:table-cell>
          <table:table-cell office:value-type="float" office:value="64007" calcext:value-type="float">
            <text:p>64007</text:p>
          </table:table-cell>
        </table:table-row>
        <table:table-row table:style-name="ro2">
          <table:table-cell office:value-type="float" office:value="9201" calcext:value-type="float">
            <text:p>9201</text:p>
          </table:table-cell>
          <table:table-cell office:value-type="float" office:value="9225" calcext:value-type="float">
            <text:p>9225</text:p>
          </table:table-cell>
          <table:table-cell office:value-type="float" office:value="19173" calcext:value-type="float">
            <text:p>19173</text:p>
          </table:table-cell>
          <table:table-cell office:value-type="float" office:value="42677" calcext:value-type="float">
            <text:p>42677</text:p>
          </table:table-cell>
          <table:table-cell office:value-type="float" office:value="56451" calcext:value-type="float">
            <text:p>56451</text:p>
          </table:table-cell>
          <table:table-cell office:value-type="float" office:value="59902" calcext:value-type="float">
            <text:p>59902</text:p>
          </table:table-cell>
          <table:table-cell office:value-type="float" office:value="63398" calcext:value-type="float">
            <text:p>63398</text:p>
          </table:table-cell>
        </table:table-row>
        <table:table-row table:style-name="ro2">
          <table:table-cell office:value-type="float" office:value="9301" calcext:value-type="float">
            <text:p>9301</text:p>
          </table:table-cell>
          <table:table-cell office:value-type="float" office:value="9314" calcext:value-type="float">
            <text:p>9314</text:p>
          </table:table-cell>
          <table:table-cell office:value-type="float" office:value="17893" calcext:value-type="float">
            <text:p>17893</text:p>
          </table:table-cell>
          <table:table-cell office:value-type="float" office:value="41398" calcext:value-type="float">
            <text:p>41398</text:p>
          </table:table-cell>
          <table:table-cell office:value-type="float" office:value="56994" calcext:value-type="float">
            <text:p>56994</text:p>
          </table:table-cell>
          <table:table-cell office:value-type="float" office:value="60479" calcext:value-type="float">
            <text:p>60479</text:p>
          </table:table-cell>
          <table:table-cell office:value-type="float" office:value="63618" calcext:value-type="float">
            <text:p>63618</text:p>
          </table:table-cell>
        </table:table-row>
        <table:table-row table:style-name="ro2">
          <table:table-cell office:value-type="float" office:value="9401" calcext:value-type="float">
            <text:p>9401</text:p>
          </table:table-cell>
          <table:table-cell office:value-type="float" office:value="9547" calcext:value-type="float">
            <text:p>9547</text:p>
          </table:table-cell>
          <table:table-cell office:value-type="float" office:value="18556" calcext:value-type="float">
            <text:p>18556</text:p>
          </table:table-cell>
          <table:table-cell office:value-type="float" office:value="33608" calcext:value-type="float">
            <text:p>33608</text:p>
          </table:table-cell>
          <table:table-cell office:value-type="float" office:value="57605" calcext:value-type="float">
            <text:p>57605</text:p>
          </table:table-cell>
          <table:table-cell office:value-type="float" office:value="61728" calcext:value-type="float">
            <text:p>61728</text:p>
          </table:table-cell>
          <table:table-cell office:value-type="float" office:value="65564" calcext:value-type="float">
            <text:p>65564</text:p>
          </table:table-cell>
        </table:table-row>
        <table:table-row table:style-name="ro2">
          <table:table-cell office:value-type="float" office:value="9501" calcext:value-type="float">
            <text:p>9501</text:p>
          </table:table-cell>
          <table:table-cell office:value-type="float" office:value="9632" calcext:value-type="float">
            <text:p>9632</text:p>
          </table:table-cell>
          <table:table-cell office:value-type="float" office:value="19188" calcext:value-type="float">
            <text:p>19188</text:p>
          </table:table-cell>
          <table:table-cell office:value-type="float" office:value="40852" calcext:value-type="float">
            <text:p>40852</text:p>
          </table:table-cell>
          <table:table-cell office:value-type="float" office:value="59673" calcext:value-type="float">
            <text:p>59673</text:p>
          </table:table-cell>
          <table:table-cell office:value-type="float" office:value="62406" calcext:value-type="float">
            <text:p>62406</text:p>
          </table:table-cell>
          <table:table-cell office:value-type="float" office:value="66750" calcext:value-type="float">
            <text:p>66750</text:p>
          </table:table-cell>
        </table:table-row>
        <table:table-row table:style-name="ro2">
          <table:table-cell office:value-type="float" office:value="9601" calcext:value-type="float">
            <text:p>9601</text:p>
          </table:table-cell>
          <table:table-cell office:value-type="float" office:value="9769" calcext:value-type="float">
            <text:p>9769</text:p>
          </table:table-cell>
          <table:table-cell office:value-type="float" office:value="19135" calcext:value-type="float">
            <text:p>19135</text:p>
          </table:table-cell>
          <table:table-cell office:value-type="float" office:value="62547" calcext:value-type="float">
            <text:p>62547</text:p>
          </table:table-cell>
          <table:table-cell office:value-type="float" office:value="60163" calcext:value-type="float">
            <text:p>60163</text:p>
          </table:table-cell>
          <table:table-cell office:value-type="float" office:value="62642" calcext:value-type="float">
            <text:p>62642</text:p>
          </table:table-cell>
          <table:table-cell office:value-type="float" office:value="67277" calcext:value-type="float">
            <text:p>67277</text:p>
          </table:table-cell>
        </table:table-row>
        <table:table-row table:style-name="ro2">
          <table:table-cell office:value-type="float" office:value="9701" calcext:value-type="float">
            <text:p>9701</text:p>
          </table:table-cell>
          <table:table-cell office:value-type="float" office:value="9749" calcext:value-type="float">
            <text:p>9749</text:p>
          </table:table-cell>
          <table:table-cell office:value-type="float" office:value="19957" calcext:value-type="float">
            <text:p>19957</text:p>
          </table:table-cell>
          <table:table-cell office:value-type="float" office:value="39527" calcext:value-type="float">
            <text:p>39527</text:p>
          </table:table-cell>
          <table:table-cell office:value-type="float" office:value="60645" calcext:value-type="float">
            <text:p>60645</text:p>
          </table:table-cell>
          <table:table-cell office:value-type="float" office:value="63610" calcext:value-type="float">
            <text:p>63610</text:p>
          </table:table-cell>
          <table:table-cell office:value-type="float" office:value="67945" calcext:value-type="float">
            <text:p>67945</text:p>
          </table:table-cell>
        </table:table-row>
        <table:table-row table:style-name="ro2">
          <table:table-cell office:value-type="float" office:value="9801" calcext:value-type="float">
            <text:p>9801</text:p>
          </table:table-cell>
          <table:table-cell office:value-type="float" office:value="9804" calcext:value-type="float">
            <text:p>9804</text:p>
          </table:table-cell>
          <table:table-cell office:value-type="float" office:value="19580" calcext:value-type="float">
            <text:p>19580</text:p>
          </table:table-cell>
          <table:table-cell office:value-type="float" office:value="40869" calcext:value-type="float">
            <text:p>40869</text:p>
          </table:table-cell>
          <table:table-cell office:value-type="float" office:value="61206" calcext:value-type="float">
            <text:p>61206</text:p>
          </table:table-cell>
          <table:table-cell office:value-type="float" office:value="64294" calcext:value-type="float">
            <text:p>64294</text:p>
          </table:table-cell>
          <table:table-cell office:value-type="float" office:value="67244" calcext:value-type="float">
            <text:p>67244</text:p>
          </table:table-cell>
        </table:table-row>
        <table:table-row table:style-name="ro2">
          <table:table-cell office:value-type="float" office:value="9901" calcext:value-type="float">
            <text:p>9901</text:p>
          </table:table-cell>
          <table:table-cell office:value-type="float" office:value="10036" calcext:value-type="float">
            <text:p>10036</text:p>
          </table:table-cell>
          <table:table-cell office:value-type="float" office:value="20183" calcext:value-type="float">
            <text:p>20183</text:p>
          </table:table-cell>
          <table:table-cell office:value-type="float" office:value="44285" calcext:value-type="float">
            <text:p>44285</text:p>
          </table:table-cell>
          <table:table-cell office:value-type="float" office:value="60978" calcext:value-type="float">
            <text:p>60978</text:p>
          </table:table-cell>
          <table:table-cell office:value-type="float" office:value="64868" calcext:value-type="float">
            <text:p>64868</text:p>
          </table:table-cell>
          <table:table-cell office:value-type="float" office:value="68859" calcext:value-type="float">
            <text:p>68859</text:p>
          </table:table-cell>
        </table:table-row>
        <table:table-row table:style-name="ro2">
          <table:table-cell office:value-type="float" office:value="10001" calcext:value-type="float">
            <text:p>10001</text:p>
          </table:table-cell>
          <table:table-cell office:value-type="float" office:value="10025" calcext:value-type="float">
            <text:p>10025</text:p>
          </table:table-cell>
          <table:table-cell office:value-type="float" office:value="19071" calcext:value-type="float">
            <text:p>19071</text:p>
          </table:table-cell>
          <table:table-cell office:value-type="float" office:value="36269" calcext:value-type="float">
            <text:p>36269</text:p>
          </table:table-cell>
          <table:table-cell office:value-type="float" office:value="62468" calcext:value-type="float">
            <text:p>62468</text:p>
          </table:table-cell>
          <table:table-cell office:value-type="float" office:value="65528" calcext:value-type="float">
            <text:p>65528</text:p>
          </table:table-cell>
          <table:table-cell office:value-type="float" office:value="69311" calcext:value-type="float">
            <text:p>69311</text:p>
          </table:table-cell>
        </table:table-row>
        <table:table-row table:style-name="ro2">
          <table:table-cell office:value-type="float" office:value="10101" calcext:value-type="float">
            <text:p>10101</text:p>
          </table:table-cell>
          <table:table-cell office:value-type="float" office:value="10107" calcext:value-type="float">
            <text:p>10107</text:p>
          </table:table-cell>
          <table:table-cell office:value-type="float" office:value="20086" calcext:value-type="float">
            <text:p>20086</text:p>
          </table:table-cell>
          <table:table-cell office:value-type="float" office:value="43774" calcext:value-type="float">
            <text:p>43774</text:p>
          </table:table-cell>
          <table:table-cell office:value-type="float" office:value="63266" calcext:value-type="float">
            <text:p>63266</text:p>
          </table:table-cell>
          <table:table-cell office:value-type="float" office:value="66149" calcext:value-type="float">
            <text:p>66149</text:p>
          </table:table-cell>
          <table:table-cell office:value-type="float" office:value="70017" calcext:value-type="float">
            <text:p>70017</text:p>
          </table:table-cell>
        </table:table-row>
        <table:table-row table:style-name="ro2">
          <table:table-cell office:value-type="float" office:value="10201" calcext:value-type="float">
            <text:p>10201</text:p>
          </table:table-cell>
          <table:table-cell office:value-type="float" office:value="10445" calcext:value-type="float">
            <text:p>10445</text:p>
          </table:table-cell>
          <table:table-cell office:value-type="float" office:value="20219" calcext:value-type="float">
            <text:p>20219</text:p>
          </table:table-cell>
          <table:table-cell office:value-type="float" office:value="52512" calcext:value-type="float">
            <text:p>52512</text:p>
          </table:table-cell>
          <table:table-cell office:value-type="float" office:value="63945" calcext:value-type="float">
            <text:p>63945</text:p>
          </table:table-cell>
          <table:table-cell office:value-type="float" office:value="67335" calcext:value-type="float">
            <text:p>67335</text:p>
          </table:table-cell>
          <table:table-cell office:value-type="float" office:value="71065" calcext:value-type="float">
            <text:p>71065</text:p>
          </table:table-cell>
        </table:table-row>
        <table:table-row table:style-name="ro2">
          <table:table-cell office:value-type="float" office:value="10301" calcext:value-type="float">
            <text:p>10301</text:p>
          </table:table-cell>
          <table:table-cell office:value-type="float" office:value="10317" calcext:value-type="float">
            <text:p>10317</text:p>
          </table:table-cell>
          <table:table-cell office:value-type="float" office:value="20369" calcext:value-type="float">
            <text:p>20369</text:p>
          </table:table-cell>
          <table:table-cell office:value-type="float" office:value="47096" calcext:value-type="float">
            <text:p>47096</text:p>
          </table:table-cell>
          <table:table-cell office:value-type="float" office:value="64423" calcext:value-type="float">
            <text:p>64423</text:p>
          </table:table-cell>
          <table:table-cell office:value-type="float" office:value="67637" calcext:value-type="float">
            <text:p>67637</text:p>
          </table:table-cell>
          <table:table-cell office:value-type="float" office:value="70787" calcext:value-type="float">
            <text:p>70787</text:p>
          </table:table-cell>
        </table:table-row>
        <table:table-row table:style-name="ro2">
          <table:table-cell office:value-type="float" office:value="10401" calcext:value-type="float">
            <text:p>10401</text:p>
          </table:table-cell>
          <table:table-cell office:value-type="float" office:value="10743" calcext:value-type="float">
            <text:p>10743</text:p>
          </table:table-cell>
          <table:table-cell office:value-type="float" office:value="20245" calcext:value-type="float">
            <text:p>20245</text:p>
          </table:table-cell>
          <table:table-cell office:value-type="float" office:value="47043" calcext:value-type="float">
            <text:p>47043</text:p>
          </table:table-cell>
          <table:table-cell office:value-type="float" office:value="65247" calcext:value-type="float">
            <text:p>65247</text:p>
          </table:table-cell>
          <table:table-cell office:value-type="float" office:value="68414" calcext:value-type="float">
            <text:p>68414</text:p>
          </table:table-cell>
          <table:table-cell office:value-type="float" office:value="74509" calcext:value-type="float">
            <text:p>74509</text:p>
          </table:table-cell>
        </table:table-row>
        <table:table-row table:style-name="ro2">
          <table:table-cell office:value-type="float" office:value="10501" calcext:value-type="float">
            <text:p>10501</text:p>
          </table:table-cell>
          <table:table-cell office:value-type="float" office:value="10581" calcext:value-type="float">
            <text:p>10581</text:p>
          </table:table-cell>
          <table:table-cell office:value-type="float" office:value="21116" calcext:value-type="float">
            <text:p>21116</text:p>
          </table:table-cell>
          <table:table-cell office:value-type="float" office:value="43692" calcext:value-type="float">
            <text:p>43692</text:p>
          </table:table-cell>
          <table:table-cell office:value-type="float" office:value="66121" calcext:value-type="float">
            <text:p>66121</text:p>
          </table:table-cell>
          <table:table-cell office:value-type="float" office:value="68896" calcext:value-type="float">
            <text:p>68896</text:p>
          </table:table-cell>
          <table:table-cell office:value-type="float" office:value="71977" calcext:value-type="float">
            <text:p>71977</text:p>
          </table:table-cell>
        </table:table-row>
        <table:table-row table:style-name="ro2">
          <table:table-cell office:value-type="float" office:value="10601" calcext:value-type="float">
            <text:p>10601</text:p>
          </table:table-cell>
          <table:table-cell office:value-type="float" office:value="10889" calcext:value-type="float">
            <text:p>10889</text:p>
          </table:table-cell>
          <table:table-cell office:value-type="float" office:value="20719" calcext:value-type="float">
            <text:p>20719</text:p>
          </table:table-cell>
          <table:table-cell office:value-type="float" office:value="50747" calcext:value-type="float">
            <text:p>50747</text:p>
          </table:table-cell>
          <table:table-cell office:value-type="float" office:value="66974" calcext:value-type="float">
            <text:p>66974</text:p>
          </table:table-cell>
          <table:table-cell office:value-type="float" office:value="69424" calcext:value-type="float">
            <text:p>69424</text:p>
          </table:table-cell>
          <table:table-cell office:value-type="float" office:value="73484" calcext:value-type="float">
            <text:p>73484</text:p>
          </table:table-cell>
        </table:table-row>
        <table:table-row table:style-name="ro2">
          <table:table-cell office:value-type="float" office:value="10701" calcext:value-type="float">
            <text:p>10701</text:p>
          </table:table-cell>
          <table:table-cell office:value-type="float" office:value="10801" calcext:value-type="float">
            <text:p>10801</text:p>
          </table:table-cell>
          <table:table-cell office:value-type="float" office:value="21736" calcext:value-type="float">
            <text:p>21736</text:p>
          </table:table-cell>
          <table:table-cell office:value-type="float" office:value="47092" calcext:value-type="float">
            <text:p>47092</text:p>
          </table:table-cell>
          <table:table-cell office:value-type="float" office:value="66623" calcext:value-type="float">
            <text:p>66623</text:p>
          </table:table-cell>
          <table:table-cell office:value-type="float" office:value="69929" calcext:value-type="float">
            <text:p>69929</text:p>
          </table:table-cell>
          <table:table-cell office:value-type="float" office:value="72860" calcext:value-type="float">
            <text:p>72860</text:p>
          </table:table-cell>
        </table:table-row>
        <table:table-row table:style-name="ro2">
          <table:table-cell office:value-type="float" office:value="10801" calcext:value-type="float">
            <text:p>10801</text:p>
          </table:table-cell>
          <table:table-cell office:value-type="float" office:value="11180" calcext:value-type="float">
            <text:p>11180</text:p>
          </table:table-cell>
          <table:table-cell office:value-type="float" office:value="21534" calcext:value-type="float">
            <text:p>21534</text:p>
          </table:table-cell>
          <table:table-cell office:value-type="float" office:value="46922" calcext:value-type="float">
            <text:p>46922</text:p>
          </table:table-cell>
          <table:table-cell office:value-type="float" office:value="66943" calcext:value-type="float">
            <text:p>66943</text:p>
          </table:table-cell>
          <table:table-cell office:value-type="float" office:value="70558" calcext:value-type="float">
            <text:p>70558</text:p>
          </table:table-cell>
          <table:table-cell office:value-type="float" office:value="75870" calcext:value-type="float">
            <text:p>75870</text:p>
          </table:table-cell>
        </table:table-row>
        <table:table-row table:style-name="ro2">
          <table:table-cell office:value-type="float" office:value="10901" calcext:value-type="float">
            <text:p>10901</text:p>
          </table:table-cell>
          <table:table-cell office:value-type="float" office:value="10918" calcext:value-type="float">
            <text:p>10918</text:p>
          </table:table-cell>
          <table:table-cell office:value-type="float" office:value="21158" calcext:value-type="float">
            <text:p>21158</text:p>
          </table:table-cell>
          <table:table-cell office:value-type="float" office:value="49229" calcext:value-type="float">
            <text:p>49229</text:p>
          </table:table-cell>
          <table:table-cell office:value-type="float" office:value="67607" calcext:value-type="float">
            <text:p>67607</text:p>
          </table:table-cell>
          <table:table-cell office:value-type="float" office:value="70896" calcext:value-type="float">
            <text:p>70896</text:p>
          </table:table-cell>
          <table:table-cell office:value-type="float" office:value="74184" calcext:value-type="float">
            <text:p>74184</text:p>
          </table:table-cell>
        </table:table-row>
        <table:table-row table:style-name="ro2">
          <table:table-cell office:value-type="float" office:value="11001" calcext:value-type="float">
            <text:p>11001</text:p>
          </table:table-cell>
          <table:table-cell office:value-type="float" office:value="11022" calcext:value-type="float">
            <text:p>11022</text:p>
          </table:table-cell>
          <table:table-cell office:value-type="float" office:value="22269" calcext:value-type="float">
            <text:p>22269</text:p>
          </table:table-cell>
          <table:table-cell office:value-type="float" office:value="54540" calcext:value-type="float">
            <text:p>54540</text:p>
          </table:table-cell>
          <table:table-cell office:value-type="float" office:value="68839" calcext:value-type="float">
            <text:p>68839</text:p>
          </table:table-cell>
          <table:table-cell office:value-type="float" office:value="72126" calcext:value-type="float">
            <text:p>72126</text:p>
          </table:table-cell>
          <table:table-cell office:value-type="float" office:value="80236" calcext:value-type="float">
            <text:p>80236</text:p>
          </table:table-cell>
        </table:table-row>
        <table:table-row table:style-name="ro2">
          <table:table-cell office:value-type="float" office:value="11101" calcext:value-type="float">
            <text:p>11101</text:p>
          </table:table-cell>
          <table:table-cell office:value-type="float" office:value="11267" calcext:value-type="float">
            <text:p>11267</text:p>
          </table:table-cell>
          <table:table-cell office:value-type="float" office:value="21562" calcext:value-type="float">
            <text:p>21562</text:p>
          </table:table-cell>
          <table:table-cell office:value-type="float" office:value="51012" calcext:value-type="float">
            <text:p>51012</text:p>
          </table:table-cell>
          <table:table-cell office:value-type="float" office:value="69134" calcext:value-type="float">
            <text:p>69134</text:p>
          </table:table-cell>
          <table:table-cell office:value-type="float" office:value="72357" calcext:value-type="float">
            <text:p>72357</text:p>
          </table:table-cell>
          <table:table-cell office:value-type="float" office:value="75250" calcext:value-type="float">
            <text:p>75250</text:p>
          </table:table-cell>
        </table:table-row>
        <table:table-row table:style-name="ro2">
          <table:table-cell office:value-type="float" office:value="11201" calcext:value-type="float">
            <text:p>11201</text:p>
          </table:table-cell>
          <table:table-cell office:value-type="float" office:value="11742" calcext:value-type="float">
            <text:p>11742</text:p>
          </table:table-cell>
          <table:table-cell office:value-type="float" office:value="23649" calcext:value-type="float">
            <text:p>23649</text:p>
          </table:table-cell>
          <table:table-cell office:value-type="float" office:value="61532" calcext:value-type="float">
            <text:p>61532</text:p>
          </table:table-cell>
          <table:table-cell office:value-type="float" office:value="69288" calcext:value-type="float">
            <text:p>69288</text:p>
          </table:table-cell>
          <table:table-cell office:value-type="float" office:value="73240" calcext:value-type="float">
            <text:p>73240</text:p>
          </table:table-cell>
          <table:table-cell office:value-type="float" office:value="78357" calcext:value-type="float">
            <text:p>78357</text:p>
          </table:table-cell>
        </table:table-row>
        <table:table-row table:style-name="ro2">
          <table:table-cell office:value-type="float" office:value="11301" calcext:value-type="float">
            <text:p>11301</text:p>
          </table:table-cell>
          <table:table-cell office:value-type="float" office:value="11602" calcext:value-type="float">
            <text:p>11602</text:p>
          </table:table-cell>
          <table:table-cell office:value-type="float" office:value="24143" calcext:value-type="float">
            <text:p>24143</text:p>
          </table:table-cell>
          <table:table-cell office:value-type="float" office:value="59615" calcext:value-type="float">
            <text:p>59615</text:p>
          </table:table-cell>
          <table:table-cell office:value-type="float" office:value="69487" calcext:value-type="float">
            <text:p>69487</text:p>
          </table:table-cell>
          <table:table-cell office:value-type="float" office:value="73807" calcext:value-type="float">
            <text:p>73807</text:p>
          </table:table-cell>
          <table:table-cell office:value-type="float" office:value="78438" calcext:value-type="float">
            <text:p>78438</text:p>
          </table:table-cell>
        </table:table-row>
        <table:table-row table:style-name="ro2">
          <table:table-cell office:value-type="float" office:value="11401" calcext:value-type="float">
            <text:p>11401</text:p>
          </table:table-cell>
          <table:table-cell office:value-type="float" office:value="11467" calcext:value-type="float">
            <text:p>11467</text:p>
          </table:table-cell>
          <table:table-cell office:value-type="float" office:value="22096" calcext:value-type="float">
            <text:p>22096</text:p>
          </table:table-cell>
          <table:table-cell office:value-type="float" office:value="50336" calcext:value-type="float">
            <text:p>50336</text:p>
          </table:table-cell>
          <table:table-cell office:value-type="float" office:value="70818" calcext:value-type="float">
            <text:p>70818</text:p>
          </table:table-cell>
          <table:table-cell office:value-type="float" office:value="74923" calcext:value-type="float">
            <text:p>74923</text:p>
          </table:table-cell>
          <table:table-cell office:value-type="float" office:value="83369" calcext:value-type="float">
            <text:p>83369</text:p>
          </table:table-cell>
        </table:table-row>
        <table:table-row table:style-name="ro2">
          <table:table-cell office:value-type="float" office:value="11501" calcext:value-type="float">
            <text:p>11501</text:p>
          </table:table-cell>
          <table:table-cell office:value-type="float" office:value="11572" calcext:value-type="float">
            <text:p>11572</text:p>
          </table:table-cell>
          <table:table-cell office:value-type="float" office:value="22148" calcext:value-type="float">
            <text:p>22148</text:p>
          </table:table-cell>
          <table:table-cell office:value-type="float" office:value="43585" calcext:value-type="float">
            <text:p>43585</text:p>
          </table:table-cell>
          <table:table-cell office:value-type="float" office:value="72452" calcext:value-type="float">
            <text:p>72452</text:p>
          </table:table-cell>
          <table:table-cell office:value-type="float" office:value="75446" calcext:value-type="float">
            <text:p>75446</text:p>
          </table:table-cell>
          <table:table-cell office:value-type="float" office:value="80574" calcext:value-type="float">
            <text:p>80574</text:p>
          </table:table-cell>
        </table:table-row>
        <table:table-row table:style-name="ro2">
          <table:table-cell office:value-type="float" office:value="11601" calcext:value-type="float">
            <text:p>11601</text:p>
          </table:table-cell>
          <table:table-cell office:value-type="float" office:value="11711" calcext:value-type="float">
            <text:p>11711</text:p>
          </table:table-cell>
          <table:table-cell office:value-type="float" office:value="21493" calcext:value-type="float">
            <text:p>21493</text:p>
          </table:table-cell>
          <table:table-cell office:value-type="float" office:value="41033" calcext:value-type="float">
            <text:p>41033</text:p>
          </table:table-cell>
          <table:table-cell office:value-type="float" office:value="72334" calcext:value-type="float">
            <text:p>72334</text:p>
          </table:table-cell>
          <table:table-cell office:value-type="float" office:value="76128" calcext:value-type="float">
            <text:p>76128</text:p>
          </table:table-cell>
          <table:table-cell office:value-type="float" office:value="84427" calcext:value-type="float">
            <text:p>84427</text:p>
          </table:table-cell>
        </table:table-row>
        <table:table-row table:style-name="ro2">
          <table:table-cell office:value-type="float" office:value="11701" calcext:value-type="float">
            <text:p>11701</text:p>
          </table:table-cell>
          <table:table-cell office:value-type="float" office:value="11890" calcext:value-type="float">
            <text:p>11890</text:p>
          </table:table-cell>
          <table:table-cell office:value-type="float" office:value="23915" calcext:value-type="float">
            <text:p>23915</text:p>
          </table:table-cell>
          <table:table-cell office:value-type="float" office:value="54323" calcext:value-type="float">
            <text:p>54323</text:p>
          </table:table-cell>
          <table:table-cell office:value-type="float" office:value="73681" calcext:value-type="float">
            <text:p>73681</text:p>
          </table:table-cell>
          <table:table-cell office:value-type="float" office:value="77326" calcext:value-type="float">
            <text:p>77326</text:p>
          </table:table-cell>
          <table:table-cell office:value-type="float" office:value="84911" calcext:value-type="float">
            <text:p>84911</text:p>
          </table:table-cell>
        </table:table-row>
        <table:table-row table:style-name="ro2">
          <table:table-cell office:value-type="float" office:value="11801" calcext:value-type="float">
            <text:p>11801</text:p>
          </table:table-cell>
          <table:table-cell office:value-type="float" office:value="11863" calcext:value-type="float">
            <text:p>11863</text:p>
          </table:table-cell>
          <table:table-cell office:value-type="float" office:value="24076" calcext:value-type="float">
            <text:p>24076</text:p>
          </table:table-cell>
          <table:table-cell office:value-type="float" office:value="47046" calcext:value-type="float">
            <text:p>47046</text:p>
          </table:table-cell>
          <table:table-cell office:value-type="float" office:value="73686" calcext:value-type="float">
            <text:p>73686</text:p>
          </table:table-cell>
          <table:table-cell office:value-type="float" office:value="77516" calcext:value-type="float">
            <text:p>77516</text:p>
          </table:table-cell>
          <table:table-cell office:value-type="float" office:value="85610" calcext:value-type="float">
            <text:p>85610</text:p>
          </table:table-cell>
        </table:table-row>
        <table:table-row table:style-name="ro2">
          <table:table-cell office:value-type="float" office:value="11901" calcext:value-type="float">
            <text:p>11901</text:p>
          </table:table-cell>
          <table:table-cell office:value-type="float" office:value="12194" calcext:value-type="float">
            <text:p>12194</text:p>
          </table:table-cell>
          <table:table-cell office:value-type="float" office:value="23681" calcext:value-type="float">
            <text:p>23681</text:p>
          </table:table-cell>
          <table:table-cell office:value-type="float" office:value="75192" calcext:value-type="float">
            <text:p>75192</text:p>
          </table:table-cell>
          <table:table-cell office:value-type="float" office:value="73935" calcext:value-type="float">
            <text:p>73935</text:p>
          </table:table-cell>
          <table:table-cell office:value-type="float" office:value="78005" calcext:value-type="float">
            <text:p>78005</text:p>
          </table:table-cell>
          <table:table-cell office:value-type="float" office:value="86873" calcext:value-type="float">
            <text:p>86873</text:p>
          </table:table-cell>
        </table:table-row>
        <table:table-row table:style-name="ro2">
          <table:table-cell office:value-type="float" office:value="12001" calcext:value-type="float">
            <text:p>12001</text:p>
          </table:table-cell>
          <table:table-cell office:value-type="float" office:value="12249" calcext:value-type="float">
            <text:p>12249</text:p>
          </table:table-cell>
          <table:table-cell office:value-type="float" office:value="23975" calcext:value-type="float">
            <text:p>23975</text:p>
          </table:table-cell>
          <table:table-cell office:value-type="float" office:value="45287" calcext:value-type="float">
            <text:p>45287</text:p>
          </table:table-cell>
          <table:table-cell office:value-type="float" office:value="74491" calcext:value-type="float">
            <text:p>74491</text:p>
          </table:table-cell>
          <table:table-cell office:value-type="float" office:value="78453" calcext:value-type="float">
            <text:p>78453</text:p>
          </table:table-cell>
          <table:table-cell office:value-type="float" office:value="87831" calcext:value-type="float">
            <text:p>87831</text:p>
          </table:table-cell>
        </table:table-row>
        <table:table-row table:style-name="ro2">
          <table:table-cell office:value-type="float" office:value="12101" calcext:value-type="float">
            <text:p>12101</text:p>
          </table:table-cell>
          <table:table-cell office:value-type="float" office:value="12180" calcext:value-type="float">
            <text:p>12180</text:p>
          </table:table-cell>
          <table:table-cell office:value-type="float" office:value="23065" calcext:value-type="float">
            <text:p>23065</text:p>
          </table:table-cell>
          <table:table-cell office:value-type="float" office:value="42179" calcext:value-type="float">
            <text:p>42179</text:p>
          </table:table-cell>
          <table:table-cell office:value-type="float" office:value="74453" calcext:value-type="float">
            <text:p>74453</text:p>
          </table:table-cell>
          <table:table-cell office:value-type="float" office:value="79561" calcext:value-type="float">
            <text:p>79561</text:p>
          </table:table-cell>
          <table:table-cell office:value-type="float" office:value="90523" calcext:value-type="float">
            <text:p>90523</text:p>
          </table:table-cell>
        </table:table-row>
        <table:table-row table:style-name="ro2">
          <table:table-cell office:value-type="float" office:value="12201" calcext:value-type="float">
            <text:p>12201</text:p>
          </table:table-cell>
          <table:table-cell office:value-type="float" office:value="12631" calcext:value-type="float">
            <text:p>12631</text:p>
          </table:table-cell>
          <table:table-cell office:value-type="float" office:value="25379" calcext:value-type="float">
            <text:p>25379</text:p>
          </table:table-cell>
          <table:table-cell office:value-type="float" office:value="55104" calcext:value-type="float">
            <text:p>55104</text:p>
          </table:table-cell>
          <table:table-cell office:value-type="float" office:value="76187" calcext:value-type="float">
            <text:p>76187</text:p>
          </table:table-cell>
          <table:table-cell office:value-type="float" office:value="80602" calcext:value-type="float">
            <text:p>80602</text:p>
          </table:table-cell>
          <table:table-cell office:value-type="float" office:value="85561" calcext:value-type="float">
            <text:p>85561</text:p>
          </table:table-cell>
        </table:table-row>
        <table:table-row table:style-name="ro2">
          <table:table-cell office:value-type="float" office:value="12301" calcext:value-type="float">
            <text:p>12301</text:p>
          </table:table-cell>
          <table:table-cell office:value-type="float" office:value="12420" calcext:value-type="float">
            <text:p>12420</text:p>
          </table:table-cell>
          <table:table-cell office:value-type="float" office:value="23086" calcext:value-type="float">
            <text:p>23086</text:p>
          </table:table-cell>
          <table:table-cell office:value-type="float" office:value="55145" calcext:value-type="float">
            <text:p>55145</text:p>
          </table:table-cell>
          <table:table-cell office:value-type="float" office:value="75795" calcext:value-type="float">
            <text:p>75795</text:p>
          </table:table-cell>
          <table:table-cell office:value-type="float" office:value="80343" calcext:value-type="float">
            <text:p>80343</text:p>
          </table:table-cell>
          <table:table-cell office:value-type="float" office:value="85977" calcext:value-type="float">
            <text:p>85977</text:p>
          </table:table-cell>
        </table:table-row>
        <table:table-row table:style-name="ro2">
          <table:table-cell office:value-type="float" office:value="12401" calcext:value-type="float">
            <text:p>12401</text:p>
          </table:table-cell>
          <table:table-cell office:value-type="float" office:value="12683" calcext:value-type="float">
            <text:p>12683</text:p>
          </table:table-cell>
          <table:table-cell office:value-type="float" office:value="25295" calcext:value-type="float">
            <text:p>25295</text:p>
          </table:table-cell>
          <table:table-cell office:value-type="float" office:value="66764" calcext:value-type="float">
            <text:p>66764</text:p>
          </table:table-cell>
          <table:table-cell office:value-type="float" office:value="76195" calcext:value-type="float">
            <text:p>76195</text:p>
          </table:table-cell>
          <table:table-cell office:value-type="float" office:value="81227" calcext:value-type="float">
            <text:p>81227</text:p>
          </table:table-cell>
          <table:table-cell office:value-type="float" office:value="88420" calcext:value-type="float">
            <text:p>88420</text:p>
          </table:table-cell>
        </table:table-row>
        <table:table-row table:style-name="ro2">
          <table:table-cell office:value-type="float" office:value="12501" calcext:value-type="float">
            <text:p>12501</text:p>
          </table:table-cell>
          <table:table-cell office:value-type="float" office:value="12544" calcext:value-type="float">
            <text:p>12544</text:p>
          </table:table-cell>
          <table:table-cell office:value-type="float" office:value="24200" calcext:value-type="float">
            <text:p>24200</text:p>
          </table:table-cell>
          <table:table-cell office:value-type="float" office:value="51738" calcext:value-type="float">
            <text:p>51738</text:p>
          </table:table-cell>
          <table:table-cell office:value-type="float" office:value="77371" calcext:value-type="float">
            <text:p>77371</text:p>
          </table:table-cell>
          <table:table-cell office:value-type="float" office:value="81617" calcext:value-type="float">
            <text:p>81617</text:p>
          </table:table-cell>
          <table:table-cell office:value-type="float" office:value="88896" calcext:value-type="float">
            <text:p>88896</text:p>
          </table:table-cell>
        </table:table-row>
        <table:table-row table:style-name="ro2">
          <table:table-cell office:value-type="float" office:value="12601" calcext:value-type="float">
            <text:p>12601</text:p>
          </table:table-cell>
          <table:table-cell office:value-type="float" office:value="13047" calcext:value-type="float">
            <text:p>13047</text:p>
          </table:table-cell>
          <table:table-cell office:value-type="float" office:value="25968" calcext:value-type="float">
            <text:p>25968</text:p>
          </table:table-cell>
          <table:table-cell office:value-type="float" office:value="55679" calcext:value-type="float">
            <text:p>55679</text:p>
          </table:table-cell>
          <table:table-cell office:value-type="float" office:value="78605" calcext:value-type="float">
            <text:p>78605</text:p>
          </table:table-cell>
          <table:table-cell office:value-type="float" office:value="82401" calcext:value-type="float">
            <text:p>82401</text:p>
          </table:table-cell>
          <table:table-cell office:value-type="float" office:value="90803" calcext:value-type="float">
            <text:p>90803</text:p>
          </table:table-cell>
        </table:table-row>
        <table:table-row table:style-name="ro2">
          <table:table-cell office:value-type="float" office:value="12701" calcext:value-type="float">
            <text:p>12701</text:p>
          </table:table-cell>
          <table:table-cell office:value-type="float" office:value="12744" calcext:value-type="float">
            <text:p>12744</text:p>
          </table:table-cell>
          <table:table-cell office:value-type="float" office:value="24339" calcext:value-type="float">
            <text:p>24339</text:p>
          </table:table-cell>
          <table:table-cell office:value-type="float" office:value="59812" calcext:value-type="float">
            <text:p>59812</text:p>
          </table:table-cell>
          <table:table-cell office:value-type="float" office:value="78558" calcext:value-type="float">
            <text:p>78558</text:p>
          </table:table-cell>
          <table:table-cell office:value-type="float" office:value="83239" calcext:value-type="float">
            <text:p>83239</text:p>
          </table:table-cell>
          <table:table-cell office:value-type="float" office:value="94034" calcext:value-type="float">
            <text:p>94034</text:p>
          </table:table-cell>
        </table:table-row>
        <table:table-row table:style-name="ro2">
          <table:table-cell office:value-type="float" office:value="12801" calcext:value-type="float">
            <text:p>12801</text:p>
          </table:table-cell>
          <table:table-cell office:value-type="float" office:value="12897" calcext:value-type="float">
            <text:p>12897</text:p>
          </table:table-cell>
          <table:table-cell office:value-type="float" office:value="24869" calcext:value-type="float">
            <text:p>24869</text:p>
          </table:table-cell>
          <table:table-cell office:value-type="float" office:value="47600" calcext:value-type="float">
            <text:p>47600</text:p>
          </table:table-cell>
          <table:table-cell office:value-type="float" office:value="79350" calcext:value-type="float">
            <text:p>79350</text:p>
          </table:table-cell>
          <table:table-cell office:value-type="float" office:value="83464" calcext:value-type="float">
            <text:p>83464</text:p>
          </table:table-cell>
          <table:table-cell office:value-type="float" office:value="92798" calcext:value-type="float">
            <text:p>92798</text:p>
          </table:table-cell>
        </table:table-row>
        <table:table-row table:style-name="ro2">
          <table:table-cell office:value-type="float" office:value="12901" calcext:value-type="float">
            <text:p>12901</text:p>
          </table:table-cell>
          <table:table-cell office:value-type="float" office:value="13034" calcext:value-type="float">
            <text:p>13034</text:p>
          </table:table-cell>
          <table:table-cell office:value-type="float" office:value="24493" calcext:value-type="float">
            <text:p>24493</text:p>
          </table:table-cell>
          <table:table-cell office:value-type="float" office:value="57487" calcext:value-type="float">
            <text:p>57487</text:p>
          </table:table-cell>
          <table:table-cell office:value-type="float" office:value="79809" calcext:value-type="float">
            <text:p>79809</text:p>
          </table:table-cell>
          <table:table-cell office:value-type="float" office:value="84410" calcext:value-type="float">
            <text:p>84410</text:p>
          </table:table-cell>
          <table:table-cell office:value-type="float" office:value="90386" calcext:value-type="float">
            <text:p>90386</text:p>
          </table:table-cell>
        </table:table-row>
        <table:table-row table:style-name="ro2">
          <table:table-cell office:value-type="float" office:value="13001" calcext:value-type="float">
            <text:p>13001</text:p>
          </table:table-cell>
          <table:table-cell office:value-type="float" office:value="13455" calcext:value-type="float">
            <text:p>13455</text:p>
          </table:table-cell>
          <table:table-cell office:value-type="float" office:value="25373" calcext:value-type="float">
            <text:p>25373</text:p>
          </table:table-cell>
          <table:table-cell office:value-type="float" office:value="53774" calcext:value-type="float">
            <text:p>53774</text:p>
          </table:table-cell>
          <table:table-cell office:value-type="float" office:value="79404" calcext:value-type="float">
            <text:p>79404</text:p>
          </table:table-cell>
          <table:table-cell office:value-type="float" office:value="85549" calcext:value-type="float">
            <text:p>85549</text:p>
          </table:table-cell>
          <table:table-cell office:value-type="float" office:value="95448" calcext:value-type="float">
            <text:p>95448</text:p>
          </table:table-cell>
        </table:table-row>
        <table:table-row table:style-name="ro2">
          <table:table-cell office:value-type="float" office:value="13101" calcext:value-type="float">
            <text:p>13101</text:p>
          </table:table-cell>
          <table:table-cell office:value-type="float" office:value="13591" calcext:value-type="float">
            <text:p>13591</text:p>
          </table:table-cell>
          <table:table-cell office:value-type="float" office:value="26583" calcext:value-type="float">
            <text:p>26583</text:p>
          </table:table-cell>
          <table:table-cell office:value-type="float" office:value="51004" calcext:value-type="float">
            <text:p>51004</text:p>
          </table:table-cell>
          <table:table-cell office:value-type="float" office:value="81569" calcext:value-type="float">
            <text:p>81569</text:p>
          </table:table-cell>
          <table:table-cell office:value-type="float" office:value="85833" calcext:value-type="float">
            <text:p>85833</text:p>
          </table:table-cell>
          <table:table-cell office:value-type="float" office:value="93932" calcext:value-type="float">
            <text:p>93932</text:p>
          </table:table-cell>
        </table:table-row>
        <table:table-row table:style-name="ro2">
          <table:table-cell office:value-type="float" office:value="13201" calcext:value-type="float">
            <text:p>13201</text:p>
          </table:table-cell>
          <table:table-cell office:value-type="float" office:value="13223" calcext:value-type="float">
            <text:p>13223</text:p>
          </table:table-cell>
          <table:table-cell office:value-type="float" office:value="26606" calcext:value-type="float">
            <text:p>26606</text:p>
          </table:table-cell>
          <table:table-cell office:value-type="float" office:value="59728" calcext:value-type="float">
            <text:p>59728</text:p>
          </table:table-cell>
          <table:table-cell office:value-type="float" office:value="82211" calcext:value-type="float">
            <text:p>82211</text:p>
          </table:table-cell>
          <table:table-cell office:value-type="float" office:value="86094" calcext:value-type="float">
            <text:p>86094</text:p>
          </table:table-cell>
          <table:table-cell office:value-type="float" office:value="91024" calcext:value-type="float">
            <text:p>91024</text:p>
          </table:table-cell>
        </table:table-row>
        <table:table-row table:style-name="ro2">
          <table:table-cell office:value-type="float" office:value="13301" calcext:value-type="float">
            <text:p>13301</text:p>
          </table:table-cell>
          <table:table-cell office:value-type="float" office:value="13307" calcext:value-type="float">
            <text:p>13307</text:p>
          </table:table-cell>
          <table:table-cell office:value-type="float" office:value="27916" calcext:value-type="float">
            <text:p>27916</text:p>
          </table:table-cell>
          <table:table-cell office:value-type="float" office:value="56139" calcext:value-type="float">
            <text:p>56139</text:p>
          </table:table-cell>
          <table:table-cell office:value-type="float" office:value="82833" calcext:value-type="float">
            <text:p>82833</text:p>
          </table:table-cell>
          <table:table-cell office:value-type="float" office:value="87120" calcext:value-type="float">
            <text:p>87120</text:p>
          </table:table-cell>
          <table:table-cell office:value-type="float" office:value="91761" calcext:value-type="float">
            <text:p>91761</text:p>
          </table:table-cell>
        </table:table-row>
        <table:table-row table:style-name="ro2">
          <table:table-cell office:value-type="float" office:value="13401" calcext:value-type="float">
            <text:p>13401</text:p>
          </table:table-cell>
          <table:table-cell office:value-type="float" office:value="13516" calcext:value-type="float">
            <text:p>13516</text:p>
          </table:table-cell>
          <table:table-cell office:value-type="float" office:value="27814" calcext:value-type="float">
            <text:p>27814</text:p>
          </table:table-cell>
          <table:table-cell office:value-type="float" office:value="53862" calcext:value-type="float">
            <text:p>53862</text:p>
          </table:table-cell>
          <table:table-cell office:value-type="float" office:value="84014" calcext:value-type="float">
            <text:p>84014</text:p>
          </table:table-cell>
          <table:table-cell office:value-type="float" office:value="87419" calcext:value-type="float">
            <text:p>87419</text:p>
          </table:table-cell>
          <table:table-cell office:value-type="float" office:value="92810" calcext:value-type="float">
            <text:p>92810</text:p>
          </table:table-cell>
        </table:table-row>
        <table:table-row table:style-name="ro2">
          <table:table-cell office:value-type="float" office:value="13501" calcext:value-type="float">
            <text:p>13501</text:p>
          </table:table-cell>
          <table:table-cell office:value-type="float" office:value="13801" calcext:value-type="float">
            <text:p>13801</text:p>
          </table:table-cell>
          <table:table-cell office:value-type="float" office:value="26504" calcext:value-type="float">
            <text:p>26504</text:p>
          </table:table-cell>
          <table:table-cell office:value-type="float" office:value="67264" calcext:value-type="float">
            <text:p>67264</text:p>
          </table:table-cell>
          <table:table-cell office:value-type="float" office:value="84354" calcext:value-type="float">
            <text:p>84354</text:p>
          </table:table-cell>
          <table:table-cell office:value-type="float" office:value="88018" calcext:value-type="float">
            <text:p>88018</text:p>
          </table:table-cell>
          <table:table-cell office:value-type="float" office:value="93594" calcext:value-type="float">
            <text:p>93594</text:p>
          </table:table-cell>
        </table:table-row>
        <table:table-row table:style-name="ro2">
          <table:table-cell office:value-type="float" office:value="13601" calcext:value-type="float">
            <text:p>13601</text:p>
          </table:table-cell>
          <table:table-cell office:value-type="float" office:value="13770" calcext:value-type="float">
            <text:p>13770</text:p>
          </table:table-cell>
          <table:table-cell office:value-type="float" office:value="29196" calcext:value-type="float">
            <text:p>29196</text:p>
          </table:table-cell>
          <table:table-cell office:value-type="float" office:value="67623" calcext:value-type="float">
            <text:p>67623</text:p>
          </table:table-cell>
          <table:table-cell office:value-type="float" office:value="84849" calcext:value-type="float">
            <text:p>84849</text:p>
          </table:table-cell>
          <table:table-cell office:value-type="float" office:value="88836" calcext:value-type="float">
            <text:p>88836</text:p>
          </table:table-cell>
          <table:table-cell office:value-type="float" office:value="94322" calcext:value-type="float">
            <text:p>94322</text:p>
          </table:table-cell>
        </table:table-row>
        <table:table-row table:style-name="ro2">
          <table:table-cell office:value-type="float" office:value="13701" calcext:value-type="float">
            <text:p>13701</text:p>
          </table:table-cell>
          <table:table-cell office:value-type="float" office:value="13914" calcext:value-type="float">
            <text:p>13914</text:p>
          </table:table-cell>
          <table:table-cell office:value-type="float" office:value="26222" calcext:value-type="float">
            <text:p>26222</text:p>
          </table:table-cell>
          <table:table-cell office:value-type="float" office:value="59191" calcext:value-type="float">
            <text:p>59191</text:p>
          </table:table-cell>
          <table:table-cell office:value-type="float" office:value="85133" calcext:value-type="float">
            <text:p>85133</text:p>
          </table:table-cell>
          <table:table-cell office:value-type="float" office:value="89154" calcext:value-type="float">
            <text:p>89154</text:p>
          </table:table-cell>
          <table:table-cell office:value-type="float" office:value="94620" calcext:value-type="float">
            <text:p>94620</text:p>
          </table:table-cell>
        </table:table-row>
        <table:table-row table:style-name="ro2">
          <table:table-cell office:value-type="float" office:value="13801" calcext:value-type="float">
            <text:p>13801</text:p>
          </table:table-cell>
          <table:table-cell office:value-type="float" office:value="13833" calcext:value-type="float">
            <text:p>13833</text:p>
          </table:table-cell>
          <table:table-cell office:value-type="float" office:value="27096" calcext:value-type="float">
            <text:p>27096</text:p>
          </table:table-cell>
          <table:table-cell office:value-type="float" office:value="69389" calcext:value-type="float">
            <text:p>69389</text:p>
          </table:table-cell>
          <table:table-cell office:value-type="float" office:value="85315" calcext:value-type="float">
            <text:p>85315</text:p>
          </table:table-cell>
          <table:table-cell office:value-type="float" office:value="89452" calcext:value-type="float">
            <text:p>89452</text:p>
          </table:table-cell>
          <table:table-cell office:value-type="float" office:value="94091" calcext:value-type="float">
            <text:p>94091</text:p>
          </table:table-cell>
        </table:table-row>
        <table:table-row table:style-name="ro2">
          <table:table-cell office:value-type="float" office:value="13901" calcext:value-type="float">
            <text:p>13901</text:p>
          </table:table-cell>
          <table:table-cell office:value-type="float" office:value="14007" calcext:value-type="float">
            <text:p>14007</text:p>
          </table:table-cell>
          <table:table-cell office:value-type="float" office:value="27888" calcext:value-type="float">
            <text:p>27888</text:p>
          </table:table-cell>
          <table:table-cell office:value-type="float" office:value="68342" calcext:value-type="float">
            <text:p>68342</text:p>
          </table:table-cell>
          <table:table-cell office:value-type="float" office:value="86427" calcext:value-type="float">
            <text:p>86427</text:p>
          </table:table-cell>
          <table:table-cell office:value-type="float" office:value="90545" calcext:value-type="float">
            <text:p>90545</text:p>
          </table:table-cell>
          <table:table-cell office:value-type="float" office:value="98132" calcext:value-type="float">
            <text:p>98132</text:p>
          </table:table-cell>
        </table:table-row>
        <table:table-row table:style-name="ro2">
          <table:table-cell office:value-type="float" office:value="14001" calcext:value-type="float">
            <text:p>14001</text:p>
          </table:table-cell>
          <table:table-cell office:value-type="float" office:value="14151" calcext:value-type="float">
            <text:p>14151</text:p>
          </table:table-cell>
          <table:table-cell office:value-type="float" office:value="27464" calcext:value-type="float">
            <text:p>27464</text:p>
          </table:table-cell>
          <table:table-cell office:value-type="float" office:value="53028" calcext:value-type="float">
            <text:p>53028</text:p>
          </table:table-cell>
          <table:table-cell office:value-type="float" office:value="86749" calcext:value-type="float">
            <text:p>86749</text:p>
          </table:table-cell>
          <table:table-cell office:value-type="float" office:value="90759" calcext:value-type="float">
            <text:p>90759</text:p>
          </table:table-cell>
          <table:table-cell office:value-type="float" office:value="96104" calcext:value-type="float">
            <text:p>96104</text:p>
          </table:table-cell>
        </table:table-row>
        <table:table-row table:style-name="ro2">
          <table:table-cell office:value-type="float" office:value="14101" calcext:value-type="float">
            <text:p>14101</text:p>
          </table:table-cell>
          <table:table-cell office:value-type="float" office:value="14893" calcext:value-type="float">
            <text:p>14893</text:p>
          </table:table-cell>
          <table:table-cell office:value-type="float" office:value="27881" calcext:value-type="float">
            <text:p>27881</text:p>
          </table:table-cell>
          <table:table-cell office:value-type="float" office:value="61983" calcext:value-type="float">
            <text:p>61983</text:p>
          </table:table-cell>
          <table:table-cell office:value-type="float" office:value="86531" calcext:value-type="float">
            <text:p>86531</text:p>
          </table:table-cell>
          <table:table-cell office:value-type="float" office:value="91434" calcext:value-type="float">
            <text:p>91434</text:p>
          </table:table-cell>
          <table:table-cell office:value-type="float" office:value="97225" calcext:value-type="float">
            <text:p>97225</text:p>
          </table:table-cell>
        </table:table-row>
        <table:table-row table:style-name="ro2">
          <table:table-cell office:value-type="float" office:value="14201" calcext:value-type="float">
            <text:p>14201</text:p>
          </table:table-cell>
          <table:table-cell office:value-type="float" office:value="14328" calcext:value-type="float">
            <text:p>14328</text:p>
          </table:table-cell>
          <table:table-cell office:value-type="float" office:value="29485" calcext:value-type="float">
            <text:p>29485</text:p>
          </table:table-cell>
          <table:table-cell office:value-type="float" office:value="64916" calcext:value-type="float">
            <text:p>64916</text:p>
          </table:table-cell>
          <table:table-cell office:value-type="float" office:value="87763" calcext:value-type="float">
            <text:p>87763</text:p>
          </table:table-cell>
          <table:table-cell office:value-type="float" office:value="92180" calcext:value-type="float">
            <text:p>92180</text:p>
          </table:table-cell>
          <table:table-cell office:value-type="float" office:value="97043" calcext:value-type="float">
            <text:p>97043</text:p>
          </table:table-cell>
        </table:table-row>
        <table:table-row table:style-name="ro2">
          <table:table-cell office:value-type="float" office:value="14301" calcext:value-type="float">
            <text:p>14301</text:p>
          </table:table-cell>
          <table:table-cell office:value-type="float" office:value="14744" calcext:value-type="float">
            <text:p>14744</text:p>
          </table:table-cell>
          <table:table-cell office:value-type="float" office:value="29353" calcext:value-type="float">
            <text:p>29353</text:p>
          </table:table-cell>
          <table:table-cell office:value-type="float" office:value="58395" calcext:value-type="float">
            <text:p>58395</text:p>
          </table:table-cell>
          <table:table-cell office:value-type="float" office:value="88132" calcext:value-type="float">
            <text:p>88132</text:p>
          </table:table-cell>
          <table:table-cell office:value-type="float" office:value="92835" calcext:value-type="float">
            <text:p>92835</text:p>
          </table:table-cell>
          <table:table-cell office:value-type="float" office:value="105567" calcext:value-type="float">
            <text:p>105567</text:p>
          </table:table-cell>
        </table:table-row>
        <table:table-row table:style-name="ro2">
          <table:table-cell office:value-type="float" office:value="14401" calcext:value-type="float">
            <text:p>14401</text:p>
          </table:table-cell>
          <table:table-cell office:value-type="float" office:value="14642" calcext:value-type="float">
            <text:p>14642</text:p>
          </table:table-cell>
          <table:table-cell office:value-type="float" office:value="29793" calcext:value-type="float">
            <text:p>29793</text:p>
          </table:table-cell>
          <table:table-cell office:value-type="float" office:value="69491" calcext:value-type="float">
            <text:p>69491</text:p>
          </table:table-cell>
          <table:table-cell office:value-type="float" office:value="88858" calcext:value-type="float">
            <text:p>88858</text:p>
          </table:table-cell>
          <table:table-cell office:value-type="float" office:value="93770" calcext:value-type="float">
            <text:p>93770</text:p>
          </table:table-cell>
          <table:table-cell office:value-type="float" office:value="105724" calcext:value-type="float">
            <text:p>105724</text:p>
          </table:table-cell>
        </table:table-row>
        <table:table-row table:style-name="ro2">
          <table:table-cell office:value-type="float" office:value="14501" calcext:value-type="float">
            <text:p>14501</text:p>
          </table:table-cell>
          <table:table-cell office:value-type="float" office:value="14818" calcext:value-type="float">
            <text:p>14818</text:p>
          </table:table-cell>
          <table:table-cell office:value-type="float" office:value="29138" calcext:value-type="float">
            <text:p>29138</text:p>
          </table:table-cell>
          <table:table-cell office:value-type="float" office:value="63464" calcext:value-type="float">
            <text:p>63464</text:p>
          </table:table-cell>
          <table:table-cell office:value-type="float" office:value="90148" calcext:value-type="float">
            <text:p>90148</text:p>
          </table:table-cell>
          <table:table-cell office:value-type="float" office:value="94795" calcext:value-type="float">
            <text:p>94795</text:p>
          </table:table-cell>
          <table:table-cell office:value-type="float" office:value="106293" calcext:value-type="float">
            <text:p>106293</text:p>
          </table:table-cell>
        </table:table-row>
        <table:table-row table:style-name="ro2">
          <table:table-cell office:value-type="float" office:value="14601" calcext:value-type="float">
            <text:p>14601</text:p>
          </table:table-cell>
          <table:table-cell office:value-type="float" office:value="14947" calcext:value-type="float">
            <text:p>14947</text:p>
          </table:table-cell>
          <table:table-cell office:value-type="float" office:value="27793" calcext:value-type="float">
            <text:p>27793</text:p>
          </table:table-cell>
          <table:table-cell office:value-type="float" office:value="57035" calcext:value-type="float">
            <text:p>57035</text:p>
          </table:table-cell>
          <table:table-cell office:value-type="float" office:value="91389" calcext:value-type="float">
            <text:p>91389</text:p>
          </table:table-cell>
          <table:table-cell office:value-type="float" office:value="95397" calcext:value-type="float">
            <text:p>95397</text:p>
          </table:table-cell>
          <table:table-cell office:value-type="float" office:value="109889" calcext:value-type="float">
            <text:p>109889</text:p>
          </table:table-cell>
        </table:table-row>
        <table:table-row table:style-name="ro2">
          <table:table-cell office:value-type="float" office:value="14701" calcext:value-type="float">
            <text:p>14701</text:p>
          </table:table-cell>
          <table:table-cell office:value-type="float" office:value="14751" calcext:value-type="float">
            <text:p>14751</text:p>
          </table:table-cell>
          <table:table-cell office:value-type="float" office:value="30959" calcext:value-type="float">
            <text:p>30959</text:p>
          </table:table-cell>
          <table:table-cell office:value-type="float" office:value="63207" calcext:value-type="float">
            <text:p>63207</text:p>
          </table:table-cell>
          <table:table-cell office:value-type="float" office:value="91236" calcext:value-type="float">
            <text:p>91236</text:p>
          </table:table-cell>
          <table:table-cell office:value-type="float" office:value="95486" calcext:value-type="float">
            <text:p>95486</text:p>
          </table:table-cell>
          <table:table-cell office:value-type="float" office:value="101556" calcext:value-type="float">
            <text:p>101556</text:p>
          </table:table-cell>
        </table:table-row>
        <table:table-row table:style-name="ro2">
          <table:table-cell office:value-type="float" office:value="14801" calcext:value-type="float">
            <text:p>14801</text:p>
          </table:table-cell>
          <table:table-cell office:value-type="float" office:value="15120" calcext:value-type="float">
            <text:p>15120</text:p>
          </table:table-cell>
          <table:table-cell office:value-type="float" office:value="28573" calcext:value-type="float">
            <text:p>28573</text:p>
          </table:table-cell>
          <table:table-cell office:value-type="float" office:value="52600" calcext:value-type="float">
            <text:p>52600</text:p>
          </table:table-cell>
          <table:table-cell office:value-type="float" office:value="91942" calcext:value-type="float">
            <text:p>91942</text:p>
          </table:table-cell>
          <table:table-cell office:value-type="float" office:value="96755" calcext:value-type="float">
            <text:p>96755</text:p>
          </table:table-cell>
          <table:table-cell office:value-type="float" office:value="106724" calcext:value-type="float">
            <text:p>106724</text:p>
          </table:table-cell>
        </table:table-row>
        <table:table-row table:style-name="ro2">
          <table:table-cell office:value-type="float" office:value="14901" calcext:value-type="float">
            <text:p>14901</text:p>
          </table:table-cell>
          <table:table-cell office:value-type="float" office:value="15189" calcext:value-type="float">
            <text:p>15189</text:p>
          </table:table-cell>
          <table:table-cell office:value-type="float" office:value="29138" calcext:value-type="float">
            <text:p>29138</text:p>
          </table:table-cell>
          <table:table-cell office:value-type="float" office:value="53350" calcext:value-type="float">
            <text:p>53350</text:p>
          </table:table-cell>
          <table:table-cell office:value-type="float" office:value="92210" calcext:value-type="float">
            <text:p>92210</text:p>
          </table:table-cell>
          <table:table-cell office:value-type="float" office:value="97847" calcext:value-type="float">
            <text:p>97847</text:p>
          </table:table-cell>
          <table:table-cell office:value-type="float" office:value="106266" calcext:value-type="float">
            <text:p>106266</text:p>
          </table:table-cell>
        </table:table-row>
        <table:table-row table:style-name="ro2">
          <table:table-cell office:value-type="float" office:value="15001" calcext:value-type="float">
            <text:p>15001</text:p>
          </table:table-cell>
          <table:table-cell office:value-type="float" office:value="15091" calcext:value-type="float">
            <text:p>15091</text:p>
          </table:table-cell>
          <table:table-cell office:value-type="float" office:value="27237" calcext:value-type="float">
            <text:p>27237</text:p>
          </table:table-cell>
          <table:table-cell office:value-type="float" office:value="63451" calcext:value-type="float">
            <text:p>63451</text:p>
          </table:table-cell>
          <table:table-cell office:value-type="float" office:value="92880" calcext:value-type="float">
            <text:p>92880</text:p>
          </table:table-cell>
          <table:table-cell office:value-type="float" office:value="97776" calcext:value-type="float">
            <text:p>97776</text:p>
          </table:table-cell>
          <table:table-cell office:value-type="float" office:value="109290" calcext:value-type="float">
            <text:p>109290</text:p>
          </table:table-cell>
        </table:table-row>
        <table:table-row table:style-name="ro2">
          <table:table-cell office:value-type="float" office:value="15101" calcext:value-type="float">
            <text:p>15101</text:p>
          </table:table-cell>
          <table:table-cell office:value-type="float" office:value="15281" calcext:value-type="float">
            <text:p>15281</text:p>
          </table:table-cell>
          <table:table-cell office:value-type="float" office:value="29764" calcext:value-type="float">
            <text:p>29764</text:p>
          </table:table-cell>
          <table:table-cell office:value-type="float" office:value="74054" calcext:value-type="float">
            <text:p>74054</text:p>
          </table:table-cell>
          <table:table-cell office:value-type="float" office:value="93989" calcext:value-type="float">
            <text:p>93989</text:p>
          </table:table-cell>
          <table:table-cell office:value-type="float" office:value="98682" calcext:value-type="float">
            <text:p>98682</text:p>
          </table:table-cell>
          <table:table-cell office:value-type="float" office:value="108229" calcext:value-type="float">
            <text:p>108229</text:p>
          </table:table-cell>
        </table:table-row>
        <table:table-row table:style-name="ro2">
          <table:table-cell office:value-type="float" office:value="15201" calcext:value-type="float">
            <text:p>15201</text:p>
          </table:table-cell>
          <table:table-cell office:value-type="float" office:value="15200" calcext:value-type="float">
            <text:p>15200</text:p>
          </table:table-cell>
          <table:table-cell office:value-type="float" office:value="30076" calcext:value-type="float">
            <text:p>30076</text:p>
          </table:table-cell>
          <table:table-cell office:value-type="float" office:value="62034" calcext:value-type="float">
            <text:p>62034</text:p>
          </table:table-cell>
          <table:table-cell office:value-type="float" office:value="92995" calcext:value-type="float">
            <text:p>92995</text:p>
          </table:table-cell>
          <table:table-cell office:value-type="float" office:value="99433" calcext:value-type="float">
            <text:p>99433</text:p>
          </table:table-cell>
          <table:table-cell office:value-type="float" office:value="108936" calcext:value-type="float">
            <text:p>108936</text:p>
          </table:table-cell>
        </table:table-row>
        <table:table-row table:style-name="ro2">
          <table:table-cell office:value-type="float" office:value="15301" calcext:value-type="float">
            <text:p>15301</text:p>
          </table:table-cell>
          <table:table-cell office:value-type="float" office:value="15389" calcext:value-type="float">
            <text:p>15389</text:p>
          </table:table-cell>
          <table:table-cell office:value-type="float" office:value="29276" calcext:value-type="float">
            <text:p>29276</text:p>
          </table:table-cell>
          <table:table-cell office:value-type="float" office:value="58684" calcext:value-type="float">
            <text:p>58684</text:p>
          </table:table-cell>
          <table:table-cell office:value-type="float" office:value="93720" calcext:value-type="float">
            <text:p>93720</text:p>
          </table:table-cell>
          <table:table-cell office:value-type="float" office:value="99461" calcext:value-type="float">
            <text:p>99461</text:p>
          </table:table-cell>
          <table:table-cell office:value-type="float" office:value="104513" calcext:value-type="float">
            <text:p>104513</text:p>
          </table:table-cell>
        </table:table-row>
        <table:table-row table:style-name="ro2">
          <table:table-cell office:value-type="float" office:value="15401" calcext:value-type="float">
            <text:p>15401</text:p>
          </table:table-cell>
          <table:table-cell office:value-type="float" office:value="15455" calcext:value-type="float">
            <text:p>15455</text:p>
          </table:table-cell>
          <table:table-cell office:value-type="float" office:value="30352" calcext:value-type="float">
            <text:p>30352</text:p>
          </table:table-cell>
          <table:table-cell office:value-type="float" office:value="58576" calcext:value-type="float">
            <text:p>58576</text:p>
          </table:table-cell>
          <table:table-cell office:value-type="float" office:value="94999" calcext:value-type="float">
            <text:p>94999</text:p>
          </table:table-cell>
          <table:table-cell office:value-type="float" office:value="100268" calcext:value-type="float">
            <text:p>100268</text:p>
          </table:table-cell>
          <table:table-cell office:value-type="float" office:value="108501" calcext:value-type="float">
            <text:p>108501</text:p>
          </table:table-cell>
        </table:table-row>
        <table:table-row table:style-name="ro2">
          <table:table-cell office:value-type="float" office:value="15501" calcext:value-type="float">
            <text:p>15501</text:p>
          </table:table-cell>
          <table:table-cell office:value-type="float" office:value="15769" calcext:value-type="float">
            <text:p>15769</text:p>
          </table:table-cell>
          <table:table-cell office:value-type="float" office:value="31700" calcext:value-type="float">
            <text:p>31700</text:p>
          </table:table-cell>
          <table:table-cell office:value-type="float" office:value="63807" calcext:value-type="float">
            <text:p>63807</text:p>
          </table:table-cell>
          <table:table-cell office:value-type="float" office:value="95704" calcext:value-type="float">
            <text:p>95704</text:p>
          </table:table-cell>
          <table:table-cell office:value-type="float" office:value="101475" calcext:value-type="float">
            <text:p>101475</text:p>
          </table:table-cell>
          <table:table-cell office:value-type="float" office:value="110045" calcext:value-type="float">
            <text:p>110045</text:p>
          </table:table-cell>
        </table:table-row>
        <table:table-row table:style-name="ro2">
          <table:table-cell office:value-type="float" office:value="15601" calcext:value-type="float">
            <text:p>15601</text:p>
          </table:table-cell>
          <table:table-cell office:value-type="float" office:value="15645" calcext:value-type="float">
            <text:p>15645</text:p>
          </table:table-cell>
          <table:table-cell office:value-type="float" office:value="31428" calcext:value-type="float">
            <text:p>31428</text:p>
          </table:table-cell>
          <table:table-cell office:value-type="float" office:value="63791" calcext:value-type="float">
            <text:p>63791</text:p>
          </table:table-cell>
          <table:table-cell office:value-type="float" office:value="96666" calcext:value-type="float">
            <text:p>96666</text:p>
          </table:table-cell>
          <table:table-cell office:value-type="float" office:value="101778" calcext:value-type="float">
            <text:p>101778</text:p>
          </table:table-cell>
          <table:table-cell office:value-type="float" office:value="109940" calcext:value-type="float">
            <text:p>109940</text:p>
          </table:table-cell>
        </table:table-row>
        <table:table-row table:style-name="ro2">
          <table:table-cell office:value-type="float" office:value="15701" calcext:value-type="float">
            <text:p>15701</text:p>
          </table:table-cell>
          <table:table-cell office:value-type="float" office:value="15764" calcext:value-type="float">
            <text:p>15764</text:p>
          </table:table-cell>
          <table:table-cell office:value-type="float" office:value="29983" calcext:value-type="float">
            <text:p>29983</text:p>
          </table:table-cell>
          <table:table-cell office:value-type="float" office:value="54290" calcext:value-type="float">
            <text:p>54290</text:p>
          </table:table-cell>
          <table:table-cell office:value-type="float" office:value="97805" calcext:value-type="float">
            <text:p>97805</text:p>
          </table:table-cell>
          <table:table-cell office:value-type="float" office:value="108155" calcext:value-type="float">
            <text:p>108155</text:p>
          </table:table-cell>
          <table:table-cell office:value-type="float" office:value="125185" calcext:value-type="float">
            <text:p>125185</text:p>
          </table:table-cell>
        </table:table-row>
        <table:table-row table:style-name="ro2">
          <table:table-cell office:value-type="float" office:value="15801" calcext:value-type="float">
            <text:p>15801</text:p>
          </table:table-cell>
          <table:table-cell office:value-type="float" office:value="16048" calcext:value-type="float">
            <text:p>16048</text:p>
          </table:table-cell>
          <table:table-cell office:value-type="float" office:value="32948" calcext:value-type="float">
            <text:p>32948</text:p>
          </table:table-cell>
          <table:table-cell office:value-type="float" office:value="61727" calcext:value-type="float">
            <text:p>61727</text:p>
          </table:table-cell>
          <table:table-cell office:value-type="float" office:value="99498" calcext:value-type="float">
            <text:p>99498</text:p>
          </table:table-cell>
          <table:table-cell office:value-type="float" office:value="107722" calcext:value-type="float">
            <text:p>107722</text:p>
          </table:table-cell>
          <table:table-cell office:value-type="float" office:value="122350" calcext:value-type="float">
            <text:p>122350</text:p>
          </table:table-cell>
        </table:table-row>
        <table:table-row table:style-name="ro2">
          <table:table-cell office:value-type="float" office:value="15901" calcext:value-type="float">
            <text:p>15901</text:p>
          </table:table-cell>
          <table:table-cell office:value-type="float" office:value="16029" calcext:value-type="float">
            <text:p>16029</text:p>
          </table:table-cell>
          <table:table-cell office:value-type="float" office:value="29995" calcext:value-type="float">
            <text:p>29995</text:p>
          </table:table-cell>
          <table:table-cell office:value-type="float" office:value="59439" calcext:value-type="float">
            <text:p>59439</text:p>
          </table:table-cell>
          <table:table-cell office:value-type="float" office:value="100120" calcext:value-type="float">
            <text:p>100120</text:p>
          </table:table-cell>
          <table:table-cell office:value-type="float" office:value="106787" calcext:value-type="float">
            <text:p>106787</text:p>
          </table:table-cell>
          <table:table-cell office:value-type="float" office:value="118383" calcext:value-type="float">
            <text:p>118383</text:p>
          </table:table-cell>
        </table:table-row>
        <table:table-row table:style-name="ro2">
          <table:table-cell office:value-type="float" office:value="16001" calcext:value-type="float">
            <text:p>16001</text:p>
          </table:table-cell>
          <table:table-cell office:value-type="float" office:value="16208" calcext:value-type="float">
            <text:p>16208</text:p>
          </table:table-cell>
          <table:table-cell office:value-type="float" office:value="32913" calcext:value-type="float">
            <text:p>32913</text:p>
          </table:table-cell>
          <table:table-cell office:value-type="float" office:value="69264" calcext:value-type="float">
            <text:p>69264</text:p>
          </table:table-cell>
          <table:table-cell office:value-type="float" office:value="100730" calcext:value-type="float">
            <text:p>100730</text:p>
          </table:table-cell>
          <table:table-cell office:value-type="float" office:value="107019" calcext:value-type="float">
            <text:p>107019</text:p>
          </table:table-cell>
          <table:table-cell office:value-type="float" office:value="120591" calcext:value-type="float">
            <text:p>120591</text:p>
          </table:table-cell>
        </table:table-row>
        <table:table-row table:style-name="ro2">
          <table:table-cell office:value-type="float" office:value="16101" calcext:value-type="float">
            <text:p>16101</text:p>
          </table:table-cell>
          <table:table-cell office:value-type="float" office:value="16190" calcext:value-type="float">
            <text:p>16190</text:p>
          </table:table-cell>
          <table:table-cell office:value-type="float" office:value="32230" calcext:value-type="float">
            <text:p>32230</text:p>
          </table:table-cell>
          <table:table-cell office:value-type="float" office:value="70463" calcext:value-type="float">
            <text:p>7046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07212" calcext:value-type="float">
            <text:p>107212</text:p>
          </table:table-cell>
          <table:table-cell office:value-type="float" office:value="116033" calcext:value-type="float">
            <text:p>116033</text:p>
          </table:table-cell>
        </table:table-row>
        <table:table-row table:style-name="ro2">
          <table:table-cell office:value-type="float" office:value="16201" calcext:value-type="float">
            <text:p>16201</text:p>
          </table:table-cell>
          <table:table-cell office:value-type="float" office:value="16230" calcext:value-type="float">
            <text:p>16230</text:p>
          </table:table-cell>
          <table:table-cell office:value-type="float" office:value="31257" calcext:value-type="float">
            <text:p>31257</text:p>
          </table:table-cell>
          <table:table-cell office:value-type="float" office:value="61432" calcext:value-type="float">
            <text:p>61432</text:p>
          </table:table-cell>
          <table:table-cell office:value-type="float" office:value="101712" calcext:value-type="float">
            <text:p>101712</text:p>
          </table:table-cell>
          <table:table-cell office:value-type="float" office:value="107147" calcext:value-type="float">
            <text:p>107147</text:p>
          </table:table-cell>
          <table:table-cell office:value-type="float" office:value="115770" calcext:value-type="float">
            <text:p>115770</text:p>
          </table:table-cell>
        </table:table-row>
        <table:table-row table:style-name="ro2">
          <table:table-cell office:value-type="float" office:value="16301" calcext:value-type="float">
            <text:p>16301</text:p>
          </table:table-cell>
          <table:table-cell office:value-type="float" office:value="16313" calcext:value-type="float">
            <text:p>16313</text:p>
          </table:table-cell>
          <table:table-cell office:value-type="float" office:value="33513" calcext:value-type="float">
            <text:p>33513</text:p>
          </table:table-cell>
          <table:table-cell office:value-type="float" office:value="72655" calcext:value-type="float">
            <text:p>72655</text:p>
          </table:table-cell>
          <table:table-cell office:value-type="float" office:value="101184" calcext:value-type="float">
            <text:p>101184</text:p>
          </table:table-cell>
          <table:table-cell office:value-type="float" office:value="111368" calcext:value-type="float">
            <text:p>111368</text:p>
          </table:table-cell>
          <table:table-cell office:value-type="float" office:value="138628" calcext:value-type="float">
            <text:p>138628</text:p>
          </table:table-cell>
        </table:table-row>
        <table:table-row table:style-name="ro2">
          <table:table-cell office:value-type="float" office:value="16401" calcext:value-type="float">
            <text:p>16401</text:p>
          </table:table-cell>
          <table:table-cell office:value-type="float" office:value="16500" calcext:value-type="float">
            <text:p>16500</text:p>
          </table:table-cell>
          <table:table-cell office:value-type="float" office:value="33714" calcext:value-type="float">
            <text:p>33714</text:p>
          </table:table-cell>
          <table:table-cell office:value-type="float" office:value="70789" calcext:value-type="float">
            <text:p>70789</text:p>
          </table:table-cell>
          <table:table-cell office:value-type="float" office:value="105192" calcext:value-type="float">
            <text:p>105192</text:p>
          </table:table-cell>
          <table:table-cell office:value-type="float" office:value="120789" calcext:value-type="float">
            <text:p>120789</text:p>
          </table:table-cell>
          <table:table-cell office:value-type="float" office:value="160249" calcext:value-type="float">
            <text:p>160249</text:p>
          </table:table-cell>
        </table:table-row>
        <table:table-row table:style-name="ro2">
          <table:table-cell office:value-type="float" office:value="16501" calcext:value-type="float">
            <text:p>16501</text:p>
          </table:table-cell>
          <table:table-cell office:value-type="float" office:value="16549" calcext:value-type="float">
            <text:p>16549</text:p>
          </table:table-cell>
          <table:table-cell office:value-type="float" office:value="32549" calcext:value-type="float">
            <text:p>32549</text:p>
          </table:table-cell>
          <table:table-cell office:value-type="float" office:value="69686" calcext:value-type="float">
            <text:p>69686</text:p>
          </table:table-cell>
          <table:table-cell office:value-type="float" office:value="104044" calcext:value-type="float">
            <text:p>104044</text:p>
          </table:table-cell>
          <table:table-cell office:value-type="float" office:value="109791" calcext:value-type="float">
            <text:p>109791</text:p>
          </table:table-cell>
          <table:table-cell office:value-type="float" office:value="121064" calcext:value-type="float">
            <text:p>121064</text:p>
          </table:table-cell>
        </table:table-row>
        <table:table-row table:style-name="ro2">
          <table:table-cell office:value-type="float" office:value="16601" calcext:value-type="float">
            <text:p>16601</text:p>
          </table:table-cell>
          <table:table-cell office:value-type="float" office:value="16662" calcext:value-type="float">
            <text:p>16662</text:p>
          </table:table-cell>
          <table:table-cell office:value-type="float" office:value="34495" calcext:value-type="float">
            <text:p>34495</text:p>
          </table:table-cell>
          <table:table-cell office:value-type="float" office:value="85659" calcext:value-type="float">
            <text:p>85659</text:p>
          </table:table-cell>
          <table:table-cell office:value-type="float" office:value="104098" calcext:value-type="float">
            <text:p>104098</text:p>
          </table:table-cell>
          <table:table-cell office:value-type="float" office:value="110010" calcext:value-type="float">
            <text:p>110010</text:p>
          </table:table-cell>
          <table:table-cell office:value-type="float" office:value="121388" calcext:value-type="float">
            <text:p>121388</text:p>
          </table:table-cell>
        </table:table-row>
        <table:table-row table:style-name="ro2">
          <table:table-cell office:value-type="float" office:value="16701" calcext:value-type="float">
            <text:p>16701</text:p>
          </table:table-cell>
          <table:table-cell office:value-type="float" office:value="16730" calcext:value-type="float">
            <text:p>16730</text:p>
          </table:table-cell>
          <table:table-cell office:value-type="float" office:value="34776" calcext:value-type="float">
            <text:p>34776</text:p>
          </table:table-cell>
          <table:table-cell office:value-type="float" office:value="64650" calcext:value-type="float">
            <text:p>64650</text:p>
          </table:table-cell>
          <table:table-cell office:value-type="float" office:value="105272" calcext:value-type="float">
            <text:p>105272</text:p>
          </table:table-cell>
          <table:table-cell office:value-type="float" office:value="112421" calcext:value-type="float">
            <text:p>112421</text:p>
          </table:table-cell>
          <table:table-cell office:value-type="float" office:value="125191" calcext:value-type="float">
            <text:p>125191</text:p>
          </table:table-cell>
        </table:table-row>
        <table:table-row table:style-name="ro2">
          <table:table-cell office:value-type="float" office:value="16801" calcext:value-type="float">
            <text:p>16801</text:p>
          </table:table-cell>
          <table:table-cell office:value-type="float" office:value="16836" calcext:value-type="float">
            <text:p>16836</text:p>
          </table:table-cell>
          <table:table-cell office:value-type="float" office:value="33397" calcext:value-type="float">
            <text:p>33397</text:p>
          </table:table-cell>
          <table:table-cell office:value-type="float" office:value="84987" calcext:value-type="float">
            <text:p>84987</text:p>
          </table:table-cell>
          <table:table-cell office:value-type="float" office:value="106129" calcext:value-type="float">
            <text:p>106129</text:p>
          </table:table-cell>
          <table:table-cell office:value-type="float" office:value="111440" calcext:value-type="float">
            <text:p>111440</text:p>
          </table:table-cell>
          <table:table-cell office:value-type="float" office:value="122294" calcext:value-type="float">
            <text:p>122294</text:p>
          </table:table-cell>
        </table:table-row>
        <table:table-row table:style-name="ro2">
          <table:table-cell office:value-type="float" office:value="16901" calcext:value-type="float">
            <text:p>16901</text:p>
          </table:table-cell>
          <table:table-cell office:value-type="float" office:value="16935" calcext:value-type="float">
            <text:p>16935</text:p>
          </table:table-cell>
          <table:table-cell office:value-type="float" office:value="33972" calcext:value-type="float">
            <text:p>33972</text:p>
          </table:table-cell>
          <table:table-cell office:value-type="float" office:value="66709" calcext:value-type="float">
            <text:p>66709</text:p>
          </table:table-cell>
          <table:table-cell office:value-type="float" office:value="105034" calcext:value-type="float">
            <text:p>105034</text:p>
          </table:table-cell>
          <table:table-cell office:value-type="float" office:value="111220" calcext:value-type="float">
            <text:p>111220</text:p>
          </table:table-cell>
          <table:table-cell office:value-type="float" office:value="121817" calcext:value-type="float">
            <text:p>121817</text:p>
          </table:table-cell>
        </table:table-row>
        <table:table-row table:style-name="ro2">
          <table:table-cell office:value-type="float" office:value="17001" calcext:value-type="float">
            <text:p>17001</text:p>
          </table:table-cell>
          <table:table-cell office:value-type="float" office:value="17087" calcext:value-type="float">
            <text:p>17087</text:p>
          </table:table-cell>
          <table:table-cell office:value-type="float" office:value="33921" calcext:value-type="float">
            <text:p>33921</text:p>
          </table:table-cell>
          <table:table-cell office:value-type="float" office:value="86669" calcext:value-type="float">
            <text:p>86669</text:p>
          </table:table-cell>
          <table:table-cell office:value-type="float" office:value="106092" calcext:value-type="float">
            <text:p>106092</text:p>
          </table:table-cell>
          <table:table-cell office:value-type="float" office:value="111598" calcext:value-type="float">
            <text:p>111598</text:p>
          </table:table-cell>
          <table:table-cell office:value-type="float" office:value="121536" calcext:value-type="float">
            <text:p>121536</text:p>
          </table:table-cell>
        </table:table-row>
        <table:table-row table:style-name="ro2">
          <table:table-cell office:value-type="float" office:value="17101" calcext:value-type="float">
            <text:p>17101</text:p>
          </table:table-cell>
          <table:table-cell office:value-type="float" office:value="17245" calcext:value-type="float">
            <text:p>17245</text:p>
          </table:table-cell>
          <table:table-cell office:value-type="float" office:value="34365" calcext:value-type="float">
            <text:p>34365</text:p>
          </table:table-cell>
          <table:table-cell office:value-type="float" office:value="97634" calcext:value-type="float">
            <text:p>97634</text:p>
          </table:table-cell>
          <table:table-cell office:value-type="float" office:value="107248" calcext:value-type="float">
            <text:p>107248</text:p>
          </table:table-cell>
          <table:table-cell office:value-type="float" office:value="112299" calcext:value-type="float">
            <text:p>112299</text:p>
          </table:table-cell>
          <table:table-cell office:value-type="float" office:value="121665" calcext:value-type="float">
            <text:p>121665</text:p>
          </table:table-cell>
        </table:table-row>
        <table:table-row table:style-name="ro2">
          <table:table-cell office:value-type="float" office:value="17201" calcext:value-type="float">
            <text:p>17201</text:p>
          </table:table-cell>
          <table:table-cell office:value-type="float" office:value="17497" calcext:value-type="float">
            <text:p>17497</text:p>
          </table:table-cell>
          <table:table-cell office:value-type="float" office:value="34401" calcext:value-type="float">
            <text:p>34401</text:p>
          </table:table-cell>
          <table:table-cell office:value-type="float" office:value="83102" calcext:value-type="float">
            <text:p>83102</text:p>
          </table:table-cell>
          <table:table-cell office:value-type="float" office:value="108742" calcext:value-type="float">
            <text:p>108742</text:p>
          </table:table-cell>
          <table:table-cell office:value-type="float" office:value="112593" calcext:value-type="float">
            <text:p>112593</text:p>
          </table:table-cell>
          <table:table-cell office:value-type="float" office:value="118131" calcext:value-type="float">
            <text:p>118131</text:p>
          </table:table-cell>
        </table:table-row>
        <table:table-row table:style-name="ro2">
          <table:table-cell office:value-type="float" office:value="17301" calcext:value-type="float">
            <text:p>17301</text:p>
          </table:table-cell>
          <table:table-cell office:value-type="float" office:value="17446" calcext:value-type="float">
            <text:p>17446</text:p>
          </table:table-cell>
          <table:table-cell office:value-type="float" office:value="34749" calcext:value-type="float">
            <text:p>34749</text:p>
          </table:table-cell>
          <table:table-cell office:value-type="float" office:value="93935" calcext:value-type="float">
            <text:p>93935</text:p>
          </table:table-cell>
          <table:table-cell office:value-type="float" office:value="105619" calcext:value-type="float">
            <text:p>105619</text:p>
          </table:table-cell>
          <table:table-cell office:value-type="float" office:value="113589" calcext:value-type="float">
            <text:p>113589</text:p>
          </table:table-cell>
          <table:table-cell office:value-type="float" office:value="121869" calcext:value-type="float">
            <text:p>121869</text:p>
          </table:table-cell>
        </table:table-row>
        <table:table-row table:style-name="ro2">
          <table:table-cell office:value-type="float" office:value="17401" calcext:value-type="float">
            <text:p>17401</text:p>
          </table:table-cell>
          <table:table-cell office:value-type="float" office:value="17713" calcext:value-type="float">
            <text:p>17713</text:p>
          </table:table-cell>
          <table:table-cell office:value-type="float" office:value="35415" calcext:value-type="float">
            <text:p>35415</text:p>
          </table:table-cell>
          <table:table-cell office:value-type="float" office:value="88243" calcext:value-type="float">
            <text:p>88243</text:p>
          </table:table-cell>
          <table:table-cell office:value-type="float" office:value="108829" calcext:value-type="float">
            <text:p>108829</text:p>
          </table:table-cell>
          <table:table-cell office:value-type="float" office:value="113379" calcext:value-type="float">
            <text:p>113379</text:p>
          </table:table-cell>
          <table:table-cell office:value-type="float" office:value="119767" calcext:value-type="float">
            <text:p>119767</text:p>
          </table:table-cell>
        </table:table-row>
        <table:table-row table:style-name="ro2">
          <table:table-cell office:value-type="float" office:value="17501" calcext:value-type="float">
            <text:p>17501</text:p>
          </table:table-cell>
          <table:table-cell office:value-type="float" office:value="18328" calcext:value-type="float">
            <text:p>18328</text:p>
          </table:table-cell>
          <table:table-cell office:value-type="float" office:value="31798" calcext:value-type="float">
            <text:p>31798</text:p>
          </table:table-cell>
          <table:table-cell office:value-type="float" office:value="71437" calcext:value-type="float">
            <text:p>71437</text:p>
          </table:table-cell>
          <table:table-cell office:value-type="float" office:value="109581" calcext:value-type="float">
            <text:p>109581</text:p>
          </table:table-cell>
          <table:table-cell office:value-type="float" office:value="115001" calcext:value-type="float">
            <text:p>115001</text:p>
          </table:table-cell>
          <table:table-cell office:value-type="float" office:value="124100" calcext:value-type="float">
            <text:p>124100</text:p>
          </table:table-cell>
        </table:table-row>
        <table:table-row table:style-name="ro2">
          <table:table-cell office:value-type="float" office:value="17601" calcext:value-type="float">
            <text:p>17601</text:p>
          </table:table-cell>
          <table:table-cell office:value-type="float" office:value="18155" calcext:value-type="float">
            <text:p>18155</text:p>
          </table:table-cell>
          <table:table-cell office:value-type="float" office:value="34579" calcext:value-type="float">
            <text:p>34579</text:p>
          </table:table-cell>
          <table:table-cell office:value-type="float" office:value="84055" calcext:value-type="float">
            <text:p>84055</text:p>
          </table:table-cell>
          <table:table-cell office:value-type="float" office:value="110021" calcext:value-type="float">
            <text:p>110021</text:p>
          </table:table-cell>
          <table:table-cell office:value-type="float" office:value="115243" calcext:value-type="float">
            <text:p>115243</text:p>
          </table:table-cell>
          <table:table-cell office:value-type="float" office:value="125397" calcext:value-type="float">
            <text:p>125397</text:p>
          </table:table-cell>
        </table:table-row>
        <table:table-row table:style-name="ro2">
          <table:table-cell office:value-type="float" office:value="17701" calcext:value-type="float">
            <text:p>17701</text:p>
          </table:table-cell>
          <table:table-cell office:value-type="float" office:value="17717" calcext:value-type="float">
            <text:p>17717</text:p>
          </table:table-cell>
          <table:table-cell office:value-type="float" office:value="35335" calcext:value-type="float">
            <text:p>35335</text:p>
          </table:table-cell>
          <table:table-cell office:value-type="float" office:value="86213" calcext:value-type="float">
            <text:p>86213</text:p>
          </table:table-cell>
          <table:table-cell office:value-type="float" office:value="109769" calcext:value-type="float">
            <text:p>109769</text:p>
          </table:table-cell>
          <table:table-cell office:value-type="float" office:value="116955" calcext:value-type="float">
            <text:p>116955</text:p>
          </table:table-cell>
          <table:table-cell office:value-type="float" office:value="125537" calcext:value-type="float">
            <text:p>125537</text:p>
          </table:table-cell>
        </table:table-row>
        <table:table-row table:style-name="ro2">
          <table:table-cell office:value-type="float" office:value="17801" calcext:value-type="float">
            <text:p>17801</text:p>
          </table:table-cell>
          <table:table-cell office:value-type="float" office:value="18501" calcext:value-type="float">
            <text:p>18501</text:p>
          </table:table-cell>
          <table:table-cell office:value-type="float" office:value="34846" calcext:value-type="float">
            <text:p>34846</text:p>
          </table:table-cell>
          <table:table-cell office:value-type="float" office:value="66090" calcext:value-type="float">
            <text:p>66090</text:p>
          </table:table-cell>
          <table:table-cell office:value-type="float" office:value="111486" calcext:value-type="float">
            <text:p>111486</text:p>
          </table:table-cell>
          <table:table-cell office:value-type="float" office:value="116615" calcext:value-type="float">
            <text:p>116615</text:p>
          </table:table-cell>
          <table:table-cell office:value-type="float" office:value="124574" calcext:value-type="float">
            <text:p>124574</text:p>
          </table:table-cell>
        </table:table-row>
        <table:table-row table:style-name="ro2">
          <table:table-cell office:value-type="float" office:value="17901" calcext:value-type="float">
            <text:p>17901</text:p>
          </table:table-cell>
          <table:table-cell office:value-type="float" office:value="18471" calcext:value-type="float">
            <text:p>18471</text:p>
          </table:table-cell>
          <table:table-cell office:value-type="float" office:value="35720" calcext:value-type="float">
            <text:p>35720</text:p>
          </table:table-cell>
          <table:table-cell office:value-type="float" office:value="74606" calcext:value-type="float">
            <text:p>74606</text:p>
          </table:table-cell>
          <table:table-cell office:value-type="float" office:value="112133" calcext:value-type="float">
            <text:p>112133</text:p>
          </table:table-cell>
          <table:table-cell office:value-type="float" office:value="117687" calcext:value-type="float">
            <text:p>117687</text:p>
          </table:table-cell>
          <table:table-cell office:value-type="float" office:value="124957" calcext:value-type="float">
            <text:p>124957</text:p>
          </table:table-cell>
        </table:table-row>
        <table:table-row table:style-name="ro2">
          <table:table-cell office:value-type="float" office:value="18001" calcext:value-type="float">
            <text:p>18001</text:p>
          </table:table-cell>
          <table:table-cell office:value-type="float" office:value="18173" calcext:value-type="float">
            <text:p>18173</text:p>
          </table:table-cell>
          <table:table-cell office:value-type="float" office:value="36254" calcext:value-type="float">
            <text:p>36254</text:p>
          </table:table-cell>
          <table:table-cell office:value-type="float" office:value="75986" calcext:value-type="float">
            <text:p>75986</text:p>
          </table:table-cell>
          <table:table-cell office:value-type="float" office:value="112141" calcext:value-type="float">
            <text:p>112141</text:p>
          </table:table-cell>
          <table:table-cell office:value-type="float" office:value="117413" calcext:value-type="float">
            <text:p>117413</text:p>
          </table:table-cell>
          <table:table-cell office:value-type="float" office:value="123870" calcext:value-type="float">
            <text:p>123870</text:p>
          </table:table-cell>
        </table:table-row>
        <table:table-row table:style-name="ro2">
          <table:table-cell office:value-type="float" office:value="18101" calcext:value-type="float">
            <text:p>18101</text:p>
          </table:table-cell>
          <table:table-cell office:value-type="float" office:value="18348" calcext:value-type="float">
            <text:p>18348</text:p>
          </table:table-cell>
          <table:table-cell office:value-type="float" office:value="37250" calcext:value-type="float">
            <text:p>37250</text:p>
          </table:table-cell>
          <table:table-cell office:value-type="float" office:value="83541" calcext:value-type="float">
            <text:p>83541</text:p>
          </table:table-cell>
          <table:table-cell office:value-type="float" office:value="112973" calcext:value-type="float">
            <text:p>112973</text:p>
          </table:table-cell>
          <table:table-cell office:value-type="float" office:value="118746" calcext:value-type="float">
            <text:p>118746</text:p>
          </table:table-cell>
          <table:table-cell office:value-type="float" office:value="125942" calcext:value-type="float">
            <text:p>125942</text:p>
          </table:table-cell>
        </table:table-row>
        <table:table-row table:style-name="ro2">
          <table:table-cell office:value-type="float" office:value="18201" calcext:value-type="float">
            <text:p>18201</text:p>
          </table:table-cell>
          <table:table-cell office:value-type="float" office:value="18222" calcext:value-type="float">
            <text:p>18222</text:p>
          </table:table-cell>
          <table:table-cell office:value-type="float" office:value="37227" calcext:value-type="float">
            <text:p>37227</text:p>
          </table:table-cell>
          <table:table-cell office:value-type="float" office:value="73792" calcext:value-type="float">
            <text:p>73792</text:p>
          </table:table-cell>
          <table:table-cell office:value-type="float" office:value="113071" calcext:value-type="float">
            <text:p>113071</text:p>
          </table:table-cell>
          <table:table-cell office:value-type="float" office:value="119196" calcext:value-type="float">
            <text:p>119196</text:p>
          </table:table-cell>
          <table:table-cell office:value-type="float" office:value="126152" calcext:value-type="float">
            <text:p>126152</text:p>
          </table:table-cell>
        </table:table-row>
        <table:table-row table:style-name="ro2">
          <table:table-cell office:value-type="float" office:value="18301" calcext:value-type="float">
            <text:p>18301</text:p>
          </table:table-cell>
          <table:table-cell office:value-type="float" office:value="18361" calcext:value-type="float">
            <text:p>18361</text:p>
          </table:table-cell>
          <table:table-cell office:value-type="float" office:value="36034" calcext:value-type="float">
            <text:p>36034</text:p>
          </table:table-cell>
          <table:table-cell office:value-type="float" office:value="84011" calcext:value-type="float">
            <text:p>84011</text:p>
          </table:table-cell>
          <table:table-cell office:value-type="float" office:value="113220" calcext:value-type="float">
            <text:p>113220</text:p>
          </table:table-cell>
          <table:table-cell office:value-type="float" office:value="119546" calcext:value-type="float">
            <text:p>119546</text:p>
          </table:table-cell>
          <table:table-cell office:value-type="float" office:value="126487" calcext:value-type="float">
            <text:p>126487</text:p>
          </table:table-cell>
        </table:table-row>
        <table:table-row table:style-name="ro2">
          <table:table-cell office:value-type="float" office:value="18401" calcext:value-type="float">
            <text:p>18401</text:p>
          </table:table-cell>
          <table:table-cell office:value-type="float" office:value="18435" calcext:value-type="float">
            <text:p>18435</text:p>
          </table:table-cell>
          <table:table-cell office:value-type="float" office:value="38720" calcext:value-type="float">
            <text:p>38720</text:p>
          </table:table-cell>
          <table:table-cell office:value-type="float" office:value="78107" calcext:value-type="float">
            <text:p>78107</text:p>
          </table:table-cell>
          <table:table-cell office:value-type="float" office:value="114585" calcext:value-type="float">
            <text:p>114585</text:p>
          </table:table-cell>
          <table:table-cell office:value-type="float" office:value="119548" calcext:value-type="float">
            <text:p>119548</text:p>
          </table:table-cell>
          <table:table-cell office:value-type="float" office:value="125472" calcext:value-type="float">
            <text:p>125472</text:p>
          </table:table-cell>
        </table:table-row>
        <table:table-row table:style-name="ro2">
          <table:table-cell office:value-type="float" office:value="18501" calcext:value-type="float">
            <text:p>18501</text:p>
          </table:table-cell>
          <table:table-cell office:value-type="float" office:value="18593" calcext:value-type="float">
            <text:p>18593</text:p>
          </table:table-cell>
          <table:table-cell office:value-type="float" office:value="36483" calcext:value-type="float">
            <text:p>36483</text:p>
          </table:table-cell>
          <table:table-cell office:value-type="float" office:value="79059" calcext:value-type="float">
            <text:p>79059</text:p>
          </table:table-cell>
          <table:table-cell office:value-type="float" office:value="114540" calcext:value-type="float">
            <text:p>114540</text:p>
          </table:table-cell>
          <table:table-cell office:value-type="float" office:value="120759" calcext:value-type="float">
            <text:p>120759</text:p>
          </table:table-cell>
          <table:table-cell office:value-type="float" office:value="127216" calcext:value-type="float">
            <text:p>127216</text:p>
          </table:table-cell>
        </table:table-row>
        <table:table-row table:style-name="ro2">
          <table:table-cell office:value-type="float" office:value="18601" calcext:value-type="float">
            <text:p>18601</text:p>
          </table:table-cell>
          <table:table-cell office:value-type="float" office:value="19004" calcext:value-type="float">
            <text:p>19004</text:p>
          </table:table-cell>
          <table:table-cell office:value-type="float" office:value="35231" calcext:value-type="float">
            <text:p>35231</text:p>
          </table:table-cell>
          <table:table-cell office:value-type="float" office:value="79620" calcext:value-type="float">
            <text:p>79620</text:p>
          </table:table-cell>
          <table:table-cell office:value-type="float" office:value="115630" calcext:value-type="float">
            <text:p>115630</text:p>
          </table:table-cell>
          <table:table-cell office:value-type="float" office:value="121330" calcext:value-type="float">
            <text:p>121330</text:p>
          </table:table-cell>
          <table:table-cell office:value-type="float" office:value="129677" calcext:value-type="float">
            <text:p>129677</text:p>
          </table:table-cell>
        </table:table-row>
        <table:table-row table:style-name="ro2">
          <table:table-cell office:value-type="float" office:value="18701" calcext:value-type="float">
            <text:p>18701</text:p>
          </table:table-cell>
          <table:table-cell office:value-type="float" office:value="18802" calcext:value-type="float">
            <text:p>18802</text:p>
          </table:table-cell>
          <table:table-cell office:value-type="float" office:value="35934" calcext:value-type="float">
            <text:p>35934</text:p>
          </table:table-cell>
          <table:table-cell office:value-type="float" office:value="84642" calcext:value-type="float">
            <text:p>84642</text:p>
          </table:table-cell>
          <table:table-cell office:value-type="float" office:value="117420" calcext:value-type="float">
            <text:p>117420</text:p>
          </table:table-cell>
          <table:table-cell office:value-type="float" office:value="122139" calcext:value-type="float">
            <text:p>122139</text:p>
          </table:table-cell>
          <table:table-cell office:value-type="float" office:value="128427" calcext:value-type="float">
            <text:p>128427</text:p>
          </table:table-cell>
        </table:table-row>
        <table:table-row table:style-name="ro2">
          <table:table-cell office:value-type="float" office:value="18801" calcext:value-type="float">
            <text:p>18801</text:p>
          </table:table-cell>
          <table:table-cell office:value-type="float" office:value="19483" calcext:value-type="float">
            <text:p>19483</text:p>
          </table:table-cell>
          <table:table-cell office:value-type="float" office:value="37805" calcext:value-type="float">
            <text:p>37805</text:p>
          </table:table-cell>
          <table:table-cell office:value-type="float" office:value="77953" calcext:value-type="float">
            <text:p>77953</text:p>
          </table:table-cell>
          <table:table-cell office:value-type="float" office:value="116833" calcext:value-type="float">
            <text:p>116833</text:p>
          </table:table-cell>
          <table:table-cell office:value-type="float" office:value="126099" calcext:value-type="float">
            <text:p>126099</text:p>
          </table:table-cell>
          <table:table-cell office:value-type="float" office:value="152341" calcext:value-type="float">
            <text:p>152341</text:p>
          </table:table-cell>
        </table:table-row>
        <table:table-row table:style-name="ro2">
          <table:table-cell office:value-type="float" office:value="18901" calcext:value-type="float">
            <text:p>18901</text:p>
          </table:table-cell>
          <table:table-cell office:value-type="float" office:value="18996" calcext:value-type="float">
            <text:p>18996</text:p>
          </table:table-cell>
          <table:table-cell office:value-type="float" office:value="36536" calcext:value-type="float">
            <text:p>36536</text:p>
          </table:table-cell>
          <table:table-cell office:value-type="float" office:value="69877" calcext:value-type="float">
            <text:p>69877</text:p>
          </table:table-cell>
          <table:table-cell office:value-type="float" office:value="119826" calcext:value-type="float">
            <text:p>119826</text:p>
          </table:table-cell>
          <table:table-cell office:value-type="float" office:value="139811" calcext:value-type="float">
            <text:p>139811</text:p>
          </table:table-cell>
          <table:table-cell office:value-type="float" office:value="189819" calcext:value-type="float">
            <text:p>189819</text:p>
          </table:table-cell>
        </table:table-row>
        <table:table-row table:style-name="ro2">
          <table:table-cell office:value-type="float" office:value="19001" calcext:value-type="float">
            <text:p>19001</text:p>
          </table:table-cell>
          <table:table-cell office:value-type="float" office:value="19656" calcext:value-type="float">
            <text:p>19656</text:p>
          </table:table-cell>
          <table:table-cell office:value-type="float" office:value="37548" calcext:value-type="float">
            <text:p>37548</text:p>
          </table:table-cell>
          <table:table-cell office:value-type="float" office:value="63900" calcext:value-type="float">
            <text:p>63900</text:p>
          </table:table-cell>
          <table:table-cell office:value-type="float" office:value="119117" calcext:value-type="float">
            <text:p>119117</text:p>
          </table:table-cell>
          <table:table-cell office:value-type="float" office:value="125953" calcext:value-type="float">
            <text:p>125953</text:p>
          </table:table-cell>
          <table:table-cell office:value-type="float" office:value="141512" calcext:value-type="float">
            <text:p>141512</text:p>
          </table:table-cell>
        </table:table-row>
        <table:table-row table:style-name="ro2">
          <table:table-cell office:value-type="float" office:value="19101" calcext:value-type="float">
            <text:p>19101</text:p>
          </table:table-cell>
          <table:table-cell office:value-type="float" office:value="19912" calcext:value-type="float">
            <text:p>19912</text:p>
          </table:table-cell>
          <table:table-cell office:value-type="float" office:value="40662" calcext:value-type="float">
            <text:p>40662</text:p>
          </table:table-cell>
          <table:table-cell office:value-type="float" office:value="102604" calcext:value-type="float">
            <text:p>102604</text:p>
          </table:table-cell>
          <table:table-cell office:value-type="float" office:value="119646" calcext:value-type="float">
            <text:p>119646</text:p>
          </table:table-cell>
          <table:table-cell office:value-type="float" office:value="126114" calcext:value-type="float">
            <text:p>126114</text:p>
          </table:table-cell>
          <table:table-cell office:value-type="float" office:value="146077" calcext:value-type="float">
            <text:p>146077</text:p>
          </table:table-cell>
        </table:table-row>
        <table:table-row table:style-name="ro2">
          <table:table-cell office:value-type="float" office:value="19201" calcext:value-type="float">
            <text:p>19201</text:p>
          </table:table-cell>
          <table:table-cell office:value-type="float" office:value="20585" calcext:value-type="float">
            <text:p>20585</text:p>
          </table:table-cell>
          <table:table-cell office:value-type="float" office:value="43755" calcext:value-type="float">
            <text:p>43755</text:p>
          </table:table-cell>
          <table:table-cell office:value-type="float" office:value="87983" calcext:value-type="float">
            <text:p>87983</text:p>
          </table:table-cell>
          <table:table-cell office:value-type="float" office:value="121800" calcext:value-type="float">
            <text:p>121800</text:p>
          </table:table-cell>
          <table:table-cell office:value-type="float" office:value="128442" calcext:value-type="float">
            <text:p>128442</text:p>
          </table:table-cell>
          <table:table-cell office:value-type="float" office:value="140475" calcext:value-type="float">
            <text:p>140475</text:p>
          </table:table-cell>
        </table:table-row>
        <table:table-row table:style-name="ro2">
          <table:table-cell office:value-type="float" office:value="19301" calcext:value-type="float">
            <text:p>19301</text:p>
          </table:table-cell>
          <table:table-cell office:value-type="float" office:value="19392" calcext:value-type="float">
            <text:p>19392</text:p>
          </table:table-cell>
          <table:table-cell office:value-type="float" office:value="38271" calcext:value-type="float">
            <text:p>38271</text:p>
          </table:table-cell>
          <table:table-cell office:value-type="float" office:value="74168" calcext:value-type="float">
            <text:p>74168</text:p>
          </table:table-cell>
          <table:table-cell office:value-type="float" office:value="120686" calcext:value-type="float">
            <text:p>120686</text:p>
          </table:table-cell>
          <table:table-cell office:value-type="float" office:value="127303" calcext:value-type="float">
            <text:p>127303</text:p>
          </table:table-cell>
          <table:table-cell office:value-type="float" office:value="134807" calcext:value-type="float">
            <text:p>134807</text:p>
          </table:table-cell>
        </table:table-row>
        <table:table-row table:style-name="ro2">
          <table:table-cell office:value-type="float" office:value="19401" calcext:value-type="float">
            <text:p>19401</text:p>
          </table:table-cell>
          <table:table-cell office:value-type="float" office:value="19434" calcext:value-type="float">
            <text:p>19434</text:p>
          </table:table-cell>
          <table:table-cell office:value-type="float" office:value="37101" calcext:value-type="float">
            <text:p>37101</text:p>
          </table:table-cell>
          <table:table-cell office:value-type="float" office:value="88330" calcext:value-type="float">
            <text:p>88330</text:p>
          </table:table-cell>
          <table:table-cell office:value-type="float" office:value="122966" calcext:value-type="float">
            <text:p>122966</text:p>
          </table:table-cell>
          <table:table-cell office:value-type="float" office:value="145836" calcext:value-type="float">
            <text:p>145836</text:p>
          </table:table-cell>
          <table:table-cell office:value-type="float" office:value="197483" calcext:value-type="float">
            <text:p>197483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float" office:value="19708" calcext:value-type="float">
            <text:p>19708</text:p>
          </table:table-cell>
          <table:table-cell office:value-type="float" office:value="38354" calcext:value-type="float">
            <text:p>38354</text:p>
          </table:table-cell>
          <table:table-cell office:value-type="float" office:value="93453" calcext:value-type="float">
            <text:p>93453</text:p>
          </table:table-cell>
          <table:table-cell office:value-type="float" office:value="124880" calcext:value-type="float">
            <text:p>124880</text:p>
          </table:table-cell>
          <table:table-cell office:value-type="float" office:value="144398" calcext:value-type="float">
            <text:p>144398</text:p>
          </table:table-cell>
          <table:table-cell office:value-type="float" office:value="195760" calcext:value-type="float">
            <text:p>195760</text:p>
          </table:table-cell>
        </table:table-row>
        <table:table-row table:style-name="ro2">
          <table:table-cell office:value-type="float" office:value="19601" calcext:value-type="float">
            <text:p>19601</text:p>
          </table:table-cell>
          <table:table-cell office:value-type="float" office:value="19605" calcext:value-type="float">
            <text:p>19605</text:p>
          </table:table-cell>
          <table:table-cell office:value-type="float" office:value="41408" calcext:value-type="float">
            <text:p>41408</text:p>
          </table:table-cell>
          <table:table-cell office:value-type="float" office:value="86777" calcext:value-type="float">
            <text:p>86777</text:p>
          </table:table-cell>
          <table:table-cell office:value-type="float" office:value="123262" calcext:value-type="float">
            <text:p>123262</text:p>
          </table:table-cell>
          <table:table-cell office:value-type="float" office:value="134010" calcext:value-type="float">
            <text:p>134010</text:p>
          </table:table-cell>
          <table:table-cell office:value-type="float" office:value="150081" calcext:value-type="float">
            <text:p>150081</text:p>
          </table:table-cell>
        </table:table-row>
        <table:table-row table:style-name="ro2">
          <table:table-cell office:value-type="float" office:value="19701" calcext:value-type="float">
            <text:p>19701</text:p>
          </table:table-cell>
          <table:table-cell office:value-type="float" office:value="19837" calcext:value-type="float">
            <text:p>19837</text:p>
          </table:table-cell>
          <table:table-cell office:value-type="float" office:value="38847" calcext:value-type="float">
            <text:p>38847</text:p>
          </table:table-cell>
          <table:table-cell office:value-type="float" office:value="87662" calcext:value-type="float">
            <text:p>87662</text:p>
          </table:table-cell>
          <table:table-cell office:value-type="float" office:value="124984" calcext:value-type="float">
            <text:p>124984</text:p>
          </table:table-cell>
          <table:table-cell office:value-type="float" office:value="131449" calcext:value-type="float">
            <text:p>131449</text:p>
          </table:table-cell>
          <table:table-cell office:value-type="float" office:value="148411" calcext:value-type="float">
            <text:p>148411</text:p>
          </table:table-cell>
        </table:table-row>
        <table:table-row table:style-name="ro2">
          <table:table-cell office:value-type="float" office:value="19801" calcext:value-type="float">
            <text:p>19801</text:p>
          </table:table-cell>
          <table:table-cell office:value-type="float" office:value="20387" calcext:value-type="float">
            <text:p>20387</text:p>
          </table:table-cell>
          <table:table-cell office:value-type="float" office:value="41364" calcext:value-type="float">
            <text:p>41364</text:p>
          </table:table-cell>
          <table:table-cell office:value-type="float" office:value="90404" calcext:value-type="float">
            <text:p>90404</text:p>
          </table:table-cell>
          <table:table-cell office:value-type="float" office:value="125826" calcext:value-type="float">
            <text:p>125826</text:p>
          </table:table-cell>
          <table:table-cell office:value-type="float" office:value="133010" calcext:value-type="float">
            <text:p>133010</text:p>
          </table:table-cell>
          <table:table-cell office:value-type="float" office:value="152516" calcext:value-type="float">
            <text:p>152516</text:p>
          </table:table-cell>
        </table:table-row>
        <table:table-row table:style-name="ro2">
          <table:table-cell office:value-type="float" office:value="19901" calcext:value-type="float">
            <text:p>19901</text:p>
          </table:table-cell>
          <table:table-cell office:value-type="float" office:value="19965" calcext:value-type="float">
            <text:p>19965</text:p>
          </table:table-cell>
          <table:table-cell office:value-type="float" office:value="38265" calcext:value-type="float">
            <text:p>38265</text:p>
          </table:table-cell>
          <table:table-cell office:value-type="float" office:value="85992" calcext:value-type="float">
            <text:p>85992</text:p>
          </table:table-cell>
          <table:table-cell office:value-type="float" office:value="125568" calcext:value-type="float">
            <text:p>125568</text:p>
          </table:table-cell>
          <table:table-cell office:value-type="float" office:value="132437" calcext:value-type="float">
            <text:p>132437</text:p>
          </table:table-cell>
          <table:table-cell office:value-type="float" office:value="144741" calcext:value-type="float">
            <text:p>144741</text:p>
          </table:table-cell>
        </table:table-row>
        <table:table-row table:style-name="ro2">
          <table:table-cell office:value-type="float" office:value="20001" calcext:value-type="float">
            <text:p>20001</text:p>
          </table:table-cell>
          <table:table-cell office:value-type="float" office:value="20158" calcext:value-type="float">
            <text:p>20158</text:p>
          </table:table-cell>
          <table:table-cell office:value-type="float" office:value="38321" calcext:value-type="float">
            <text:p>38321</text:p>
          </table:table-cell>
          <table:table-cell office:value-type="float" office:value="69974" calcext:value-type="float">
            <text:p>69974</text:p>
          </table:table-cell>
          <table:table-cell office:value-type="float" office:value="126105" calcext:value-type="float">
            <text:p>126105</text:p>
          </table:table-cell>
          <table:table-cell office:value-type="float" office:value="131701" calcext:value-type="float">
            <text:p>131701</text:p>
          </table:table-cell>
          <table:table-cell office:value-type="float" office:value="145570" calcext:value-type="float">
            <text:p>145570</text:p>
          </table:table-cell>
        </table:table-row>
        <table:table-row table:style-name="ro2">
          <table:table-cell office:value-type="float" office:value="20101" calcext:value-type="float">
            <text:p>20101</text:p>
          </table:table-cell>
          <table:table-cell office:value-type="float" office:value="20119" calcext:value-type="float">
            <text:p>20119</text:p>
          </table:table-cell>
          <table:table-cell office:value-type="float" office:value="40932" calcext:value-type="float">
            <text:p>40932</text:p>
          </table:table-cell>
          <table:table-cell office:value-type="float" office:value="96953" calcext:value-type="float">
            <text:p>96953</text:p>
          </table:table-cell>
          <table:table-cell office:value-type="float" office:value="126223" calcext:value-type="float">
            <text:p>126223</text:p>
          </table:table-cell>
          <table:table-cell office:value-type="float" office:value="131970" calcext:value-type="float">
            <text:p>131970</text:p>
          </table:table-cell>
          <table:table-cell office:value-type="float" office:value="138380" calcext:value-type="float">
            <text:p>138380</text:p>
          </table:table-cell>
        </table:table-row>
        <table:table-row table:style-name="ro2">
          <table:table-cell office:value-type="float" office:value="20201" calcext:value-type="float">
            <text:p>20201</text:p>
          </table:table-cell>
          <table:table-cell office:value-type="float" office:value="20441" calcext:value-type="float">
            <text:p>20441</text:p>
          </table:table-cell>
          <table:table-cell office:value-type="float" office:value="40519" calcext:value-type="float">
            <text:p>40519</text:p>
          </table:table-cell>
          <table:table-cell office:value-type="float" office:value="72075" calcext:value-type="float">
            <text:p>72075</text:p>
          </table:table-cell>
          <table:table-cell office:value-type="float" office:value="126562" calcext:value-type="float">
            <text:p>126562</text:p>
          </table:table-cell>
          <table:table-cell office:value-type="float" office:value="133539" calcext:value-type="float">
            <text:p>133539</text:p>
          </table:table-cell>
          <table:table-cell office:value-type="float" office:value="144551" calcext:value-type="float">
            <text:p>144551</text:p>
          </table:table-cell>
        </table:table-row>
        <table:table-row table:style-name="ro2">
          <table:table-cell office:value-type="float" office:value="20301" calcext:value-type="float">
            <text:p>20301</text:p>
          </table:table-cell>
          <table:table-cell office:value-type="float" office:value="20451" calcext:value-type="float">
            <text:p>20451</text:p>
          </table:table-cell>
          <table:table-cell office:value-type="float" office:value="36853" calcext:value-type="float">
            <text:p>36853</text:p>
          </table:table-cell>
          <table:table-cell office:value-type="float" office:value="78515" calcext:value-type="float">
            <text:p>78515</text:p>
          </table:table-cell>
          <table:table-cell office:value-type="float" office:value="127546" calcext:value-type="float">
            <text:p>127546</text:p>
          </table:table-cell>
          <table:table-cell office:value-type="float" office:value="133291" calcext:value-type="float">
            <text:p>133291</text:p>
          </table:table-cell>
          <table:table-cell office:value-type="float" office:value="141197" calcext:value-type="float">
            <text:p>141197</text:p>
          </table:table-cell>
        </table:table-row>
        <table:table-row table:style-name="ro2">
          <table:table-cell office:value-type="float" office:value="20401" calcext:value-type="float">
            <text:p>20401</text:p>
          </table:table-cell>
          <table:table-cell office:value-type="float" office:value="20635" calcext:value-type="float">
            <text:p>20635</text:p>
          </table:table-cell>
          <table:table-cell office:value-type="float" office:value="40047" calcext:value-type="float">
            <text:p>40047</text:p>
          </table:table-cell>
          <table:table-cell office:value-type="float" office:value="84276" calcext:value-type="float">
            <text:p>84276</text:p>
          </table:table-cell>
          <table:table-cell office:value-type="float" office:value="128263" calcext:value-type="float">
            <text:p>128263</text:p>
          </table:table-cell>
          <table:table-cell office:value-type="float" office:value="134614" calcext:value-type="float">
            <text:p>134614</text:p>
          </table:table-cell>
          <table:table-cell office:value-type="float" office:value="142882" calcext:value-type="float">
            <text:p>142882</text:p>
          </table:table-cell>
        </table:table-row>
        <table:table-row table:style-name="ro2">
          <table:table-cell office:value-type="float" office:value="20501" calcext:value-type="float">
            <text:p>20501</text:p>
          </table:table-cell>
          <table:table-cell office:value-type="float" office:value="20596" calcext:value-type="float">
            <text:p>20596</text:p>
          </table:table-cell>
          <table:table-cell office:value-type="float" office:value="37639" calcext:value-type="float">
            <text:p>37639</text:p>
          </table:table-cell>
          <table:table-cell office:value-type="float" office:value="83890" calcext:value-type="float">
            <text:p>83890</text:p>
          </table:table-cell>
          <table:table-cell office:value-type="float" office:value="127296" calcext:value-type="float">
            <text:p>127296</text:p>
          </table:table-cell>
          <table:table-cell office:value-type="float" office:value="134457" calcext:value-type="float">
            <text:p>134457</text:p>
          </table:table-cell>
          <table:table-cell office:value-type="float" office:value="140622" calcext:value-type="float">
            <text:p>140622</text:p>
          </table:table-cell>
        </table:table-row>
        <table:table-row table:style-name="ro2">
          <table:table-cell office:value-type="float" office:value="20601" calcext:value-type="float">
            <text:p>20601</text:p>
          </table:table-cell>
          <table:table-cell office:value-type="float" office:value="20844" calcext:value-type="float">
            <text:p>20844</text:p>
          </table:table-cell>
          <table:table-cell office:value-type="float" office:value="41574" calcext:value-type="float">
            <text:p>41574</text:p>
          </table:table-cell>
          <table:table-cell office:value-type="float" office:value="86216" calcext:value-type="float">
            <text:p>86216</text:p>
          </table:table-cell>
          <table:table-cell office:value-type="float" office:value="128721" calcext:value-type="float">
            <text:p>128721</text:p>
          </table:table-cell>
          <table:table-cell office:value-type="float" office:value="135514" calcext:value-type="float">
            <text:p>135514</text:p>
          </table:table-cell>
          <table:table-cell office:value-type="float" office:value="142248" calcext:value-type="float">
            <text:p>142248</text:p>
          </table:table-cell>
        </table:table-row>
        <table:table-row table:style-name="ro2">
          <table:table-cell office:value-type="float" office:value="20701" calcext:value-type="float">
            <text:p>20701</text:p>
          </table:table-cell>
          <table:table-cell office:value-type="float" office:value="20753" calcext:value-type="float">
            <text:p>20753</text:p>
          </table:table-cell>
          <table:table-cell office:value-type="float" office:value="43512" calcext:value-type="float">
            <text:p>43512</text:p>
          </table:table-cell>
          <table:table-cell office:value-type="float" office:value="92935" calcext:value-type="float">
            <text:p>92935</text:p>
          </table:table-cell>
          <table:table-cell office:value-type="float" office:value="130456" calcext:value-type="float">
            <text:p>130456</text:p>
          </table:table-cell>
          <table:table-cell office:value-type="float" office:value="137386" calcext:value-type="float">
            <text:p>137386</text:p>
          </table:table-cell>
          <table:table-cell office:value-type="float" office:value="145477" calcext:value-type="float">
            <text:p>145477</text:p>
          </table:table-cell>
        </table:table-row>
        <table:table-row table:style-name="ro2">
          <table:table-cell office:value-type="float" office:value="20801" calcext:value-type="float">
            <text:p>20801</text:p>
          </table:table-cell>
          <table:table-cell office:value-type="float" office:value="20956" calcext:value-type="float">
            <text:p>20956</text:p>
          </table:table-cell>
          <table:table-cell office:value-type="float" office:value="42556" calcext:value-type="float">
            <text:p>42556</text:p>
          </table:table-cell>
          <table:table-cell office:value-type="float" office:value="99073" calcext:value-type="float">
            <text:p>99073</text:p>
          </table:table-cell>
          <table:table-cell office:value-type="float" office:value="131247" calcext:value-type="float">
            <text:p>131247</text:p>
          </table:table-cell>
          <table:table-cell office:value-type="float" office:value="136922" calcext:value-type="float">
            <text:p>136922</text:p>
          </table:table-cell>
          <table:table-cell office:value-type="float" office:value="143738" calcext:value-type="float">
            <text:p>143738</text:p>
          </table:table-cell>
        </table:table-row>
        <table:table-row table:style-name="ro2">
          <table:table-cell office:value-type="float" office:value="20901" calcext:value-type="float">
            <text:p>20901</text:p>
          </table:table-cell>
          <table:table-cell office:value-type="float" office:value="21547" calcext:value-type="float">
            <text:p>21547</text:p>
          </table:table-cell>
          <table:table-cell office:value-type="float" office:value="40052" calcext:value-type="float">
            <text:p>40052</text:p>
          </table:table-cell>
          <table:table-cell office:value-type="float" office:value="80957" calcext:value-type="float">
            <text:p>80957</text:p>
          </table:table-cell>
          <table:table-cell office:value-type="float" office:value="129389" calcext:value-type="float">
            <text:p>129389</text:p>
          </table:table-cell>
          <table:table-cell office:value-type="float" office:value="138182" calcext:value-type="float">
            <text:p>138182</text:p>
          </table:table-cell>
          <table:table-cell office:value-type="float" office:value="147944" calcext:value-type="float">
            <text:p>147944</text:p>
          </table:table-cell>
        </table:table-row>
        <table:table-row table:style-name="ro2">
          <table:table-cell office:value-type="float" office:value="21001" calcext:value-type="float">
            <text:p>21001</text:p>
          </table:table-cell>
          <table:table-cell office:value-type="float" office:value="21100" calcext:value-type="float">
            <text:p>21100</text:p>
          </table:table-cell>
          <table:table-cell office:value-type="float" office:value="39090" calcext:value-type="float">
            <text:p>39090</text:p>
          </table:table-cell>
          <table:table-cell office:value-type="float" office:value="76933" calcext:value-type="float">
            <text:p>76933</text:p>
          </table:table-cell>
          <table:table-cell office:value-type="float" office:value="132401" calcext:value-type="float">
            <text:p>132401</text:p>
          </table:table-cell>
          <table:table-cell office:value-type="float" office:value="139098" calcext:value-type="float">
            <text:p>139098</text:p>
          </table:table-cell>
          <table:table-cell office:value-type="float" office:value="145185" calcext:value-type="float">
            <text:p>145185</text:p>
          </table:table-cell>
        </table:table-row>
        <table:table-row table:style-name="ro2">
          <table:table-cell office:value-type="float" office:value="21101" calcext:value-type="float">
            <text:p>21101</text:p>
          </table:table-cell>
          <table:table-cell office:value-type="float" office:value="21210" calcext:value-type="float">
            <text:p>21210</text:p>
          </table:table-cell>
          <table:table-cell office:value-type="float" office:value="43554" calcext:value-type="float">
            <text:p>43554</text:p>
          </table:table-cell>
          <table:table-cell office:value-type="float" office:value="104554" calcext:value-type="float">
            <text:p>104554</text:p>
          </table:table-cell>
          <table:table-cell office:value-type="float" office:value="131950" calcext:value-type="float">
            <text:p>131950</text:p>
          </table:table-cell>
          <table:table-cell office:value-type="float" office:value="139164" calcext:value-type="float">
            <text:p>139164</text:p>
          </table:table-cell>
          <table:table-cell office:value-type="float" office:value="146339" calcext:value-type="float">
            <text:p>146339</text:p>
          </table:table-cell>
        </table:table-row>
        <table:table-row table:style-name="ro2">
          <table:table-cell office:value-type="float" office:value="21201" calcext:value-type="float">
            <text:p>21201</text:p>
          </table:table-cell>
          <table:table-cell office:value-type="float" office:value="21664" calcext:value-type="float">
            <text:p>21664</text:p>
          </table:table-cell>
          <table:table-cell office:value-type="float" office:value="43663" calcext:value-type="float">
            <text:p>43663</text:p>
          </table:table-cell>
          <table:table-cell office:value-type="float" office:value="93087" calcext:value-type="float">
            <text:p>93087</text:p>
          </table:table-cell>
          <table:table-cell office:value-type="float" office:value="132135" calcext:value-type="float">
            <text:p>132135</text:p>
          </table:table-cell>
          <table:table-cell office:value-type="float" office:value="139049" calcext:value-type="float">
            <text:p>139049</text:p>
          </table:table-cell>
          <table:table-cell office:value-type="float" office:value="148496" calcext:value-type="float">
            <text:p>148496</text:p>
          </table:table-cell>
        </table:table-row>
        <table:table-row table:style-name="ro2">
          <table:table-cell office:value-type="float" office:value="21301" calcext:value-type="float">
            <text:p>21301</text:p>
          </table:table-cell>
          <table:table-cell office:value-type="float" office:value="21336" calcext:value-type="float">
            <text:p>21336</text:p>
          </table:table-cell>
          <table:table-cell office:value-type="float" office:value="41100" calcext:value-type="float">
            <text:p>41100</text:p>
          </table:table-cell>
          <table:table-cell office:value-type="float" office:value="90063" calcext:value-type="float">
            <text:p>90063</text:p>
          </table:table-cell>
          <table:table-cell office:value-type="float" office:value="132947" calcext:value-type="float">
            <text:p>132947</text:p>
          </table:table-cell>
          <table:table-cell office:value-type="float" office:value="139534" calcext:value-type="float">
            <text:p>139534</text:p>
          </table:table-cell>
          <table:table-cell office:value-type="float" office:value="148660" calcext:value-type="float">
            <text:p>148660</text:p>
          </table:table-cell>
        </table:table-row>
        <table:table-row table:style-name="ro2">
          <table:table-cell office:value-type="float" office:value="21401" calcext:value-type="float">
            <text:p>21401</text:p>
          </table:table-cell>
          <table:table-cell office:value-type="float" office:value="21777" calcext:value-type="float">
            <text:p>21777</text:p>
          </table:table-cell>
          <table:table-cell office:value-type="float" office:value="40983" calcext:value-type="float">
            <text:p>40983</text:p>
          </table:table-cell>
          <table:table-cell office:value-type="float" office:value="78578" calcext:value-type="float">
            <text:p>78578</text:p>
          </table:table-cell>
          <table:table-cell office:value-type="float" office:value="134741" calcext:value-type="float">
            <text:p>134741</text:p>
          </table:table-cell>
          <table:table-cell office:value-type="float" office:value="140824" calcext:value-type="float">
            <text:p>140824</text:p>
          </table:table-cell>
          <table:table-cell office:value-type="float" office:value="150242" calcext:value-type="float">
            <text:p>150242</text:p>
          </table:table-cell>
        </table:table-row>
        <table:table-row table:style-name="ro2">
          <table:table-cell office:value-type="float" office:value="21501" calcext:value-type="float">
            <text:p>21501</text:p>
          </table:table-cell>
          <table:table-cell office:value-type="float" office:value="22316" calcext:value-type="float">
            <text:p>22316</text:p>
          </table:table-cell>
          <table:table-cell office:value-type="float" office:value="43351" calcext:value-type="float">
            <text:p>43351</text:p>
          </table:table-cell>
          <table:table-cell office:value-type="float" office:value="89467" calcext:value-type="float">
            <text:p>89467</text:p>
          </table:table-cell>
          <table:table-cell office:value-type="float" office:value="134208" calcext:value-type="float">
            <text:p>134208</text:p>
          </table:table-cell>
          <table:table-cell office:value-type="float" office:value="141060" calcext:value-type="float">
            <text:p>141060</text:p>
          </table:table-cell>
          <table:table-cell office:value-type="float" office:value="151318" calcext:value-type="float">
            <text:p>151318</text:p>
          </table:table-cell>
        </table:table-row>
        <table:table-row table:style-name="ro2">
          <table:table-cell office:value-type="float" office:value="21601" calcext:value-type="float">
            <text:p>21601</text:p>
          </table:table-cell>
          <table:table-cell office:value-type="float" office:value="21901" calcext:value-type="float">
            <text:p>21901</text:p>
          </table:table-cell>
          <table:table-cell office:value-type="float" office:value="42857" calcext:value-type="float">
            <text:p>42857</text:p>
          </table:table-cell>
          <table:table-cell office:value-type="float" office:value="93089" calcext:value-type="float">
            <text:p>93089</text:p>
          </table:table-cell>
          <table:table-cell office:value-type="float" office:value="134433" calcext:value-type="float">
            <text:p>134433</text:p>
          </table:table-cell>
          <table:table-cell office:value-type="float" office:value="141550" calcext:value-type="float">
            <text:p>141550</text:p>
          </table:table-cell>
          <table:table-cell office:value-type="float" office:value="150688" calcext:value-type="float">
            <text:p>150688</text:p>
          </table:table-cell>
        </table:table-row>
        <table:table-row table:style-name="ro2">
          <table:table-cell office:value-type="float" office:value="21701" calcext:value-type="float">
            <text:p>21701</text:p>
          </table:table-cell>
          <table:table-cell office:value-type="float" office:value="22574" calcext:value-type="float">
            <text:p>22574</text:p>
          </table:table-cell>
          <table:table-cell office:value-type="float" office:value="43755" calcext:value-type="float">
            <text:p>43755</text:p>
          </table:table-cell>
          <table:table-cell office:value-type="float" office:value="115704" calcext:value-type="float">
            <text:p>115704</text:p>
          </table:table-cell>
          <table:table-cell office:value-type="float" office:value="135241" calcext:value-type="float">
            <text:p>135241</text:p>
          </table:table-cell>
          <table:table-cell office:value-type="float" office:value="142408" calcext:value-type="float">
            <text:p>142408</text:p>
          </table:table-cell>
          <table:table-cell office:value-type="float" office:value="156080" calcext:value-type="float">
            <text:p>156080</text:p>
          </table:table-cell>
        </table:table-row>
        <table:table-row table:style-name="ro2">
          <table:table-cell office:value-type="float" office:value="21801" calcext:value-type="float">
            <text:p>21801</text:p>
          </table:table-cell>
          <table:table-cell office:value-type="float" office:value="22782" calcext:value-type="float">
            <text:p>22782</text:p>
          </table:table-cell>
          <table:table-cell office:value-type="float" office:value="43230" calcext:value-type="float">
            <text:p>43230</text:p>
          </table:table-cell>
          <table:table-cell office:value-type="float" office:value="86925" calcext:value-type="float">
            <text:p>86925</text:p>
          </table:table-cell>
          <table:table-cell office:value-type="float" office:value="136747" calcext:value-type="float">
            <text:p>136747</text:p>
          </table:table-cell>
          <table:table-cell office:value-type="float" office:value="142799" calcext:value-type="float">
            <text:p>142799</text:p>
          </table:table-cell>
          <table:table-cell office:value-type="float" office:value="150016" calcext:value-type="float">
            <text:p>150016</text:p>
          </table:table-cell>
        </table:table-row>
        <table:table-row table:style-name="ro2">
          <table:table-cell office:value-type="float" office:value="21901" calcext:value-type="float">
            <text:p>21901</text:p>
          </table:table-cell>
          <table:table-cell office:value-type="float" office:value="22969" calcext:value-type="float">
            <text:p>22969</text:p>
          </table:table-cell>
          <table:table-cell office:value-type="float" office:value="42024" calcext:value-type="float">
            <text:p>42024</text:p>
          </table:table-cell>
          <table:table-cell office:value-type="float" office:value="92661" calcext:value-type="float">
            <text:p>92661</text:p>
          </table:table-cell>
          <table:table-cell office:value-type="float" office:value="137342" calcext:value-type="float">
            <text:p>137342</text:p>
          </table:table-cell>
          <table:table-cell office:value-type="float" office:value="143055" calcext:value-type="float">
            <text:p>143055</text:p>
          </table:table-cell>
          <table:table-cell office:value-type="float" office:value="155247" calcext:value-type="float">
            <text:p>155247</text:p>
          </table:table-cell>
        </table:table-row>
        <table:table-row table:style-name="ro2">
          <table:table-cell office:value-type="float" office:value="22001" calcext:value-type="float">
            <text:p>22001</text:p>
          </table:table-cell>
          <table:table-cell office:value-type="float" office:value="22278" calcext:value-type="float">
            <text:p>22278</text:p>
          </table:table-cell>
          <table:table-cell office:value-type="float" office:value="42325" calcext:value-type="float">
            <text:p>42325</text:p>
          </table:table-cell>
          <table:table-cell office:value-type="float" office:value="98669" calcext:value-type="float">
            <text:p>98669</text:p>
          </table:table-cell>
          <table:table-cell office:value-type="float" office:value="136879" calcext:value-type="float">
            <text:p>136879</text:p>
          </table:table-cell>
          <table:table-cell office:value-type="float" office:value="143334" calcext:value-type="float">
            <text:p>143334</text:p>
          </table:table-cell>
          <table:table-cell office:value-type="float" office:value="149867" calcext:value-type="float">
            <text:p>149867</text:p>
          </table:table-cell>
        </table:table-row>
        <table:table-row table:style-name="ro2">
          <table:table-cell office:value-type="float" office:value="22101" calcext:value-type="float">
            <text:p>22101</text:p>
          </table:table-cell>
          <table:table-cell office:value-type="float" office:value="23931" calcext:value-type="float">
            <text:p>23931</text:p>
          </table:table-cell>
          <table:table-cell office:value-type="float" office:value="41493" calcext:value-type="float">
            <text:p>41493</text:p>
          </table:table-cell>
          <table:table-cell office:value-type="float" office:value="84800" calcext:value-type="float">
            <text:p>84800</text:p>
          </table:table-cell>
          <table:table-cell office:value-type="float" office:value="137900" calcext:value-type="float">
            <text:p>137900</text:p>
          </table:table-cell>
          <table:table-cell office:value-type="float" office:value="144212" calcext:value-type="float">
            <text:p>144212</text:p>
          </table:table-cell>
          <table:table-cell office:value-type="float" office:value="151377" calcext:value-type="float">
            <text:p>151377</text:p>
          </table:table-cell>
        </table:table-row>
        <table:table-row table:style-name="ro2">
          <table:table-cell office:value-type="float" office:value="22201" calcext:value-type="float">
            <text:p>22201</text:p>
          </table:table-cell>
          <table:table-cell office:value-type="float" office:value="22992" calcext:value-type="float">
            <text:p>22992</text:p>
          </table:table-cell>
          <table:table-cell office:value-type="float" office:value="45639" calcext:value-type="float">
            <text:p>45639</text:p>
          </table:table-cell>
          <table:table-cell office:value-type="float" office:value="84741" calcext:value-type="float">
            <text:p>84741</text:p>
          </table:table-cell>
          <table:table-cell office:value-type="float" office:value="137736" calcext:value-type="float">
            <text:p>137736</text:p>
          </table:table-cell>
          <table:table-cell office:value-type="float" office:value="145374" calcext:value-type="float">
            <text:p>145374</text:p>
          </table:table-cell>
          <table:table-cell office:value-type="float" office:value="154394" calcext:value-type="float">
            <text:p>154394</text:p>
          </table:table-cell>
        </table:table-row>
        <table:table-row table:style-name="ro2">
          <table:table-cell office:value-type="float" office:value="22301" calcext:value-type="float">
            <text:p>22301</text:p>
          </table:table-cell>
          <table:table-cell office:value-type="float" office:value="22848" calcext:value-type="float">
            <text:p>22848</text:p>
          </table:table-cell>
          <table:table-cell office:value-type="float" office:value="42889" calcext:value-type="float">
            <text:p>42889</text:p>
          </table:table-cell>
          <table:table-cell office:value-type="float" office:value="89935" calcext:value-type="float">
            <text:p>89935</text:p>
          </table:table-cell>
          <table:table-cell office:value-type="float" office:value="138760" calcext:value-type="float">
            <text:p>138760</text:p>
          </table:table-cell>
          <table:table-cell office:value-type="float" office:value="145911" calcext:value-type="float">
            <text:p>145911</text:p>
          </table:table-cell>
          <table:table-cell office:value-type="float" office:value="155508" calcext:value-type="float">
            <text:p>155508</text:p>
          </table:table-cell>
        </table:table-row>
        <table:table-row table:style-name="ro2">
          <table:table-cell office:value-type="float" office:value="22401" calcext:value-type="float">
            <text:p>22401</text:p>
          </table:table-cell>
          <table:table-cell office:value-type="float" office:value="22657" calcext:value-type="float">
            <text:p>22657</text:p>
          </table:table-cell>
          <table:table-cell office:value-type="float" office:value="47180" calcext:value-type="float">
            <text:p>47180</text:p>
          </table:table-cell>
          <table:table-cell office:value-type="float" office:value="83659" calcext:value-type="float">
            <text:p>83659</text:p>
          </table:table-cell>
          <table:table-cell office:value-type="float" office:value="140120" calcext:value-type="float">
            <text:p>140120</text:p>
          </table:table-cell>
          <table:table-cell office:value-type="float" office:value="145968" calcext:value-type="float">
            <text:p>145968</text:p>
          </table:table-cell>
          <table:table-cell office:value-type="float" office:value="155476" calcext:value-type="float">
            <text:p>155476</text:p>
          </table:table-cell>
        </table:table-row>
        <table:table-row table:style-name="ro2">
          <table:table-cell office:value-type="float" office:value="22501" calcext:value-type="float">
            <text:p>22501</text:p>
          </table:table-cell>
          <table:table-cell office:value-type="float" office:value="22909" calcext:value-type="float">
            <text:p>22909</text:p>
          </table:table-cell>
          <table:table-cell office:value-type="float" office:value="46538" calcext:value-type="float">
            <text:p>46538</text:p>
          </table:table-cell>
          <table:table-cell office:value-type="float" office:value="100116" calcext:value-type="float">
            <text:p>100116</text:p>
          </table:table-cell>
          <table:table-cell office:value-type="float" office:value="140394" calcext:value-type="float">
            <text:p>140394</text:p>
          </table:table-cell>
          <table:table-cell office:value-type="float" office:value="147012" calcext:value-type="float">
            <text:p>147012</text:p>
          </table:table-cell>
          <table:table-cell office:value-type="float" office:value="160291" calcext:value-type="float">
            <text:p>160291</text:p>
          </table:table-cell>
        </table:table-row>
        <table:table-row table:style-name="ro2">
          <table:table-cell office:value-type="float" office:value="22601" calcext:value-type="float">
            <text:p>22601</text:p>
          </table:table-cell>
          <table:table-cell office:value-type="float" office:value="22759" calcext:value-type="float">
            <text:p>22759</text:p>
          </table:table-cell>
          <table:table-cell office:value-type="float" office:value="43357" calcext:value-type="float">
            <text:p>43357</text:p>
          </table:table-cell>
          <table:table-cell office:value-type="float" office:value="78944" calcext:value-type="float">
            <text:p>78944</text:p>
          </table:table-cell>
          <table:table-cell office:value-type="float" office:value="141085" calcext:value-type="float">
            <text:p>141085</text:p>
          </table:table-cell>
          <table:table-cell office:value-type="float" office:value="147478" calcext:value-type="float">
            <text:p>147478</text:p>
          </table:table-cell>
          <table:table-cell office:value-type="float" office:value="154733" calcext:value-type="float">
            <text:p>154733</text:p>
          </table:table-cell>
        </table:table-row>
        <table:table-row table:style-name="ro2">
          <table:table-cell office:value-type="float" office:value="22701" calcext:value-type="float">
            <text:p>22701</text:p>
          </table:table-cell>
          <table:table-cell office:value-type="float" office:value="23779" calcext:value-type="float">
            <text:p>23779</text:p>
          </table:table-cell>
          <table:table-cell office:value-type="float" office:value="43194" calcext:value-type="float">
            <text:p>43194</text:p>
          </table:table-cell>
          <table:table-cell office:value-type="float" office:value="82030" calcext:value-type="float">
            <text:p>82030</text:p>
          </table:table-cell>
          <table:table-cell office:value-type="float" office:value="141787" calcext:value-type="float">
            <text:p>141787</text:p>
          </table:table-cell>
          <table:table-cell office:value-type="float" office:value="148391" calcext:value-type="float">
            <text:p>148391</text:p>
          </table:table-cell>
          <table:table-cell office:value-type="float" office:value="158259" calcext:value-type="float">
            <text:p>158259</text:p>
          </table:table-cell>
        </table:table-row>
        <table:table-row table:style-name="ro2">
          <table:table-cell office:value-type="float" office:value="22801" calcext:value-type="float">
            <text:p>22801</text:p>
          </table:table-cell>
          <table:table-cell office:value-type="float" office:value="23129" calcext:value-type="float">
            <text:p>23129</text:p>
          </table:table-cell>
          <table:table-cell office:value-type="float" office:value="46736" calcext:value-type="float">
            <text:p>46736</text:p>
          </table:table-cell>
          <table:table-cell office:value-type="float" office:value="96497" calcext:value-type="float">
            <text:p>96497</text:p>
          </table:table-cell>
          <table:table-cell office:value-type="float" office:value="142435" calcext:value-type="float">
            <text:p>142435</text:p>
          </table:table-cell>
          <table:table-cell office:value-type="float" office:value="148895" calcext:value-type="float">
            <text:p>148895</text:p>
          </table:table-cell>
          <table:table-cell office:value-type="float" office:value="159246" calcext:value-type="float">
            <text:p>159246</text:p>
          </table:table-cell>
        </table:table-row>
        <table:table-row table:style-name="ro2">
          <table:table-cell office:value-type="float" office:value="22901" calcext:value-type="float">
            <text:p>22901</text:p>
          </table:table-cell>
          <table:table-cell office:value-type="float" office:value="23010" calcext:value-type="float">
            <text:p>23010</text:p>
          </table:table-cell>
          <table:table-cell office:value-type="float" office:value="47034" calcext:value-type="float">
            <text:p>47034</text:p>
          </table:table-cell>
          <table:table-cell office:value-type="float" office:value="94719" calcext:value-type="float">
            <text:p>94719</text:p>
          </table:table-cell>
          <table:table-cell office:value-type="float" office:value="144101" calcext:value-type="float">
            <text:p>144101</text:p>
          </table:table-cell>
          <table:table-cell office:value-type="float" office:value="149697" calcext:value-type="float">
            <text:p>149697</text:p>
          </table:table-cell>
          <table:table-cell office:value-type="float" office:value="160070" calcext:value-type="float">
            <text:p>160070</text:p>
          </table:table-cell>
        </table:table-row>
        <table:table-row table:style-name="ro2">
          <table:table-cell office:value-type="float" office:value="23001" calcext:value-type="float">
            <text:p>23001</text:p>
          </table:table-cell>
          <table:table-cell office:value-type="float" office:value="23044" calcext:value-type="float">
            <text:p>23044</text:p>
          </table:table-cell>
          <table:table-cell office:value-type="float" office:value="47311" calcext:value-type="float">
            <text:p>47311</text:p>
          </table:table-cell>
          <table:table-cell office:value-type="float" office:value="99138" calcext:value-type="float">
            <text:p>99138</text:p>
          </table:table-cell>
          <table:table-cell office:value-type="float" office:value="144094" calcext:value-type="float">
            <text:p>144094</text:p>
          </table:table-cell>
          <table:table-cell office:value-type="float" office:value="149925" calcext:value-type="float">
            <text:p>149925</text:p>
          </table:table-cell>
          <table:table-cell office:value-type="float" office:value="158987" calcext:value-type="float">
            <text:p>158987</text:p>
          </table:table-cell>
        </table:table-row>
        <table:table-row table:style-name="ro2">
          <table:table-cell office:value-type="float" office:value="23101" calcext:value-type="float">
            <text:p>23101</text:p>
          </table:table-cell>
          <table:table-cell office:value-type="float" office:value="23209" calcext:value-type="float">
            <text:p>23209</text:p>
          </table:table-cell>
          <table:table-cell office:value-type="float" office:value="47756" calcext:value-type="float">
            <text:p>47756</text:p>
          </table:table-cell>
          <table:table-cell office:value-type="float" office:value="98606" calcext:value-type="float">
            <text:p>98606</text:p>
          </table:table-cell>
          <table:table-cell office:value-type="float" office:value="144760" calcext:value-type="float">
            <text:p>144760</text:p>
          </table:table-cell>
          <table:table-cell office:value-type="float" office:value="150673" calcext:value-type="float">
            <text:p>150673</text:p>
          </table:table-cell>
          <table:table-cell office:value-type="float" office:value="158638" calcext:value-type="float">
            <text:p>158638</text:p>
          </table:table-cell>
        </table:table-row>
        <table:table-row table:style-name="ro2">
          <table:table-cell office:value-type="float" office:value="23201" calcext:value-type="float">
            <text:p>23201</text:p>
          </table:table-cell>
          <table:table-cell office:value-type="float" office:value="23693" calcext:value-type="float">
            <text:p>23693</text:p>
          </table:table-cell>
          <table:table-cell office:value-type="float" office:value="45374" calcext:value-type="float">
            <text:p>45374</text:p>
          </table:table-cell>
          <table:table-cell office:value-type="float" office:value="127322" calcext:value-type="float">
            <text:p>127322</text:p>
          </table:table-cell>
          <table:table-cell office:value-type="float" office:value="145381" calcext:value-type="float">
            <text:p>145381</text:p>
          </table:table-cell>
          <table:table-cell office:value-type="float" office:value="151218" calcext:value-type="float">
            <text:p>151218</text:p>
          </table:table-cell>
          <table:table-cell office:value-type="float" office:value="162556" calcext:value-type="float">
            <text:p>162556</text:p>
          </table:table-cell>
        </table:table-row>
        <table:table-row table:style-name="ro2">
          <table:table-cell office:value-type="float" office:value="23301" calcext:value-type="float">
            <text:p>23301</text:p>
          </table:table-cell>
          <table:table-cell office:value-type="float" office:value="23360" calcext:value-type="float">
            <text:p>23360</text:p>
          </table:table-cell>
          <table:table-cell office:value-type="float" office:value="44718" calcext:value-type="float">
            <text:p>44718</text:p>
          </table:table-cell>
          <table:table-cell office:value-type="float" office:value="106955" calcext:value-type="float">
            <text:p>106955</text:p>
          </table:table-cell>
          <table:table-cell office:value-type="float" office:value="144463" calcext:value-type="float">
            <text:p>144463</text:p>
          </table:table-cell>
          <table:table-cell office:value-type="float" office:value="152051" calcext:value-type="float">
            <text:p>152051</text:p>
          </table:table-cell>
          <table:table-cell office:value-type="float" office:value="163767" calcext:value-type="float">
            <text:p>163767</text:p>
          </table:table-cell>
        </table:table-row>
        <table:table-row table:style-name="ro2">
          <table:table-cell office:value-type="float" office:value="23401" calcext:value-type="float">
            <text:p>23401</text:p>
          </table:table-cell>
          <table:table-cell office:value-type="float" office:value="24053" calcext:value-type="float">
            <text:p>24053</text:p>
          </table:table-cell>
          <table:table-cell office:value-type="float" office:value="45417" calcext:value-type="float">
            <text:p>45417</text:p>
          </table:table-cell>
          <table:table-cell office:value-type="float" office:value="94252" calcext:value-type="float">
            <text:p>94252</text:p>
          </table:table-cell>
          <table:table-cell office:value-type="float" office:value="146322" calcext:value-type="float">
            <text:p>146322</text:p>
          </table:table-cell>
          <table:table-cell office:value-type="float" office:value="152406" calcext:value-type="float">
            <text:p>152406</text:p>
          </table:table-cell>
          <table:table-cell office:value-type="float" office:value="163075" calcext:value-type="float">
            <text:p>163075</text:p>
          </table:table-cell>
        </table:table-row>
        <table:table-row table:style-name="ro2">
          <table:table-cell office:value-type="float" office:value="23501" calcext:value-type="float">
            <text:p>23501</text:p>
          </table:table-cell>
          <table:table-cell office:value-type="float" office:value="24601" calcext:value-type="float">
            <text:p>24601</text:p>
          </table:table-cell>
          <table:table-cell office:value-type="float" office:value="47968" calcext:value-type="float">
            <text:p>47968</text:p>
          </table:table-cell>
          <table:table-cell office:value-type="float" office:value="99437" calcext:value-type="float">
            <text:p>99437</text:p>
          </table:table-cell>
          <table:table-cell office:value-type="float" office:value="146393" calcext:value-type="float">
            <text:p>146393</text:p>
          </table:table-cell>
          <table:table-cell office:value-type="float" office:value="153252" calcext:value-type="float">
            <text:p>153252</text:p>
          </table:table-cell>
          <table:table-cell office:value-type="float" office:value="162443" calcext:value-type="float">
            <text:p>162443</text:p>
          </table:table-cell>
        </table:table-row>
        <table:table-row table:style-name="ro2">
          <table:table-cell office:value-type="float" office:value="23601" calcext:value-type="float">
            <text:p>23601</text:p>
          </table:table-cell>
          <table:table-cell office:value-type="float" office:value="24392" calcext:value-type="float">
            <text:p>24392</text:p>
          </table:table-cell>
          <table:table-cell office:value-type="float" office:value="49242" calcext:value-type="float">
            <text:p>49242</text:p>
          </table:table-cell>
          <table:table-cell office:value-type="float" office:value="95063" calcext:value-type="float">
            <text:p>95063</text:p>
          </table:table-cell>
          <table:table-cell office:value-type="float" office:value="148770" calcext:value-type="float">
            <text:p>148770</text:p>
          </table:table-cell>
          <table:table-cell office:value-type="float" office:value="154534" calcext:value-type="float">
            <text:p>154534</text:p>
          </table:table-cell>
          <table:table-cell office:value-type="float" office:value="165310" calcext:value-type="float">
            <text:p>165310</text:p>
          </table:table-cell>
        </table:table-row>
        <table:table-row table:style-name="ro2">
          <table:table-cell office:value-type="float" office:value="23701" calcext:value-type="float">
            <text:p>23701</text:p>
          </table:table-cell>
          <table:table-cell office:value-type="float" office:value="23911" calcext:value-type="float">
            <text:p>23911</text:p>
          </table:table-cell>
          <table:table-cell office:value-type="float" office:value="49488" calcext:value-type="float">
            <text:p>49488</text:p>
          </table:table-cell>
          <table:table-cell office:value-type="float" office:value="99213" calcext:value-type="float">
            <text:p>99213</text:p>
          </table:table-cell>
          <table:table-cell office:value-type="float" office:value="148941" calcext:value-type="float">
            <text:p>148941</text:p>
          </table:table-cell>
          <table:table-cell office:value-type="float" office:value="154363" calcext:value-type="float">
            <text:p>154363</text:p>
          </table:table-cell>
          <table:table-cell office:value-type="float" office:value="165312" calcext:value-type="float">
            <text:p>165312</text:p>
          </table:table-cell>
        </table:table-row>
        <table:table-row table:style-name="ro2">
          <table:table-cell office:value-type="float" office:value="23801" calcext:value-type="float">
            <text:p>23801</text:p>
          </table:table-cell>
          <table:table-cell office:value-type="float" office:value="23800" calcext:value-type="float">
            <text:p>23800</text:p>
          </table:table-cell>
          <table:table-cell office:value-type="float" office:value="47855" calcext:value-type="float">
            <text:p>47855</text:p>
          </table:table-cell>
          <table:table-cell office:value-type="float" office:value="110089" calcext:value-type="float">
            <text:p>110089</text:p>
          </table:table-cell>
          <table:table-cell office:value-type="float" office:value="148930" calcext:value-type="float">
            <text:p>148930</text:p>
          </table:table-cell>
          <table:table-cell office:value-type="float" office:value="155026" calcext:value-type="float">
            <text:p>155026</text:p>
          </table:table-cell>
          <table:table-cell office:value-type="float" office:value="161972" calcext:value-type="float">
            <text:p>161972</text:p>
          </table:table-cell>
        </table:table-row>
        <table:table-row table:style-name="ro2">
          <table:table-cell office:value-type="float" office:value="23901" calcext:value-type="float">
            <text:p>23901</text:p>
          </table:table-cell>
          <table:table-cell office:value-type="float" office:value="24046" calcext:value-type="float">
            <text:p>24046</text:p>
          </table:table-cell>
          <table:table-cell office:value-type="float" office:value="48760" calcext:value-type="float">
            <text:p>48760</text:p>
          </table:table-cell>
          <table:table-cell office:value-type="float" office:value="136154" calcext:value-type="float">
            <text:p>136154</text:p>
          </table:table-cell>
          <table:table-cell office:value-type="float" office:value="150213" calcext:value-type="float">
            <text:p>150213</text:p>
          </table:table-cell>
          <table:table-cell office:value-type="float" office:value="156802" calcext:value-type="float">
            <text:p>156802</text:p>
          </table:table-cell>
          <table:table-cell office:value-type="float" office:value="170978" calcext:value-type="float">
            <text:p>170978</text:p>
          </table:table-cell>
        </table:table-row>
        <table:table-row table:style-name="ro2">
          <table:table-cell office:value-type="float" office:value="24001" calcext:value-type="float">
            <text:p>24001</text:p>
          </table:table-cell>
          <table:table-cell office:value-type="float" office:value="24004" calcext:value-type="float">
            <text:p>24004</text:p>
          </table:table-cell>
          <table:table-cell office:value-type="float" office:value="48838" calcext:value-type="float">
            <text:p>48838</text:p>
          </table:table-cell>
          <table:table-cell office:value-type="float" office:value="89620" calcext:value-type="float">
            <text:p>89620</text:p>
          </table:table-cell>
          <table:table-cell office:value-type="float" office:value="150376" calcext:value-type="float">
            <text:p>150376</text:p>
          </table:table-cell>
          <table:table-cell office:value-type="float" office:value="156245" calcext:value-type="float">
            <text:p>156245</text:p>
          </table:table-cell>
          <table:table-cell office:value-type="float" office:value="164387" calcext:value-type="float">
            <text:p>164387</text:p>
          </table:table-cell>
        </table:table-row>
        <table:table-row table:style-name="ro2">
          <table:table-cell office:value-type="float" office:value="24101" calcext:value-type="float">
            <text:p>24101</text:p>
          </table:table-cell>
          <table:table-cell office:value-type="float" office:value="24118" calcext:value-type="float">
            <text:p>24118</text:p>
          </table:table-cell>
          <table:table-cell office:value-type="float" office:value="48000" calcext:value-type="float">
            <text:p>48000</text:p>
          </table:table-cell>
          <table:table-cell office:value-type="float" office:value="82192" calcext:value-type="float">
            <text:p>82192</text:p>
          </table:table-cell>
          <table:table-cell office:value-type="float" office:value="150394" calcext:value-type="float">
            <text:p>150394</text:p>
          </table:table-cell>
          <table:table-cell office:value-type="float" office:value="157954" calcext:value-type="float">
            <text:p>157954</text:p>
          </table:table-cell>
          <table:table-cell office:value-type="float" office:value="165346" calcext:value-type="float">
            <text:p>165346</text:p>
          </table:table-cell>
        </table:table-row>
        <table:table-row table:style-name="ro2">
          <table:table-cell office:value-type="float" office:value="24201" calcext:value-type="float">
            <text:p>24201</text:p>
          </table:table-cell>
          <table:table-cell office:value-type="float" office:value="24784" calcext:value-type="float">
            <text:p>24784</text:p>
          </table:table-cell>
          <table:table-cell office:value-type="float" office:value="48808" calcext:value-type="float">
            <text:p>48808</text:p>
          </table:table-cell>
          <table:table-cell office:value-type="float" office:value="94349" calcext:value-type="float">
            <text:p>94349</text:p>
          </table:table-cell>
          <table:table-cell office:value-type="float" office:value="149974" calcext:value-type="float">
            <text:p>149974</text:p>
          </table:table-cell>
          <table:table-cell office:value-type="float" office:value="158252" calcext:value-type="float">
            <text:p>158252</text:p>
          </table:table-cell>
          <table:table-cell office:value-type="float" office:value="170131" calcext:value-type="float">
            <text:p>170131</text:p>
          </table:table-cell>
        </table:table-row>
        <table:table-row table:style-name="ro2">
          <table:table-cell office:value-type="float" office:value="24301" calcext:value-type="float">
            <text:p>24301</text:p>
          </table:table-cell>
          <table:table-cell office:value-type="float" office:value="24689" calcext:value-type="float">
            <text:p>24689</text:p>
          </table:table-cell>
          <table:table-cell office:value-type="float" office:value="49498" calcext:value-type="float">
            <text:p>49498</text:p>
          </table:table-cell>
          <table:table-cell office:value-type="float" office:value="112371" calcext:value-type="float">
            <text:p>112371</text:p>
          </table:table-cell>
          <table:table-cell office:value-type="float" office:value="151490" calcext:value-type="float">
            <text:p>151490</text:p>
          </table:table-cell>
          <table:table-cell office:value-type="float" office:value="159247" calcext:value-type="float">
            <text:p>159247</text:p>
          </table:table-cell>
          <table:table-cell office:value-type="float" office:value="168680" calcext:value-type="float">
            <text:p>168680</text:p>
          </table:table-cell>
        </table:table-row>
        <table:table-row table:style-name="ro2">
          <table:table-cell office:value-type="float" office:value="24401" calcext:value-type="float">
            <text:p>24401</text:p>
          </table:table-cell>
          <table:table-cell office:value-type="float" office:value="24494" calcext:value-type="float">
            <text:p>24494</text:p>
          </table:table-cell>
          <table:table-cell office:value-type="float" office:value="47848" calcext:value-type="float">
            <text:p>47848</text:p>
          </table:table-cell>
          <table:table-cell office:value-type="float" office:value="120903" calcext:value-type="float">
            <text:p>120903</text:p>
          </table:table-cell>
          <table:table-cell office:value-type="float" office:value="151733" calcext:value-type="float">
            <text:p>151733</text:p>
          </table:table-cell>
          <table:table-cell office:value-type="float" office:value="158583" calcext:value-type="float">
            <text:p>158583</text:p>
          </table:table-cell>
          <table:table-cell office:value-type="float" office:value="169221" calcext:value-type="float">
            <text:p>169221</text:p>
          </table:table-cell>
        </table:table-row>
        <table:table-row table:style-name="ro2">
          <table:table-cell office:value-type="float" office:value="24501" calcext:value-type="float">
            <text:p>24501</text:p>
          </table:table-cell>
          <table:table-cell office:value-type="float" office:value="24623" calcext:value-type="float">
            <text:p>24623</text:p>
          </table:table-cell>
          <table:table-cell office:value-type="float" office:value="49500" calcext:value-type="float">
            <text:p>49500</text:p>
          </table:table-cell>
          <table:table-cell office:value-type="float" office:value="100573" calcext:value-type="float">
            <text:p>100573</text:p>
          </table:table-cell>
          <table:table-cell office:value-type="float" office:value="153448" calcext:value-type="float">
            <text:p>153448</text:p>
          </table:table-cell>
          <table:table-cell office:value-type="float" office:value="159300" calcext:value-type="float">
            <text:p>159300</text:p>
          </table:table-cell>
          <table:table-cell office:value-type="float" office:value="169425" calcext:value-type="float">
            <text:p>169425</text:p>
          </table:table-cell>
        </table:table-row>
        <table:table-row table:style-name="ro2">
          <table:table-cell office:value-type="float" office:value="24601" calcext:value-type="float">
            <text:p>24601</text:p>
          </table:table-cell>
          <table:table-cell office:value-type="float" office:value="26112" calcext:value-type="float">
            <text:p>26112</text:p>
          </table:table-cell>
          <table:table-cell office:value-type="float" office:value="50868" calcext:value-type="float">
            <text:p>50868</text:p>
          </table:table-cell>
          <table:table-cell office:value-type="float" office:value="107916" calcext:value-type="float">
            <text:p>107916</text:p>
          </table:table-cell>
          <table:table-cell office:value-type="float" office:value="152974" calcext:value-type="float">
            <text:p>152974</text:p>
          </table:table-cell>
          <table:table-cell office:value-type="float" office:value="160159" calcext:value-type="float">
            <text:p>160159</text:p>
          </table:table-cell>
          <table:table-cell office:value-type="float" office:value="167168" calcext:value-type="float">
            <text:p>167168</text:p>
          </table:table-cell>
        </table:table-row>
        <table:table-row table:style-name="ro2">
          <table:table-cell office:value-type="float" office:value="24701" calcext:value-type="float">
            <text:p>24701</text:p>
          </table:table-cell>
          <table:table-cell office:value-type="float" office:value="24756" calcext:value-type="float">
            <text:p>24756</text:p>
          </table:table-cell>
          <table:table-cell office:value-type="float" office:value="45837" calcext:value-type="float">
            <text:p>45837</text:p>
          </table:table-cell>
          <table:table-cell office:value-type="float" office:value="96942" calcext:value-type="float">
            <text:p>96942</text:p>
          </table:table-cell>
          <table:table-cell office:value-type="float" office:value="154189" calcext:value-type="float">
            <text:p>154189</text:p>
          </table:table-cell>
          <table:table-cell office:value-type="float" office:value="160762" calcext:value-type="float">
            <text:p>160762</text:p>
          </table:table-cell>
          <table:table-cell office:value-type="float" office:value="171062" calcext:value-type="float">
            <text:p>171062</text:p>
          </table:table-cell>
        </table:table-row>
        <table:table-row table:style-name="ro2">
          <table:table-cell office:value-type="float" office:value="24801" calcext:value-type="float">
            <text:p>24801</text:p>
          </table:table-cell>
          <table:table-cell office:value-type="float" office:value="25393" calcext:value-type="float">
            <text:p>25393</text:p>
          </table:table-cell>
          <table:table-cell office:value-type="float" office:value="46847" calcext:value-type="float">
            <text:p>46847</text:p>
          </table:table-cell>
          <table:table-cell office:value-type="float" office:value="111377" calcext:value-type="float">
            <text:p>111377</text:p>
          </table:table-cell>
          <table:table-cell office:value-type="float" office:value="154755" calcext:value-type="float">
            <text:p>154755</text:p>
          </table:table-cell>
          <table:table-cell office:value-type="float" office:value="161858" calcext:value-type="float">
            <text:p>161858</text:p>
          </table:table-cell>
          <table:table-cell office:value-type="float" office:value="171694" calcext:value-type="float">
            <text:p>171694</text:p>
          </table:table-cell>
        </table:table-row>
        <table:table-row table:style-name="ro2">
          <table:table-cell office:value-type="float" office:value="24901" calcext:value-type="float">
            <text:p>24901</text:p>
          </table:table-cell>
          <table:table-cell office:value-type="float" office:value="25582" calcext:value-type="float">
            <text:p>25582</text:p>
          </table:table-cell>
          <table:table-cell office:value-type="float" office:value="48521" calcext:value-type="float">
            <text:p>48521</text:p>
          </table:table-cell>
          <table:table-cell office:value-type="float" office:value="106423" calcext:value-type="float">
            <text:p>106423</text:p>
          </table:table-cell>
          <table:table-cell office:value-type="float" office:value="155151" calcext:value-type="float">
            <text:p>155151</text:p>
          </table:table-cell>
          <table:table-cell office:value-type="float" office:value="162724" calcext:value-type="float">
            <text:p>162724</text:p>
          </table:table-cell>
          <table:table-cell office:value-type="float" office:value="170018" calcext:value-type="float">
            <text:p>170018</text:p>
          </table:table-cell>
        </table:table-row>
        <table:table-row table:style-name="ro2">
          <table:table-cell office:value-type="float" office:value="25001" calcext:value-type="float">
            <text:p>25001</text:p>
          </table:table-cell>
          <table:table-cell office:value-type="float" office:value="25321" calcext:value-type="float">
            <text:p>25321</text:p>
          </table:table-cell>
          <table:table-cell office:value-type="float" office:value="51811" calcext:value-type="float">
            <text:p>51811</text:p>
          </table:table-cell>
          <table:table-cell office:value-type="float" office:value="114177" calcext:value-type="float">
            <text:p>114177</text:p>
          </table:table-cell>
          <table:table-cell office:value-type="float" office:value="155779" calcext:value-type="float">
            <text:p>155779</text:p>
          </table:table-cell>
          <table:table-cell office:value-type="float" office:value="163575" calcext:value-type="float">
            <text:p>163575</text:p>
          </table:table-cell>
          <table:table-cell office:value-type="float" office:value="173653" calcext:value-type="float">
            <text:p>173653</text:p>
          </table:table-cell>
        </table:table-row>
        <table:table-row table:style-name="ro2">
          <table:table-cell office:value-type="float" office:value="25101" calcext:value-type="float">
            <text:p>25101</text:p>
          </table:table-cell>
          <table:table-cell office:value-type="float" office:value="25206" calcext:value-type="float">
            <text:p>25206</text:p>
          </table:table-cell>
          <table:table-cell office:value-type="float" office:value="49293" calcext:value-type="float">
            <text:p>49293</text:p>
          </table:table-cell>
          <table:table-cell office:value-type="float" office:value="105006" calcext:value-type="float">
            <text:p>105006</text:p>
          </table:table-cell>
          <table:table-cell office:value-type="float" office:value="156239" calcext:value-type="float">
            <text:p>156239</text:p>
          </table:table-cell>
          <table:table-cell office:value-type="float" office:value="164369" calcext:value-type="float">
            <text:p>164369</text:p>
          </table:table-cell>
          <table:table-cell office:value-type="float" office:value="173662" calcext:value-type="float">
            <text:p>173662</text:p>
          </table:table-cell>
        </table:table-row>
        <table:table-row table:style-name="ro2">
          <table:table-cell office:value-type="float" office:value="25201" calcext:value-type="float">
            <text:p>25201</text:p>
          </table:table-cell>
          <table:table-cell office:value-type="float" office:value="25458" calcext:value-type="float">
            <text:p>25458</text:p>
          </table:table-cell>
          <table:table-cell office:value-type="float" office:value="48908" calcext:value-type="float">
            <text:p>48908</text:p>
          </table:table-cell>
          <table:table-cell office:value-type="float" office:value="103218" calcext:value-type="float">
            <text:p>103218</text:p>
          </table:table-cell>
          <table:table-cell office:value-type="float" office:value="158049" calcext:value-type="float">
            <text:p>158049</text:p>
          </table:table-cell>
          <table:table-cell office:value-type="float" office:value="165121" calcext:value-type="float">
            <text:p>165121</text:p>
          </table:table-cell>
          <table:table-cell office:value-type="float" office:value="173020" calcext:value-type="float">
            <text:p>173020</text:p>
          </table:table-cell>
        </table:table-row>
        <table:table-row table:style-name="ro2">
          <table:table-cell office:value-type="float" office:value="25301" calcext:value-type="float">
            <text:p>25301</text:p>
          </table:table-cell>
          <table:table-cell office:value-type="float" office:value="25604" calcext:value-type="float">
            <text:p>25604</text:p>
          </table:table-cell>
          <table:table-cell office:value-type="float" office:value="47607" calcext:value-type="float">
            <text:p>47607</text:p>
          </table:table-cell>
          <table:table-cell office:value-type="float" office:value="96657" calcext:value-type="float">
            <text:p>96657</text:p>
          </table:table-cell>
          <table:table-cell office:value-type="float" office:value="157576" calcext:value-type="float">
            <text:p>157576</text:p>
          </table:table-cell>
          <table:table-cell office:value-type="float" office:value="165478" calcext:value-type="float">
            <text:p>165478</text:p>
          </table:table-cell>
          <table:table-cell office:value-type="float" office:value="174772" calcext:value-type="float">
            <text:p>174772</text:p>
          </table:table-cell>
        </table:table-row>
        <table:table-row table:style-name="ro2">
          <table:table-cell office:value-type="float" office:value="25401" calcext:value-type="float">
            <text:p>25401</text:p>
          </table:table-cell>
          <table:table-cell office:value-type="float" office:value="26064" calcext:value-type="float">
            <text:p>26064</text:p>
          </table:table-cell>
          <table:table-cell office:value-type="float" office:value="50246" calcext:value-type="float">
            <text:p>50246</text:p>
          </table:table-cell>
          <table:table-cell office:value-type="float" office:value="133903" calcext:value-type="float">
            <text:p>133903</text:p>
          </table:table-cell>
          <table:table-cell office:value-type="float" office:value="158897" calcext:value-type="float">
            <text:p>158897</text:p>
          </table:table-cell>
          <table:table-cell office:value-type="float" office:value="166143" calcext:value-type="float">
            <text:p>166143</text:p>
          </table:table-cell>
          <table:table-cell office:value-type="float" office:value="173096" calcext:value-type="float">
            <text:p>173096</text:p>
          </table:table-cell>
        </table:table-row>
        <table:table-row table:style-name="ro2">
          <table:table-cell office:value-type="float" office:value="25501" calcext:value-type="float">
            <text:p>25501</text:p>
          </table:table-cell>
          <table:table-cell office:value-type="float" office:value="26888" calcext:value-type="float">
            <text:p>26888</text:p>
          </table:table-cell>
          <table:table-cell office:value-type="float" office:value="54193" calcext:value-type="float">
            <text:p>54193</text:p>
          </table:table-cell>
          <table:table-cell office:value-type="float" office:value="103011" calcext:value-type="float">
            <text:p>103011</text:p>
          </table:table-cell>
          <table:table-cell office:value-type="float" office:value="159577" calcext:value-type="float">
            <text:p>159577</text:p>
          </table:table-cell>
          <table:table-cell office:value-type="float" office:value="167277" calcext:value-type="float">
            <text:p>167277</text:p>
          </table:table-cell>
          <table:table-cell office:value-type="float" office:value="177895" calcext:value-type="float">
            <text:p>177895</text:p>
          </table:table-cell>
        </table:table-row>
        <table:table-row table:style-name="ro2">
          <table:table-cell office:value-type="float" office:value="25601" calcext:value-type="float">
            <text:p>25601</text:p>
          </table:table-cell>
          <table:table-cell office:value-type="float" office:value="25714" calcext:value-type="float">
            <text:p>25714</text:p>
          </table:table-cell>
          <table:table-cell office:value-type="float" office:value="51820" calcext:value-type="float">
            <text:p>51820</text:p>
          </table:table-cell>
          <table:table-cell office:value-type="float" office:value="115769" calcext:value-type="float">
            <text:p>115769</text:p>
          </table:table-cell>
          <table:table-cell office:value-type="float" office:value="159172" calcext:value-type="float">
            <text:p>159172</text:p>
          </table:table-cell>
          <table:table-cell office:value-type="float" office:value="166857" calcext:value-type="float">
            <text:p>166857</text:p>
          </table:table-cell>
          <table:table-cell office:value-type="float" office:value="177309" calcext:value-type="float">
            <text:p>177309</text:p>
          </table:table-cell>
        </table:table-row>
        <table:table-row table:style-name="ro2">
          <table:table-cell office:value-type="float" office:value="25701" calcext:value-type="float">
            <text:p>25701</text:p>
          </table:table-cell>
          <table:table-cell office:value-type="float" office:value="25855" calcext:value-type="float">
            <text:p>25855</text:p>
          </table:table-cell>
          <table:table-cell office:value-type="float" office:value="49201" calcext:value-type="float">
            <text:p>49201</text:p>
          </table:table-cell>
          <table:table-cell office:value-type="float" office:value="105001" calcext:value-type="float">
            <text:p>105001</text:p>
          </table:table-cell>
          <table:table-cell office:value-type="float" office:value="161080" calcext:value-type="float">
            <text:p>161080</text:p>
          </table:table-cell>
          <table:table-cell office:value-type="float" office:value="168436" calcext:value-type="float">
            <text:p>168436</text:p>
          </table:table-cell>
          <table:table-cell office:value-type="float" office:value="176680" calcext:value-type="float">
            <text:p>176680</text:p>
          </table:table-cell>
        </table:table-row>
        <table:table-row table:style-name="ro2">
          <table:table-cell office:value-type="float" office:value="25801" calcext:value-type="float">
            <text:p>25801</text:p>
          </table:table-cell>
          <table:table-cell office:value-type="float" office:value="26123" calcext:value-type="float">
            <text:p>26123</text:p>
          </table:table-cell>
          <table:table-cell office:value-type="float" office:value="53840" calcext:value-type="float">
            <text:p>53840</text:p>
          </table:table-cell>
          <table:table-cell office:value-type="float" office:value="99691" calcext:value-type="float">
            <text:p>99691</text:p>
          </table:table-cell>
          <table:table-cell office:value-type="float" office:value="160448" calcext:value-type="float">
            <text:p>160448</text:p>
          </table:table-cell>
          <table:table-cell office:value-type="float" office:value="169005" calcext:value-type="float">
            <text:p>169005</text:p>
          </table:table-cell>
          <table:table-cell office:value-type="float" office:value="176344" calcext:value-type="float">
            <text:p>176344</text:p>
          </table:table-cell>
        </table:table-row>
        <table:table-row table:style-name="ro2">
          <table:table-cell office:value-type="float" office:value="25901" calcext:value-type="float">
            <text:p>25901</text:p>
          </table:table-cell>
          <table:table-cell office:value-type="float" office:value="26776" calcext:value-type="float">
            <text:p>26776</text:p>
          </table:table-cell>
          <table:table-cell office:value-type="float" office:value="52805" calcext:value-type="float">
            <text:p>52805</text:p>
          </table:table-cell>
          <table:table-cell office:value-type="float" office:value="115951" calcext:value-type="float">
            <text:p>115951</text:p>
          </table:table-cell>
          <table:table-cell office:value-type="float" office:value="160061" calcext:value-type="float">
            <text:p>160061</text:p>
          </table:table-cell>
          <table:table-cell office:value-type="float" office:value="169250" calcext:value-type="float">
            <text:p>169250</text:p>
          </table:table-cell>
          <table:table-cell office:value-type="float" office:value="177523" calcext:value-type="float">
            <text:p>177523</text:p>
          </table:table-cell>
        </table:table-row>
        <table:table-row table:style-name="ro2">
          <table:table-cell office:value-type="float" office:value="26001" calcext:value-type="float">
            <text:p>26001</text:p>
          </table:table-cell>
          <table:table-cell office:value-type="float" office:value="26072" calcext:value-type="float">
            <text:p>26072</text:p>
          </table:table-cell>
          <table:table-cell office:value-type="float" office:value="51190" calcext:value-type="float">
            <text:p>51190</text:p>
          </table:table-cell>
          <table:table-cell office:value-type="float" office:value="115308" calcext:value-type="float">
            <text:p>115308</text:p>
          </table:table-cell>
          <table:table-cell office:value-type="float" office:value="162851" calcext:value-type="float">
            <text:p>162851</text:p>
          </table:table-cell>
          <table:table-cell office:value-type="float" office:value="170803" calcext:value-type="float">
            <text:p>170803</text:p>
          </table:table-cell>
          <table:table-cell office:value-type="float" office:value="179957" calcext:value-type="float">
            <text:p>179957</text:p>
          </table:table-cell>
        </table:table-row>
        <table:table-row table:style-name="ro2">
          <table:table-cell office:value-type="float" office:value="26101" calcext:value-type="float">
            <text:p>26101</text:p>
          </table:table-cell>
          <table:table-cell office:value-type="float" office:value="26293" calcext:value-type="float">
            <text:p>26293</text:p>
          </table:table-cell>
          <table:table-cell office:value-type="float" office:value="52180" calcext:value-type="float">
            <text:p>52180</text:p>
          </table:table-cell>
          <table:table-cell office:value-type="float" office:value="130731" calcext:value-type="float">
            <text:p>130731</text:p>
          </table:table-cell>
          <table:table-cell office:value-type="float" office:value="162742" calcext:value-type="float">
            <text:p>162742</text:p>
          </table:table-cell>
          <table:table-cell office:value-type="float" office:value="170500" calcext:value-type="float">
            <text:p>170500</text:p>
          </table:table-cell>
          <table:table-cell office:value-type="float" office:value="184360" calcext:value-type="float">
            <text:p>184360</text:p>
          </table:table-cell>
        </table:table-row>
        <table:table-row table:style-name="ro2">
          <table:table-cell office:value-type="float" office:value="26201" calcext:value-type="float">
            <text:p>26201</text:p>
          </table:table-cell>
          <table:table-cell office:value-type="float" office:value="26380" calcext:value-type="float">
            <text:p>26380</text:p>
          </table:table-cell>
          <table:table-cell office:value-type="float" office:value="50539" calcext:value-type="float">
            <text:p>50539</text:p>
          </table:table-cell>
          <table:table-cell office:value-type="float" office:value="96717" calcext:value-type="float">
            <text:p>96717</text:p>
          </table:table-cell>
          <table:table-cell office:value-type="float" office:value="164984" calcext:value-type="float">
            <text:p>164984</text:p>
          </table:table-cell>
          <table:table-cell office:value-type="float" office:value="171288" calcext:value-type="float">
            <text:p>171288</text:p>
          </table:table-cell>
          <table:table-cell office:value-type="float" office:value="177879" calcext:value-type="float">
            <text:p>177879</text:p>
          </table:table-cell>
        </table:table-row>
        <table:table-row table:style-name="ro2">
          <table:table-cell office:value-type="float" office:value="26301" calcext:value-type="float">
            <text:p>26301</text:p>
          </table:table-cell>
          <table:table-cell office:value-type="float" office:value="26503" calcext:value-type="float">
            <text:p>26503</text:p>
          </table:table-cell>
          <table:table-cell office:value-type="float" office:value="53019" calcext:value-type="float">
            <text:p>53019</text:p>
          </table:table-cell>
          <table:table-cell office:value-type="float" office:value="102079" calcext:value-type="float">
            <text:p>102079</text:p>
          </table:table-cell>
          <table:table-cell office:value-type="float" office:value="163419" calcext:value-type="float">
            <text:p>163419</text:p>
          </table:table-cell>
          <table:table-cell office:value-type="float" office:value="171452" calcext:value-type="float">
            <text:p>171452</text:p>
          </table:table-cell>
          <table:table-cell office:value-type="float" office:value="178869" calcext:value-type="float">
            <text:p>178869</text:p>
          </table:table-cell>
        </table:table-row>
        <table:table-row table:style-name="ro2">
          <table:table-cell office:value-type="float" office:value="26401" calcext:value-type="float">
            <text:p>26401</text:p>
          </table:table-cell>
          <table:table-cell office:value-type="float" office:value="26564" calcext:value-type="float">
            <text:p>26564</text:p>
          </table:table-cell>
          <table:table-cell office:value-type="float" office:value="54956" calcext:value-type="float">
            <text:p>54956</text:p>
          </table:table-cell>
          <table:table-cell office:value-type="float" office:value="131457" calcext:value-type="float">
            <text:p>131457</text:p>
          </table:table-cell>
          <table:table-cell office:value-type="float" office:value="166051" calcext:value-type="float">
            <text:p>166051</text:p>
          </table:table-cell>
          <table:table-cell office:value-type="float" office:value="172547" calcext:value-type="float">
            <text:p>172547</text:p>
          </table:table-cell>
          <table:table-cell office:value-type="float" office:value="179803" calcext:value-type="float">
            <text:p>179803</text:p>
          </table:table-cell>
        </table:table-row>
        <table:table-row table:style-name="ro2">
          <table:table-cell office:value-type="float" office:value="26501" calcext:value-type="float">
            <text:p>26501</text:p>
          </table:table-cell>
          <table:table-cell office:value-type="float" office:value="27138" calcext:value-type="float">
            <text:p>27138</text:p>
          </table:table-cell>
          <table:table-cell office:value-type="float" office:value="50988" calcext:value-type="float">
            <text:p>50988</text:p>
          </table:table-cell>
          <table:table-cell office:value-type="float" office:value="101347" calcext:value-type="float">
            <text:p>101347</text:p>
          </table:table-cell>
          <table:table-cell office:value-type="float" office:value="166205" calcext:value-type="float">
            <text:p>166205</text:p>
          </table:table-cell>
          <table:table-cell office:value-type="float" office:value="172346" calcext:value-type="float">
            <text:p>172346</text:p>
          </table:table-cell>
          <table:table-cell office:value-type="float" office:value="180714" calcext:value-type="float">
            <text:p>180714</text:p>
          </table:table-cell>
        </table:table-row>
        <table:table-row table:style-name="ro2">
          <table:table-cell office:value-type="float" office:value="26601" calcext:value-type="float">
            <text:p>26601</text:p>
          </table:table-cell>
          <table:table-cell office:value-type="float" office:value="26600" calcext:value-type="float">
            <text:p>26600</text:p>
          </table:table-cell>
          <table:table-cell office:value-type="float" office:value="50673" calcext:value-type="float">
            <text:p>50673</text:p>
          </table:table-cell>
          <table:table-cell office:value-type="float" office:value="106358" calcext:value-type="float">
            <text:p>106358</text:p>
          </table:table-cell>
          <table:table-cell office:value-type="float" office:value="166856" calcext:value-type="float">
            <text:p>166856</text:p>
          </table:table-cell>
          <table:table-cell office:value-type="float" office:value="172907" calcext:value-type="float">
            <text:p>172907</text:p>
          </table:table-cell>
          <table:table-cell office:value-type="float" office:value="181018" calcext:value-type="float">
            <text:p>181018</text:p>
          </table:table-cell>
        </table:table-row>
        <table:table-row table:style-name="ro2">
          <table:table-cell office:value-type="float" office:value="26701" calcext:value-type="float">
            <text:p>26701</text:p>
          </table:table-cell>
          <table:table-cell office:value-type="float" office:value="27143" calcext:value-type="float">
            <text:p>27143</text:p>
          </table:table-cell>
          <table:table-cell office:value-type="float" office:value="54781" calcext:value-type="float">
            <text:p>54781</text:p>
          </table:table-cell>
          <table:table-cell office:value-type="float" office:value="138695" calcext:value-type="float">
            <text:p>138695</text:p>
          </table:table-cell>
          <table:table-cell office:value-type="float" office:value="166977" calcext:value-type="float">
            <text:p>166977</text:p>
          </table:table-cell>
          <table:table-cell office:value-type="float" office:value="173860" calcext:value-type="float">
            <text:p>173860</text:p>
          </table:table-cell>
          <table:table-cell office:value-type="float" office:value="181286" calcext:value-type="float">
            <text:p>181286</text:p>
          </table:table-cell>
        </table:table-row>
        <table:table-row table:style-name="ro2">
          <table:table-cell office:value-type="float" office:value="26801" calcext:value-type="float">
            <text:p>26801</text:p>
          </table:table-cell>
          <table:table-cell office:value-type="float" office:value="27051" calcext:value-type="float">
            <text:p>27051</text:p>
          </table:table-cell>
          <table:table-cell office:value-type="float" office:value="52759" calcext:value-type="float">
            <text:p>52759</text:p>
          </table:table-cell>
          <table:table-cell office:value-type="float" office:value="126644" calcext:value-type="float">
            <text:p>126644</text:p>
          </table:table-cell>
          <table:table-cell office:value-type="float" office:value="167527" calcext:value-type="float">
            <text:p>167527</text:p>
          </table:table-cell>
          <table:table-cell office:value-type="float" office:value="174899" calcext:value-type="float">
            <text:p>174899</text:p>
          </table:table-cell>
          <table:table-cell office:value-type="float" office:value="183800" calcext:value-type="float">
            <text:p>183800</text:p>
          </table:table-cell>
        </table:table-row>
        <table:table-row table:style-name="ro2">
          <table:table-cell office:value-type="float" office:value="26901" calcext:value-type="float">
            <text:p>26901</text:p>
          </table:table-cell>
          <table:table-cell office:value-type="float" office:value="27332" calcext:value-type="float">
            <text:p>27332</text:p>
          </table:table-cell>
          <table:table-cell office:value-type="float" office:value="50162" calcext:value-type="float">
            <text:p>50162</text:p>
          </table:table-cell>
          <table:table-cell office:value-type="float" office:value="105141" calcext:value-type="float">
            <text:p>105141</text:p>
          </table:table-cell>
          <table:table-cell office:value-type="float" office:value="168129" calcext:value-type="float">
            <text:p>168129</text:p>
          </table:table-cell>
          <table:table-cell office:value-type="float" office:value="176085" calcext:value-type="float">
            <text:p>176085</text:p>
          </table:table-cell>
          <table:table-cell office:value-type="float" office:value="186404" calcext:value-type="float">
            <text:p>186404</text:p>
          </table:table-cell>
        </table:table-row>
        <table:table-row table:style-name="ro2">
          <table:table-cell office:value-type="float" office:value="27001" calcext:value-type="float">
            <text:p>27001</text:p>
          </table:table-cell>
          <table:table-cell office:value-type="float" office:value="27313" calcext:value-type="float">
            <text:p>27313</text:p>
          </table:table-cell>
          <table:table-cell office:value-type="float" office:value="56045" calcext:value-type="float">
            <text:p>56045</text:p>
          </table:table-cell>
          <table:table-cell office:value-type="float" office:value="132888" calcext:value-type="float">
            <text:p>132888</text:p>
          </table:table-cell>
          <table:table-cell office:value-type="float" office:value="168408" calcext:value-type="float">
            <text:p>168408</text:p>
          </table:table-cell>
          <table:table-cell office:value-type="float" office:value="175789" calcext:value-type="float">
            <text:p>175789</text:p>
          </table:table-cell>
          <table:table-cell office:value-type="float" office:value="183809" calcext:value-type="float">
            <text:p>183809</text:p>
          </table:table-cell>
        </table:table-row>
        <table:table-row table:style-name="ro2">
          <table:table-cell office:value-type="float" office:value="27101" calcext:value-type="float">
            <text:p>27101</text:p>
          </table:table-cell>
          <table:table-cell office:value-type="float" office:value="27705" calcext:value-type="float">
            <text:p>27705</text:p>
          </table:table-cell>
          <table:table-cell office:value-type="float" office:value="54748" calcext:value-type="float">
            <text:p>54748</text:p>
          </table:table-cell>
          <table:table-cell office:value-type="float" office:value="119611" calcext:value-type="float">
            <text:p>119611</text:p>
          </table:table-cell>
          <table:table-cell office:value-type="float" office:value="169670" calcext:value-type="float">
            <text:p>169670</text:p>
          </table:table-cell>
          <table:table-cell office:value-type="float" office:value="176515" calcext:value-type="float">
            <text:p>176515</text:p>
          </table:table-cell>
          <table:table-cell office:value-type="float" office:value="187537" calcext:value-type="float">
            <text:p>187537</text:p>
          </table:table-cell>
        </table:table-row>
        <table:table-row table:style-name="ro2">
          <table:table-cell office:value-type="float" office:value="27201" calcext:value-type="float">
            <text:p>27201</text:p>
          </table:table-cell>
          <table:table-cell office:value-type="float" office:value="27630" calcext:value-type="float">
            <text:p>27630</text:p>
          </table:table-cell>
          <table:table-cell office:value-type="float" office:value="55223" calcext:value-type="float">
            <text:p>55223</text:p>
          </table:table-cell>
          <table:table-cell office:value-type="float" office:value="115000" calcext:value-type="float">
            <text:p>115000</text:p>
          </table:table-cell>
          <table:table-cell office:value-type="float" office:value="170576" calcext:value-type="float">
            <text:p>170576</text:p>
          </table:table-cell>
          <table:table-cell office:value-type="float" office:value="176735" calcext:value-type="float">
            <text:p>176735</text:p>
          </table:table-cell>
          <table:table-cell office:value-type="float" office:value="185959" calcext:value-type="float">
            <text:p>185959</text:p>
          </table:table-cell>
        </table:table-row>
        <table:table-row table:style-name="ro2">
          <table:table-cell office:value-type="float" office:value="27301" calcext:value-type="float">
            <text:p>27301</text:p>
          </table:table-cell>
          <table:table-cell office:value-type="float" office:value="28642" calcext:value-type="float">
            <text:p>28642</text:p>
          </table:table-cell>
          <table:table-cell office:value-type="float" office:value="56797" calcext:value-type="float">
            <text:p>56797</text:p>
          </table:table-cell>
          <table:table-cell office:value-type="float" office:value="111180" calcext:value-type="float">
            <text:p>111180</text:p>
          </table:table-cell>
          <table:table-cell office:value-type="float" office:value="171422" calcext:value-type="float">
            <text:p>171422</text:p>
          </table:table-cell>
          <table:table-cell office:value-type="float" office:value="178613" calcext:value-type="float">
            <text:p>178613</text:p>
          </table:table-cell>
          <table:table-cell office:value-type="float" office:value="192516" calcext:value-type="float">
            <text:p>192516</text:p>
          </table:table-cell>
        </table:table-row>
        <table:table-row table:style-name="ro2">
          <table:table-cell office:value-type="float" office:value="27401" calcext:value-type="float">
            <text:p>27401</text:p>
          </table:table-cell>
          <table:table-cell office:value-type="float" office:value="27570" calcext:value-type="float">
            <text:p>27570</text:p>
          </table:table-cell>
          <table:table-cell office:value-type="float" office:value="54265" calcext:value-type="float">
            <text:p>54265</text:p>
          </table:table-cell>
          <table:table-cell office:value-type="float" office:value="115057" calcext:value-type="float">
            <text:p>115057</text:p>
          </table:table-cell>
          <table:table-cell office:value-type="float" office:value="171405" calcext:value-type="float">
            <text:p>171405</text:p>
          </table:table-cell>
          <table:table-cell office:value-type="float" office:value="178310" calcext:value-type="float">
            <text:p>178310</text:p>
          </table:table-cell>
          <table:table-cell office:value-type="float" office:value="189436" calcext:value-type="float">
            <text:p>189436</text:p>
          </table:table-cell>
        </table:table-row>
        <table:table-row table:style-name="ro2">
          <table:table-cell office:value-type="float" office:value="27501" calcext:value-type="float">
            <text:p>27501</text:p>
          </table:table-cell>
          <table:table-cell office:value-type="float" office:value="27523" calcext:value-type="float">
            <text:p>27523</text:p>
          </table:table-cell>
          <table:table-cell office:value-type="float" office:value="57240" calcext:value-type="float">
            <text:p>57240</text:p>
          </table:table-cell>
          <table:table-cell office:value-type="float" office:value="115912" calcext:value-type="float">
            <text:p>115912</text:p>
          </table:table-cell>
          <table:table-cell office:value-type="float" office:value="171242" calcext:value-type="float">
            <text:p>171242</text:p>
          </table:table-cell>
          <table:table-cell office:value-type="float" office:value="178896" calcext:value-type="float">
            <text:p>178896</text:p>
          </table:table-cell>
          <table:table-cell office:value-type="float" office:value="187362" calcext:value-type="float">
            <text:p>187362</text:p>
          </table:table-cell>
        </table:table-row>
        <table:table-row table:style-name="ro2">
          <table:table-cell office:value-type="float" office:value="27601" calcext:value-type="float">
            <text:p>27601</text:p>
          </table:table-cell>
          <table:table-cell office:value-type="float" office:value="28247" calcext:value-type="float">
            <text:p>28247</text:p>
          </table:table-cell>
          <table:table-cell office:value-type="float" office:value="56607" calcext:value-type="float">
            <text:p>56607</text:p>
          </table:table-cell>
          <table:table-cell office:value-type="float" office:value="128710" calcext:value-type="float">
            <text:p>128710</text:p>
          </table:table-cell>
          <table:table-cell office:value-type="float" office:value="172142" calcext:value-type="float">
            <text:p>172142</text:p>
          </table:table-cell>
          <table:table-cell office:value-type="float" office:value="179358" calcext:value-type="float">
            <text:p>179358</text:p>
          </table:table-cell>
          <table:table-cell office:value-type="float" office:value="190287" calcext:value-type="float">
            <text:p>190287</text:p>
          </table:table-cell>
        </table:table-row>
        <table:table-row table:style-name="ro2">
          <table:table-cell office:value-type="float" office:value="27701" calcext:value-type="float">
            <text:p>27701</text:p>
          </table:table-cell>
          <table:table-cell office:value-type="float" office:value="27712" calcext:value-type="float">
            <text:p>27712</text:p>
          </table:table-cell>
          <table:table-cell office:value-type="float" office:value="57022" calcext:value-type="float">
            <text:p>57022</text:p>
          </table:table-cell>
          <table:table-cell office:value-type="float" office:value="110491" calcext:value-type="float">
            <text:p>110491</text:p>
          </table:table-cell>
          <table:table-cell office:value-type="float" office:value="172822" calcext:value-type="float">
            <text:p>172822</text:p>
          </table:table-cell>
          <table:table-cell office:value-type="float" office:value="180077" calcext:value-type="float">
            <text:p>180077</text:p>
          </table:table-cell>
          <table:table-cell office:value-type="float" office:value="193837" calcext:value-type="float">
            <text:p>193837</text:p>
          </table:table-cell>
        </table:table-row>
        <table:table-row table:style-name="ro2">
          <table:table-cell office:value-type="float" office:value="27801" calcext:value-type="float">
            <text:p>27801</text:p>
          </table:table-cell>
          <table:table-cell office:value-type="float" office:value="28365" calcext:value-type="float">
            <text:p>28365</text:p>
          </table:table-cell>
          <table:table-cell office:value-type="float" office:value="56625" calcext:value-type="float">
            <text:p>56625</text:p>
          </table:table-cell>
          <table:table-cell office:value-type="float" office:value="110466" calcext:value-type="float">
            <text:p>110466</text:p>
          </table:table-cell>
          <table:table-cell office:value-type="float" office:value="173793" calcext:value-type="float">
            <text:p>173793</text:p>
          </table:table-cell>
          <table:table-cell office:value-type="float" office:value="181059" calcext:value-type="float">
            <text:p>181059</text:p>
          </table:table-cell>
          <table:table-cell office:value-type="float" office:value="190579" calcext:value-type="float">
            <text:p>190579</text:p>
          </table:table-cell>
        </table:table-row>
        <table:table-row table:style-name="ro2">
          <table:table-cell office:value-type="float" office:value="27901" calcext:value-type="float">
            <text:p>27901</text:p>
          </table:table-cell>
          <table:table-cell office:value-type="float" office:value="28452" calcext:value-type="float">
            <text:p>28452</text:p>
          </table:table-cell>
          <table:table-cell office:value-type="float" office:value="57564" calcext:value-type="float">
            <text:p>57564</text:p>
          </table:table-cell>
          <table:table-cell office:value-type="float" office:value="114905" calcext:value-type="float">
            <text:p>114905</text:p>
          </table:table-cell>
          <table:table-cell office:value-type="float" office:value="173584" calcext:value-type="float">
            <text:p>173584</text:p>
          </table:table-cell>
          <table:table-cell office:value-type="float" office:value="181270" calcext:value-type="float">
            <text:p>181270</text:p>
          </table:table-cell>
          <table:table-cell office:value-type="float" office:value="189074" calcext:value-type="float">
            <text:p>189074</text:p>
          </table:table-cell>
        </table:table-row>
        <table:table-row table:style-name="ro2">
          <table:table-cell office:value-type="float" office:value="28001" calcext:value-type="float">
            <text:p>28001</text:p>
          </table:table-cell>
          <table:table-cell office:value-type="float" office:value="29419" calcext:value-type="float">
            <text:p>29419</text:p>
          </table:table-cell>
          <table:table-cell office:value-type="float" office:value="59023" calcext:value-type="float">
            <text:p>59023</text:p>
          </table:table-cell>
          <table:table-cell office:value-type="float" office:value="124303" calcext:value-type="float">
            <text:p>124303</text:p>
          </table:table-cell>
          <table:table-cell office:value-type="float" office:value="173896" calcext:value-type="float">
            <text:p>173896</text:p>
          </table:table-cell>
          <table:table-cell office:value-type="float" office:value="182356" calcext:value-type="float">
            <text:p>182356</text:p>
          </table:table-cell>
          <table:table-cell office:value-type="float" office:value="194790" calcext:value-type="float">
            <text:p>194790</text:p>
          </table:table-cell>
        </table:table-row>
        <table:table-row table:style-name="ro2">
          <table:table-cell office:value-type="float" office:value="28101" calcext:value-type="float">
            <text:p>28101</text:p>
          </table:table-cell>
          <table:table-cell office:value-type="float" office:value="29449" calcext:value-type="float">
            <text:p>29449</text:p>
          </table:table-cell>
          <table:table-cell office:value-type="float" office:value="57586" calcext:value-type="float">
            <text:p>57586</text:p>
          </table:table-cell>
          <table:table-cell office:value-type="float" office:value="125853" calcext:value-type="float">
            <text:p>125853</text:p>
          </table:table-cell>
          <table:table-cell office:value-type="float" office:value="175592" calcext:value-type="float">
            <text:p>175592</text:p>
          </table:table-cell>
          <table:table-cell office:value-type="float" office:value="182489" calcext:value-type="float">
            <text:p>182489</text:p>
          </table:table-cell>
          <table:table-cell office:value-type="float" office:value="193623" calcext:value-type="float">
            <text:p>193623</text:p>
          </table:table-cell>
        </table:table-row>
        <table:table-row table:style-name="ro2">
          <table:table-cell office:value-type="float" office:value="28201" calcext:value-type="float">
            <text:p>28201</text:p>
          </table:table-cell>
          <table:table-cell office:value-type="float" office:value="29176" calcext:value-type="float">
            <text:p>29176</text:p>
          </table:table-cell>
          <table:table-cell office:value-type="float" office:value="53218" calcext:value-type="float">
            <text:p>53218</text:p>
          </table:table-cell>
          <table:table-cell office:value-type="float" office:value="108005" calcext:value-type="float">
            <text:p>108005</text:p>
          </table:table-cell>
          <table:table-cell office:value-type="float" office:value="175798" calcext:value-type="float">
            <text:p>175798</text:p>
          </table:table-cell>
          <table:table-cell office:value-type="float" office:value="182818" calcext:value-type="float">
            <text:p>182818</text:p>
          </table:table-cell>
          <table:table-cell office:value-type="float" office:value="195792" calcext:value-type="float">
            <text:p>195792</text:p>
          </table:table-cell>
        </table:table-row>
        <table:table-row table:style-name="ro2">
          <table:table-cell office:value-type="float" office:value="28301" calcext:value-type="float">
            <text:p>28301</text:p>
          </table:table-cell>
          <table:table-cell office:value-type="float" office:value="29178" calcext:value-type="float">
            <text:p>29178</text:p>
          </table:table-cell>
          <table:table-cell office:value-type="float" office:value="55995" calcext:value-type="float">
            <text:p>55995</text:p>
          </table:table-cell>
          <table:table-cell office:value-type="float" office:value="113409" calcext:value-type="float">
            <text:p>113409</text:p>
          </table:table-cell>
          <table:table-cell office:value-type="float" office:value="175629" calcext:value-type="float">
            <text:p>175629</text:p>
          </table:table-cell>
          <table:table-cell office:value-type="float" office:value="184173" calcext:value-type="float">
            <text:p>184173</text:p>
          </table:table-cell>
          <table:table-cell office:value-type="float" office:value="193442" calcext:value-type="float">
            <text:p>193442</text:p>
          </table:table-cell>
        </table:table-row>
        <table:table-row table:style-name="ro2">
          <table:table-cell office:value-type="float" office:value="28401" calcext:value-type="float">
            <text:p>28401</text:p>
          </table:table-cell>
          <table:table-cell office:value-type="float" office:value="28529" calcext:value-type="float">
            <text:p>28529</text:p>
          </table:table-cell>
          <table:table-cell office:value-type="float" office:value="56262" calcext:value-type="float">
            <text:p>56262</text:p>
          </table:table-cell>
          <table:table-cell office:value-type="float" office:value="113081" calcext:value-type="float">
            <text:p>113081</text:p>
          </table:table-cell>
          <table:table-cell office:value-type="float" office:value="177737" calcext:value-type="float">
            <text:p>177737</text:p>
          </table:table-cell>
          <table:table-cell office:value-type="float" office:value="184307" calcext:value-type="float">
            <text:p>184307</text:p>
          </table:table-cell>
          <table:table-cell office:value-type="float" office:value="193185" calcext:value-type="float">
            <text:p>193185</text:p>
          </table:table-cell>
        </table:table-row>
        <table:table-row table:style-name="ro2">
          <table:table-cell office:value-type="float" office:value="28501" calcext:value-type="float">
            <text:p>28501</text:p>
          </table:table-cell>
          <table:table-cell office:value-type="float" office:value="29285" calcext:value-type="float">
            <text:p>29285</text:p>
          </table:table-cell>
          <table:table-cell office:value-type="float" office:value="58773" calcext:value-type="float">
            <text:p>58773</text:p>
          </table:table-cell>
          <table:table-cell office:value-type="float" office:value="103321" calcext:value-type="float">
            <text:p>103321</text:p>
          </table:table-cell>
          <table:table-cell office:value-type="float" office:value="175492" calcext:value-type="float">
            <text:p>175492</text:p>
          </table:table-cell>
          <table:table-cell office:value-type="float" office:value="184973" calcext:value-type="float">
            <text:p>184973</text:p>
          </table:table-cell>
          <table:table-cell office:value-type="float" office:value="195040" calcext:value-type="float">
            <text:p>195040</text:p>
          </table:table-cell>
        </table:table-row>
        <table:table-row table:style-name="ro2">
          <table:table-cell office:value-type="float" office:value="28601" calcext:value-type="float">
            <text:p>28601</text:p>
          </table:table-cell>
          <table:table-cell office:value-type="float" office:value="30535" calcext:value-type="float">
            <text:p>30535</text:p>
          </table:table-cell>
          <table:table-cell office:value-type="float" office:value="58532" calcext:value-type="float">
            <text:p>58532</text:p>
          </table:table-cell>
          <table:table-cell office:value-type="float" office:value="117597" calcext:value-type="float">
            <text:p>117597</text:p>
          </table:table-cell>
          <table:table-cell office:value-type="float" office:value="177071" calcext:value-type="float">
            <text:p>177071</text:p>
          </table:table-cell>
          <table:table-cell office:value-type="float" office:value="185478" calcext:value-type="float">
            <text:p>185478</text:p>
          </table:table-cell>
          <table:table-cell office:value-type="float" office:value="197473" calcext:value-type="float">
            <text:p>197473</text:p>
          </table:table-cell>
        </table:table-row>
        <table:table-row table:style-name="ro2">
          <table:table-cell office:value-type="float" office:value="28701" calcext:value-type="float">
            <text:p>28701</text:p>
          </table:table-cell>
          <table:table-cell office:value-type="float" office:value="29383" calcext:value-type="float">
            <text:p>29383</text:p>
          </table:table-cell>
          <table:table-cell office:value-type="float" office:value="56302" calcext:value-type="float">
            <text:p>56302</text:p>
          </table:table-cell>
          <table:table-cell office:value-type="float" office:value="140199" calcext:value-type="float">
            <text:p>140199</text:p>
          </table:table-cell>
          <table:table-cell office:value-type="float" office:value="179621" calcext:value-type="float">
            <text:p>179621</text:p>
          </table:table-cell>
          <table:table-cell office:value-type="float" office:value="185949" calcext:value-type="float">
            <text:p>185949</text:p>
          </table:table-cell>
          <table:table-cell office:value-type="float" office:value="194845" calcext:value-type="float">
            <text:p>194845</text:p>
          </table:table-cell>
        </table:table-row>
        <table:table-row table:style-name="ro2">
          <table:table-cell office:value-type="float" office:value="28801" calcext:value-type="float">
            <text:p>28801</text:p>
          </table:table-cell>
          <table:table-cell office:value-type="float" office:value="29397" calcext:value-type="float">
            <text:p>29397</text:p>
          </table:table-cell>
          <table:table-cell office:value-type="float" office:value="57837" calcext:value-type="float">
            <text:p>57837</text:p>
          </table:table-cell>
          <table:table-cell office:value-type="float" office:value="106187" calcext:value-type="float">
            <text:p>106187</text:p>
          </table:table-cell>
          <table:table-cell office:value-type="float" office:value="180014" calcext:value-type="float">
            <text:p>180014</text:p>
          </table:table-cell>
          <table:table-cell office:value-type="float" office:value="187287" calcext:value-type="float">
            <text:p>187287</text:p>
          </table:table-cell>
          <table:table-cell office:value-type="float" office:value="196637" calcext:value-type="float">
            <text:p>196637</text:p>
          </table:table-cell>
        </table:table-row>
        <table:table-row table:style-name="ro2">
          <table:table-cell office:value-type="float" office:value="28901" calcext:value-type="float">
            <text:p>28901</text:p>
          </table:table-cell>
          <table:table-cell office:value-type="float" office:value="29740" calcext:value-type="float">
            <text:p>29740</text:p>
          </table:table-cell>
          <table:table-cell office:value-type="float" office:value="60683" calcext:value-type="float">
            <text:p>6068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81759" calcext:value-type="float">
            <text:p>181759</text:p>
          </table:table-cell>
          <table:table-cell office:value-type="float" office:value="188004" calcext:value-type="float">
            <text:p>188004</text:p>
          </table:table-cell>
          <table:table-cell office:value-type="float" office:value="199102" calcext:value-type="float">
            <text:p>199102</text:p>
          </table:table-cell>
        </table:table-row>
        <table:table-row table:style-name="ro2">
          <table:table-cell office:value-type="float" office:value="29001" calcext:value-type="float">
            <text:p>29001</text:p>
          </table:table-cell>
          <table:table-cell office:value-type="float" office:value="29181" calcext:value-type="float">
            <text:p>29181</text:p>
          </table:table-cell>
          <table:table-cell office:value-type="float" office:value="60935" calcext:value-type="float">
            <text:p>60935</text:p>
          </table:table-cell>
          <table:table-cell office:value-type="float" office:value="120746" calcext:value-type="float">
            <text:p>120746</text:p>
          </table:table-cell>
          <table:table-cell office:value-type="float" office:value="179586" calcext:value-type="float">
            <text:p>179586</text:p>
          </table:table-cell>
          <table:table-cell office:value-type="float" office:value="188653" calcext:value-type="float">
            <text:p>188653</text:p>
          </table:table-cell>
          <table:table-cell office:value-type="float" office:value="198962" calcext:value-type="float">
            <text:p>198962</text:p>
          </table:table-cell>
        </table:table-row>
        <table:table-row table:style-name="ro2">
          <table:table-cell office:value-type="float" office:value="29101" calcext:value-type="float">
            <text:p>29101</text:p>
          </table:table-cell>
          <table:table-cell office:value-type="float" office:value="29975" calcext:value-type="float">
            <text:p>29975</text:p>
          </table:table-cell>
          <table:table-cell office:value-type="float" office:value="56700" calcext:value-type="float">
            <text:p>56700</text:p>
          </table:table-cell>
          <table:table-cell office:value-type="float" office:value="110449" calcext:value-type="float">
            <text:p>110449</text:p>
          </table:table-cell>
          <table:table-cell office:value-type="float" office:value="181971" calcext:value-type="float">
            <text:p>181971</text:p>
          </table:table-cell>
          <table:table-cell office:value-type="float" office:value="190101" calcext:value-type="float">
            <text:p>190101</text:p>
          </table:table-cell>
          <table:table-cell office:value-type="float" office:value="197798" calcext:value-type="float">
            <text:p>197798</text:p>
          </table:table-cell>
        </table:table-row>
        <table:table-row table:style-name="ro2">
          <table:table-cell office:value-type="float" office:value="29201" calcext:value-type="float">
            <text:p>29201</text:p>
          </table:table-cell>
          <table:table-cell office:value-type="float" office:value="29213" calcext:value-type="float">
            <text:p>29213</text:p>
          </table:table-cell>
          <table:table-cell office:value-type="float" office:value="60385" calcext:value-type="float">
            <text:p>60385</text:p>
          </table:table-cell>
          <table:table-cell office:value-type="float" office:value="118775" calcext:value-type="float">
            <text:p>118775</text:p>
          </table:table-cell>
          <table:table-cell office:value-type="float" office:value="182663" calcext:value-type="float">
            <text:p>182663</text:p>
          </table:table-cell>
          <table:table-cell office:value-type="float" office:value="190614" calcext:value-type="float">
            <text:p>190614</text:p>
          </table:table-cell>
          <table:table-cell office:value-type="float" office:value="201532" calcext:value-type="float">
            <text:p>201532</text:p>
          </table:table-cell>
        </table:table-row>
        <table:table-row table:style-name="ro2">
          <table:table-cell office:value-type="float" office:value="29301" calcext:value-type="float">
            <text:p>29301</text:p>
          </table:table-cell>
          <table:table-cell office:value-type="float" office:value="29365" calcext:value-type="float">
            <text:p>29365</text:p>
          </table:table-cell>
          <table:table-cell office:value-type="float" office:value="61890" calcext:value-type="float">
            <text:p>61890</text:p>
          </table:table-cell>
          <table:table-cell office:value-type="float" office:value="144502" calcext:value-type="float">
            <text:p>144502</text:p>
          </table:table-cell>
          <table:table-cell office:value-type="float" office:value="183599" calcext:value-type="float">
            <text:p>183599</text:p>
          </table:table-cell>
          <table:table-cell office:value-type="float" office:value="190560" calcext:value-type="float">
            <text:p>190560</text:p>
          </table:table-cell>
          <table:table-cell office:value-type="float" office:value="224878" calcext:value-type="float">
            <text:p>224878</text:p>
          </table:table-cell>
        </table:table-row>
        <table:table-row table:style-name="ro2">
          <table:table-cell office:value-type="float" office:value="29401" calcext:value-type="float">
            <text:p>29401</text:p>
          </table:table-cell>
          <table:table-cell office:value-type="float" office:value="29621" calcext:value-type="float">
            <text:p>29621</text:p>
          </table:table-cell>
          <table:table-cell office:value-type="float" office:value="62929" calcext:value-type="float">
            <text:p>62929</text:p>
          </table:table-cell>
          <table:table-cell office:value-type="float" office:value="127538" calcext:value-type="float">
            <text:p>127538</text:p>
          </table:table-cell>
          <table:table-cell office:value-type="float" office:value="183197" calcext:value-type="float">
            <text:p>183197</text:p>
          </table:table-cell>
          <table:table-cell office:value-type="float" office:value="191639" calcext:value-type="float">
            <text:p>191639</text:p>
          </table:table-cell>
          <table:table-cell office:value-type="float" office:value="200217" calcext:value-type="float">
            <text:p>200217</text:p>
          </table:table-cell>
        </table:table-row>
        <table:table-row table:style-name="ro2">
          <table:table-cell office:value-type="float" office:value="29501" calcext:value-type="float">
            <text:p>29501</text:p>
          </table:table-cell>
          <table:table-cell office:value-type="float" office:value="29960" calcext:value-type="float">
            <text:p>29960</text:p>
          </table:table-cell>
          <table:table-cell office:value-type="float" office:value="58882" calcext:value-type="float">
            <text:p>58882</text:p>
          </table:table-cell>
          <table:table-cell office:value-type="float" office:value="118967" calcext:value-type="float">
            <text:p>118967</text:p>
          </table:table-cell>
          <table:table-cell office:value-type="float" office:value="183102" calcext:value-type="float">
            <text:p>183102</text:p>
          </table:table-cell>
          <table:table-cell office:value-type="float" office:value="191527" calcext:value-type="float">
            <text:p>191527</text:p>
          </table:table-cell>
          <table:table-cell office:value-type="float" office:value="201683" calcext:value-type="float">
            <text:p>201683</text:p>
          </table:table-cell>
        </table:table-row>
        <table:table-row table:style-name="ro2">
          <table:table-cell office:value-type="float" office:value="29601" calcext:value-type="float">
            <text:p>29601</text:p>
          </table:table-cell>
          <table:table-cell office:value-type="float" office:value="29920" calcext:value-type="float">
            <text:p>29920</text:p>
          </table:table-cell>
          <table:table-cell office:value-type="float" office:value="57231" calcext:value-type="float">
            <text:p>57231</text:p>
          </table:table-cell>
          <table:table-cell office:value-type="float" office:value="136829" calcext:value-type="float">
            <text:p>136829</text:p>
          </table:table-cell>
          <table:table-cell office:value-type="float" office:value="184206" calcext:value-type="float">
            <text:p>184206</text:p>
          </table:table-cell>
          <table:table-cell office:value-type="float" office:value="193189" calcext:value-type="float">
            <text:p>193189</text:p>
          </table:table-cell>
          <table:table-cell office:value-type="float" office:value="207281" calcext:value-type="float">
            <text:p>207281</text:p>
          </table:table-cell>
        </table:table-row>
        <table:table-row table:style-name="ro2">
          <table:table-cell office:value-type="float" office:value="29701" calcext:value-type="float">
            <text:p>29701</text:p>
          </table:table-cell>
          <table:table-cell office:value-type="float" office:value="29703" calcext:value-type="float">
            <text:p>29703</text:p>
          </table:table-cell>
          <table:table-cell office:value-type="float" office:value="60232" calcext:value-type="float">
            <text:p>60232</text:p>
          </table:table-cell>
          <table:table-cell office:value-type="float" office:value="111369" calcext:value-type="float">
            <text:p>111369</text:p>
          </table:table-cell>
          <table:table-cell office:value-type="float" office:value="185120" calcext:value-type="float">
            <text:p>185120</text:p>
          </table:table-cell>
          <table:table-cell office:value-type="float" office:value="193285" calcext:value-type="float">
            <text:p>193285</text:p>
          </table:table-cell>
          <table:table-cell office:value-type="float" office:value="239081" calcext:value-type="float">
            <text:p>239081</text:p>
          </table:table-cell>
        </table:table-row>
        <table:table-row table:style-name="ro2">
          <table:table-cell office:value-type="float" office:value="29801" calcext:value-type="float">
            <text:p>29801</text:p>
          </table:table-cell>
          <table:table-cell office:value-type="float" office:value="30094" calcext:value-type="float">
            <text:p>30094</text:p>
          </table:table-cell>
          <table:table-cell office:value-type="float" office:value="57847" calcext:value-type="float">
            <text:p>57847</text:p>
          </table:table-cell>
          <table:table-cell office:value-type="float" office:value="113492" calcext:value-type="float">
            <text:p>113492</text:p>
          </table:table-cell>
          <table:table-cell office:value-type="float" office:value="185344" calcext:value-type="float">
            <text:p>185344</text:p>
          </table:table-cell>
          <table:table-cell office:value-type="float" office:value="193909" calcext:value-type="float">
            <text:p>193909</text:p>
          </table:table-cell>
          <table:table-cell office:value-type="float" office:value="217406" calcext:value-type="float">
            <text:p>217406</text:p>
          </table:table-cell>
        </table:table-row>
        <table:table-row table:style-name="ro2">
          <table:table-cell office:value-type="float" office:value="29901" calcext:value-type="float">
            <text:p>29901</text:p>
          </table:table-cell>
          <table:table-cell office:value-type="float" office:value="31064" calcext:value-type="float">
            <text:p>31064</text:p>
          </table:table-cell>
          <table:table-cell office:value-type="float" office:value="58941" calcext:value-type="float">
            <text:p>58941</text:p>
          </table:table-cell>
          <table:table-cell office:value-type="float" office:value="153219" calcext:value-type="float">
            <text:p>153219</text:p>
          </table:table-cell>
          <table:table-cell office:value-type="float" office:value="187073" calcext:value-type="float">
            <text:p>187073</text:p>
          </table:table-cell>
          <table:table-cell office:value-type="float" office:value="194284" calcext:value-type="float">
            <text:p>194284</text:p>
          </table:table-cell>
          <table:table-cell office:value-type="float" office:value="223778" calcext:value-type="float">
            <text:p>223778</text:p>
          </table:table-cell>
        </table:table-row>
        <table:table-row table:style-name="ro2">
          <table:table-cell office:value-type="float" office:value="30001" calcext:value-type="float">
            <text:p>30001</text:p>
          </table:table-cell>
          <table:table-cell office:value-type="float" office:value="30593" calcext:value-type="float">
            <text:p>30593</text:p>
          </table:table-cell>
          <table:table-cell office:value-type="float" office:value="61274" calcext:value-type="float">
            <text:p>61274</text:p>
          </table:table-cell>
          <table:table-cell office:value-type="float" office:value="145621" calcext:value-type="float">
            <text:p>145621</text:p>
          </table:table-cell>
          <table:table-cell office:value-type="float" office:value="187232" calcext:value-type="float">
            <text:p>187232</text:p>
          </table:table-cell>
          <table:table-cell office:value-type="float" office:value="195674" calcext:value-type="float">
            <text:p>195674</text:p>
          </table:table-cell>
          <table:table-cell office:value-type="float" office:value="212344" calcext:value-type="float">
            <text:p>212344</text:p>
          </table:table-cell>
        </table:table-row>
        <table:table-row table:style-name="ro2">
          <table:table-cell office:value-type="float" office:value="30101" calcext:value-type="float">
            <text:p>30101</text:p>
          </table:table-cell>
          <table:table-cell office:value-type="float" office:value="30860" calcext:value-type="float">
            <text:p>30860</text:p>
          </table:table-cell>
          <table:table-cell office:value-type="float" office:value="58655" calcext:value-type="float">
            <text:p>58655</text:p>
          </table:table-cell>
          <table:table-cell office:value-type="float" office:value="120464" calcext:value-type="float">
            <text:p>120464</text:p>
          </table:table-cell>
          <table:table-cell office:value-type="float" office:value="186566" calcext:value-type="float">
            <text:p>186566</text:p>
          </table:table-cell>
          <table:table-cell office:value-type="float" office:value="196780" calcext:value-type="float">
            <text:p>196780</text:p>
          </table:table-cell>
          <table:table-cell office:value-type="float" office:value="236011" calcext:value-type="float">
            <text:p>236011</text:p>
          </table:table-cell>
        </table:table-row>
        <table:table-row table:style-name="ro2">
          <table:table-cell office:value-type="float" office:value="30201" calcext:value-type="float">
            <text:p>30201</text:p>
          </table:table-cell>
          <table:table-cell office:value-type="float" office:value="30705" calcext:value-type="float">
            <text:p>30705</text:p>
          </table:table-cell>
          <table:table-cell office:value-type="float" office:value="61191" calcext:value-type="float">
            <text:p>61191</text:p>
          </table:table-cell>
          <table:table-cell office:value-type="float" office:value="129455" calcext:value-type="float">
            <text:p>129455</text:p>
          </table:table-cell>
          <table:table-cell office:value-type="float" office:value="188726" calcext:value-type="float">
            <text:p>188726</text:p>
          </table:table-cell>
          <table:table-cell office:value-type="float" office:value="197333" calcext:value-type="float">
            <text:p>197333</text:p>
          </table:table-cell>
          <table:table-cell office:value-type="float" office:value="219801" calcext:value-type="float">
            <text:p>219801</text:p>
          </table:table-cell>
        </table:table-row>
        <table:table-row table:style-name="ro2">
          <table:table-cell office:value-type="float" office:value="30301" calcext:value-type="float">
            <text:p>30301</text:p>
          </table:table-cell>
          <table:table-cell office:value-type="float" office:value="30695" calcext:value-type="float">
            <text:p>30695</text:p>
          </table:table-cell>
          <table:table-cell office:value-type="float" office:value="60549" calcext:value-type="float">
            <text:p>60549</text:p>
          </table:table-cell>
          <table:table-cell office:value-type="float" office:value="149209" calcext:value-type="float">
            <text:p>149209</text:p>
          </table:table-cell>
          <table:table-cell office:value-type="float" office:value="188250" calcext:value-type="float">
            <text:p>188250</text:p>
          </table:table-cell>
          <table:table-cell office:value-type="float" office:value="197251" calcext:value-type="float">
            <text:p>197251</text:p>
          </table:table-cell>
          <table:table-cell office:value-type="float" office:value="216739" calcext:value-type="float">
            <text:p>216739</text:p>
          </table:table-cell>
        </table:table-row>
        <table:table-row table:style-name="ro2">
          <table:table-cell office:value-type="float" office:value="30401" calcext:value-type="float">
            <text:p>30401</text:p>
          </table:table-cell>
          <table:table-cell office:value-type="float" office:value="31180" calcext:value-type="float">
            <text:p>31180</text:p>
          </table:table-cell>
          <table:table-cell office:value-type="float" office:value="61037" calcext:value-type="float">
            <text:p>61037</text:p>
          </table:table-cell>
          <table:table-cell office:value-type="float" office:value="116539" calcext:value-type="float">
            <text:p>116539</text:p>
          </table:table-cell>
          <table:table-cell office:value-type="float" office:value="189738" calcext:value-type="float">
            <text:p>189738</text:p>
          </table:table-cell>
          <table:table-cell office:value-type="float" office:value="198175" calcext:value-type="float">
            <text:p>198175</text:p>
          </table:table-cell>
          <table:table-cell office:value-type="float" office:value="220008" calcext:value-type="float">
            <text:p>220008</text:p>
          </table:table-cell>
        </table:table-row>
        <table:table-row table:style-name="ro2">
          <table:table-cell office:value-type="float" office:value="30501" calcext:value-type="float">
            <text:p>30501</text:p>
          </table:table-cell>
          <table:table-cell office:value-type="float" office:value="30750" calcext:value-type="float">
            <text:p>30750</text:p>
          </table:table-cell>
          <table:table-cell office:value-type="float" office:value="61040" calcext:value-type="float">
            <text:p>61040</text:p>
          </table:table-cell>
          <table:table-cell office:value-type="float" office:value="121206" calcext:value-type="float">
            <text:p>121206</text:p>
          </table:table-cell>
          <table:table-cell office:value-type="float" office:value="189695" calcext:value-type="float">
            <text:p>189695</text:p>
          </table:table-cell>
          <table:table-cell office:value-type="float" office:value="199892" calcext:value-type="float">
            <text:p>199892</text:p>
          </table:table-cell>
          <table:table-cell office:value-type="float" office:value="229193" calcext:value-type="float">
            <text:p>229193</text:p>
          </table:table-cell>
        </table:table-row>
        <table:table-row table:style-name="ro2">
          <table:table-cell office:value-type="float" office:value="30601" calcext:value-type="float">
            <text:p>30601</text:p>
          </table:table-cell>
          <table:table-cell office:value-type="float" office:value="31758" calcext:value-type="float">
            <text:p>31758</text:p>
          </table:table-cell>
          <table:table-cell office:value-type="float" office:value="63690" calcext:value-type="float">
            <text:p>63690</text:p>
          </table:table-cell>
          <table:table-cell office:value-type="float" office:value="128054" calcext:value-type="float">
            <text:p>128054</text:p>
          </table:table-cell>
          <table:table-cell office:value-type="float" office:value="190083" calcext:value-type="float">
            <text:p>190083</text:p>
          </table:table-cell>
          <table:table-cell office:value-type="float" office:value="201229" calcext:value-type="float">
            <text:p>201229</text:p>
          </table:table-cell>
          <table:table-cell office:value-type="float" office:value="243228" calcext:value-type="float">
            <text:p>243228</text:p>
          </table:table-cell>
        </table:table-row>
        <table:table-row table:style-name="ro2">
          <table:table-cell office:value-type="float" office:value="30701" calcext:value-type="float">
            <text:p>30701</text:p>
          </table:table-cell>
          <table:table-cell office:value-type="float" office:value="31284" calcext:value-type="float">
            <text:p>31284</text:p>
          </table:table-cell>
          <table:table-cell office:value-type="float" office:value="61345" calcext:value-type="float">
            <text:p>61345</text:p>
          </table:table-cell>
          <table:table-cell office:value-type="float" office:value="141115" calcext:value-type="float">
            <text:p>141115</text:p>
          </table:table-cell>
          <table:table-cell office:value-type="float" office:value="190935" calcext:value-type="float">
            <text:p>190935</text:p>
          </table:table-cell>
          <table:table-cell office:value-type="float" office:value="201876" calcext:value-type="float">
            <text:p>201876</text:p>
          </table:table-cell>
          <table:table-cell office:value-type="float" office:value="233917" calcext:value-type="float">
            <text:p>233917</text:p>
          </table:table-cell>
        </table:table-row>
        <table:table-row table:style-name="ro2">
          <table:table-cell office:value-type="float" office:value="30801" calcext:value-type="float">
            <text:p>30801</text:p>
          </table:table-cell>
          <table:table-cell office:value-type="float" office:value="31075" calcext:value-type="float">
            <text:p>31075</text:p>
          </table:table-cell>
          <table:table-cell office:value-type="float" office:value="60291" calcext:value-type="float">
            <text:p>60291</text:p>
          </table:table-cell>
          <table:table-cell office:value-type="float" office:value="112483" calcext:value-type="float">
            <text:p>112483</text:p>
          </table:table-cell>
          <table:table-cell office:value-type="float" office:value="193046" calcext:value-type="float">
            <text:p>193046</text:p>
          </table:table-cell>
          <table:table-cell office:value-type="float" office:value="202396" calcext:value-type="float">
            <text:p>202396</text:p>
          </table:table-cell>
          <table:table-cell office:value-type="float" office:value="256101" calcext:value-type="float">
            <text:p>256101</text:p>
          </table:table-cell>
        </table:table-row>
        <table:table-row table:style-name="ro2">
          <table:table-cell office:value-type="float" office:value="30901" calcext:value-type="float">
            <text:p>30901</text:p>
          </table:table-cell>
          <table:table-cell office:value-type="float" office:value="31018" calcext:value-type="float">
            <text:p>31018</text:p>
          </table:table-cell>
          <table:table-cell office:value-type="float" office:value="58846" calcext:value-type="float">
            <text:p>58846</text:p>
          </table:table-cell>
          <table:table-cell office:value-type="float" office:value="116427" calcext:value-type="float">
            <text:p>116427</text:p>
          </table:table-cell>
          <table:table-cell office:value-type="float" office:value="193287" calcext:value-type="float">
            <text:p>193287</text:p>
          </table:table-cell>
          <table:table-cell office:value-type="float" office:value="202366" calcext:value-type="float">
            <text:p>202366</text:p>
          </table:table-cell>
          <table:table-cell office:value-type="float" office:value="219713" calcext:value-type="float">
            <text:p>219713</text:p>
          </table:table-cell>
        </table:table-row>
        <table:table-row table:style-name="ro2">
          <table:table-cell office:value-type="float" office:value="31001" calcext:value-type="float">
            <text:p>31001</text:p>
          </table:table-cell>
          <table:table-cell office:value-type="float" office:value="31403" calcext:value-type="float">
            <text:p>31403</text:p>
          </table:table-cell>
          <table:table-cell office:value-type="float" office:value="60190" calcext:value-type="float">
            <text:p>60190</text:p>
          </table:table-cell>
          <table:table-cell office:value-type="float" office:value="164659" calcext:value-type="float">
            <text:p>164659</text:p>
          </table:table-cell>
          <table:table-cell office:value-type="float" office:value="194159" calcext:value-type="float">
            <text:p>194159</text:p>
          </table:table-cell>
          <table:table-cell office:value-type="float" office:value="204629" calcext:value-type="float">
            <text:p>204629</text:p>
          </table:table-cell>
          <table:table-cell office:value-type="float" office:value="234862" calcext:value-type="float">
            <text:p>234862</text:p>
          </table:table-cell>
        </table:table-row>
        <table:table-row table:style-name="ro2">
          <table:table-cell office:value-type="float" office:value="31101" calcext:value-type="float">
            <text:p>31101</text:p>
          </table:table-cell>
          <table:table-cell office:value-type="float" office:value="32313" calcext:value-type="float">
            <text:p>32313</text:p>
          </table:table-cell>
          <table:table-cell office:value-type="float" office:value="65960" calcext:value-type="float">
            <text:p>65960</text:p>
          </table:table-cell>
          <table:table-cell office:value-type="float" office:value="125969" calcext:value-type="float">
            <text:p>125969</text:p>
          </table:table-cell>
          <table:table-cell office:value-type="float" office:value="194005" calcext:value-type="float">
            <text:p>194005</text:p>
          </table:table-cell>
          <table:table-cell office:value-type="float" office:value="205290" calcext:value-type="float">
            <text:p>205290</text:p>
          </table:table-cell>
          <table:table-cell office:value-type="float" office:value="243370" calcext:value-type="float">
            <text:p>243370</text:p>
          </table:table-cell>
        </table:table-row>
        <table:table-row table:style-name="ro2">
          <table:table-cell office:value-type="float" office:value="31201" calcext:value-type="float">
            <text:p>31201</text:p>
          </table:table-cell>
          <table:table-cell office:value-type="float" office:value="31485" calcext:value-type="float">
            <text:p>31485</text:p>
          </table:table-cell>
          <table:table-cell office:value-type="float" office:value="62329" calcext:value-type="float">
            <text:p>62329</text:p>
          </table:table-cell>
          <table:table-cell office:value-type="float" office:value="131978" calcext:value-type="float">
            <text:p>131978</text:p>
          </table:table-cell>
          <table:table-cell office:value-type="float" office:value="194798" calcext:value-type="float">
            <text:p>194798</text:p>
          </table:table-cell>
          <table:table-cell office:value-type="float" office:value="205514" calcext:value-type="float">
            <text:p>205514</text:p>
          </table:table-cell>
          <table:table-cell office:value-type="float" office:value="225375" calcext:value-type="float">
            <text:p>225375</text:p>
          </table:table-cell>
        </table:table-row>
        <table:table-row table:style-name="ro2">
          <table:table-cell office:value-type="float" office:value="31301" calcext:value-type="float">
            <text:p>31301</text:p>
          </table:table-cell>
          <table:table-cell office:value-type="float" office:value="31532" calcext:value-type="float">
            <text:p>31532</text:p>
          </table:table-cell>
          <table:table-cell office:value-type="float" office:value="66556" calcext:value-type="float">
            <text:p>66556</text:p>
          </table:table-cell>
          <table:table-cell office:value-type="float" office:value="156652" calcext:value-type="float">
            <text:p>156652</text:p>
          </table:table-cell>
          <table:table-cell office:value-type="float" office:value="194284" calcext:value-type="float">
            <text:p>194284</text:p>
          </table:table-cell>
          <table:table-cell office:value-type="float" office:value="206447" calcext:value-type="float">
            <text:p>206447</text:p>
          </table:table-cell>
          <table:table-cell office:value-type="float" office:value="245301" calcext:value-type="float">
            <text:p>245301</text:p>
          </table:table-cell>
        </table:table-row>
        <table:table-row table:style-name="ro2">
          <table:table-cell office:value-type="float" office:value="31401" calcext:value-type="float">
            <text:p>31401</text:p>
          </table:table-cell>
          <table:table-cell office:value-type="float" office:value="31504" calcext:value-type="float">
            <text:p>31504</text:p>
          </table:table-cell>
          <table:table-cell office:value-type="float" office:value="64794" calcext:value-type="float">
            <text:p>64794</text:p>
          </table:table-cell>
          <table:table-cell office:value-type="float" office:value="136268" calcext:value-type="float">
            <text:p>136268</text:p>
          </table:table-cell>
          <table:table-cell office:value-type="float" office:value="195197" calcext:value-type="float">
            <text:p>195197</text:p>
          </table:table-cell>
          <table:table-cell office:value-type="float" office:value="207271" calcext:value-type="float">
            <text:p>207271</text:p>
          </table:table-cell>
          <table:table-cell office:value-type="float" office:value="233132" calcext:value-type="float">
            <text:p>233132</text:p>
          </table:table-cell>
        </table:table-row>
        <table:table-row table:style-name="ro2">
          <table:table-cell office:value-type="float" office:value="31501" calcext:value-type="float">
            <text:p>31501</text:p>
          </table:table-cell>
          <table:table-cell office:value-type="float" office:value="31672" calcext:value-type="float">
            <text:p>31672</text:p>
          </table:table-cell>
          <table:table-cell office:value-type="float" office:value="62175" calcext:value-type="float">
            <text:p>62175</text:p>
          </table:table-cell>
          <table:table-cell office:value-type="float" office:value="165640" calcext:value-type="float">
            <text:p>165640</text:p>
          </table:table-cell>
          <table:table-cell office:value-type="float" office:value="194286" calcext:value-type="float">
            <text:p>194286</text:p>
          </table:table-cell>
          <table:table-cell office:value-type="float" office:value="206326" calcext:value-type="float">
            <text:p>206326</text:p>
          </table:table-cell>
          <table:table-cell office:value-type="float" office:value="227786" calcext:value-type="float">
            <text:p>227786</text:p>
          </table:table-cell>
        </table:table-row>
        <table:table-row table:style-name="ro2">
          <table:table-cell office:value-type="float" office:value="31601" calcext:value-type="float">
            <text:p>31601</text:p>
          </table:table-cell>
          <table:table-cell office:value-type="float" office:value="31954" calcext:value-type="float">
            <text:p>31954</text:p>
          </table:table-cell>
          <table:table-cell office:value-type="float" office:value="62950" calcext:value-type="float">
            <text:p>62950</text:p>
          </table:table-cell>
          <table:table-cell office:value-type="float" office:value="136695" calcext:value-type="float">
            <text:p>136695</text:p>
          </table:table-cell>
          <table:table-cell office:value-type="float" office:value="194384" calcext:value-type="float">
            <text:p>194384</text:p>
          </table:table-cell>
          <table:table-cell office:value-type="float" office:value="208295" calcext:value-type="float">
            <text:p>208295</text:p>
          </table:table-cell>
          <table:table-cell office:value-type="float" office:value="251068" calcext:value-type="float">
            <text:p>251068</text:p>
          </table:table-cell>
        </table:table-row>
        <table:table-row table:style-name="ro2">
          <table:table-cell office:value-type="float" office:value="31701" calcext:value-type="float">
            <text:p>31701</text:p>
          </table:table-cell>
          <table:table-cell office:value-type="float" office:value="32502" calcext:value-type="float">
            <text:p>32502</text:p>
          </table:table-cell>
          <table:table-cell office:value-type="float" office:value="62647" calcext:value-type="float">
            <text:p>62647</text:p>
          </table:table-cell>
          <table:table-cell office:value-type="float" office:value="133057" calcext:value-type="float">
            <text:p>133057</text:p>
          </table:table-cell>
          <table:table-cell office:value-type="float" office:value="196083" calcext:value-type="float">
            <text:p>196083</text:p>
          </table:table-cell>
          <table:table-cell office:value-type="float" office:value="208658" calcext:value-type="float">
            <text:p>208658</text:p>
          </table:table-cell>
          <table:table-cell office:value-type="float" office:value="242406" calcext:value-type="float">
            <text:p>242406</text:p>
          </table:table-cell>
        </table:table-row>
        <table:table-row table:style-name="ro2">
          <table:table-cell office:value-type="float" office:value="31801" calcext:value-type="float">
            <text:p>31801</text:p>
          </table:table-cell>
          <table:table-cell office:value-type="float" office:value="31880" calcext:value-type="float">
            <text:p>31880</text:p>
          </table:table-cell>
          <table:table-cell office:value-type="float" office:value="64527" calcext:value-type="float">
            <text:p>64527</text:p>
          </table:table-cell>
          <table:table-cell office:value-type="float" office:value="118205" calcext:value-type="float">
            <text:p>118205</text:p>
          </table:table-cell>
          <table:table-cell office:value-type="float" office:value="197037" calcext:value-type="float">
            <text:p>197037</text:p>
          </table:table-cell>
          <table:table-cell office:value-type="float" office:value="209263" calcext:value-type="float">
            <text:p>209263</text:p>
          </table:table-cell>
          <table:table-cell office:value-type="float" office:value="240053" calcext:value-type="float">
            <text:p>240053</text:p>
          </table:table-cell>
        </table:table-row>
        <table:table-row table:style-name="ro2">
          <table:table-cell office:value-type="float" office:value="31901" calcext:value-type="float">
            <text:p>31901</text:p>
          </table:table-cell>
          <table:table-cell office:value-type="float" office:value="31911" calcext:value-type="float">
            <text:p>31911</text:p>
          </table:table-cell>
          <table:table-cell office:value-type="float" office:value="66996" calcext:value-type="float">
            <text:p>66996</text:p>
          </table:table-cell>
          <table:table-cell office:value-type="float" office:value="146185" calcext:value-type="float">
            <text:p>146185</text:p>
          </table:table-cell>
          <table:table-cell office:value-type="float" office:value="196841" calcext:value-type="float">
            <text:p>196841</text:p>
          </table:table-cell>
          <table:table-cell office:value-type="float" office:value="209442" calcext:value-type="float">
            <text:p>209442</text:p>
          </table:table-cell>
          <table:table-cell office:value-type="float" office:value="234837" calcext:value-type="float">
            <text:p>234837</text:p>
          </table:table-cell>
        </table:table-row>
        <table:table-row table:style-name="ro2">
          <table:table-cell office:value-type="float" office:value="32001" calcext:value-type="float">
            <text:p>32001</text:p>
          </table:table-cell>
          <table:table-cell office:value-type="float" office:value="33271" calcext:value-type="float">
            <text:p>33271</text:p>
          </table:table-cell>
          <table:table-cell office:value-type="float" office:value="68059" calcext:value-type="float">
            <text:p>68059</text:p>
          </table:table-cell>
          <table:table-cell office:value-type="float" office:value="142007" calcext:value-type="float">
            <text:p>142007</text:p>
          </table:table-cell>
          <table:table-cell office:value-type="float" office:value="198092" calcext:value-type="float">
            <text:p>198092</text:p>
          </table:table-cell>
          <table:table-cell office:value-type="float" office:value="210746" calcext:value-type="float">
            <text:p>210746</text:p>
          </table:table-cell>
          <table:table-cell office:value-type="float" office:value="234811" calcext:value-type="float">
            <text:p>234811</text:p>
          </table:table-cell>
        </table:table-row>
        <table:table-row table:style-name="ro2">
          <table:table-cell office:value-type="float" office:value="32101" calcext:value-type="float">
            <text:p>32101</text:p>
          </table:table-cell>
          <table:table-cell office:value-type="float" office:value="32295" calcext:value-type="float">
            <text:p>32295</text:p>
          </table:table-cell>
          <table:table-cell office:value-type="float" office:value="66293" calcext:value-type="float">
            <text:p>66293</text:p>
          </table:table-cell>
          <table:table-cell office:value-type="float" office:value="144916" calcext:value-type="float">
            <text:p>144916</text:p>
          </table:table-cell>
          <table:table-cell office:value-type="float" office:value="200241" calcext:value-type="float">
            <text:p>200241</text:p>
          </table:table-cell>
          <table:table-cell office:value-type="float" office:value="212384" calcext:value-type="float">
            <text:p>212384</text:p>
          </table:table-cell>
          <table:table-cell office:value-type="float" office:value="247889" calcext:value-type="float">
            <text:p>247889</text:p>
          </table:table-cell>
        </table:table-row>
        <table:table-row table:style-name="ro2">
          <table:table-cell office:value-type="float" office:value="32201" calcext:value-type="float">
            <text:p>32201</text:p>
          </table:table-cell>
          <table:table-cell office:value-type="float" office:value="32733" calcext:value-type="float">
            <text:p>32733</text:p>
          </table:table-cell>
          <table:table-cell office:value-type="float" office:value="67907" calcext:value-type="float">
            <text:p>67907</text:p>
          </table:table-cell>
          <table:table-cell office:value-type="float" office:value="163818" calcext:value-type="float">
            <text:p>163818</text:p>
          </table:table-cell>
          <table:table-cell office:value-type="float" office:value="200957" calcext:value-type="float">
            <text:p>200957</text:p>
          </table:table-cell>
          <table:table-cell office:value-type="float" office:value="211462" calcext:value-type="float">
            <text:p>211462</text:p>
          </table:table-cell>
          <table:table-cell office:value-type="float" office:value="245084" calcext:value-type="float">
            <text:p>245084</text:p>
          </table:table-cell>
        </table:table-row>
        <table:table-row table:style-name="ro2">
          <table:table-cell office:value-type="float" office:value="32301" calcext:value-type="float">
            <text:p>32301</text:p>
          </table:table-cell>
          <table:table-cell office:value-type="float" office:value="32922" calcext:value-type="float">
            <text:p>32922</text:p>
          </table:table-cell>
          <table:table-cell office:value-type="float" office:value="63577" calcext:value-type="float">
            <text:p>63577</text:p>
          </table:table-cell>
          <table:table-cell office:value-type="float" office:value="143822" calcext:value-type="float">
            <text:p>143822</text:p>
          </table:table-cell>
          <table:table-cell office:value-type="float" office:value="200874" calcext:value-type="float">
            <text:p>200874</text:p>
          </table:table-cell>
          <table:table-cell office:value-type="float" office:value="213328" calcext:value-type="float">
            <text:p>213328</text:p>
          </table:table-cell>
          <table:table-cell office:value-type="float" office:value="236408" calcext:value-type="float">
            <text:p>236408</text:p>
          </table:table-cell>
        </table:table-row>
        <table:table-row table:style-name="ro2">
          <table:table-cell office:value-type="float" office:value="32401" calcext:value-type="float">
            <text:p>32401</text:p>
          </table:table-cell>
          <table:table-cell office:value-type="float" office:value="32461" calcext:value-type="float">
            <text:p>32461</text:p>
          </table:table-cell>
          <table:table-cell office:value-type="float" office:value="64142" calcext:value-type="float">
            <text:p>64142</text:p>
          </table:table-cell>
          <table:table-cell office:value-type="float" office:value="122537" calcext:value-type="float">
            <text:p>122537</text:p>
          </table:table-cell>
          <table:table-cell office:value-type="float" office:value="200977" calcext:value-type="float">
            <text:p>200977</text:p>
          </table:table-cell>
          <table:table-cell office:value-type="float" office:value="214384" calcext:value-type="float">
            <text:p>214384</text:p>
          </table:table-cell>
          <table:table-cell office:value-type="float" office:value="239895" calcext:value-type="float">
            <text:p>239895</text:p>
          </table:table-cell>
        </table:table-row>
        <table:table-row table:style-name="ro2">
          <table:table-cell office:value-type="float" office:value="32501" calcext:value-type="float">
            <text:p>32501</text:p>
          </table:table-cell>
          <table:table-cell office:value-type="float" office:value="32816" calcext:value-type="float">
            <text:p>32816</text:p>
          </table:table-cell>
          <table:table-cell office:value-type="float" office:value="63107" calcext:value-type="float">
            <text:p>63107</text:p>
          </table:table-cell>
          <table:table-cell office:value-type="float" office:value="140609" calcext:value-type="float">
            <text:p>140609</text:p>
          </table:table-cell>
          <table:table-cell office:value-type="float" office:value="197997" calcext:value-type="float">
            <text:p>197997</text:p>
          </table:table-cell>
          <table:table-cell office:value-type="float" office:value="213986" calcext:value-type="float">
            <text:p>213986</text:p>
          </table:table-cell>
          <table:table-cell office:value-type="float" office:value="244534" calcext:value-type="float">
            <text:p>244534</text:p>
          </table:table-cell>
        </table:table-row>
        <table:table-row table:style-name="ro2">
          <table:table-cell office:value-type="float" office:value="32601" calcext:value-type="float">
            <text:p>32601</text:p>
          </table:table-cell>
          <table:table-cell office:value-type="float" office:value="33685" calcext:value-type="float">
            <text:p>33685</text:p>
          </table:table-cell>
          <table:table-cell office:value-type="float" office:value="65613" calcext:value-type="float">
            <text:p>65613</text:p>
          </table:table-cell>
          <table:table-cell office:value-type="float" office:value="175957" calcext:value-type="float">
            <text:p>175957</text:p>
          </table:table-cell>
          <table:table-cell office:value-type="float" office:value="203277" calcext:value-type="float">
            <text:p>203277</text:p>
          </table:table-cell>
          <table:table-cell office:value-type="float" office:value="214982" calcext:value-type="float">
            <text:p>214982</text:p>
          </table:table-cell>
          <table:table-cell office:value-type="float" office:value="242898" calcext:value-type="float">
            <text:p>242898</text:p>
          </table:table-cell>
        </table:table-row>
        <table:table-row table:style-name="ro2">
          <table:table-cell office:value-type="float" office:value="32701" calcext:value-type="float">
            <text:p>32701</text:p>
          </table:table-cell>
          <table:table-cell office:value-type="float" office:value="33283" calcext:value-type="float">
            <text:p>33283</text:p>
          </table:table-cell>
          <table:table-cell office:value-type="float" office:value="63160" calcext:value-type="float">
            <text:p>63160</text:p>
          </table:table-cell>
          <table:table-cell office:value-type="float" office:value="153656" calcext:value-type="float">
            <text:p>153656</text:p>
          </table:table-cell>
          <table:table-cell office:value-type="float" office:value="206040" calcext:value-type="float">
            <text:p>206040</text:p>
          </table:table-cell>
          <table:table-cell office:value-type="float" office:value="216449" calcext:value-type="float">
            <text:p>216449</text:p>
          </table:table-cell>
          <table:table-cell office:value-type="float" office:value="241796" calcext:value-type="float">
            <text:p>241796</text:p>
          </table:table-cell>
        </table:table-row>
        <table:table-row table:style-name="ro2">
          <table:table-cell office:value-type="float" office:value="32801" calcext:value-type="float">
            <text:p>32801</text:p>
          </table:table-cell>
          <table:table-cell office:value-type="float" office:value="33200" calcext:value-type="float">
            <text:p>33200</text:p>
          </table:table-cell>
          <table:table-cell office:value-type="float" office:value="65841" calcext:value-type="float">
            <text:p>65841</text:p>
          </table:table-cell>
          <table:table-cell office:value-type="float" office:value="130778" calcext:value-type="float">
            <text:p>130778</text:p>
          </table:table-cell>
          <table:table-cell office:value-type="float" office:value="205390" calcext:value-type="float">
            <text:p>205390</text:p>
          </table:table-cell>
          <table:table-cell office:value-type="float" office:value="215818" calcext:value-type="float">
            <text:p>215818</text:p>
          </table:table-cell>
          <table:table-cell office:value-type="float" office:value="255517" calcext:value-type="float">
            <text:p>255517</text:p>
          </table:table-cell>
        </table:table-row>
        <table:table-row table:style-name="ro2">
          <table:table-cell office:value-type="float" office:value="32901" calcext:value-type="float">
            <text:p>32901</text:p>
          </table:table-cell>
          <table:table-cell office:value-type="float" office:value="33258" calcext:value-type="float">
            <text:p>33258</text:p>
          </table:table-cell>
          <table:table-cell office:value-type="float" office:value="68158" calcext:value-type="float">
            <text:p>68158</text:p>
          </table:table-cell>
          <table:table-cell office:value-type="float" office:value="155851" calcext:value-type="float">
            <text:p>155851</text:p>
          </table:table-cell>
          <table:table-cell office:value-type="float" office:value="205820" calcext:value-type="float">
            <text:p>205820</text:p>
          </table:table-cell>
          <table:table-cell office:value-type="float" office:value="216728" calcext:value-type="float">
            <text:p>216728</text:p>
          </table:table-cell>
          <table:table-cell office:value-type="float" office:value="255625" calcext:value-type="float">
            <text:p>255625</text:p>
          </table:table-cell>
        </table:table-row>
        <table:table-row table:style-name="ro2">
          <table:table-cell office:value-type="float" office:value="33001" calcext:value-type="float">
            <text:p>33001</text:p>
          </table:table-cell>
          <table:table-cell office:value-type="float" office:value="35677" calcext:value-type="float">
            <text:p>35677</text:p>
          </table:table-cell>
          <table:table-cell office:value-type="float" office:value="66901" calcext:value-type="float">
            <text:p>66901</text:p>
          </table:table-cell>
          <table:table-cell office:value-type="float" office:value="123902" calcext:value-type="float">
            <text:p>123902</text:p>
          </table:table-cell>
          <table:table-cell office:value-type="float" office:value="204950" calcext:value-type="float">
            <text:p>204950</text:p>
          </table:table-cell>
          <table:table-cell office:value-type="float" office:value="217672" calcext:value-type="float">
            <text:p>217672</text:p>
          </table:table-cell>
          <table:table-cell office:value-type="float" office:value="248142" calcext:value-type="float">
            <text:p>248142</text:p>
          </table:table-cell>
        </table:table-row>
        <table:table-row table:style-name="ro2">
          <table:table-cell office:value-type="float" office:value="33101" calcext:value-type="float">
            <text:p>33101</text:p>
          </table:table-cell>
          <table:table-cell office:value-type="float" office:value="33889" calcext:value-type="float">
            <text:p>33889</text:p>
          </table:table-cell>
          <table:table-cell office:value-type="float" office:value="64852" calcext:value-type="float">
            <text:p>64852</text:p>
          </table:table-cell>
          <table:table-cell office:value-type="float" office:value="143874" calcext:value-type="float">
            <text:p>143874</text:p>
          </table:table-cell>
          <table:table-cell office:value-type="float" office:value="205381" calcext:value-type="float">
            <text:p>205381</text:p>
          </table:table-cell>
          <table:table-cell office:value-type="float" office:value="217416" calcext:value-type="float">
            <text:p>217416</text:p>
          </table:table-cell>
          <table:table-cell office:value-type="float" office:value="256846" calcext:value-type="float">
            <text:p>256846</text:p>
          </table:table-cell>
        </table:table-row>
        <table:table-row table:style-name="ro2">
          <table:table-cell office:value-type="float" office:value="33201" calcext:value-type="float">
            <text:p>33201</text:p>
          </table:table-cell>
          <table:table-cell office:value-type="float" office:value="34300" calcext:value-type="float">
            <text:p>34300</text:p>
          </table:table-cell>
          <table:table-cell office:value-type="float" office:value="68368" calcext:value-type="float">
            <text:p>68368</text:p>
          </table:table-cell>
          <table:table-cell office:value-type="float" office:value="158124" calcext:value-type="float">
            <text:p>158124</text:p>
          </table:table-cell>
          <table:table-cell office:value-type="float" office:value="207101" calcext:value-type="float">
            <text:p>207101</text:p>
          </table:table-cell>
          <table:table-cell office:value-type="float" office:value="218302" calcext:value-type="float">
            <text:p>218302</text:p>
          </table:table-cell>
          <table:table-cell office:value-type="float" office:value="259307" calcext:value-type="float">
            <text:p>259307</text:p>
          </table:table-cell>
        </table:table-row>
        <table:table-row table:style-name="ro2">
          <table:table-cell office:value-type="float" office:value="33301" calcext:value-type="float">
            <text:p>33301</text:p>
          </table:table-cell>
          <table:table-cell office:value-type="float" office:value="34416" calcext:value-type="float">
            <text:p>34416</text:p>
          </table:table-cell>
          <table:table-cell office:value-type="float" office:value="67330" calcext:value-type="float">
            <text:p>67330</text:p>
          </table:table-cell>
          <table:table-cell office:value-type="float" office:value="156041" calcext:value-type="float">
            <text:p>156041</text:p>
          </table:table-cell>
          <table:table-cell office:value-type="float" office:value="207781" calcext:value-type="float">
            <text:p>207781</text:p>
          </table:table-cell>
          <table:table-cell office:value-type="float" office:value="218273" calcext:value-type="float">
            <text:p>218273</text:p>
          </table:table-cell>
          <table:table-cell office:value-type="float" office:value="232926" calcext:value-type="float">
            <text:p>232926</text:p>
          </table:table-cell>
        </table:table-row>
        <table:table-row table:style-name="ro2">
          <table:table-cell office:value-type="float" office:value="33401" calcext:value-type="float">
            <text:p>33401</text:p>
          </table:table-cell>
          <table:table-cell office:value-type="float" office:value="33610" calcext:value-type="float">
            <text:p>33610</text:p>
          </table:table-cell>
          <table:table-cell office:value-type="float" office:value="69987" calcext:value-type="float">
            <text:p>69987</text:p>
          </table:table-cell>
          <table:table-cell office:value-type="float" office:value="136101" calcext:value-type="float">
            <text:p>136101</text:p>
          </table:table-cell>
          <table:table-cell office:value-type="float" office:value="210611" calcext:value-type="float">
            <text:p>210611</text:p>
          </table:table-cell>
          <table:table-cell office:value-type="float" office:value="218858" calcext:value-type="float">
            <text:p>218858</text:p>
          </table:table-cell>
          <table:table-cell office:value-type="float" office:value="232637" calcext:value-type="float">
            <text:p>232637</text:p>
          </table:table-cell>
        </table:table-row>
        <table:table-row table:style-name="ro2">
          <table:table-cell office:value-type="float" office:value="33501" calcext:value-type="float">
            <text:p>33501</text:p>
          </table:table-cell>
          <table:table-cell office:value-type="float" office:value="33567" calcext:value-type="float">
            <text:p>33567</text:p>
          </table:table-cell>
          <table:table-cell office:value-type="float" office:value="63517" calcext:value-type="float">
            <text:p>63517</text:p>
          </table:table-cell>
          <table:table-cell office:value-type="float" office:value="138351" calcext:value-type="float">
            <text:p>138351</text:p>
          </table:table-cell>
          <table:table-cell office:value-type="float" office:value="208309" calcext:value-type="float">
            <text:p>208309</text:p>
          </table:table-cell>
          <table:table-cell office:value-type="float" office:value="218936" calcext:value-type="float">
            <text:p>218936</text:p>
          </table:table-cell>
          <table:table-cell office:value-type="float" office:value="233267" calcext:value-type="float">
            <text:p>233267</text:p>
          </table:table-cell>
        </table:table-row>
        <table:table-row table:style-name="ro2">
          <table:table-cell office:value-type="float" office:value="33601" calcext:value-type="float">
            <text:p>33601</text:p>
          </table:table-cell>
          <table:table-cell office:value-type="float" office:value="34714" calcext:value-type="float">
            <text:p>34714</text:p>
          </table:table-cell>
          <table:table-cell office:value-type="float" office:value="69740" calcext:value-type="float">
            <text:p>69740</text:p>
          </table:table-cell>
          <table:table-cell office:value-type="float" office:value="158021" calcext:value-type="float">
            <text:p>158021</text:p>
          </table:table-cell>
          <table:table-cell office:value-type="float" office:value="207945" calcext:value-type="float">
            <text:p>207945</text:p>
          </table:table-cell>
          <table:table-cell office:value-type="float" office:value="218736" calcext:value-type="float">
            <text:p>218736</text:p>
          </table:table-cell>
          <table:table-cell office:value-type="float" office:value="235357" calcext:value-type="float">
            <text:p>235357</text:p>
          </table:table-cell>
        </table:table-row>
        <table:table-row table:style-name="ro2">
          <table:table-cell office:value-type="float" office:value="33701" calcext:value-type="float">
            <text:p>33701</text:p>
          </table:table-cell>
          <table:table-cell office:value-type="float" office:value="34064" calcext:value-type="float">
            <text:p>34064</text:p>
          </table:table-cell>
          <table:table-cell office:value-type="float" office:value="72715" calcext:value-type="float">
            <text:p>72715</text:p>
          </table:table-cell>
          <table:table-cell office:value-type="float" office:value="136707" calcext:value-type="float">
            <text:p>136707</text:p>
          </table:table-cell>
          <table:table-cell office:value-type="float" office:value="208637" calcext:value-type="float">
            <text:p>208637</text:p>
          </table:table-cell>
          <table:table-cell office:value-type="float" office:value="219535" calcext:value-type="float">
            <text:p>219535</text:p>
          </table:table-cell>
          <table:table-cell office:value-type="float" office:value="230023" calcext:value-type="float">
            <text:p>230023</text:p>
          </table:table-cell>
        </table:table-row>
        <table:table-row table:style-name="ro2">
          <table:table-cell office:value-type="float" office:value="33801" calcext:value-type="float">
            <text:p>33801</text:p>
          </table:table-cell>
          <table:table-cell office:value-type="float" office:value="34018" calcext:value-type="float">
            <text:p>34018</text:p>
          </table:table-cell>
          <table:table-cell office:value-type="float" office:value="68755" calcext:value-type="float">
            <text:p>68755</text:p>
          </table:table-cell>
          <table:table-cell office:value-type="float" office:value="149436" calcext:value-type="float">
            <text:p>149436</text:p>
          </table:table-cell>
          <table:table-cell office:value-type="float" office:value="212366" calcext:value-type="float">
            <text:p>212366</text:p>
          </table:table-cell>
          <table:table-cell office:value-type="float" office:value="219915" calcext:value-type="float">
            <text:p>219915</text:p>
          </table:table-cell>
          <table:table-cell office:value-type="float" office:value="231195" calcext:value-type="float">
            <text:p>231195</text:p>
          </table:table-cell>
        </table:table-row>
        <table:table-row table:style-name="ro2">
          <table:table-cell office:value-type="float" office:value="33901" calcext:value-type="float">
            <text:p>33901</text:p>
          </table:table-cell>
          <table:table-cell office:value-type="float" office:value="34360" calcext:value-type="float">
            <text:p>34360</text:p>
          </table:table-cell>
          <table:table-cell office:value-type="float" office:value="67325" calcext:value-type="float">
            <text:p>67325</text:p>
          </table:table-cell>
          <table:table-cell office:value-type="float" office:value="162793" calcext:value-type="float">
            <text:p>162793</text:p>
          </table:table-cell>
          <table:table-cell office:value-type="float" office:value="211814" calcext:value-type="float">
            <text:p>211814</text:p>
          </table:table-cell>
          <table:table-cell office:value-type="float" office:value="220698" calcext:value-type="float">
            <text:p>220698</text:p>
          </table:table-cell>
          <table:table-cell office:value-type="float" office:value="232852" calcext:value-type="float">
            <text:p>232852</text:p>
          </table:table-cell>
        </table:table-row>
        <table:table-row table:style-name="ro2">
          <table:table-cell office:value-type="float" office:value="34001" calcext:value-type="float">
            <text:p>34001</text:p>
          </table:table-cell>
          <table:table-cell office:value-type="float" office:value="34000" calcext:value-type="float">
            <text:p>34000</text:p>
          </table:table-cell>
          <table:table-cell office:value-type="float" office:value="70247" calcext:value-type="float">
            <text:p>70247</text:p>
          </table:table-cell>
          <table:table-cell office:value-type="float" office:value="154791" calcext:value-type="float">
            <text:p>154791</text:p>
          </table:table-cell>
          <table:table-cell office:value-type="float" office:value="211193" calcext:value-type="float">
            <text:p>211193</text:p>
          </table:table-cell>
          <table:table-cell office:value-type="float" office:value="221198" calcext:value-type="float">
            <text:p>221198</text:p>
          </table:table-cell>
          <table:table-cell office:value-type="float" office:value="233591" calcext:value-type="float">
            <text:p>233591</text:p>
          </table:table-cell>
        </table:table-row>
        <table:table-row table:style-name="ro2">
          <table:table-cell office:value-type="float" office:value="34101" calcext:value-type="float">
            <text:p>34101</text:p>
          </table:table-cell>
          <table:table-cell office:value-type="float" office:value="36752" calcext:value-type="float">
            <text:p>36752</text:p>
          </table:table-cell>
          <table:table-cell office:value-type="float" office:value="66688" calcext:value-type="float">
            <text:p>66688</text:p>
          </table:table-cell>
          <table:table-cell office:value-type="float" office:value="131914" calcext:value-type="float">
            <text:p>131914</text:p>
          </table:table-cell>
          <table:table-cell office:value-type="float" office:value="213523" calcext:value-type="float">
            <text:p>213523</text:p>
          </table:table-cell>
          <table:table-cell office:value-type="float" office:value="220976" calcext:value-type="float">
            <text:p>220976</text:p>
          </table:table-cell>
          <table:table-cell office:value-type="float" office:value="229338" calcext:value-type="float">
            <text:p>229338</text:p>
          </table:table-cell>
        </table:table-row>
        <table:table-row table:style-name="ro2">
          <table:table-cell office:value-type="float" office:value="34201" calcext:value-type="float">
            <text:p>34201</text:p>
          </table:table-cell>
          <table:table-cell office:value-type="float" office:value="34230" calcext:value-type="float">
            <text:p>34230</text:p>
          </table:table-cell>
          <table:table-cell office:value-type="float" office:value="69377" calcext:value-type="float">
            <text:p>69377</text:p>
          </table:table-cell>
          <table:table-cell office:value-type="float" office:value="185311" calcext:value-type="float">
            <text:p>185311</text:p>
          </table:table-cell>
          <table:table-cell office:value-type="float" office:value="212996" calcext:value-type="float">
            <text:p>212996</text:p>
          </table:table-cell>
          <table:table-cell office:value-type="float" office:value="221590" calcext:value-type="float">
            <text:p>221590</text:p>
          </table:table-cell>
          <table:table-cell office:value-type="float" office:value="230423" calcext:value-type="float">
            <text:p>230423</text:p>
          </table:table-cell>
        </table:table-row>
        <table:table-row table:style-name="ro2">
          <table:table-cell office:value-type="float" office:value="34301" calcext:value-type="float">
            <text:p>34301</text:p>
          </table:table-cell>
          <table:table-cell office:value-type="float" office:value="34923" calcext:value-type="float">
            <text:p>34923</text:p>
          </table:table-cell>
          <table:table-cell office:value-type="float" office:value="68905" calcext:value-type="float">
            <text:p>68905</text:p>
          </table:table-cell>
          <table:table-cell office:value-type="float" office:value="131562" calcext:value-type="float">
            <text:p>131562</text:p>
          </table:table-cell>
          <table:table-cell office:value-type="float" office:value="212597" calcext:value-type="float">
            <text:p>212597</text:p>
          </table:table-cell>
          <table:table-cell office:value-type="float" office:value="222859" calcext:value-type="float">
            <text:p>222859</text:p>
          </table:table-cell>
          <table:table-cell office:value-type="float" office:value="233527" calcext:value-type="float">
            <text:p>233527</text:p>
          </table:table-cell>
        </table:table-row>
        <table:table-row table:style-name="ro2">
          <table:table-cell office:value-type="float" office:value="34401" calcext:value-type="float">
            <text:p>34401</text:p>
          </table:table-cell>
          <table:table-cell office:value-type="float" office:value="36861" calcext:value-type="float">
            <text:p>36861</text:p>
          </table:table-cell>
          <table:table-cell office:value-type="float" office:value="66694" calcext:value-type="float">
            <text:p>66694</text:p>
          </table:table-cell>
          <table:table-cell office:value-type="float" office:value="143564" calcext:value-type="float">
            <text:p>143564</text:p>
          </table:table-cell>
          <table:table-cell office:value-type="float" office:value="215987" calcext:value-type="float">
            <text:p>215987</text:p>
          </table:table-cell>
          <table:table-cell office:value-type="float" office:value="223321" calcext:value-type="float">
            <text:p>223321</text:p>
          </table:table-cell>
          <table:table-cell office:value-type="float" office:value="233955" calcext:value-type="float">
            <text:p>233955</text:p>
          </table:table-cell>
        </table:table-row>
        <table:table-row table:style-name="ro2">
          <table:table-cell office:value-type="float" office:value="34501" calcext:value-type="float">
            <text:p>34501</text:p>
          </table:table-cell>
          <table:table-cell office:value-type="float" office:value="34667" calcext:value-type="float">
            <text:p>34667</text:p>
          </table:table-cell>
          <table:table-cell office:value-type="float" office:value="67791" calcext:value-type="float">
            <text:p>67791</text:p>
          </table:table-cell>
          <table:table-cell office:value-type="float" office:value="162997" calcext:value-type="float">
            <text:p>162997</text:p>
          </table:table-cell>
          <table:table-cell office:value-type="float" office:value="215060" calcext:value-type="float">
            <text:p>215060</text:p>
          </table:table-cell>
          <table:table-cell office:value-type="float" office:value="224551" calcext:value-type="float">
            <text:p>224551</text:p>
          </table:table-cell>
          <table:table-cell office:value-type="float" office:value="234541" calcext:value-type="float">
            <text:p>234541</text:p>
          </table:table-cell>
        </table:table-row>
        <table:table-row table:style-name="ro2">
          <table:table-cell office:value-type="float" office:value="34601" calcext:value-type="float">
            <text:p>34601</text:p>
          </table:table-cell>
          <table:table-cell office:value-type="float" office:value="34947" calcext:value-type="float">
            <text:p>34947</text:p>
          </table:table-cell>
          <table:table-cell office:value-type="float" office:value="74662" calcext:value-type="float">
            <text:p>74662</text:p>
          </table:table-cell>
          <table:table-cell office:value-type="float" office:value="180984" calcext:value-type="float">
            <text:p>180984</text:p>
          </table:table-cell>
          <table:table-cell office:value-type="float" office:value="214818" calcext:value-type="float">
            <text:p>214818</text:p>
          </table:table-cell>
          <table:table-cell office:value-type="float" office:value="224415" calcext:value-type="float">
            <text:p>224415</text:p>
          </table:table-cell>
          <table:table-cell office:value-type="float" office:value="234101" calcext:value-type="float">
            <text:p>234101</text:p>
          </table:table-cell>
        </table:table-row>
        <table:table-row table:style-name="ro2">
          <table:table-cell office:value-type="float" office:value="34701" calcext:value-type="float">
            <text:p>34701</text:p>
          </table:table-cell>
          <table:table-cell office:value-type="float" office:value="34700" calcext:value-type="float">
            <text:p>34700</text:p>
          </table:table-cell>
          <table:table-cell office:value-type="float" office:value="68541" calcext:value-type="float">
            <text:p>68541</text:p>
          </table:table-cell>
          <table:table-cell office:value-type="float" office:value="221591" calcext:value-type="float">
            <text:p>221591</text:p>
          </table:table-cell>
          <table:table-cell office:value-type="float" office:value="215051" calcext:value-type="float">
            <text:p>215051</text:p>
          </table:table-cell>
          <table:table-cell office:value-type="float" office:value="224743" calcext:value-type="float">
            <text:p>224743</text:p>
          </table:table-cell>
          <table:table-cell office:value-type="float" office:value="241054" calcext:value-type="float">
            <text:p>241054</text:p>
          </table:table-cell>
        </table:table-row>
        <table:table-row table:style-name="ro2">
          <table:table-cell office:value-type="float" office:value="34801" calcext:value-type="float">
            <text:p>34801</text:p>
          </table:table-cell>
          <table:table-cell office:value-type="float" office:value="35026" calcext:value-type="float">
            <text:p>35026</text:p>
          </table:table-cell>
          <table:table-cell office:value-type="float" office:value="64040" calcext:value-type="float">
            <text:p>64040</text:p>
          </table:table-cell>
          <table:table-cell office:value-type="float" office:value="168309" calcext:value-type="float">
            <text:p>168309</text:p>
          </table:table-cell>
          <table:table-cell office:value-type="float" office:value="214877" calcext:value-type="float">
            <text:p>214877</text:p>
          </table:table-cell>
          <table:table-cell office:value-type="float" office:value="226781" calcext:value-type="float">
            <text:p>226781</text:p>
          </table:table-cell>
          <table:table-cell office:value-type="float" office:value="237338" calcext:value-type="float">
            <text:p>237338</text:p>
          </table:table-cell>
        </table:table-row>
        <table:table-row table:style-name="ro2">
          <table:table-cell office:value-type="float" office:value="34901" calcext:value-type="float">
            <text:p>34901</text:p>
          </table:table-cell>
          <table:table-cell office:value-type="float" office:value="35423" calcext:value-type="float">
            <text:p>35423</text:p>
          </table:table-cell>
          <table:table-cell office:value-type="float" office:value="67311" calcext:value-type="float">
            <text:p>67311</text:p>
          </table:table-cell>
          <table:table-cell office:value-type="float" office:value="139547" calcext:value-type="float">
            <text:p>139547</text:p>
          </table:table-cell>
          <table:table-cell office:value-type="float" office:value="217057" calcext:value-type="float">
            <text:p>217057</text:p>
          </table:table-cell>
          <table:table-cell office:value-type="float" office:value="226806" calcext:value-type="float">
            <text:p>226806</text:p>
          </table:table-cell>
          <table:table-cell office:value-type="float" office:value="239662" calcext:value-type="float">
            <text:p>239662</text:p>
          </table:table-cell>
        </table:table-row>
        <table:table-row table:style-name="ro2">
          <table:table-cell office:value-type="float" office:value="35001" calcext:value-type="float">
            <text:p>35001</text:p>
          </table:table-cell>
          <table:table-cell office:value-type="float" office:value="35383" calcext:value-type="float">
            <text:p>35383</text:p>
          </table:table-cell>
          <table:table-cell office:value-type="float" office:value="71881" calcext:value-type="float">
            <text:p>71881</text:p>
          </table:table-cell>
          <table:table-cell office:value-type="float" office:value="165604" calcext:value-type="float">
            <text:p>165604</text:p>
          </table:table-cell>
          <table:table-cell office:value-type="float" office:value="217761" calcext:value-type="float">
            <text:p>217761</text:p>
          </table:table-cell>
          <table:table-cell office:value-type="float" office:value="227755" calcext:value-type="float">
            <text:p>227755</text:p>
          </table:table-cell>
          <table:table-cell office:value-type="float" office:value="239308" calcext:value-type="float">
            <text:p>239308</text:p>
          </table:table-cell>
        </table:table-row>
        <table:table-row table:style-name="ro2">
          <table:table-cell office:value-type="float" office:value="35101" calcext:value-type="float">
            <text:p>35101</text:p>
          </table:table-cell>
          <table:table-cell office:value-type="float" office:value="35126" calcext:value-type="float">
            <text:p>35126</text:p>
          </table:table-cell>
          <table:table-cell office:value-type="float" office:value="69828" calcext:value-type="float">
            <text:p>69828</text:p>
          </table:table-cell>
          <table:table-cell office:value-type="float" office:value="163859" calcext:value-type="float">
            <text:p>163859</text:p>
          </table:table-cell>
          <table:table-cell office:value-type="float" office:value="217869" calcext:value-type="float">
            <text:p>217869</text:p>
          </table:table-cell>
          <table:table-cell office:value-type="float" office:value="228268" calcext:value-type="float">
            <text:p>228268</text:p>
          </table:table-cell>
          <table:table-cell office:value-type="float" office:value="241344" calcext:value-type="float">
            <text:p>241344</text:p>
          </table:table-cell>
        </table:table-row>
        <table:table-row table:style-name="ro2">
          <table:table-cell office:value-type="float" office:value="35201" calcext:value-type="float">
            <text:p>35201</text:p>
          </table:table-cell>
          <table:table-cell office:value-type="float" office:value="35612" calcext:value-type="float">
            <text:p>35612</text:p>
          </table:table-cell>
          <table:table-cell office:value-type="float" office:value="69140" calcext:value-type="float">
            <text:p>69140</text:p>
          </table:table-cell>
          <table:table-cell office:value-type="float" office:value="152985" calcext:value-type="float">
            <text:p>152985</text:p>
          </table:table-cell>
          <table:table-cell office:value-type="float" office:value="219645" calcext:value-type="float">
            <text:p>219645</text:p>
          </table:table-cell>
          <table:table-cell office:value-type="float" office:value="229397" calcext:value-type="float">
            <text:p>229397</text:p>
          </table:table-cell>
          <table:table-cell office:value-type="float" office:value="240539" calcext:value-type="float">
            <text:p>240539</text:p>
          </table:table-cell>
        </table:table-row>
        <table:table-row table:style-name="ro2">
          <table:table-cell office:value-type="float" office:value="35301" calcext:value-type="float">
            <text:p>35301</text:p>
          </table:table-cell>
          <table:table-cell office:value-type="float" office:value="35806" calcext:value-type="float">
            <text:p>35806</text:p>
          </table:table-cell>
          <table:table-cell office:value-type="float" office:value="73055" calcext:value-type="float">
            <text:p>73055</text:p>
          </table:table-cell>
          <table:table-cell office:value-type="float" office:value="191955" calcext:value-type="float">
            <text:p>191955</text:p>
          </table:table-cell>
          <table:table-cell office:value-type="float" office:value="219858" calcext:value-type="float">
            <text:p>219858</text:p>
          </table:table-cell>
          <table:table-cell office:value-type="float" office:value="229153" calcext:value-type="float">
            <text:p>229153</text:p>
          </table:table-cell>
          <table:table-cell office:value-type="float" office:value="241616" calcext:value-type="float">
            <text:p>241616</text:p>
          </table:table-cell>
        </table:table-row>
        <table:table-row table:style-name="ro2">
          <table:table-cell office:value-type="float" office:value="35401" calcext:value-type="float">
            <text:p>35401</text:p>
          </table:table-cell>
          <table:table-cell office:value-type="float" office:value="36462" calcext:value-type="float">
            <text:p>36462</text:p>
          </table:table-cell>
          <table:table-cell office:value-type="float" office:value="66994" calcext:value-type="float">
            <text:p>66994</text:p>
          </table:table-cell>
          <table:table-cell office:value-type="float" office:value="141679" calcext:value-type="float">
            <text:p>141679</text:p>
          </table:table-cell>
          <table:table-cell office:value-type="float" office:value="221161" calcext:value-type="float">
            <text:p>221161</text:p>
          </table:table-cell>
          <table:table-cell office:value-type="float" office:value="230703" calcext:value-type="float">
            <text:p>230703</text:p>
          </table:table-cell>
          <table:table-cell office:value-type="float" office:value="240490" calcext:value-type="float">
            <text:p>240490</text:p>
          </table:table-cell>
        </table:table-row>
        <table:table-row table:style-name="ro2">
          <table:table-cell office:value-type="float" office:value="35501" calcext:value-type="float">
            <text:p>35501</text:p>
          </table:table-cell>
          <table:table-cell office:value-type="float" office:value="35741" calcext:value-type="float">
            <text:p>35741</text:p>
          </table:table-cell>
          <table:table-cell office:value-type="float" office:value="74471" calcext:value-type="float">
            <text:p>74471</text:p>
          </table:table-cell>
          <table:table-cell office:value-type="float" office:value="142357" calcext:value-type="float">
            <text:p>142357</text:p>
          </table:table-cell>
          <table:table-cell office:value-type="float" office:value="221717" calcext:value-type="float">
            <text:p>221717</text:p>
          </table:table-cell>
          <table:table-cell office:value-type="float" office:value="230740" calcext:value-type="float">
            <text:p>230740</text:p>
          </table:table-cell>
          <table:table-cell office:value-type="float" office:value="242863" calcext:value-type="float">
            <text:p>242863</text:p>
          </table:table-cell>
        </table:table-row>
        <table:table-row table:style-name="ro2">
          <table:table-cell office:value-type="float" office:value="35601" calcext:value-type="float">
            <text:p>35601</text:p>
          </table:table-cell>
          <table:table-cell office:value-type="float" office:value="37670" calcext:value-type="float">
            <text:p>37670</text:p>
          </table:table-cell>
          <table:table-cell office:value-type="float" office:value="78067" calcext:value-type="float">
            <text:p>78067</text:p>
          </table:table-cell>
          <table:table-cell office:value-type="float" office:value="161297" calcext:value-type="float">
            <text:p>161297</text:p>
          </table:table-cell>
          <table:table-cell office:value-type="float" office:value="221021" calcext:value-type="float">
            <text:p>221021</text:p>
          </table:table-cell>
          <table:table-cell office:value-type="float" office:value="231111" calcext:value-type="float">
            <text:p>231111</text:p>
          </table:table-cell>
          <table:table-cell office:value-type="float" office:value="246848" calcext:value-type="float">
            <text:p>246848</text:p>
          </table:table-cell>
        </table:table-row>
        <table:table-row table:style-name="ro2">
          <table:table-cell office:value-type="float" office:value="35701" calcext:value-type="float">
            <text:p>35701</text:p>
          </table:table-cell>
          <table:table-cell office:value-type="float" office:value="36273" calcext:value-type="float">
            <text:p>36273</text:p>
          </table:table-cell>
          <table:table-cell office:value-type="float" office:value="68639" calcext:value-type="float">
            <text:p>68639</text:p>
          </table:table-cell>
          <table:table-cell office:value-type="float" office:value="138111" calcext:value-type="float">
            <text:p>138111</text:p>
          </table:table-cell>
          <table:table-cell office:value-type="float" office:value="222201" calcext:value-type="float">
            <text:p>222201</text:p>
          </table:table-cell>
          <table:table-cell office:value-type="float" office:value="232177" calcext:value-type="float">
            <text:p>232177</text:p>
          </table:table-cell>
          <table:table-cell office:value-type="float" office:value="244507" calcext:value-type="float">
            <text:p>244507</text:p>
          </table:table-cell>
        </table:table-row>
        <table:table-row table:style-name="ro2">
          <table:table-cell office:value-type="float" office:value="35801" calcext:value-type="float">
            <text:p>35801</text:p>
          </table:table-cell>
          <table:table-cell office:value-type="float" office:value="36064" calcext:value-type="float">
            <text:p>36064</text:p>
          </table:table-cell>
          <table:table-cell office:value-type="float" office:value="69685" calcext:value-type="float">
            <text:p>69685</text:p>
          </table:table-cell>
          <table:table-cell office:value-type="float" office:value="143280" calcext:value-type="float">
            <text:p>143280</text:p>
          </table:table-cell>
          <table:table-cell office:value-type="float" office:value="223950" calcext:value-type="float">
            <text:p>223950</text:p>
          </table:table-cell>
          <table:table-cell office:value-type="float" office:value="232952" calcext:value-type="float">
            <text:p>232952</text:p>
          </table:table-cell>
          <table:table-cell office:value-type="float" office:value="244805" calcext:value-type="float">
            <text:p>244805</text:p>
          </table:table-cell>
        </table:table-row>
        <table:table-row table:style-name="ro2">
          <table:table-cell office:value-type="float" office:value="35901" calcext:value-type="float">
            <text:p>35901</text:p>
          </table:table-cell>
          <table:table-cell office:value-type="float" office:value="38228" calcext:value-type="float">
            <text:p>38228</text:p>
          </table:table-cell>
          <table:table-cell office:value-type="float" office:value="75759" calcext:value-type="float">
            <text:p>75759</text:p>
          </table:table-cell>
          <table:table-cell office:value-type="float" office:value="148593" calcext:value-type="float">
            <text:p>148593</text:p>
          </table:table-cell>
          <table:table-cell office:value-type="float" office:value="224373" calcext:value-type="float">
            <text:p>224373</text:p>
          </table:table-cell>
          <table:table-cell office:value-type="float" office:value="233063" calcext:value-type="float">
            <text:p>233063</text:p>
          </table:table-cell>
          <table:table-cell office:value-type="float" office:value="243327" calcext:value-type="float">
            <text:p>243327</text:p>
          </table:table-cell>
        </table:table-row>
        <table:table-row table:style-name="ro2">
          <table:table-cell office:value-type="float" office:value="36001" calcext:value-type="float">
            <text:p>36001</text:p>
          </table:table-cell>
          <table:table-cell office:value-type="float" office:value="36489" calcext:value-type="float">
            <text:p>36489</text:p>
          </table:table-cell>
          <table:table-cell office:value-type="float" office:value="74341" calcext:value-type="float">
            <text:p>74341</text:p>
          </table:table-cell>
          <table:table-cell office:value-type="float" office:value="152911" calcext:value-type="float">
            <text:p>152911</text:p>
          </table:table-cell>
          <table:table-cell office:value-type="float" office:value="225619" calcext:value-type="float">
            <text:p>225619</text:p>
          </table:table-cell>
          <table:table-cell office:value-type="float" office:value="233848" calcext:value-type="float">
            <text:p>233848</text:p>
          </table:table-cell>
          <table:table-cell office:value-type="float" office:value="251763" calcext:value-type="float">
            <text:p>251763</text:p>
          </table:table-cell>
        </table:table-row>
        <table:table-row table:style-name="ro2">
          <table:table-cell office:value-type="float" office:value="36101" calcext:value-type="float">
            <text:p>36101</text:p>
          </table:table-cell>
          <table:table-cell office:value-type="float" office:value="36177" calcext:value-type="float">
            <text:p>36177</text:p>
          </table:table-cell>
          <table:table-cell office:value-type="float" office:value="73785" calcext:value-type="float">
            <text:p>73785</text:p>
          </table:table-cell>
          <table:table-cell office:value-type="float" office:value="132764" calcext:value-type="float">
            <text:p>132764</text:p>
          </table:table-cell>
          <table:table-cell office:value-type="float" office:value="226274" calcext:value-type="float">
            <text:p>226274</text:p>
          </table:table-cell>
          <table:table-cell office:value-type="float" office:value="234345" calcext:value-type="float">
            <text:p>234345</text:p>
          </table:table-cell>
          <table:table-cell office:value-type="float" office:value="244604" calcext:value-type="float">
            <text:p>244604</text:p>
          </table:table-cell>
        </table:table-row>
        <table:table-row table:style-name="ro2">
          <table:table-cell office:value-type="float" office:value="36201" calcext:value-type="float">
            <text:p>36201</text:p>
          </table:table-cell>
          <table:table-cell office:value-type="float" office:value="36364" calcext:value-type="float">
            <text:p>36364</text:p>
          </table:table-cell>
          <table:table-cell office:value-type="float" office:value="71875" calcext:value-type="float">
            <text:p>71875</text:p>
          </table:table-cell>
          <table:table-cell office:value-type="float" office:value="149669" calcext:value-type="float">
            <text:p>149669</text:p>
          </table:table-cell>
          <table:table-cell office:value-type="float" office:value="224382" calcext:value-type="float">
            <text:p>224382</text:p>
          </table:table-cell>
          <table:table-cell office:value-type="float" office:value="235328" calcext:value-type="float">
            <text:p>235328</text:p>
          </table:table-cell>
          <table:table-cell office:value-type="float" office:value="248129" calcext:value-type="float">
            <text:p>248129</text:p>
          </table:table-cell>
        </table:table-row>
        <table:table-row table:style-name="ro2">
          <table:table-cell office:value-type="float" office:value="36301" calcext:value-type="float">
            <text:p>36301</text:p>
          </table:table-cell>
          <table:table-cell office:value-type="float" office:value="36493" calcext:value-type="float">
            <text:p>36493</text:p>
          </table:table-cell>
          <table:table-cell office:value-type="float" office:value="73868" calcext:value-type="float">
            <text:p>73868</text:p>
          </table:table-cell>
          <table:table-cell office:value-type="float" office:value="145636" calcext:value-type="float">
            <text:p>145636</text:p>
          </table:table-cell>
          <table:table-cell office:value-type="float" office:value="227128" calcext:value-type="float">
            <text:p>227128</text:p>
          </table:table-cell>
          <table:table-cell office:value-type="float" office:value="234943" calcext:value-type="float">
            <text:p>234943</text:p>
          </table:table-cell>
          <table:table-cell office:value-type="float" office:value="253636" calcext:value-type="float">
            <text:p>253636</text:p>
          </table:table-cell>
        </table:table-row>
        <table:table-row table:style-name="ro2">
          <table:table-cell office:value-type="float" office:value="36401" calcext:value-type="float">
            <text:p>36401</text:p>
          </table:table-cell>
          <table:table-cell office:value-type="float" office:value="36846" calcext:value-type="float">
            <text:p>36846</text:p>
          </table:table-cell>
          <table:table-cell office:value-type="float" office:value="71562" calcext:value-type="float">
            <text:p>71562</text:p>
          </table:table-cell>
          <table:table-cell office:value-type="float" office:value="162114" calcext:value-type="float">
            <text:p>162114</text:p>
          </table:table-cell>
          <table:table-cell office:value-type="float" office:value="226206" calcext:value-type="float">
            <text:p>226206</text:p>
          </table:table-cell>
          <table:table-cell office:value-type="float" office:value="237177" calcext:value-type="float">
            <text:p>237177</text:p>
          </table:table-cell>
          <table:table-cell office:value-type="float" office:value="274319" calcext:value-type="float">
            <text:p>274319</text:p>
          </table:table-cell>
        </table:table-row>
        <table:table-row table:style-name="ro2">
          <table:table-cell office:value-type="float" office:value="36501" calcext:value-type="float">
            <text:p>36501</text:p>
          </table:table-cell>
          <table:table-cell office:value-type="float" office:value="37666" calcext:value-type="float">
            <text:p>37666</text:p>
          </table:table-cell>
          <table:table-cell office:value-type="float" office:value="71576" calcext:value-type="float">
            <text:p>71576</text:p>
          </table:table-cell>
          <table:table-cell office:value-type="float" office:value="136264" calcext:value-type="float">
            <text:p>136264</text:p>
          </table:table-cell>
          <table:table-cell office:value-type="float" office:value="228862" calcext:value-type="float">
            <text:p>228862</text:p>
          </table:table-cell>
          <table:table-cell office:value-type="float" office:value="237916" calcext:value-type="float">
            <text:p>237916</text:p>
          </table:table-cell>
          <table:table-cell office:value-type="float" office:value="280203" calcext:value-type="float">
            <text:p>280203</text:p>
          </table:table-cell>
        </table:table-row>
        <table:table-row table:style-name="ro2">
          <table:table-cell office:value-type="float" office:value="36601" calcext:value-type="float">
            <text:p>36601</text:p>
          </table:table-cell>
          <table:table-cell office:value-type="float" office:value="36908" calcext:value-type="float">
            <text:p>36908</text:p>
          </table:table-cell>
          <table:table-cell office:value-type="float" office:value="73385" calcext:value-type="float">
            <text:p>73385</text:p>
          </table:table-cell>
          <table:table-cell office:value-type="float" office:value="148565" calcext:value-type="float">
            <text:p>148565</text:p>
          </table:table-cell>
          <table:table-cell office:value-type="float" office:value="229038" calcext:value-type="float">
            <text:p>229038</text:p>
          </table:table-cell>
          <table:table-cell office:value-type="float" office:value="237001" calcext:value-type="float">
            <text:p>237001</text:p>
          </table:table-cell>
          <table:table-cell office:value-type="float" office:value="250447" calcext:value-type="float">
            <text:p>250447</text:p>
          </table:table-cell>
        </table:table-row>
        <table:table-row table:style-name="ro2">
          <table:table-cell office:value-type="float" office:value="36701" calcext:value-type="float">
            <text:p>36701</text:p>
          </table:table-cell>
          <table:table-cell office:value-type="float" office:value="38199" calcext:value-type="float">
            <text:p>38199</text:p>
          </table:table-cell>
          <table:table-cell office:value-type="float" office:value="77126" calcext:value-type="float">
            <text:p>77126</text:p>
          </table:table-cell>
          <table:table-cell office:value-type="float" office:value="178729" calcext:value-type="float">
            <text:p>178729</text:p>
          </table:table-cell>
          <table:table-cell office:value-type="float" office:value="228371" calcext:value-type="float">
            <text:p>228371</text:p>
          </table:table-cell>
          <table:table-cell office:value-type="float" office:value="237944" calcext:value-type="float">
            <text:p>237944</text:p>
          </table:table-cell>
          <table:table-cell office:value-type="float" office:value="266811" calcext:value-type="float">
            <text:p>266811</text:p>
          </table:table-cell>
        </table:table-row>
        <table:table-row table:style-name="ro2">
          <table:table-cell office:value-type="float" office:value="36801" calcext:value-type="float">
            <text:p>36801</text:p>
          </table:table-cell>
          <table:table-cell office:value-type="float" office:value="37927" calcext:value-type="float">
            <text:p>37927</text:p>
          </table:table-cell>
          <table:table-cell office:value-type="float" office:value="70059" calcext:value-type="float">
            <text:p>70059</text:p>
          </table:table-cell>
          <table:table-cell office:value-type="float" office:value="145770" calcext:value-type="float">
            <text:p>145770</text:p>
          </table:table-cell>
          <table:table-cell office:value-type="float" office:value="228538" calcext:value-type="float">
            <text:p>228538</text:p>
          </table:table-cell>
          <table:table-cell office:value-type="float" office:value="239815" calcext:value-type="float">
            <text:p>239815</text:p>
          </table:table-cell>
          <table:table-cell office:value-type="float" office:value="265274" calcext:value-type="float">
            <text:p>265274</text:p>
          </table:table-cell>
        </table:table-row>
        <table:table-row table:style-name="ro2">
          <table:table-cell office:value-type="float" office:value="36901" calcext:value-type="float">
            <text:p>36901</text:p>
          </table:table-cell>
          <table:table-cell office:value-type="float" office:value="37059" calcext:value-type="float">
            <text:p>37059</text:p>
          </table:table-cell>
          <table:table-cell office:value-type="float" office:value="76960" calcext:value-type="float">
            <text:p>76960</text:p>
          </table:table-cell>
          <table:table-cell office:value-type="float" office:value="159764" calcext:value-type="float">
            <text:p>159764</text:p>
          </table:table-cell>
          <table:table-cell office:value-type="float" office:value="230391" calcext:value-type="float">
            <text:p>230391</text:p>
          </table:table-cell>
          <table:table-cell office:value-type="float" office:value="239719" calcext:value-type="float">
            <text:p>239719</text:p>
          </table:table-cell>
          <table:table-cell office:value-type="float" office:value="282872" calcext:value-type="float">
            <text:p>282872</text:p>
          </table:table-cell>
        </table:table-row>
        <table:table-row table:style-name="ro2">
          <table:table-cell office:value-type="float" office:value="37001" calcext:value-type="float">
            <text:p>37001</text:p>
          </table:table-cell>
          <table:table-cell office:value-type="float" office:value="37567" calcext:value-type="float">
            <text:p>37567</text:p>
          </table:table-cell>
          <table:table-cell office:value-type="float" office:value="76393" calcext:value-type="float">
            <text:p>76393</text:p>
          </table:table-cell>
          <table:table-cell office:value-type="float" office:value="148329" calcext:value-type="float">
            <text:p>148329</text:p>
          </table:table-cell>
          <table:table-cell office:value-type="float" office:value="231283" calcext:value-type="float">
            <text:p>231283</text:p>
          </table:table-cell>
          <table:table-cell office:value-type="float" office:value="242662" calcext:value-type="float">
            <text:p>242662</text:p>
          </table:table-cell>
          <table:table-cell office:value-type="float" office:value="301476" calcext:value-type="float">
            <text:p>301476</text:p>
          </table:table-cell>
        </table:table-row>
        <table:table-row table:style-name="ro2">
          <table:table-cell office:value-type="float" office:value="37101" calcext:value-type="float">
            <text:p>37101</text:p>
          </table:table-cell>
          <table:table-cell office:value-type="float" office:value="37103" calcext:value-type="float">
            <text:p>37103</text:p>
          </table:table-cell>
          <table:table-cell office:value-type="float" office:value="71155" calcext:value-type="float">
            <text:p>71155</text:p>
          </table:table-cell>
          <table:table-cell office:value-type="float" office:value="156827" calcext:value-type="float">
            <text:p>156827</text:p>
          </table:table-cell>
          <table:table-cell office:value-type="float" office:value="233596" calcext:value-type="float">
            <text:p>233596</text:p>
          </table:table-cell>
          <table:table-cell office:value-type="float" office:value="243045" calcext:value-type="float">
            <text:p>243045</text:p>
          </table:table-cell>
          <table:table-cell office:value-type="float" office:value="272745" calcext:value-type="float">
            <text:p>272745</text:p>
          </table:table-cell>
        </table:table-row>
        <table:table-row table:style-name="ro2">
          <table:table-cell office:value-type="float" office:value="37201" calcext:value-type="float">
            <text:p>37201</text:p>
          </table:table-cell>
          <table:table-cell office:value-type="float" office:value="37270" calcext:value-type="float">
            <text:p>37270</text:p>
          </table:table-cell>
          <table:table-cell office:value-type="float" office:value="71298" calcext:value-type="float">
            <text:p>71298</text:p>
          </table:table-cell>
          <table:table-cell office:value-type="float" office:value="159518" calcext:value-type="float">
            <text:p>159518</text:p>
          </table:table-cell>
          <table:table-cell office:value-type="float" office:value="232277" calcext:value-type="float">
            <text:p>232277</text:p>
          </table:table-cell>
          <table:table-cell office:value-type="float" office:value="244139" calcext:value-type="float">
            <text:p>244139</text:p>
          </table:table-cell>
          <table:table-cell office:value-type="float" office:value="294304" calcext:value-type="float">
            <text:p>294304</text:p>
          </table:table-cell>
        </table:table-row>
        <table:table-row table:style-name="ro2">
          <table:table-cell office:value-type="float" office:value="37301" calcext:value-type="float">
            <text:p>37301</text:p>
          </table:table-cell>
          <table:table-cell office:value-type="float" office:value="38034" calcext:value-type="float">
            <text:p>38034</text:p>
          </table:table-cell>
          <table:table-cell office:value-type="float" office:value="73386" calcext:value-type="float">
            <text:p>73386</text:p>
          </table:table-cell>
          <table:table-cell office:value-type="float" office:value="166609" calcext:value-type="float">
            <text:p>166609</text:p>
          </table:table-cell>
          <table:table-cell office:value-type="float" office:value="233309" calcext:value-type="float">
            <text:p>233309</text:p>
          </table:table-cell>
          <table:table-cell office:value-type="float" office:value="244963" calcext:value-type="float">
            <text:p>244963</text:p>
          </table:table-cell>
          <table:table-cell office:value-type="float" office:value="278045" calcext:value-type="float">
            <text:p>278045</text:p>
          </table:table-cell>
        </table:table-row>
        <table:table-row table:style-name="ro2">
          <table:table-cell office:value-type="float" office:value="37401" calcext:value-type="float">
            <text:p>37401</text:p>
          </table:table-cell>
          <table:table-cell office:value-type="float" office:value="37708" calcext:value-type="float">
            <text:p>37708</text:p>
          </table:table-cell>
          <table:table-cell office:value-type="float" office:value="76045" calcext:value-type="float">
            <text:p>76045</text:p>
          </table:table-cell>
          <table:table-cell office:value-type="float" office:value="152709" calcext:value-type="float">
            <text:p>152709</text:p>
          </table:table-cell>
          <table:table-cell office:value-type="float" office:value="232929" calcext:value-type="float">
            <text:p>232929</text:p>
          </table:table-cell>
          <table:table-cell office:value-type="float" office:value="245863" calcext:value-type="float">
            <text:p>245863</text:p>
          </table:table-cell>
          <table:table-cell office:value-type="float" office:value="278957" calcext:value-type="float">
            <text:p>278957</text:p>
          </table:table-cell>
        </table:table-row>
        <table:table-row table:style-name="ro2">
          <table:table-cell office:value-type="float" office:value="37501" calcext:value-type="float">
            <text:p>37501</text:p>
          </table:table-cell>
          <table:table-cell office:value-type="float" office:value="37810" calcext:value-type="float">
            <text:p>37810</text:p>
          </table:table-cell>
          <table:table-cell office:value-type="float" office:value="71616" calcext:value-type="float">
            <text:p>71616</text:p>
          </table:table-cell>
          <table:table-cell office:value-type="float" office:value="148760" calcext:value-type="float">
            <text:p>148760</text:p>
          </table:table-cell>
          <table:table-cell office:value-type="float" office:value="232242" calcext:value-type="float">
            <text:p>232242</text:p>
          </table:table-cell>
          <table:table-cell office:value-type="float" office:value="244568" calcext:value-type="float">
            <text:p>244568</text:p>
          </table:table-cell>
          <table:table-cell office:value-type="float" office:value="309937" calcext:value-type="float">
            <text:p>309937</text:p>
          </table:table-cell>
        </table:table-row>
        <table:table-row table:style-name="ro2">
          <table:table-cell office:value-type="float" office:value="37601" calcext:value-type="float">
            <text:p>37601</text:p>
          </table:table-cell>
          <table:table-cell office:value-type="float" office:value="37892" calcext:value-type="float">
            <text:p>37892</text:p>
          </table:table-cell>
          <table:table-cell office:value-type="float" office:value="75198" calcext:value-type="float">
            <text:p>75198</text:p>
          </table:table-cell>
          <table:table-cell office:value-type="float" office:value="150721" calcext:value-type="float">
            <text:p>150721</text:p>
          </table:table-cell>
          <table:table-cell office:value-type="float" office:value="230842" calcext:value-type="float">
            <text:p>230842</text:p>
          </table:table-cell>
          <table:table-cell office:value-type="float" office:value="246000" calcext:value-type="float">
            <text:p>246000</text:p>
          </table:table-cell>
          <table:table-cell office:value-type="float" office:value="295938" calcext:value-type="float">
            <text:p>295938</text:p>
          </table:table-cell>
        </table:table-row>
        <table:table-row table:style-name="ro2">
          <table:table-cell office:value-type="float" office:value="37701" calcext:value-type="float">
            <text:p>37701</text:p>
          </table:table-cell>
          <table:table-cell office:value-type="float" office:value="38157" calcext:value-type="float">
            <text:p>38157</text:p>
          </table:table-cell>
          <table:table-cell office:value-type="float" office:value="79554" calcext:value-type="float">
            <text:p>79554</text:p>
          </table:table-cell>
          <table:table-cell office:value-type="float" office:value="185746" calcext:value-type="float">
            <text:p>185746</text:p>
          </table:table-cell>
          <table:table-cell office:value-type="float" office:value="233626" calcext:value-type="float">
            <text:p>233626</text:p>
          </table:table-cell>
          <table:table-cell office:value-type="float" office:value="246444" calcext:value-type="float">
            <text:p>246444</text:p>
          </table:table-cell>
          <table:table-cell office:value-type="float" office:value="284242" calcext:value-type="float">
            <text:p>284242</text:p>
          </table:table-cell>
        </table:table-row>
        <table:table-row table:style-name="ro2">
          <table:table-cell office:value-type="float" office:value="37801" calcext:value-type="float">
            <text:p>37801</text:p>
          </table:table-cell>
          <table:table-cell office:value-type="float" office:value="37814" calcext:value-type="float">
            <text:p>37814</text:p>
          </table:table-cell>
          <table:table-cell office:value-type="float" office:value="81053" calcext:value-type="float">
            <text:p>81053</text:p>
          </table:table-cell>
          <table:table-cell office:value-type="float" office:value="162910" calcext:value-type="float">
            <text:p>162910</text:p>
          </table:table-cell>
          <table:table-cell office:value-type="float" office:value="235145" calcext:value-type="float">
            <text:p>235145</text:p>
          </table:table-cell>
          <table:table-cell office:value-type="float" office:value="249010" calcext:value-type="float">
            <text:p>249010</text:p>
          </table:table-cell>
          <table:table-cell office:value-type="float" office:value="285117" calcext:value-type="float">
            <text:p>285117</text:p>
          </table:table-cell>
        </table:table-row>
        <table:table-row table:style-name="ro2">
          <table:table-cell office:value-type="float" office:value="37901" calcext:value-type="float">
            <text:p>37901</text:p>
          </table:table-cell>
          <table:table-cell office:value-type="float" office:value="38885" calcext:value-type="float">
            <text:p>38885</text:p>
          </table:table-cell>
          <table:table-cell office:value-type="float" office:value="75470" calcext:value-type="float">
            <text:p>75470</text:p>
          </table:table-cell>
          <table:table-cell office:value-type="float" office:value="175876" calcext:value-type="float">
            <text:p>175876</text:p>
          </table:table-cell>
          <table:table-cell office:value-type="float" office:value="236714" calcext:value-type="float">
            <text:p>236714</text:p>
          </table:table-cell>
          <table:table-cell office:value-type="float" office:value="248402" calcext:value-type="float">
            <text:p>248402</text:p>
          </table:table-cell>
          <table:table-cell office:value-type="float" office:value="300552" calcext:value-type="float">
            <text:p>300552</text:p>
          </table:table-cell>
        </table:table-row>
        <table:table-row table:style-name="ro2">
          <table:table-cell office:value-type="float" office:value="38001" calcext:value-type="float">
            <text:p>38001</text:p>
          </table:table-cell>
          <table:table-cell office:value-type="float" office:value="38655" calcext:value-type="float">
            <text:p>38655</text:p>
          </table:table-cell>
          <table:table-cell office:value-type="float" office:value="73644" calcext:value-type="float">
            <text:p>73644</text:p>
          </table:table-cell>
          <table:table-cell office:value-type="float" office:value="188935" calcext:value-type="float">
            <text:p>188935</text:p>
          </table:table-cell>
          <table:table-cell office:value-type="float" office:value="237014" calcext:value-type="float">
            <text:p>237014</text:p>
          </table:table-cell>
          <table:table-cell office:value-type="float" office:value="248920" calcext:value-type="float">
            <text:p>248920</text:p>
          </table:table-cell>
          <table:table-cell office:value-type="float" office:value="274223" calcext:value-type="float">
            <text:p>274223</text:p>
          </table:table-cell>
        </table:table-row>
        <table:table-row table:style-name="ro2">
          <table:table-cell office:value-type="float" office:value="38101" calcext:value-type="float">
            <text:p>38101</text:p>
          </table:table-cell>
          <table:table-cell office:value-type="float" office:value="38453" calcext:value-type="float">
            <text:p>38453</text:p>
          </table:table-cell>
          <table:table-cell office:value-type="float" office:value="71768" calcext:value-type="float">
            <text:p>71768</text:p>
          </table:table-cell>
          <table:table-cell office:value-type="float" office:value="157744" calcext:value-type="float">
            <text:p>157744</text:p>
          </table:table-cell>
          <table:table-cell office:value-type="float" office:value="235516" calcext:value-type="float">
            <text:p>235516</text:p>
          </table:table-cell>
          <table:table-cell office:value-type="float" office:value="250968" calcext:value-type="float">
            <text:p>250968</text:p>
          </table:table-cell>
          <table:table-cell office:value-type="float" office:value="294975" calcext:value-type="float">
            <text:p>294975</text:p>
          </table:table-cell>
        </table:table-row>
        <table:table-row table:style-name="ro2">
          <table:table-cell office:value-type="float" office:value="38201" calcext:value-type="float">
            <text:p>38201</text:p>
          </table:table-cell>
          <table:table-cell office:value-type="float" office:value="39292" calcext:value-type="float">
            <text:p>39292</text:p>
          </table:table-cell>
          <table:table-cell office:value-type="float" office:value="77605" calcext:value-type="float">
            <text:p>77605</text:p>
          </table:table-cell>
          <table:table-cell office:value-type="float" office:value="213323" calcext:value-type="float">
            <text:p>213323</text:p>
          </table:table-cell>
          <table:table-cell office:value-type="float" office:value="238447" calcext:value-type="float">
            <text:p>238447</text:p>
          </table:table-cell>
          <table:table-cell office:value-type="float" office:value="252213" calcext:value-type="float">
            <text:p>252213</text:p>
          </table:table-cell>
          <table:table-cell office:value-type="float" office:value="317848" calcext:value-type="float">
            <text:p>317848</text:p>
          </table:table-cell>
        </table:table-row>
        <table:table-row table:style-name="ro2">
          <table:table-cell office:value-type="float" office:value="38301" calcext:value-type="float">
            <text:p>38301</text:p>
          </table:table-cell>
          <table:table-cell office:value-type="float" office:value="39485" calcext:value-type="float">
            <text:p>39485</text:p>
          </table:table-cell>
          <table:table-cell office:value-type="float" office:value="78815" calcext:value-type="float">
            <text:p>78815</text:p>
          </table:table-cell>
          <table:table-cell office:value-type="float" office:value="174040" calcext:value-type="float">
            <text:p>174040</text:p>
          </table:table-cell>
          <table:table-cell office:value-type="float" office:value="238948" calcext:value-type="float">
            <text:p>238948</text:p>
          </table:table-cell>
          <table:table-cell office:value-type="float" office:value="252023" calcext:value-type="float">
            <text:p>252023</text:p>
          </table:table-cell>
          <table:table-cell office:value-type="float" office:value="289359" calcext:value-type="float">
            <text:p>289359</text:p>
          </table:table-cell>
        </table:table-row>
        <table:table-row table:style-name="ro2">
          <table:table-cell office:value-type="float" office:value="38401" calcext:value-type="float">
            <text:p>38401</text:p>
          </table:table-cell>
          <table:table-cell office:value-type="float" office:value="38689" calcext:value-type="float">
            <text:p>38689</text:p>
          </table:table-cell>
          <table:table-cell office:value-type="float" office:value="78226" calcext:value-type="float">
            <text:p>78226</text:p>
          </table:table-cell>
          <table:table-cell office:value-type="float" office:value="172695" calcext:value-type="float">
            <text:p>172695</text:p>
          </table:table-cell>
          <table:table-cell office:value-type="float" office:value="240566" calcext:value-type="float">
            <text:p>240566</text:p>
          </table:table-cell>
          <table:table-cell office:value-type="float" office:value="252059" calcext:value-type="float">
            <text:p>252059</text:p>
          </table:table-cell>
          <table:table-cell office:value-type="float" office:value="315262" calcext:value-type="float">
            <text:p>315262</text:p>
          </table:table-cell>
        </table:table-row>
        <table:table-row table:style-name="ro2">
          <table:table-cell office:value-type="float" office:value="38501" calcext:value-type="float">
            <text:p>38501</text:p>
          </table:table-cell>
          <table:table-cell office:value-type="float" office:value="38905" calcext:value-type="float">
            <text:p>38905</text:p>
          </table:table-cell>
          <table:table-cell office:value-type="float" office:value="78274" calcext:value-type="float">
            <text:p>78274</text:p>
          </table:table-cell>
          <table:table-cell office:value-type="float" office:value="165088" calcext:value-type="float">
            <text:p>165088</text:p>
          </table:table-cell>
          <table:table-cell office:value-type="float" office:value="241158" calcext:value-type="float">
            <text:p>241158</text:p>
          </table:table-cell>
          <table:table-cell office:value-type="float" office:value="254408" calcext:value-type="float">
            <text:p>254408</text:p>
          </table:table-cell>
          <table:table-cell office:value-type="float" office:value="297275" calcext:value-type="float">
            <text:p>297275</text:p>
          </table:table-cell>
        </table:table-row>
        <table:table-row table:style-name="ro2">
          <table:table-cell office:value-type="float" office:value="38601" calcext:value-type="float">
            <text:p>38601</text:p>
          </table:table-cell>
          <table:table-cell office:value-type="float" office:value="39924" calcext:value-type="float">
            <text:p>39924</text:p>
          </table:table-cell>
          <table:table-cell office:value-type="float" office:value="79988" calcext:value-type="float">
            <text:p>79988</text:p>
          </table:table-cell>
          <table:table-cell office:value-type="float" office:value="211687" calcext:value-type="float">
            <text:p>211687</text:p>
          </table:table-cell>
          <table:table-cell office:value-type="float" office:value="242060" calcext:value-type="float">
            <text:p>242060</text:p>
          </table:table-cell>
          <table:table-cell office:value-type="float" office:value="254593" calcext:value-type="float">
            <text:p>254593</text:p>
          </table:table-cell>
          <table:table-cell office:value-type="float" office:value="287314" calcext:value-type="float">
            <text:p>287314</text:p>
          </table:table-cell>
        </table:table-row>
        <table:table-row table:style-name="ro2">
          <table:table-cell office:value-type="float" office:value="38701" calcext:value-type="float">
            <text:p>38701</text:p>
          </table:table-cell>
          <table:table-cell office:value-type="float" office:value="39935" calcext:value-type="float">
            <text:p>39935</text:p>
          </table:table-cell>
          <table:table-cell office:value-type="float" office:value="72866" calcext:value-type="float">
            <text:p>72866</text:p>
          </table:table-cell>
          <table:table-cell office:value-type="float" office:value="142485" calcext:value-type="float">
            <text:p>142485</text:p>
          </table:table-cell>
          <table:table-cell office:value-type="float" office:value="243343" calcext:value-type="float">
            <text:p>243343</text:p>
          </table:table-cell>
          <table:table-cell office:value-type="float" office:value="255502" calcext:value-type="float">
            <text:p>255502</text:p>
          </table:table-cell>
          <table:table-cell office:value-type="float" office:value="307079" calcext:value-type="float">
            <text:p>307079</text:p>
          </table:table-cell>
        </table:table-row>
        <table:table-row table:style-name="ro2">
          <table:table-cell office:value-type="float" office:value="38801" calcext:value-type="float">
            <text:p>38801</text:p>
          </table:table-cell>
          <table:table-cell office:value-type="float" office:value="41381" calcext:value-type="float">
            <text:p>41381</text:p>
          </table:table-cell>
          <table:table-cell office:value-type="float" office:value="79573" calcext:value-type="float">
            <text:p>79573</text:p>
          </table:table-cell>
          <table:table-cell office:value-type="float" office:value="151961" calcext:value-type="float">
            <text:p>151961</text:p>
          </table:table-cell>
          <table:table-cell office:value-type="float" office:value="241294" calcext:value-type="float">
            <text:p>241294</text:p>
          </table:table-cell>
          <table:table-cell office:value-type="float" office:value="255046" calcext:value-type="float">
            <text:p>255046</text:p>
          </table:table-cell>
          <table:table-cell office:value-type="float" office:value="291612" calcext:value-type="float">
            <text:p>291612</text:p>
          </table:table-cell>
        </table:table-row>
        <table:table-row table:style-name="ro2">
          <table:table-cell office:value-type="float" office:value="38901" calcext:value-type="float">
            <text:p>38901</text:p>
          </table:table-cell>
          <table:table-cell office:value-type="float" office:value="39483" calcext:value-type="float">
            <text:p>39483</text:p>
          </table:table-cell>
          <table:table-cell office:value-type="float" office:value="75162" calcext:value-type="float">
            <text:p>75162</text:p>
          </table:table-cell>
          <table:table-cell office:value-type="float" office:value="193158" calcext:value-type="float">
            <text:p>193158</text:p>
          </table:table-cell>
          <table:table-cell office:value-type="float" office:value="243290" calcext:value-type="float">
            <text:p>243290</text:p>
          </table:table-cell>
          <table:table-cell office:value-type="float" office:value="256537" calcext:value-type="float">
            <text:p>256537</text:p>
          </table:table-cell>
          <table:table-cell office:value-type="float" office:value="304239" calcext:value-type="float">
            <text:p>304239</text:p>
          </table:table-cell>
        </table:table-row>
        <table:table-row table:style-name="ro2">
          <table:table-cell office:value-type="float" office:value="39001" calcext:value-type="float">
            <text:p>39001</text:p>
          </table:table-cell>
          <table:table-cell office:value-type="float" office:value="39457" calcext:value-type="float">
            <text:p>39457</text:p>
          </table:table-cell>
          <table:table-cell office:value-type="float" office:value="76383" calcext:value-type="float">
            <text:p>76383</text:p>
          </table:table-cell>
          <table:table-cell office:value-type="float" office:value="157194" calcext:value-type="float">
            <text:p>157194</text:p>
          </table:table-cell>
          <table:table-cell office:value-type="float" office:value="245175" calcext:value-type="float">
            <text:p>245175</text:p>
          </table:table-cell>
          <table:table-cell office:value-type="float" office:value="257793" calcext:value-type="float">
            <text:p>257793</text:p>
          </table:table-cell>
          <table:table-cell office:value-type="float" office:value="292184" calcext:value-type="float">
            <text:p>292184</text:p>
          </table:table-cell>
        </table:table-row>
        <table:table-row table:style-name="ro2">
          <table:table-cell office:value-type="float" office:value="39101" calcext:value-type="float">
            <text:p>39101</text:p>
          </table:table-cell>
          <table:table-cell office:value-type="float" office:value="39772" calcext:value-type="float">
            <text:p>39772</text:p>
          </table:table-cell>
          <table:table-cell office:value-type="float" office:value="77154" calcext:value-type="float">
            <text:p>77154</text:p>
          </table:table-cell>
          <table:table-cell office:value-type="float" office:value="153954" calcext:value-type="float">
            <text:p>153954</text:p>
          </table:table-cell>
          <table:table-cell office:value-type="float" office:value="245096" calcext:value-type="float">
            <text:p>245096</text:p>
          </table:table-cell>
          <table:table-cell office:value-type="float" office:value="257993" calcext:value-type="float">
            <text:p>257993</text:p>
          </table:table-cell>
          <table:table-cell office:value-type="float" office:value="310905" calcext:value-type="float">
            <text:p>310905</text:p>
          </table:table-cell>
        </table:table-row>
        <table:table-row table:style-name="ro2">
          <table:table-cell office:value-type="float" office:value="39201" calcext:value-type="float">
            <text:p>39201</text:p>
          </table:table-cell>
          <table:table-cell office:value-type="float" office:value="39589" calcext:value-type="float">
            <text:p>39589</text:p>
          </table:table-cell>
          <table:table-cell office:value-type="float" office:value="85261" calcext:value-type="float">
            <text:p>85261</text:p>
          </table:table-cell>
          <table:table-cell office:value-type="float" office:value="156583" calcext:value-type="float">
            <text:p>156583</text:p>
          </table:table-cell>
          <table:table-cell office:value-type="float" office:value="243605" calcext:value-type="float">
            <text:p>243605</text:p>
          </table:table-cell>
          <table:table-cell office:value-type="float" office:value="257632" calcext:value-type="float">
            <text:p>257632</text:p>
          </table:table-cell>
          <table:table-cell office:value-type="float" office:value="276000" calcext:value-type="float">
            <text:p>276000</text:p>
          </table:table-cell>
        </table:table-row>
        <table:table-row table:style-name="ro2">
          <table:table-cell office:value-type="float" office:value="39301" calcext:value-type="float">
            <text:p>39301</text:p>
          </table:table-cell>
          <table:table-cell office:value-type="float" office:value="39300" calcext:value-type="float">
            <text:p>39300</text:p>
          </table:table-cell>
          <table:table-cell office:value-type="float" office:value="82632" calcext:value-type="float">
            <text:p>82632</text:p>
          </table:table-cell>
          <table:table-cell office:value-type="float" office:value="188091" calcext:value-type="float">
            <text:p>188091</text:p>
          </table:table-cell>
          <table:table-cell office:value-type="float" office:value="245809" calcext:value-type="float">
            <text:p>245809</text:p>
          </table:table-cell>
          <table:table-cell office:value-type="float" office:value="259175" calcext:value-type="float">
            <text:p>259175</text:p>
          </table:table-cell>
          <table:table-cell office:value-type="float" office:value="304836" calcext:value-type="float">
            <text:p>304836</text:p>
          </table:table-cell>
        </table:table-row>
        <table:table-row table:style-name="ro2">
          <table:table-cell office:value-type="float" office:value="39401" calcext:value-type="float">
            <text:p>39401</text:p>
          </table:table-cell>
          <table:table-cell office:value-type="float" office:value="39695" calcext:value-type="float">
            <text:p>39695</text:p>
          </table:table-cell>
          <table:table-cell office:value-type="float" office:value="81049" calcext:value-type="float">
            <text:p>81049</text:p>
          </table:table-cell>
          <table:table-cell office:value-type="float" office:value="158789" calcext:value-type="float">
            <text:p>158789</text:p>
          </table:table-cell>
          <table:table-cell office:value-type="float" office:value="246023" calcext:value-type="float">
            <text:p>246023</text:p>
          </table:table-cell>
          <table:table-cell office:value-type="float" office:value="258956" calcext:value-type="float">
            <text:p>258956</text:p>
          </table:table-cell>
          <table:table-cell office:value-type="float" office:value="286768" calcext:value-type="float">
            <text:p>286768</text:p>
          </table:table-cell>
        </table:table-row>
        <table:table-row table:style-name="ro2">
          <table:table-cell office:value-type="float" office:value="39501" calcext:value-type="float">
            <text:p>39501</text:p>
          </table:table-cell>
          <table:table-cell office:value-type="float" office:value="40034" calcext:value-type="float">
            <text:p>40034</text:p>
          </table:table-cell>
          <table:table-cell office:value-type="float" office:value="81849" calcext:value-type="float">
            <text:p>81849</text:p>
          </table:table-cell>
          <table:table-cell office:value-type="float" office:value="160213" calcext:value-type="float">
            <text:p>160213</text:p>
          </table:table-cell>
          <table:table-cell office:value-type="float" office:value="248662" calcext:value-type="float">
            <text:p>248662</text:p>
          </table:table-cell>
          <table:table-cell office:value-type="float" office:value="260404" calcext:value-type="float">
            <text:p>260404</text:p>
          </table:table-cell>
          <table:table-cell office:value-type="float" office:value="316528" calcext:value-type="float">
            <text:p>316528</text:p>
          </table:table-cell>
        </table:table-row>
        <table:table-row table:style-name="ro2">
          <table:table-cell office:value-type="float" office:value="39601" calcext:value-type="float">
            <text:p>39601</text:p>
          </table:table-cell>
          <table:table-cell office:value-type="float" office:value="39791" calcext:value-type="float">
            <text:p>39791</text:p>
          </table:table-cell>
          <table:table-cell office:value-type="float" office:value="79108" calcext:value-type="float">
            <text:p>79108</text:p>
          </table:table-cell>
          <table:table-cell office:value-type="float" office:value="192663" calcext:value-type="float">
            <text:p>192663</text:p>
          </table:table-cell>
          <table:table-cell office:value-type="float" office:value="245989" calcext:value-type="float">
            <text:p>245989</text:p>
          </table:table-cell>
          <table:table-cell office:value-type="float" office:value="259505" calcext:value-type="float">
            <text:p>259505</text:p>
          </table:table-cell>
          <table:table-cell office:value-type="float" office:value="272213" calcext:value-type="float">
            <text:p>272213</text:p>
          </table:table-cell>
        </table:table-row>
        <table:table-row table:style-name="ro2">
          <table:table-cell office:value-type="float" office:value="39701" calcext:value-type="float">
            <text:p>39701</text:p>
          </table:table-cell>
          <table:table-cell office:value-type="float" office:value="41009" calcext:value-type="float">
            <text:p>41009</text:p>
          </table:table-cell>
          <table:table-cell office:value-type="float" office:value="79599" calcext:value-type="float">
            <text:p>79599</text:p>
          </table:table-cell>
          <table:table-cell office:value-type="float" office:value="150398" calcext:value-type="float">
            <text:p>150398</text:p>
          </table:table-cell>
          <table:table-cell office:value-type="float" office:value="246051" calcext:value-type="float">
            <text:p>246051</text:p>
          </table:table-cell>
          <table:table-cell office:value-type="float" office:value="259438" calcext:value-type="float">
            <text:p>259438</text:p>
          </table:table-cell>
          <table:table-cell office:value-type="float" office:value="282393" calcext:value-type="float">
            <text:p>282393</text:p>
          </table:table-cell>
        </table:table-row>
        <table:table-row table:style-name="ro2">
          <table:table-cell office:value-type="float" office:value="39801" calcext:value-type="float">
            <text:p>39801</text:p>
          </table:table-cell>
          <table:table-cell office:value-type="float" office:value="39800" calcext:value-type="float">
            <text:p>39800</text:p>
          </table:table-cell>
          <table:table-cell office:value-type="float" office:value="78559" calcext:value-type="float">
            <text:p>78559</text:p>
          </table:table-cell>
          <table:table-cell office:value-type="float" office:value="174620" calcext:value-type="float">
            <text:p>174620</text:p>
          </table:table-cell>
          <table:table-cell office:value-type="float" office:value="246962" calcext:value-type="float">
            <text:p>246962</text:p>
          </table:table-cell>
          <table:table-cell office:value-type="float" office:value="258899" calcext:value-type="float">
            <text:p>258899</text:p>
          </table:table-cell>
          <table:table-cell office:value-type="float" office:value="275990" calcext:value-type="float">
            <text:p>275990</text:p>
          </table:table-cell>
        </table:table-row>
        <table:table-row table:style-name="ro2">
          <table:table-cell office:value-type="float" office:value="39901" calcext:value-type="float">
            <text:p>39901</text:p>
          </table:table-cell>
          <table:table-cell office:value-type="float" office:value="41639" calcext:value-type="float">
            <text:p>41639</text:p>
          </table:table-cell>
          <table:table-cell office:value-type="float" office:value="80528" calcext:value-type="float">
            <text:p>80528</text:p>
          </table:table-cell>
          <table:table-cell office:value-type="float" office:value="157029" calcext:value-type="float">
            <text:p>157029</text:p>
          </table:table-cell>
          <table:table-cell office:value-type="float" office:value="250843" calcext:value-type="float">
            <text:p>250843</text:p>
          </table:table-cell>
          <table:table-cell office:value-type="float" office:value="261102" calcext:value-type="float">
            <text:p>261102</text:p>
          </table:table-cell>
          <table:table-cell office:value-type="float" office:value="288531" calcext:value-type="float">
            <text:p>288531</text:p>
          </table:table-cell>
        </table:table-row>
        <table:table-row table:style-name="ro2">
          <table:table-cell office:value-type="float" office:value="40001" calcext:value-type="float">
            <text:p>40001</text:p>
          </table:table-cell>
          <table:table-cell office:value-type="float" office:value="40298" calcext:value-type="float">
            <text:p>40298</text:p>
          </table:table-cell>
          <table:table-cell office:value-type="float" office:value="77626" calcext:value-type="float">
            <text:p>77626</text:p>
          </table:table-cell>
          <table:table-cell office:value-type="float" office:value="178967" calcext:value-type="float">
            <text:p>178967</text:p>
          </table:table-cell>
          <table:table-cell office:value-type="float" office:value="247157" calcext:value-type="float">
            <text:p>247157</text:p>
          </table:table-cell>
          <table:table-cell office:value-type="float" office:value="261112" calcext:value-type="float">
            <text:p>261112</text:p>
          </table:table-cell>
          <table:table-cell office:value-type="float" office:value="279950" calcext:value-type="float">
            <text:p>279950</text:p>
          </table:table-cell>
        </table:table-row>
        <table:table-row table:style-name="ro2">
          <table:table-cell office:value-type="float" office:value="40101" calcext:value-type="float">
            <text:p>40101</text:p>
          </table:table-cell>
          <table:table-cell office:value-type="float" office:value="40606" calcext:value-type="float">
            <text:p>40606</text:p>
          </table:table-cell>
          <table:table-cell office:value-type="float" office:value="78806" calcext:value-type="float">
            <text:p>78806</text:p>
          </table:table-cell>
          <table:table-cell office:value-type="float" office:value="156273" calcext:value-type="float">
            <text:p>156273</text:p>
          </table:table-cell>
          <table:table-cell office:value-type="float" office:value="249434" calcext:value-type="float">
            <text:p>249434</text:p>
          </table:table-cell>
          <table:table-cell office:value-type="float" office:value="260636" calcext:value-type="float">
            <text:p>260636</text:p>
          </table:table-cell>
          <table:table-cell office:value-type="float" office:value="271271" calcext:value-type="float">
            <text:p>271271</text:p>
          </table:table-cell>
        </table:table-row>
        <table:table-row table:style-name="ro2">
          <table:table-cell office:value-type="float" office:value="40201" calcext:value-type="float">
            <text:p>40201</text:p>
          </table:table-cell>
          <table:table-cell office:value-type="float" office:value="40685" calcext:value-type="float">
            <text:p>40685</text:p>
          </table:table-cell>
          <table:table-cell office:value-type="float" office:value="79672" calcext:value-type="float">
            <text:p>79672</text:p>
          </table:table-cell>
          <table:table-cell office:value-type="float" office:value="166892" calcext:value-type="float">
            <text:p>166892</text:p>
          </table:table-cell>
          <table:table-cell office:value-type="float" office:value="249937" calcext:value-type="float">
            <text:p>249937</text:p>
          </table:table-cell>
          <table:table-cell office:value-type="float" office:value="260833" calcext:value-type="float">
            <text:p>260833</text:p>
          </table:table-cell>
          <table:table-cell office:value-type="float" office:value="274188" calcext:value-type="float">
            <text:p>274188</text:p>
          </table:table-cell>
        </table:table-row>
        <table:table-row table:style-name="ro2">
          <table:table-cell office:value-type="float" office:value="40301" calcext:value-type="float">
            <text:p>40301</text:p>
          </table:table-cell>
          <table:table-cell office:value-type="float" office:value="41684" calcext:value-type="float">
            <text:p>41684</text:p>
          </table:table-cell>
          <table:table-cell office:value-type="float" office:value="78974" calcext:value-type="float">
            <text:p>78974</text:p>
          </table:table-cell>
          <table:table-cell office:value-type="float" office:value="177548" calcext:value-type="float">
            <text:p>177548</text:p>
          </table:table-cell>
          <table:table-cell office:value-type="float" office:value="251357" calcext:value-type="float">
            <text:p>251357</text:p>
          </table:table-cell>
          <table:table-cell office:value-type="float" office:value="262084" calcext:value-type="float">
            <text:p>262084</text:p>
          </table:table-cell>
          <table:table-cell office:value-type="float" office:value="273350" calcext:value-type="float">
            <text:p>273350</text:p>
          </table:table-cell>
        </table:table-row>
        <table:table-row table:style-name="ro2">
          <table:table-cell office:value-type="float" office:value="40401" calcext:value-type="float">
            <text:p>40401</text:p>
          </table:table-cell>
          <table:table-cell office:value-type="float" office:value="44565" calcext:value-type="float">
            <text:p>44565</text:p>
          </table:table-cell>
          <table:table-cell office:value-type="float" office:value="81332" calcext:value-type="float">
            <text:p>81332</text:p>
          </table:table-cell>
          <table:table-cell office:value-type="float" office:value="173691" calcext:value-type="float">
            <text:p>173691</text:p>
          </table:table-cell>
          <table:table-cell office:value-type="float" office:value="252518" calcext:value-type="float">
            <text:p>252518</text:p>
          </table:table-cell>
          <table:table-cell office:value-type="float" office:value="262490" calcext:value-type="float">
            <text:p>262490</text:p>
          </table:table-cell>
          <table:table-cell office:value-type="float" office:value="274047" calcext:value-type="float">
            <text:p>274047</text:p>
          </table:table-cell>
        </table:table-row>
        <table:table-row table:style-name="ro2">
          <table:table-cell office:value-type="float" office:value="40501" calcext:value-type="float">
            <text:p>40501</text:p>
          </table:table-cell>
          <table:table-cell office:value-type="float" office:value="41880" calcext:value-type="float">
            <text:p>41880</text:p>
          </table:table-cell>
          <table:table-cell office:value-type="float" office:value="80934" calcext:value-type="float">
            <text:p>80934</text:p>
          </table:table-cell>
          <table:table-cell office:value-type="float" office:value="135637" calcext:value-type="float">
            <text:p>135637</text:p>
          </table:table-cell>
          <table:table-cell office:value-type="float" office:value="253752" calcext:value-type="float">
            <text:p>253752</text:p>
          </table:table-cell>
          <table:table-cell office:value-type="float" office:value="263249" calcext:value-type="float">
            <text:p>263249</text:p>
          </table:table-cell>
          <table:table-cell office:value-type="float" office:value="276442" calcext:value-type="float">
            <text:p>276442</text:p>
          </table:table-cell>
        </table:table-row>
        <table:table-row table:style-name="ro2">
          <table:table-cell office:value-type="float" office:value="40601" calcext:value-type="float">
            <text:p>40601</text:p>
          </table:table-cell>
          <table:table-cell office:value-type="float" office:value="43704" calcext:value-type="float">
            <text:p>43704</text:p>
          </table:table-cell>
          <table:table-cell office:value-type="float" office:value="79237" calcext:value-type="float">
            <text:p>79237</text:p>
          </table:table-cell>
          <table:table-cell office:value-type="float" office:value="160654" calcext:value-type="float">
            <text:p>160654</text:p>
          </table:table-cell>
          <table:table-cell office:value-type="float" office:value="253998" calcext:value-type="float">
            <text:p>253998</text:p>
          </table:table-cell>
          <table:table-cell office:value-type="float" office:value="263949" calcext:value-type="float">
            <text:p>263949</text:p>
          </table:table-cell>
          <table:table-cell office:value-type="float" office:value="277233" calcext:value-type="float">
            <text:p>277233</text:p>
          </table:table-cell>
        </table:table-row>
        <table:table-row table:style-name="ro2">
          <table:table-cell office:value-type="float" office:value="40701" calcext:value-type="float">
            <text:p>40701</text:p>
          </table:table-cell>
          <table:table-cell office:value-type="float" office:value="41248" calcext:value-type="float">
            <text:p>41248</text:p>
          </table:table-cell>
          <table:table-cell office:value-type="float" office:value="84152" calcext:value-type="float">
            <text:p>84152</text:p>
          </table:table-cell>
          <table:table-cell office:value-type="float" office:value="171884" calcext:value-type="float">
            <text:p>171884</text:p>
          </table:table-cell>
          <table:table-cell office:value-type="float" office:value="254955" calcext:value-type="float">
            <text:p>254955</text:p>
          </table:table-cell>
          <table:table-cell office:value-type="float" office:value="264877" calcext:value-type="float">
            <text:p>264877</text:p>
          </table:table-cell>
          <table:table-cell office:value-type="float" office:value="278863" calcext:value-type="float">
            <text:p>278863</text:p>
          </table:table-cell>
        </table:table-row>
        <table:table-row table:style-name="ro2">
          <table:table-cell office:value-type="float" office:value="40801" calcext:value-type="float">
            <text:p>40801</text:p>
          </table:table-cell>
          <table:table-cell office:value-type="float" office:value="41381" calcext:value-type="float">
            <text:p>41381</text:p>
          </table:table-cell>
          <table:table-cell office:value-type="float" office:value="84063" calcext:value-type="float">
            <text:p>84063</text:p>
          </table:table-cell>
          <table:table-cell office:value-type="float" office:value="180106" calcext:value-type="float">
            <text:p>180106</text:p>
          </table:table-cell>
          <table:table-cell office:value-type="float" office:value="255115" calcext:value-type="float">
            <text:p>255115</text:p>
          </table:table-cell>
          <table:table-cell office:value-type="float" office:value="265515" calcext:value-type="float">
            <text:p>265515</text:p>
          </table:table-cell>
          <table:table-cell office:value-type="float" office:value="278292" calcext:value-type="float">
            <text:p>278292</text:p>
          </table:table-cell>
        </table:table-row>
        <table:table-row table:style-name="ro2">
          <table:table-cell office:value-type="float" office:value="40901" calcext:value-type="float">
            <text:p>40901</text:p>
          </table:table-cell>
          <table:table-cell office:value-type="float" office:value="40928" calcext:value-type="float">
            <text:p>40928</text:p>
          </table:table-cell>
          <table:table-cell office:value-type="float" office:value="82324" calcext:value-type="float">
            <text:p>82324</text:p>
          </table:table-cell>
          <table:table-cell office:value-type="float" office:value="169002" calcext:value-type="float">
            <text:p>169002</text:p>
          </table:table-cell>
          <table:table-cell office:value-type="float" office:value="255701" calcext:value-type="float">
            <text:p>255701</text:p>
          </table:table-cell>
          <table:table-cell office:value-type="float" office:value="266319" calcext:value-type="float">
            <text:p>266319</text:p>
          </table:table-cell>
          <table:table-cell office:value-type="float" office:value="277130" calcext:value-type="float">
            <text:p>277130</text:p>
          </table:table-cell>
        </table:table-row>
        <table:table-row table:style-name="ro2">
          <table:table-cell office:value-type="float" office:value="41001" calcext:value-type="float">
            <text:p>41001</text:p>
          </table:table-cell>
          <table:table-cell office:value-type="float" office:value="41587" calcext:value-type="float">
            <text:p>41587</text:p>
          </table:table-cell>
          <table:table-cell office:value-type="float" office:value="81392" calcext:value-type="float">
            <text:p>81392</text:p>
          </table:table-cell>
          <table:table-cell office:value-type="float" office:value="178592" calcext:value-type="float">
            <text:p>178592</text:p>
          </table:table-cell>
          <table:table-cell office:value-type="float" office:value="254976" calcext:value-type="float">
            <text:p>254976</text:p>
          </table:table-cell>
          <table:table-cell office:value-type="float" office:value="266580" calcext:value-type="float">
            <text:p>266580</text:p>
          </table:table-cell>
          <table:table-cell office:value-type="float" office:value="278238" calcext:value-type="float">
            <text:p>278238</text:p>
          </table:table-cell>
        </table:table-row>
        <table:table-row table:style-name="ro2">
          <table:table-cell office:value-type="float" office:value="41101" calcext:value-type="float">
            <text:p>41101</text:p>
          </table:table-cell>
          <table:table-cell office:value-type="float" office:value="41640" calcext:value-type="float">
            <text:p>41640</text:p>
          </table:table-cell>
          <table:table-cell office:value-type="float" office:value="79813" calcext:value-type="float">
            <text:p>79813</text:p>
          </table:table-cell>
          <table:table-cell office:value-type="float" office:value="169361" calcext:value-type="float">
            <text:p>169361</text:p>
          </table:table-cell>
          <table:table-cell office:value-type="float" office:value="257881" calcext:value-type="float">
            <text:p>257881</text:p>
          </table:table-cell>
          <table:table-cell office:value-type="float" office:value="268166" calcext:value-type="float">
            <text:p>268166</text:p>
          </table:table-cell>
          <table:table-cell office:value-type="float" office:value="281915" calcext:value-type="float">
            <text:p>281915</text:p>
          </table:table-cell>
        </table:table-row>
        <table:table-row table:style-name="ro2">
          <table:table-cell office:value-type="float" office:value="41201" calcext:value-type="float">
            <text:p>41201</text:p>
          </table:table-cell>
          <table:table-cell office:value-type="float" office:value="41399" calcext:value-type="float">
            <text:p>41399</text:p>
          </table:table-cell>
          <table:table-cell office:value-type="float" office:value="85982" calcext:value-type="float">
            <text:p>85982</text:p>
          </table:table-cell>
          <table:table-cell office:value-type="float" office:value="179919" calcext:value-type="float">
            <text:p>179919</text:p>
          </table:table-cell>
          <table:table-cell office:value-type="float" office:value="254888" calcext:value-type="float">
            <text:p>254888</text:p>
          </table:table-cell>
          <table:table-cell office:value-type="float" office:value="268224" calcext:value-type="float">
            <text:p>268224</text:p>
          </table:table-cell>
          <table:table-cell office:value-type="float" office:value="285063" calcext:value-type="float">
            <text:p>285063</text:p>
          </table:table-cell>
        </table:table-row>
        <table:table-row table:style-name="ro2">
          <table:table-cell office:value-type="float" office:value="41301" calcext:value-type="float">
            <text:p>41301</text:p>
          </table:table-cell>
          <table:table-cell office:value-type="float" office:value="41540" calcext:value-type="float">
            <text:p>41540</text:p>
          </table:table-cell>
          <table:table-cell office:value-type="float" office:value="81392" calcext:value-type="float">
            <text:p>81392</text:p>
          </table:table-cell>
          <table:table-cell office:value-type="float" office:value="187931" calcext:value-type="float">
            <text:p>187931</text:p>
          </table:table-cell>
          <table:table-cell office:value-type="float" office:value="256693" calcext:value-type="float">
            <text:p>256693</text:p>
          </table:table-cell>
          <table:table-cell office:value-type="float" office:value="268903" calcext:value-type="float">
            <text:p>268903</text:p>
          </table:table-cell>
          <table:table-cell office:value-type="float" office:value="283704" calcext:value-type="float">
            <text:p>283704</text:p>
          </table:table-cell>
        </table:table-row>
        <table:table-row table:style-name="ro2">
          <table:table-cell office:value-type="float" office:value="41401" calcext:value-type="float">
            <text:p>41401</text:p>
          </table:table-cell>
          <table:table-cell office:value-type="float" office:value="41470" calcext:value-type="float">
            <text:p>41470</text:p>
          </table:table-cell>
          <table:table-cell office:value-type="float" office:value="85055" calcext:value-type="float">
            <text:p>85055</text:p>
          </table:table-cell>
          <table:table-cell office:value-type="float" office:value="186773" calcext:value-type="float">
            <text:p>186773</text:p>
          </table:table-cell>
          <table:table-cell office:value-type="float" office:value="259092" calcext:value-type="float">
            <text:p>259092</text:p>
          </table:table-cell>
          <table:table-cell office:value-type="float" office:value="270177" calcext:value-type="float">
            <text:p>270177</text:p>
          </table:table-cell>
          <table:table-cell office:value-type="float" office:value="285351" calcext:value-type="float">
            <text:p>285351</text:p>
          </table:table-cell>
        </table:table-row>
        <table:table-row table:style-name="ro2">
          <table:table-cell office:value-type="float" office:value="41501" calcext:value-type="float">
            <text:p>41501</text:p>
          </table:table-cell>
          <table:table-cell office:value-type="float" office:value="41617" calcext:value-type="float">
            <text:p>41617</text:p>
          </table:table-cell>
          <table:table-cell office:value-type="float" office:value="80795" calcext:value-type="float">
            <text:p>80795</text:p>
          </table:table-cell>
          <table:table-cell office:value-type="float" office:value="232231" calcext:value-type="float">
            <text:p>232231</text:p>
          </table:table-cell>
          <table:table-cell office:value-type="float" office:value="260513" calcext:value-type="float">
            <text:p>260513</text:p>
          </table:table-cell>
          <table:table-cell office:value-type="float" office:value="270062" calcext:value-type="float">
            <text:p>270062</text:p>
          </table:table-cell>
          <table:table-cell office:value-type="float" office:value="284358" calcext:value-type="float">
            <text:p>284358</text:p>
          </table:table-cell>
        </table:table-row>
        <table:table-row table:style-name="ro2">
          <table:table-cell office:value-type="float" office:value="41601" calcext:value-type="float">
            <text:p>41601</text:p>
          </table:table-cell>
          <table:table-cell office:value-type="float" office:value="41970" calcext:value-type="float">
            <text:p>41970</text:p>
          </table:table-cell>
          <table:table-cell office:value-type="float" office:value="84767" calcext:value-type="float">
            <text:p>84767</text:p>
          </table:table-cell>
          <table:table-cell office:value-type="float" office:value="230045" calcext:value-type="float">
            <text:p>230045</text:p>
          </table:table-cell>
          <table:table-cell office:value-type="float" office:value="261570" calcext:value-type="float">
            <text:p>261570</text:p>
          </table:table-cell>
          <table:table-cell office:value-type="float" office:value="271030" calcext:value-type="float">
            <text:p>271030</text:p>
          </table:table-cell>
          <table:table-cell office:value-type="float" office:value="282667" calcext:value-type="float">
            <text:p>282667</text:p>
          </table:table-cell>
        </table:table-row>
        <table:table-row table:style-name="ro2">
          <table:table-cell office:value-type="float" office:value="41701" calcext:value-type="float">
            <text:p>41701</text:p>
          </table:table-cell>
          <table:table-cell office:value-type="float" office:value="42121" calcext:value-type="float">
            <text:p>42121</text:p>
          </table:table-cell>
          <table:table-cell office:value-type="float" office:value="82733" calcext:value-type="float">
            <text:p>82733</text:p>
          </table:table-cell>
          <table:table-cell office:value-type="float" office:value="216004" calcext:value-type="float">
            <text:p>216004</text:p>
          </table:table-cell>
          <table:table-cell office:value-type="float" office:value="260373" calcext:value-type="float">
            <text:p>260373</text:p>
          </table:table-cell>
          <table:table-cell office:value-type="float" office:value="270810" calcext:value-type="float">
            <text:p>270810</text:p>
          </table:table-cell>
          <table:table-cell office:value-type="float" office:value="282792" calcext:value-type="float">
            <text:p>282792</text:p>
          </table:table-cell>
        </table:table-row>
        <table:table-row table:style-name="ro2">
          <table:table-cell office:value-type="float" office:value="41801" calcext:value-type="float">
            <text:p>41801</text:p>
          </table:table-cell>
          <table:table-cell office:value-type="float" office:value="41879" calcext:value-type="float">
            <text:p>41879</text:p>
          </table:table-cell>
          <table:table-cell office:value-type="float" office:value="80332" calcext:value-type="float">
            <text:p>80332</text:p>
          </table:table-cell>
          <table:table-cell office:value-type="float" office:value="168106" calcext:value-type="float">
            <text:p>168106</text:p>
          </table:table-cell>
          <table:table-cell office:value-type="float" office:value="262466" calcext:value-type="float">
            <text:p>262466</text:p>
          </table:table-cell>
          <table:table-cell office:value-type="float" office:value="271739" calcext:value-type="float">
            <text:p>271739</text:p>
          </table:table-cell>
          <table:table-cell office:value-type="float" office:value="283820" calcext:value-type="float">
            <text:p>283820</text:p>
          </table:table-cell>
        </table:table-row>
        <table:table-row table:style-name="ro2">
          <table:table-cell office:value-type="float" office:value="41901" calcext:value-type="float">
            <text:p>41901</text:p>
          </table:table-cell>
          <table:table-cell office:value-type="float" office:value="42720" calcext:value-type="float">
            <text:p>42720</text:p>
          </table:table-cell>
          <table:table-cell office:value-type="float" office:value="81746" calcext:value-type="float">
            <text:p>81746</text:p>
          </table:table-cell>
          <table:table-cell office:value-type="float" office:value="164083" calcext:value-type="float">
            <text:p>164083</text:p>
          </table:table-cell>
          <table:table-cell office:value-type="float" office:value="263863" calcext:value-type="float">
            <text:p>263863</text:p>
          </table:table-cell>
          <table:table-cell office:value-type="float" office:value="272862" calcext:value-type="float">
            <text:p>272862</text:p>
          </table:table-cell>
          <table:table-cell office:value-type="float" office:value="287404" calcext:value-type="float">
            <text:p>287404</text:p>
          </table:table-cell>
        </table:table-row>
        <table:table-row table:style-name="ro2">
          <table:table-cell office:value-type="float" office:value="42001" calcext:value-type="float">
            <text:p>42001</text:p>
          </table:table-cell>
          <table:table-cell office:value-type="float" office:value="42177" calcext:value-type="float">
            <text:p>42177</text:p>
          </table:table-cell>
          <table:table-cell office:value-type="float" office:value="83666" calcext:value-type="float">
            <text:p>83666</text:p>
          </table:table-cell>
          <table:table-cell office:value-type="float" office:value="176495" calcext:value-type="float">
            <text:p>176495</text:p>
          </table:table-cell>
          <table:table-cell office:value-type="float" office:value="264005" calcext:value-type="float">
            <text:p>264005</text:p>
          </table:table-cell>
          <table:table-cell office:value-type="float" office:value="274284" calcext:value-type="float">
            <text:p>274284</text:p>
          </table:table-cell>
          <table:table-cell office:value-type="float" office:value="287907" calcext:value-type="float">
            <text:p>287907</text:p>
          </table:table-cell>
        </table:table-row>
        <table:table-row table:style-name="ro2">
          <table:table-cell office:value-type="float" office:value="42101" calcext:value-type="float">
            <text:p>42101</text:p>
          </table:table-cell>
          <table:table-cell office:value-type="float" office:value="42700" calcext:value-type="float">
            <text:p>42700</text:p>
          </table:table-cell>
          <table:table-cell office:value-type="float" office:value="90046" calcext:value-type="float">
            <text:p>90046</text:p>
          </table:table-cell>
          <table:table-cell office:value-type="float" office:value="228150" calcext:value-type="float">
            <text:p>228150</text:p>
          </table:table-cell>
          <table:table-cell office:value-type="float" office:value="263062" calcext:value-type="float">
            <text:p>263062</text:p>
          </table:table-cell>
          <table:table-cell office:value-type="float" office:value="273449" calcext:value-type="float">
            <text:p>273449</text:p>
          </table:table-cell>
          <table:table-cell office:value-type="float" office:value="287495" calcext:value-type="float">
            <text:p>287495</text:p>
          </table:table-cell>
        </table:table-row>
        <table:table-row table:style-name="ro2">
          <table:table-cell office:value-type="float" office:value="42201" calcext:value-type="float">
            <text:p>42201</text:p>
          </table:table-cell>
          <table:table-cell office:value-type="float" office:value="46312" calcext:value-type="float">
            <text:p>46312</text:p>
          </table:table-cell>
          <table:table-cell office:value-type="float" office:value="83458" calcext:value-type="float">
            <text:p>83458</text:p>
          </table:table-cell>
          <table:table-cell office:value-type="float" office:value="153382" calcext:value-type="float">
            <text:p>153382</text:p>
          </table:table-cell>
          <table:table-cell office:value-type="float" office:value="264256" calcext:value-type="float">
            <text:p>264256</text:p>
          </table:table-cell>
          <table:table-cell office:value-type="float" office:value="273744" calcext:value-type="float">
            <text:p>273744</text:p>
          </table:table-cell>
          <table:table-cell office:value-type="float" office:value="284559" calcext:value-type="float">
            <text:p>284559</text:p>
          </table:table-cell>
        </table:table-row>
        <table:table-row table:style-name="ro2">
          <table:table-cell office:value-type="float" office:value="42301" calcext:value-type="float">
            <text:p>42301</text:p>
          </table:table-cell>
          <table:table-cell office:value-type="float" office:value="42476" calcext:value-type="float">
            <text:p>42476</text:p>
          </table:table-cell>
          <table:table-cell office:value-type="float" office:value="86246" calcext:value-type="float">
            <text:p>86246</text:p>
          </table:table-cell>
          <table:table-cell office:value-type="float" office:value="197296" calcext:value-type="float">
            <text:p>197296</text:p>
          </table:table-cell>
          <table:table-cell office:value-type="float" office:value="262590" calcext:value-type="float">
            <text:p>262590</text:p>
          </table:table-cell>
          <table:table-cell office:value-type="float" office:value="274606" calcext:value-type="float">
            <text:p>274606</text:p>
          </table:table-cell>
          <table:table-cell office:value-type="float" office:value="287862" calcext:value-type="float">
            <text:p>287862</text:p>
          </table:table-cell>
        </table:table-row>
        <table:table-row table:style-name="ro2">
          <table:table-cell office:value-type="float" office:value="42401" calcext:value-type="float">
            <text:p>42401</text:p>
          </table:table-cell>
          <table:table-cell office:value-type="float" office:value="42776" calcext:value-type="float">
            <text:p>42776</text:p>
          </table:table-cell>
          <table:table-cell office:value-type="float" office:value="82034" calcext:value-type="float">
            <text:p>82034</text:p>
          </table:table-cell>
          <table:table-cell office:value-type="float" office:value="156842" calcext:value-type="float">
            <text:p>156842</text:p>
          </table:table-cell>
          <table:table-cell office:value-type="float" office:value="265351" calcext:value-type="float">
            <text:p>265351</text:p>
          </table:table-cell>
          <table:table-cell office:value-type="float" office:value="275986" calcext:value-type="float">
            <text:p>275986</text:p>
          </table:table-cell>
          <table:table-cell office:value-type="float" office:value="286841" calcext:value-type="float">
            <text:p>286841</text:p>
          </table:table-cell>
        </table:table-row>
        <table:table-row table:style-name="ro2">
          <table:table-cell office:value-type="float" office:value="42501" calcext:value-type="float">
            <text:p>42501</text:p>
          </table:table-cell>
          <table:table-cell office:value-type="float" office:value="43678" calcext:value-type="float">
            <text:p>43678</text:p>
          </table:table-cell>
          <table:table-cell office:value-type="float" office:value="88319" calcext:value-type="float">
            <text:p>88319</text:p>
          </table:table-cell>
          <table:table-cell office:value-type="float" office:value="183685" calcext:value-type="float">
            <text:p>183685</text:p>
          </table:table-cell>
          <table:table-cell office:value-type="float" office:value="265567" calcext:value-type="float">
            <text:p>265567</text:p>
          </table:table-cell>
          <table:table-cell office:value-type="float" office:value="275178" calcext:value-type="float">
            <text:p>275178</text:p>
          </table:table-cell>
          <table:table-cell office:value-type="float" office:value="291018" calcext:value-type="float">
            <text:p>291018</text:p>
          </table:table-cell>
        </table:table-row>
        <table:table-row table:style-name="ro2">
          <table:table-cell office:value-type="float" office:value="42601" calcext:value-type="float">
            <text:p>42601</text:p>
          </table:table-cell>
          <table:table-cell office:value-type="float" office:value="42711" calcext:value-type="float">
            <text:p>42711</text:p>
          </table:table-cell>
          <table:table-cell office:value-type="float" office:value="81961" calcext:value-type="float">
            <text:p>81961</text:p>
          </table:table-cell>
          <table:table-cell office:value-type="float" office:value="144395" calcext:value-type="float">
            <text:p>144395</text:p>
          </table:table-cell>
          <table:table-cell office:value-type="float" office:value="267544" calcext:value-type="float">
            <text:p>267544</text:p>
          </table:table-cell>
          <table:table-cell office:value-type="float" office:value="277407" calcext:value-type="float">
            <text:p>277407</text:p>
          </table:table-cell>
          <table:table-cell office:value-type="float" office:value="290540" calcext:value-type="float">
            <text:p>290540</text:p>
          </table:table-cell>
        </table:table-row>
        <table:table-row table:style-name="ro2">
          <table:table-cell office:value-type="float" office:value="42701" calcext:value-type="float">
            <text:p>42701</text:p>
          </table:table-cell>
          <table:table-cell office:value-type="float" office:value="43728" calcext:value-type="float">
            <text:p>43728</text:p>
          </table:table-cell>
          <table:table-cell office:value-type="float" office:value="85973" calcext:value-type="float">
            <text:p>85973</text:p>
          </table:table-cell>
          <table:table-cell office:value-type="float" office:value="217290" calcext:value-type="float">
            <text:p>217290</text:p>
          </table:table-cell>
          <table:table-cell office:value-type="float" office:value="267043" calcext:value-type="float">
            <text:p>267043</text:p>
          </table:table-cell>
          <table:table-cell office:value-type="float" office:value="277780" calcext:value-type="float">
            <text:p>277780</text:p>
          </table:table-cell>
          <table:table-cell office:value-type="float" office:value="287295" calcext:value-type="float">
            <text:p>287295</text:p>
          </table:table-cell>
        </table:table-row>
        <table:table-row table:style-name="ro2">
          <table:table-cell office:value-type="float" office:value="42801" calcext:value-type="float">
            <text:p>42801</text:p>
          </table:table-cell>
          <table:table-cell office:value-type="float" office:value="43451" calcext:value-type="float">
            <text:p>43451</text:p>
          </table:table-cell>
          <table:table-cell office:value-type="float" office:value="81861" calcext:value-type="float">
            <text:p>81861</text:p>
          </table:table-cell>
          <table:table-cell office:value-type="float" office:value="190474" calcext:value-type="float">
            <text:p>190474</text:p>
          </table:table-cell>
          <table:table-cell office:value-type="float" office:value="267658" calcext:value-type="float">
            <text:p>267658</text:p>
          </table:table-cell>
          <table:table-cell office:value-type="float" office:value="278669" calcext:value-type="float">
            <text:p>278669</text:p>
          </table:table-cell>
          <table:table-cell office:value-type="float" office:value="289007" calcext:value-type="float">
            <text:p>289007</text:p>
          </table:table-cell>
        </table:table-row>
        <table:table-row table:style-name="ro2">
          <table:table-cell office:value-type="float" office:value="42901" calcext:value-type="float">
            <text:p>42901</text:p>
          </table:table-cell>
          <table:table-cell office:value-type="float" office:value="45339" calcext:value-type="float">
            <text:p>45339</text:p>
          </table:table-cell>
          <table:table-cell office:value-type="float" office:value="85992" calcext:value-type="float">
            <text:p>85992</text:p>
          </table:table-cell>
          <table:table-cell office:value-type="float" office:value="181878" calcext:value-type="float">
            <text:p>181878</text:p>
          </table:table-cell>
          <table:table-cell office:value-type="float" office:value="268520" calcext:value-type="float">
            <text:p>268520</text:p>
          </table:table-cell>
          <table:table-cell office:value-type="float" office:value="278533" calcext:value-type="float">
            <text:p>278533</text:p>
          </table:table-cell>
          <table:table-cell office:value-type="float" office:value="288970" calcext:value-type="float">
            <text:p>288970</text:p>
          </table:table-cell>
        </table:table-row>
        <table:table-row table:style-name="ro2">
          <table:table-cell office:value-type="float" office:value="43001" calcext:value-type="float">
            <text:p>43001</text:p>
          </table:table-cell>
          <table:table-cell office:value-type="float" office:value="43259" calcext:value-type="float">
            <text:p>43259</text:p>
          </table:table-cell>
          <table:table-cell office:value-type="float" office:value="83498" calcext:value-type="float">
            <text:p>83498</text:p>
          </table:table-cell>
          <table:table-cell office:value-type="float" office:value="190463" calcext:value-type="float">
            <text:p>190463</text:p>
          </table:table-cell>
          <table:table-cell office:value-type="float" office:value="268559" calcext:value-type="float">
            <text:p>268559</text:p>
          </table:table-cell>
          <table:table-cell office:value-type="float" office:value="278786" calcext:value-type="float">
            <text:p>278786</text:p>
          </table:table-cell>
          <table:table-cell office:value-type="float" office:value="290060" calcext:value-type="float">
            <text:p>290060</text:p>
          </table:table-cell>
        </table:table-row>
        <table:table-row table:style-name="ro2">
          <table:table-cell office:value-type="float" office:value="43101" calcext:value-type="float">
            <text:p>43101</text:p>
          </table:table-cell>
          <table:table-cell office:value-type="float" office:value="43591" calcext:value-type="float">
            <text:p>43591</text:p>
          </table:table-cell>
          <table:table-cell office:value-type="float" office:value="83490" calcext:value-type="float">
            <text:p>83490</text:p>
          </table:table-cell>
          <table:table-cell office:value-type="float" office:value="150045" calcext:value-type="float">
            <text:p>150045</text:p>
          </table:table-cell>
          <table:table-cell office:value-type="float" office:value="267950" calcext:value-type="float">
            <text:p>267950</text:p>
          </table:table-cell>
          <table:table-cell office:value-type="float" office:value="279296" calcext:value-type="float">
            <text:p>279296</text:p>
          </table:table-cell>
          <table:table-cell office:value-type="float" office:value="291116" calcext:value-type="float">
            <text:p>291116</text:p>
          </table:table-cell>
        </table:table-row>
        <table:table-row table:style-name="ro2">
          <table:table-cell office:value-type="float" office:value="43201" calcext:value-type="float">
            <text:p>43201</text:p>
          </table:table-cell>
          <table:table-cell office:value-type="float" office:value="44705" calcext:value-type="float">
            <text:p>44705</text:p>
          </table:table-cell>
          <table:table-cell office:value-type="float" office:value="88313" calcext:value-type="float">
            <text:p>88313</text:p>
          </table:table-cell>
          <table:table-cell office:value-type="float" office:value="181775" calcext:value-type="float">
            <text:p>181775</text:p>
          </table:table-cell>
          <table:table-cell office:value-type="float" office:value="270409" calcext:value-type="float">
            <text:p>270409</text:p>
          </table:table-cell>
          <table:table-cell office:value-type="float" office:value="280371" calcext:value-type="float">
            <text:p>280371</text:p>
          </table:table-cell>
          <table:table-cell office:value-type="float" office:value="293767" calcext:value-type="float">
            <text:p>293767</text:p>
          </table:table-cell>
        </table:table-row>
        <table:table-row table:style-name="ro2">
          <table:table-cell office:value-type="float" office:value="43301" calcext:value-type="float">
            <text:p>43301</text:p>
          </table:table-cell>
          <table:table-cell office:value-type="float" office:value="43490" calcext:value-type="float">
            <text:p>43490</text:p>
          </table:table-cell>
          <table:table-cell office:value-type="float" office:value="83357" calcext:value-type="float">
            <text:p>83357</text:p>
          </table:table-cell>
          <table:table-cell office:value-type="float" office:value="207469" calcext:value-type="float">
            <text:p>207469</text:p>
          </table:table-cell>
          <table:table-cell office:value-type="float" office:value="269254" calcext:value-type="float">
            <text:p>269254</text:p>
          </table:table-cell>
          <table:table-cell office:value-type="float" office:value="280490" calcext:value-type="float">
            <text:p>280490</text:p>
          </table:table-cell>
          <table:table-cell office:value-type="float" office:value="294482" calcext:value-type="float">
            <text:p>294482</text:p>
          </table:table-cell>
        </table:table-row>
        <table:table-row table:style-name="ro2">
          <table:table-cell office:value-type="float" office:value="43401" calcext:value-type="float">
            <text:p>43401</text:p>
          </table:table-cell>
          <table:table-cell office:value-type="float" office:value="44077" calcext:value-type="float">
            <text:p>44077</text:p>
          </table:table-cell>
          <table:table-cell office:value-type="float" office:value="83977" calcext:value-type="float">
            <text:p>83977</text:p>
          </table:table-cell>
          <table:table-cell office:value-type="float" office:value="263931" calcext:value-type="float">
            <text:p>263931</text:p>
          </table:table-cell>
          <table:table-cell office:value-type="float" office:value="271713" calcext:value-type="float">
            <text:p>271713</text:p>
          </table:table-cell>
          <table:table-cell office:value-type="float" office:value="281272" calcext:value-type="float">
            <text:p>281272</text:p>
          </table:table-cell>
          <table:table-cell office:value-type="float" office:value="296974" calcext:value-type="float">
            <text:p>296974</text:p>
          </table:table-cell>
        </table:table-row>
        <table:table-row table:style-name="ro2">
          <table:table-cell office:value-type="float" office:value="43501" calcext:value-type="float">
            <text:p>43501</text:p>
          </table:table-cell>
          <table:table-cell office:value-type="float" office:value="43732" calcext:value-type="float">
            <text:p>43732</text:p>
          </table:table-cell>
          <table:table-cell office:value-type="float" office:value="86594" calcext:value-type="float">
            <text:p>86594</text:p>
          </table:table-cell>
          <table:table-cell office:value-type="float" office:value="168243" calcext:value-type="float">
            <text:p>168243</text:p>
          </table:table-cell>
          <table:table-cell office:value-type="float" office:value="272055" calcext:value-type="float">
            <text:p>272055</text:p>
          </table:table-cell>
          <table:table-cell office:value-type="float" office:value="281345" calcext:value-type="float">
            <text:p>281345</text:p>
          </table:table-cell>
          <table:table-cell office:value-type="float" office:value="293942" calcext:value-type="float">
            <text:p>293942</text:p>
          </table:table-cell>
        </table:table-row>
        <table:table-row table:style-name="ro2">
          <table:table-cell office:value-type="float" office:value="43601" calcext:value-type="float">
            <text:p>43601</text:p>
          </table:table-cell>
          <table:table-cell office:value-type="float" office:value="44746" calcext:value-type="float">
            <text:p>44746</text:p>
          </table:table-cell>
          <table:table-cell office:value-type="float" office:value="84941" calcext:value-type="float">
            <text:p>84941</text:p>
          </table:table-cell>
          <table:table-cell office:value-type="float" office:value="196308" calcext:value-type="float">
            <text:p>196308</text:p>
          </table:table-cell>
          <table:table-cell office:value-type="float" office:value="270737" calcext:value-type="float">
            <text:p>270737</text:p>
          </table:table-cell>
          <table:table-cell office:value-type="float" office:value="281613" calcext:value-type="float">
            <text:p>281613</text:p>
          </table:table-cell>
          <table:table-cell office:value-type="float" office:value="297224" calcext:value-type="float">
            <text:p>297224</text:p>
          </table:table-cell>
        </table:table-row>
        <table:table-row table:style-name="ro2">
          <table:table-cell office:value-type="float" office:value="43701" calcext:value-type="float">
            <text:p>43701</text:p>
          </table:table-cell>
          <table:table-cell office:value-type="float" office:value="44070" calcext:value-type="float">
            <text:p>44070</text:p>
          </table:table-cell>
          <table:table-cell office:value-type="float" office:value="87100" calcext:value-type="float">
            <text:p>87100</text:p>
          </table:table-cell>
          <table:table-cell office:value-type="float" office:value="157242" calcext:value-type="float">
            <text:p>157242</text:p>
          </table:table-cell>
          <table:table-cell office:value-type="float" office:value="272263" calcext:value-type="float">
            <text:p>272263</text:p>
          </table:table-cell>
          <table:table-cell office:value-type="float" office:value="283095" calcext:value-type="float">
            <text:p>283095</text:p>
          </table:table-cell>
          <table:table-cell office:value-type="float" office:value="292554" calcext:value-type="float">
            <text:p>292554</text:p>
          </table:table-cell>
        </table:table-row>
        <table:table-row table:style-name="ro2">
          <table:table-cell office:value-type="float" office:value="43801" calcext:value-type="float">
            <text:p>43801</text:p>
          </table:table-cell>
          <table:table-cell office:value-type="float" office:value="45030" calcext:value-type="float">
            <text:p>45030</text:p>
          </table:table-cell>
          <table:table-cell office:value-type="float" office:value="84942" calcext:value-type="float">
            <text:p>84942</text:p>
          </table:table-cell>
          <table:table-cell office:value-type="float" office:value="147329" calcext:value-type="float">
            <text:p>147329</text:p>
          </table:table-cell>
          <table:table-cell office:value-type="float" office:value="271556" calcext:value-type="float">
            <text:p>271556</text:p>
          </table:table-cell>
          <table:table-cell office:value-type="float" office:value="282369" calcext:value-type="float">
            <text:p>282369</text:p>
          </table:table-cell>
          <table:table-cell office:value-type="float" office:value="295036" calcext:value-type="float">
            <text:p>295036</text:p>
          </table:table-cell>
        </table:table-row>
        <table:table-row table:style-name="ro2">
          <table:table-cell office:value-type="float" office:value="43901" calcext:value-type="float">
            <text:p>43901</text:p>
          </table:table-cell>
          <table:table-cell office:value-type="float" office:value="49146" calcext:value-type="float">
            <text:p>49146</text:p>
          </table:table-cell>
          <table:table-cell office:value-type="float" office:value="87211" calcext:value-type="float">
            <text:p>87211</text:p>
          </table:table-cell>
          <table:table-cell office:value-type="float" office:value="169721" calcext:value-type="float">
            <text:p>169721</text:p>
          </table:table-cell>
          <table:table-cell office:value-type="float" office:value="274053" calcext:value-type="float">
            <text:p>274053</text:p>
          </table:table-cell>
          <table:table-cell office:value-type="float" office:value="283122" calcext:value-type="float">
            <text:p>283122</text:p>
          </table:table-cell>
          <table:table-cell office:value-type="float" office:value="295618" calcext:value-type="float">
            <text:p>295618</text:p>
          </table:table-cell>
        </table:table-row>
        <table:table-row table:style-name="ro2">
          <table:table-cell office:value-type="float" office:value="44001" calcext:value-type="float">
            <text:p>44001</text:p>
          </table:table-cell>
          <table:table-cell office:value-type="float" office:value="44274" calcext:value-type="float">
            <text:p>44274</text:p>
          </table:table-cell>
          <table:table-cell office:value-type="float" office:value="87603" calcext:value-type="float">
            <text:p>87603</text:p>
          </table:table-cell>
          <table:table-cell office:value-type="float" office:value="200787" calcext:value-type="float">
            <text:p>200787</text:p>
          </table:table-cell>
          <table:table-cell office:value-type="float" office:value="273271" calcext:value-type="float">
            <text:p>273271</text:p>
          </table:table-cell>
          <table:table-cell office:value-type="float" office:value="284058" calcext:value-type="float">
            <text:p>284058</text:p>
          </table:table-cell>
          <table:table-cell office:value-type="float" office:value="296946" calcext:value-type="float">
            <text:p>296946</text:p>
          </table:table-cell>
        </table:table-row>
        <table:table-row table:style-name="ro2">
          <table:table-cell office:value-type="float" office:value="44101" calcext:value-type="float">
            <text:p>44101</text:p>
          </table:table-cell>
          <table:table-cell office:value-type="float" office:value="44333" calcext:value-type="float">
            <text:p>44333</text:p>
          </table:table-cell>
          <table:table-cell office:value-type="float" office:value="82934" calcext:value-type="float">
            <text:p>82934</text:p>
          </table:table-cell>
          <table:table-cell office:value-type="float" office:value="179993" calcext:value-type="float">
            <text:p>179993</text:p>
          </table:table-cell>
          <table:table-cell office:value-type="float" office:value="274145" calcext:value-type="float">
            <text:p>274145</text:p>
          </table:table-cell>
          <table:table-cell office:value-type="float" office:value="284657" calcext:value-type="float">
            <text:p>284657</text:p>
          </table:table-cell>
          <table:table-cell office:value-type="float" office:value="296718" calcext:value-type="float">
            <text:p>296718</text:p>
          </table:table-cell>
        </table:table-row>
        <table:table-row table:style-name="ro2">
          <table:table-cell office:value-type="float" office:value="44201" calcext:value-type="float">
            <text:p>44201</text:p>
          </table:table-cell>
          <table:table-cell office:value-type="float" office:value="46144" calcext:value-type="float">
            <text:p>46144</text:p>
          </table:table-cell>
          <table:table-cell office:value-type="float" office:value="89449" calcext:value-type="float">
            <text:p>89449</text:p>
          </table:table-cell>
          <table:table-cell office:value-type="float" office:value="242491" calcext:value-type="float">
            <text:p>242491</text:p>
          </table:table-cell>
          <table:table-cell office:value-type="float" office:value="274971" calcext:value-type="float">
            <text:p>274971</text:p>
          </table:table-cell>
          <table:table-cell office:value-type="float" office:value="286052" calcext:value-type="float">
            <text:p>286052</text:p>
          </table:table-cell>
          <table:table-cell office:value-type="float" office:value="297473" calcext:value-type="float">
            <text:p>297473</text:p>
          </table:table-cell>
        </table:table-row>
        <table:table-row table:style-name="ro2">
          <table:table-cell office:value-type="float" office:value="44301" calcext:value-type="float">
            <text:p>44301</text:p>
          </table:table-cell>
          <table:table-cell office:value-type="float" office:value="44647" calcext:value-type="float">
            <text:p>44647</text:p>
          </table:table-cell>
          <table:table-cell office:value-type="float" office:value="86560" calcext:value-type="float">
            <text:p>86560</text:p>
          </table:table-cell>
          <table:table-cell office:value-type="float" office:value="252199" calcext:value-type="float">
            <text:p>252199</text:p>
          </table:table-cell>
          <table:table-cell office:value-type="float" office:value="276264" calcext:value-type="float">
            <text:p>276264</text:p>
          </table:table-cell>
          <table:table-cell office:value-type="float" office:value="286310" calcext:value-type="float">
            <text:p>286310</text:p>
          </table:table-cell>
          <table:table-cell office:value-type="float" office:value="299544" calcext:value-type="float">
            <text:p>299544</text:p>
          </table:table-cell>
        </table:table-row>
        <table:table-row table:style-name="ro2">
          <table:table-cell office:value-type="float" office:value="44401" calcext:value-type="float">
            <text:p>44401</text:p>
          </table:table-cell>
          <table:table-cell office:value-type="float" office:value="44851" calcext:value-type="float">
            <text:p>44851</text:p>
          </table:table-cell>
          <table:table-cell office:value-type="float" office:value="89316" calcext:value-type="float">
            <text:p>89316</text:p>
          </table:table-cell>
          <table:table-cell office:value-type="float" office:value="172412" calcext:value-type="float">
            <text:p>172412</text:p>
          </table:table-cell>
          <table:table-cell office:value-type="float" office:value="278098" calcext:value-type="float">
            <text:p>278098</text:p>
          </table:table-cell>
          <table:table-cell office:value-type="float" office:value="286226" calcext:value-type="float">
            <text:p>286226</text:p>
          </table:table-cell>
          <table:table-cell office:value-type="float" office:value="300515" calcext:value-type="float">
            <text:p>300515</text:p>
          </table:table-cell>
        </table:table-row>
        <table:table-row table:style-name="ro2">
          <table:table-cell office:value-type="float" office:value="44501" calcext:value-type="float">
            <text:p>44501</text:p>
          </table:table-cell>
          <table:table-cell office:value-type="float" office:value="44986" calcext:value-type="float">
            <text:p>44986</text:p>
          </table:table-cell>
          <table:table-cell office:value-type="float" office:value="84930" calcext:value-type="float">
            <text:p>84930</text:p>
          </table:table-cell>
          <table:table-cell office:value-type="float" office:value="188401" calcext:value-type="float">
            <text:p>188401</text:p>
          </table:table-cell>
          <table:table-cell office:value-type="float" office:value="278463" calcext:value-type="float">
            <text:p>278463</text:p>
          </table:table-cell>
          <table:table-cell office:value-type="float" office:value="288221" calcext:value-type="float">
            <text:p>288221</text:p>
          </table:table-cell>
          <table:table-cell office:value-type="float" office:value="302919" calcext:value-type="float">
            <text:p>30291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.00.0000</text:date>, <text:time style:data-style-name="N2" text:time-value="00:12:04.7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0S</meta:editing-duration>
    <meta:editing-cycles>3</meta:editing-cycles>
    <meta:generator>LibreOffice/5.3.0.3$Windows_x86 LibreOffice_project/7074905676c47b82bbcfbea1aeefc84afe1c50e1</meta:generator>
    <dc:date>2017-04-21T00:13:52.877000000</dc:date>
    <meta:document-statistic meta:table-count="3" meta:cell-count="312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139cm" svg:height="8.981cm" xlink:href=".." xlink:type="simple" chart:class="chart:line" chart:style-name="ch1">
        <chart:legend chart:legend-position="end" svg:x="35.546cm" svg:y="3.105cm" style:legend-expansion="high" chart:style-name="ch2"/>
        <chart:plot-area chart:style-name="ch3" table:cell-range-address="Sheet1.A1:Sheet1.G446" chart:data-source-has-labels="both" svg:x="0.782cm" svg:y="0.179cm" svg:width="33.982cm" svg:height="8.623cm">
          <chartooo:coordinate-region svg:x="2.144cm" svg:y="0.179cm" svg:width="32.62cm" svg:height="7.302cm"/>
          <chart:axis chart:dimension="x" chart:name="primary-x" chart:style-name="ch4" chartooo:axis-type="auto">
            <chartooo:date-scale/>
            <chart:categories table:cell-range-address="Sheet1.A1:Sheet1.A4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46" loext:label-string="minrandselect" chart:class="chart:line">
            <chart:data-point chart:repeated="446"/>
          </chart:series>
          <chart:series chart:style-name="ch7" chart:values-cell-range-address="Sheet1.C1:Sheet1.C446" loext:label-string="avgrandselect" chart:class="chart:line">
            <chart:data-point chart:repeated="446"/>
          </chart:series>
          <chart:series chart:style-name="ch8" chart:values-cell-range-address="Sheet1.D1:Sheet1.D446" loext:label-string="maxrandselect" chart:class="chart:line">
            <chart:data-point chart:repeated="446"/>
          </chart:series>
          <chart:series chart:style-name="ch9" chart:values-cell-range-address="Sheet1.E1:Sheet1.E446" loext:label-string="minselect" chart:class="chart:line">
            <chart:data-point chart:repeated="446"/>
          </chart:series>
          <chart:series chart:style-name="ch10" chart:values-cell-range-address="Sheet1.F1:Sheet1.F446" loext:label-string="avgselect" chart:class="chart:line">
            <chart:data-point chart:repeated="446"/>
          </chart:series>
          <chart:series chart:style-name="ch11" chart:values-cell-range-address="Sheet1.G1:Sheet1.G446" loext:label-string="maxselect" chart:class="chart:line">
            <chart:data-point chart:repeated="4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randselect</text:p>
              </table:table-cell>
              <table:table-cell office:value-type="string">
                <text:p>avgrandselect</text:p>
              </table:table-cell>
              <table:table-cell office:value-type="string">
                <text:p>maxrandselect</text:p>
              </table:table-cell>
              <table:table-cell office:value-type="string">
                <text:p>minselect</text:p>
              </table:table-cell>
              <table:table-cell office:value-type="string">
                <text:p>avgselect</text:p>
              </table:table-cell>
              <table:table-cell office:value-type="string">
                <text:p>maxselec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446</svg:desc>
                </draw:g>
              </table:table-cell>
              <table:table-cell office:value-type="float" office:value="0">
                <text:p>0</text:p>
                <draw:g>
                  <svg:desc>Sheet1.B1:Sheet1.B446</svg:desc>
                </draw:g>
              </table:table-cell>
              <table:table-cell office:value-type="float" office:value="0">
                <text:p>0</text:p>
                <draw:g>
                  <svg:desc>Sheet1.C1:Sheet1.C446</svg:desc>
                </draw:g>
              </table:table-cell>
              <table:table-cell office:value-type="float" office:value="0">
                <text:p>0</text:p>
                <draw:g>
                  <svg:desc>Sheet1.D1:Sheet1.D446</svg:desc>
                </draw:g>
              </table:table-cell>
              <table:table-cell office:value-type="float" office:value="0">
                <text:p>0</text:p>
                <draw:g>
                  <svg:desc>Sheet1.E1:Sheet1.E446</svg:desc>
                </draw:g>
              </table:table-cell>
              <table:table-cell office:value-type="float" office:value="0">
                <text:p>0</text:p>
                <draw:g>
                  <svg:desc>Sheet1.F1:Sheet1.F446</svg:desc>
                </draw:g>
              </table:table-cell>
              <table:table-cell office:value-type="float" office:value="0">
                <text:p>0</text:p>
                <draw:g>
                  <svg:desc>Sheet1.G1:Sheet1.G446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82">
                <text:p>182</text:p>
              </table:table-cell>
              <table:table-cell office:value-type="float" office:value="359">
                <text:p>359</text:p>
              </table:table-cell>
              <table:table-cell office:value-type="float" office:value="498">
                <text:p>498</text:p>
              </table:table-cell>
              <table:table-cell office:value-type="float" office:value="620">
                <text:p>62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93">
                <text:p>393</text:p>
              </table:table-cell>
              <table:table-cell office:value-type="float" office:value="779">
                <text:p>779</text:p>
              </table:table-cell>
              <table:table-cell office:value-type="float" office:value="1189">
                <text:p>1189</text:p>
              </table:table-cell>
              <table:table-cell office:value-type="float" office:value="1354">
                <text:p>1354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595">
                <text:p>595</text:p>
              </table:table-cell>
              <table:table-cell office:value-type="float" office:value="1337">
                <text:p>1337</text:p>
              </table:table-cell>
              <table:table-cell office:value-type="float" office:value="1673">
                <text:p>1673</text:p>
              </table:table-cell>
              <table:table-cell office:value-type="float" office:value="2007">
                <text:p>2007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782">
                <text:p>782</text:p>
              </table:table-cell>
              <table:table-cell office:value-type="float" office:value="1833">
                <text:p>1833</text:p>
              </table:table-cell>
              <table:table-cell office:value-type="float" office:value="2391">
                <text:p>2391</text:p>
              </table:table-cell>
              <table:table-cell office:value-type="float" office:value="2721">
                <text:p>2721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959">
                <text:p>959</text:p>
              </table:table-cell>
              <table:table-cell office:value-type="float" office:value="1906">
                <text:p>1906</text:p>
              </table:table-cell>
              <table:table-cell office:value-type="float" office:value="2840">
                <text:p>2840</text:p>
              </table:table-cell>
              <table:table-cell office:value-type="float" office:value="3265">
                <text:p>3265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03">
                <text:p>603</text:p>
              </table:table-cell>
              <table:table-cell office:value-type="float" office:value="1182">
                <text:p>1182</text:p>
              </table:table-cell>
              <table:table-cell office:value-type="float" office:value="2893">
                <text:p>2893</text:p>
              </table:table-cell>
              <table:table-cell office:value-type="float" office:value="3402">
                <text:p>3402</text:p>
              </table:table-cell>
              <table:table-cell office:value-type="float" office:value="3948">
                <text:p>3948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708">
                <text:p>708</text:p>
              </table:table-cell>
              <table:table-cell office:value-type="float" office:value="1320">
                <text:p>1320</text:p>
              </table:table-cell>
              <table:table-cell office:value-type="float" office:value="2360">
                <text:p>2360</text:p>
              </table:table-cell>
              <table:table-cell office:value-type="float" office:value="4230">
                <text:p>4230</text:p>
              </table:table-cell>
              <table:table-cell office:value-type="float" office:value="4829">
                <text:p>4829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815">
                <text:p>815</text:p>
              </table:table-cell>
              <table:table-cell office:value-type="float" office:value="1527">
                <text:p>1527</text:p>
              </table:table-cell>
              <table:table-cell office:value-type="float" office:value="3267">
                <text:p>3267</text:p>
              </table:table-cell>
              <table:table-cell office:value-type="float" office:value="5079">
                <text:p>5079</text:p>
              </table:table-cell>
              <table:table-cell office:value-type="float" office:value="5571">
                <text:p>5571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920">
                <text:p>920</text:p>
              </table:table-cell>
              <table:table-cell office:value-type="float" office:value="1800">
                <text:p>1800</text:p>
              </table:table-cell>
              <table:table-cell office:value-type="float" office:value="3898">
                <text:p>3898</text:p>
              </table:table-cell>
              <table:table-cell office:value-type="float" office:value="5608">
                <text:p>5608</text:p>
              </table:table-cell>
              <table:table-cell office:value-type="float" office:value="6066">
                <text:p>6066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007">
                <text:p>1007</text:p>
              </table:table-cell>
              <table:table-cell office:value-type="float" office:value="1954">
                <text:p>1954</text:p>
              </table:table-cell>
              <table:table-cell office:value-type="float" office:value="5170">
                <text:p>5170</text:p>
              </table:table-cell>
              <table:table-cell office:value-type="float" office:value="6158">
                <text:p>6158</text:p>
              </table:table-cell>
              <table:table-cell office:value-type="float" office:value="6761">
                <text:p>6761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117">
                <text:p>1117</text:p>
              </table:table-cell>
              <table:table-cell office:value-type="float" office:value="2124">
                <text:p>2124</text:p>
              </table:table-cell>
              <table:table-cell office:value-type="float" office:value="3914">
                <text:p>3914</text:p>
              </table:table-cell>
              <table:table-cell office:value-type="float" office:value="6827">
                <text:p>6827</text:p>
              </table:table-cell>
              <table:table-cell office:value-type="float" office:value="7441">
                <text:p>7441</text:p>
              </table:table-cell>
              <table:table-cell office:value-type="float" office:value="9148">
                <text:p>9148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222">
                <text:p>1222</text:p>
              </table:table-cell>
              <table:table-cell office:value-type="float" office:value="2358">
                <text:p>2358</text:p>
              </table:table-cell>
              <table:table-cell office:value-type="float" office:value="4822">
                <text:p>4822</text:p>
              </table:table-cell>
              <table:table-cell office:value-type="float" office:value="7309">
                <text:p>7309</text:p>
              </table:table-cell>
              <table:table-cell office:value-type="float" office:value="8098">
                <text:p>8098</text:p>
              </table:table-cell>
              <table:table-cell office:value-type="float" office:value="10007">
                <text:p>10007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325">
                <text:p>1325</text:p>
              </table:table-cell>
              <table:table-cell office:value-type="float" office:value="2614">
                <text:p>2614</text:p>
              </table:table-cell>
              <table:table-cell office:value-type="float" office:value="6249">
                <text:p>6249</text:p>
              </table:table-cell>
              <table:table-cell office:value-type="float" office:value="7555">
                <text:p>7555</text:p>
              </table:table-cell>
              <table:table-cell office:value-type="float" office:value="8639">
                <text:p>8639</text:p>
              </table:table-cell>
              <table:table-cell office:value-type="float" office:value="9858">
                <text:p>9858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1403">
                <text:p>1403</text:p>
              </table:table-cell>
              <table:table-cell office:value-type="float" office:value="2758">
                <text:p>2758</text:p>
              </table:table-cell>
              <table:table-cell office:value-type="float" office:value="6558">
                <text:p>6558</text:p>
              </table:table-cell>
              <table:table-cell office:value-type="float" office:value="8586">
                <text:p>8586</text:p>
              </table:table-cell>
              <table:table-cell office:value-type="float" office:value="9435">
                <text:p>9435</text:p>
              </table:table-cell>
              <table:table-cell office:value-type="float" office:value="13415">
                <text:p>13415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1531">
                <text:p>1531</text:p>
              </table:table-cell>
              <table:table-cell office:value-type="float" office:value="2948">
                <text:p>2948</text:p>
              </table:table-cell>
              <table:table-cell office:value-type="float" office:value="5282">
                <text:p>5282</text:p>
              </table:table-cell>
              <table:table-cell office:value-type="float" office:value="9094">
                <text:p>9094</text:p>
              </table:table-cell>
              <table:table-cell office:value-type="float" office:value="10030">
                <text:p>10030</text:p>
              </table:table-cell>
              <table:table-cell office:value-type="float" office:value="12552">
                <text:p>12552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650">
                <text:p>1650</text:p>
              </table:table-cell>
              <table:table-cell office:value-type="float" office:value="3215">
                <text:p>3215</text:p>
              </table:table-cell>
              <table:table-cell office:value-type="float" office:value="7453">
                <text:p>7453</text:p>
              </table:table-cell>
              <table:table-cell office:value-type="float" office:value="9681">
                <text:p>9681</text:p>
              </table:table-cell>
              <table:table-cell office:value-type="float" office:value="10695">
                <text:p>10695</text:p>
              </table:table-cell>
              <table:table-cell office:value-type="float" office:value="12601">
                <text:p>12601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1700">
                <text:p>1700</text:p>
              </table:table-cell>
              <table:table-cell office:value-type="float" office:value="3298">
                <text:p>3298</text:p>
              </table:table-cell>
              <table:table-cell office:value-type="float" office:value="8405">
                <text:p>8405</text:p>
              </table:table-cell>
              <table:table-cell office:value-type="float" office:value="10594">
                <text:p>10594</text:p>
              </table:table-cell>
              <table:table-cell office:value-type="float" office:value="11342">
                <text:p>11342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1802">
                <text:p>1802</text:p>
              </table:table-cell>
              <table:table-cell office:value-type="float" office:value="3422">
                <text:p>3422</text:p>
              </table:table-cell>
              <table:table-cell office:value-type="float" office:value="7080">
                <text:p>7080</text:p>
              </table:table-cell>
              <table:table-cell office:value-type="float" office:value="11126">
                <text:p>11126</text:p>
              </table:table-cell>
              <table:table-cell office:value-type="float" office:value="11849">
                <text:p>11849</text:p>
              </table:table-cell>
              <table:table-cell office:value-type="float" office:value="12793">
                <text:p>12793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1911">
                <text:p>1911</text:p>
              </table:table-cell>
              <table:table-cell office:value-type="float" office:value="3576">
                <text:p>3576</text:p>
              </table:table-cell>
              <table:table-cell office:value-type="float" office:value="8053">
                <text:p>8053</text:p>
              </table:table-cell>
              <table:table-cell office:value-type="float" office:value="11819">
                <text:p>11819</text:p>
              </table:table-cell>
              <table:table-cell office:value-type="float" office:value="12624">
                <text:p>12624</text:p>
              </table:table-cell>
              <table:table-cell office:value-type="float" office:value="13555">
                <text:p>1355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34">
                <text:p>2034</text:p>
              </table:table-cell>
              <table:table-cell office:value-type="float" office:value="3992">
                <text:p>3992</text:p>
              </table:table-cell>
              <table:table-cell office:value-type="float" office:value="8804">
                <text:p>8804</text:p>
              </table:table-cell>
              <table:table-cell office:value-type="float" office:value="12319">
                <text:p>12319</text:p>
              </table:table-cell>
              <table:table-cell office:value-type="float" office:value="13353">
                <text:p>13353</text:p>
              </table:table-cell>
              <table:table-cell office:value-type="float" office:value="14878">
                <text:p>14878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2154">
                <text:p>2154</text:p>
              </table:table-cell>
              <table:table-cell office:value-type="float" office:value="4173">
                <text:p>4173</text:p>
              </table:table-cell>
              <table:table-cell office:value-type="float" office:value="9815">
                <text:p>9815</text:p>
              </table:table-cell>
              <table:table-cell office:value-type="float" office:value="12958">
                <text:p>12958</text:p>
              </table:table-cell>
              <table:table-cell office:value-type="float" office:value="13915">
                <text:p>13915</text:p>
              </table:table-cell>
              <table:table-cell office:value-type="float" office:value="15845">
                <text:p>15845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2246">
                <text:p>2246</text:p>
              </table:table-cell>
              <table:table-cell office:value-type="float" office:value="4276">
                <text:p>4276</text:p>
              </table:table-cell>
              <table:table-cell office:value-type="float" office:value="9108">
                <text:p>9108</text:p>
              </table:table-cell>
              <table:table-cell office:value-type="float" office:value="13463">
                <text:p>13463</text:p>
              </table:table-cell>
              <table:table-cell office:value-type="float" office:value="14622">
                <text:p>14622</text:p>
              </table:table-cell>
              <table:table-cell office:value-type="float" office:value="16553">
                <text:p>16553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2386">
                <text:p>2386</text:p>
              </table:table-cell>
              <table:table-cell office:value-type="float" office:value="4441">
                <text:p>4441</text:p>
              </table:table-cell>
              <table:table-cell office:value-type="float" office:value="11515">
                <text:p>11515</text:p>
              </table:table-cell>
              <table:table-cell office:value-type="float" office:value="13685">
                <text:p>13685</text:p>
              </table:table-cell>
              <table:table-cell office:value-type="float" office:value="15257">
                <text:p>15257</text:p>
              </table:table-cell>
              <table:table-cell office:value-type="float" office:value="17219">
                <text:p>17219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420">
                <text:p>2420</text:p>
              </table:table-cell>
              <table:table-cell office:value-type="float" office:value="4760">
                <text:p>4760</text:p>
              </table:table-cell>
              <table:table-cell office:value-type="float" office:value="10170">
                <text:p>10170</text:p>
              </table:table-cell>
              <table:table-cell office:value-type="float" office:value="14824">
                <text:p>14824</text:p>
              </table:table-cell>
              <table:table-cell office:value-type="float" office:value="16073">
                <text:p>16073</text:p>
              </table:table-cell>
              <table:table-cell office:value-type="float" office:value="17607">
                <text:p>17607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2509">
                <text:p>2509</text:p>
              </table:table-cell>
              <table:table-cell office:value-type="float" office:value="4698">
                <text:p>4698</text:p>
              </table:table-cell>
              <table:table-cell office:value-type="float" office:value="8372">
                <text:p>8372</text:p>
              </table:table-cell>
              <table:table-cell office:value-type="float" office:value="15277">
                <text:p>15277</text:p>
              </table:table-cell>
              <table:table-cell office:value-type="float" office:value="16527">
                <text:p>16527</text:p>
              </table:table-cell>
              <table:table-cell office:value-type="float" office:value="18180">
                <text:p>18180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2618">
                <text:p>2618</text:p>
              </table:table-cell>
              <table:table-cell office:value-type="float" office:value="5008">
                <text:p>5008</text:p>
              </table:table-cell>
              <table:table-cell office:value-type="float" office:value="10169">
                <text:p>10169</text:p>
              </table:table-cell>
              <table:table-cell office:value-type="float" office:value="15774">
                <text:p>15774</text:p>
              </table:table-cell>
              <table:table-cell office:value-type="float" office:value="17051">
                <text:p>17051</text:p>
              </table:table-cell>
              <table:table-cell office:value-type="float" office:value="18425">
                <text:p>18425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2724">
                <text:p>2724</text:p>
              </table:table-cell>
              <table:table-cell office:value-type="float" office:value="5523">
                <text:p>5523</text:p>
              </table:table-cell>
              <table:table-cell office:value-type="float" office:value="14418">
                <text:p>14418</text:p>
              </table:table-cell>
              <table:table-cell office:value-type="float" office:value="16238">
                <text:p>16238</text:p>
              </table:table-cell>
              <table:table-cell office:value-type="float" office:value="17760">
                <text:p>17760</text:p>
              </table:table-cell>
              <table:table-cell office:value-type="float" office:value="19686">
                <text:p>19686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2824">
                <text:p>2824</text:p>
              </table:table-cell>
              <table:table-cell office:value-type="float" office:value="5652">
                <text:p>5652</text:p>
              </table:table-cell>
              <table:table-cell office:value-type="float" office:value="12316">
                <text:p>12316</text:p>
              </table:table-cell>
              <table:table-cell office:value-type="float" office:value="16756">
                <text:p>16756</text:p>
              </table:table-cell>
              <table:table-cell office:value-type="float" office:value="18315">
                <text:p>18315</text:p>
              </table:table-cell>
              <table:table-cell office:value-type="float" office:value="20627">
                <text:p>20627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2904">
                <text:p>2904</text:p>
              </table:table-cell>
              <table:table-cell office:value-type="float" office:value="5766">
                <text:p>5766</text:p>
              </table:table-cell>
              <table:table-cell office:value-type="float" office:value="12550">
                <text:p>12550</text:p>
              </table:table-cell>
              <table:table-cell office:value-type="float" office:value="17558">
                <text:p>17558</text:p>
              </table:table-cell>
              <table:table-cell office:value-type="float" office:value="19167">
                <text:p>19167</text:p>
              </table:table-cell>
              <table:table-cell office:value-type="float" office:value="22410">
                <text:p>22410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3022">
                <text:p>3022</text:p>
              </table:table-cell>
              <table:table-cell office:value-type="float" office:value="6468">
                <text:p>6468</text:p>
              </table:table-cell>
              <table:table-cell office:value-type="float" office:value="14747">
                <text:p>14747</text:p>
              </table:table-cell>
              <table:table-cell office:value-type="float" office:value="18495">
                <text:p>18495</text:p>
              </table:table-cell>
              <table:table-cell office:value-type="float" office:value="19770">
                <text:p>19770</text:p>
              </table:table-cell>
              <table:table-cell office:value-type="float" office:value="21676">
                <text:p>21676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3250">
                <text:p>3250</text:p>
              </table:table-cell>
              <table:table-cell office:value-type="float" office:value="6279">
                <text:p>6279</text:p>
              </table:table-cell>
              <table:table-cell office:value-type="float" office:value="13140">
                <text:p>13140</text:p>
              </table:table-cell>
              <table:table-cell office:value-type="float" office:value="18916">
                <text:p>18916</text:p>
              </table:table-cell>
              <table:table-cell office:value-type="float" office:value="20347">
                <text:p>20347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3212">
                <text:p>3212</text:p>
              </table:table-cell>
              <table:table-cell office:value-type="float" office:value="6010">
                <text:p>6010</text:p>
              </table:table-cell>
              <table:table-cell office:value-type="float" office:value="13004">
                <text:p>13004</text:p>
              </table:table-cell>
              <table:table-cell office:value-type="float" office:value="20175">
                <text:p>20175</text:p>
              </table:table-cell>
              <table:table-cell office:value-type="float" office:value="22100">
                <text:p>2210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3357">
                <text:p>3357</text:p>
              </table:table-cell>
              <table:table-cell office:value-type="float" office:value="6814">
                <text:p>6814</text:p>
              </table:table-cell>
              <table:table-cell office:value-type="float" office:value="13017">
                <text:p>13017</text:p>
              </table:table-cell>
              <table:table-cell office:value-type="float" office:value="20152">
                <text:p>20152</text:p>
              </table:table-cell>
              <table:table-cell office:value-type="float" office:value="22633">
                <text:p>22633</text:p>
              </table:table-cell>
              <table:table-cell office:value-type="float" office:value="26841">
                <text:p>26841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3424">
                <text:p>3424</text:p>
              </table:table-cell>
              <table:table-cell office:value-type="float" office:value="6537">
                <text:p>6537</text:p>
              </table:table-cell>
              <table:table-cell office:value-type="float" office:value="12626">
                <text:p>12626</text:p>
              </table:table-cell>
              <table:table-cell office:value-type="float" office:value="21330">
                <text:p>21330</text:p>
              </table:table-cell>
              <table:table-cell office:value-type="float" office:value="22657">
                <text:p>22657</text:p>
              </table:table-cell>
              <table:table-cell office:value-type="float" office:value="25512">
                <text:p>25512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3546">
                <text:p>3546</text:p>
              </table:table-cell>
              <table:table-cell office:value-type="float" office:value="7241">
                <text:p>7241</text:p>
              </table:table-cell>
              <table:table-cell office:value-type="float" office:value="13891">
                <text:p>13891</text:p>
              </table:table-cell>
              <table:table-cell office:value-type="float" office:value="21783">
                <text:p>21783</text:p>
              </table:table-cell>
              <table:table-cell office:value-type="float" office:value="23583">
                <text:p>23583</text:p>
              </table:table-cell>
              <table:table-cell office:value-type="float" office:value="26752">
                <text:p>26752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3600">
                <text:p>3600</text:p>
              </table:table-cell>
              <table:table-cell office:value-type="float" office:value="7367">
                <text:p>7367</text:p>
              </table:table-cell>
              <table:table-cell office:value-type="float" office:value="14058">
                <text:p>14058</text:p>
              </table:table-cell>
              <table:table-cell office:value-type="float" office:value="22242">
                <text:p>22242</text:p>
              </table:table-cell>
              <table:table-cell office:value-type="float" office:value="24083">
                <text:p>24083</text:p>
              </table:table-cell>
              <table:table-cell office:value-type="float" office:value="26417">
                <text:p>26417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3702">
                <text:p>3702</text:p>
              </table:table-cell>
              <table:table-cell office:value-type="float" office:value="6992">
                <text:p>6992</text:p>
              </table:table-cell>
              <table:table-cell office:value-type="float" office:value="16898">
                <text:p>16898</text:p>
              </table:table-cell>
              <table:table-cell office:value-type="float" office:value="22967">
                <text:p>22967</text:p>
              </table:table-cell>
              <table:table-cell office:value-type="float" office:value="24378">
                <text:p>24378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3800">
                <text:p>3800</text:p>
              </table:table-cell>
              <table:table-cell office:value-type="float" office:value="7406">
                <text:p>7406</text:p>
              </table:table-cell>
              <table:table-cell office:value-type="float" office:value="16933">
                <text:p>16933</text:p>
              </table:table-cell>
              <table:table-cell office:value-type="float" office:value="23602">
                <text:p>23602</text:p>
              </table:table-cell>
              <table:table-cell office:value-type="float" office:value="25687">
                <text:p>25687</text:p>
              </table:table-cell>
              <table:table-cell office:value-type="float" office:value="31008">
                <text:p>31008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3900">
                <text:p>3900</text:p>
              </table:table-cell>
              <table:table-cell office:value-type="float" office:value="7721">
                <text:p>7721</text:p>
              </table:table-cell>
              <table:table-cell office:value-type="float" office:value="15910">
                <text:p>15910</text:p>
              </table:table-cell>
              <table:table-cell office:value-type="float" office:value="24332">
                <text:p>24332</text:p>
              </table:table-cell>
              <table:table-cell office:value-type="float" office:value="29447">
                <text:p>29447</text:p>
              </table:table-cell>
              <table:table-cell office:value-type="float" office:value="39695">
                <text:p>39695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4053">
                <text:p>4053</text:p>
              </table:table-cell>
              <table:table-cell office:value-type="float" office:value="7680">
                <text:p>7680</text:p>
              </table:table-cell>
              <table:table-cell office:value-type="float" office:value="13918">
                <text:p>13918</text:p>
              </table:table-cell>
              <table:table-cell office:value-type="float" office:value="25105">
                <text:p>25105</text:p>
              </table:table-cell>
              <table:table-cell office:value-type="float" office:value="27116">
                <text:p>27116</text:p>
              </table:table-cell>
              <table:table-cell office:value-type="float" office:value="30396">
                <text:p>30396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4259">
                <text:p>4259</text:p>
              </table:table-cell>
              <table:table-cell office:value-type="float" office:value="7871">
                <text:p>7871</text:p>
              </table:table-cell>
              <table:table-cell office:value-type="float" office:value="19721">
                <text:p>19721</text:p>
              </table:table-cell>
              <table:table-cell office:value-type="float" office:value="25244">
                <text:p>25244</text:p>
              </table:table-cell>
              <table:table-cell office:value-type="float" office:value="27526">
                <text:p>27526</text:p>
              </table:table-cell>
              <table:table-cell office:value-type="float" office:value="31082">
                <text:p>31082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4202">
                <text:p>4202</text:p>
              </table:table-cell>
              <table:table-cell office:value-type="float" office:value="8933">
                <text:p>8933</text:p>
              </table:table-cell>
              <table:table-cell office:value-type="float" office:value="22529">
                <text:p>22529</text:p>
              </table:table-cell>
              <table:table-cell office:value-type="float" office:value="26636">
                <text:p>26636</text:p>
              </table:table-cell>
              <table:table-cell office:value-type="float" office:value="28558">
                <text:p>28558</text:p>
              </table:table-cell>
              <table:table-cell office:value-type="float" office:value="31615">
                <text:p>31615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4390">
                <text:p>4390</text:p>
              </table:table-cell>
              <table:table-cell office:value-type="float" office:value="9185">
                <text:p>9185</text:p>
              </table:table-cell>
              <table:table-cell office:value-type="float" office:value="19405">
                <text:p>19405</text:p>
              </table:table-cell>
              <table:table-cell office:value-type="float" office:value="26781">
                <text:p>26781</text:p>
              </table:table-cell>
              <table:table-cell office:value-type="float" office:value="28613">
                <text:p>28613</text:p>
              </table:table-cell>
              <table:table-cell office:value-type="float" office:value="31154">
                <text:p>31154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4406">
                <text:p>4406</text:p>
              </table:table-cell>
              <table:table-cell office:value-type="float" office:value="8110">
                <text:p>8110</text:p>
              </table:table-cell>
              <table:table-cell office:value-type="float" office:value="15572">
                <text:p>15572</text:p>
              </table:table-cell>
              <table:table-cell office:value-type="float" office:value="27530">
                <text:p>27530</text:p>
              </table:table-cell>
              <table:table-cell office:value-type="float" office:value="29195">
                <text:p>29195</text:p>
              </table:table-cell>
              <table:table-cell office:value-type="float" office:value="32465">
                <text:p>32465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4507">
                <text:p>4507</text:p>
              </table:table-cell>
              <table:table-cell office:value-type="float" office:value="8568">
                <text:p>8568</text:p>
              </table:table-cell>
              <table:table-cell office:value-type="float" office:value="18592">
                <text:p>18592</text:p>
              </table:table-cell>
              <table:table-cell office:value-type="float" office:value="27714">
                <text:p>27714</text:p>
              </table:table-cell>
              <table:table-cell office:value-type="float" office:value="29820">
                <text:p>29820</text:p>
              </table:table-cell>
              <table:table-cell office:value-type="float" office:value="32616">
                <text:p>32616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4608">
                <text:p>4608</text:p>
              </table:table-cell>
              <table:table-cell office:value-type="float" office:value="9170">
                <text:p>9170</text:p>
              </table:table-cell>
              <table:table-cell office:value-type="float" office:value="19978">
                <text:p>19978</text:p>
              </table:table-cell>
              <table:table-cell office:value-type="float" office:value="28368">
                <text:p>28368</text:p>
              </table:table-cell>
              <table:table-cell office:value-type="float" office:value="30530">
                <text:p>30530</text:p>
              </table:table-cell>
              <table:table-cell office:value-type="float" office:value="32612">
                <text:p>32612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4730">
                <text:p>4730</text:p>
              </table:table-cell>
              <table:table-cell office:value-type="float" office:value="9492">
                <text:p>9492</text:p>
              </table:table-cell>
              <table:table-cell office:value-type="float" office:value="18459">
                <text:p>18459</text:p>
              </table:table-cell>
              <table:table-cell office:value-type="float" office:value="29282">
                <text:p>29282</text:p>
              </table:table-cell>
              <table:table-cell office:value-type="float" office:value="30947">
                <text:p>30947</text:p>
              </table:table-cell>
              <table:table-cell office:value-type="float" office:value="32815">
                <text:p>32815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4917">
                <text:p>4917</text:p>
              </table:table-cell>
              <table:table-cell office:value-type="float" office:value="10084">
                <text:p>10084</text:p>
              </table:table-cell>
              <table:table-cell office:value-type="float" office:value="18427">
                <text:p>18427</text:p>
              </table:table-cell>
              <table:table-cell office:value-type="float" office:value="29635">
                <text:p>29635</text:p>
              </table:table-cell>
              <table:table-cell office:value-type="float" office:value="31576">
                <text:p>31576</text:p>
              </table:table-cell>
              <table:table-cell office:value-type="float" office:value="33925">
                <text:p>33925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5131">
                <text:p>5131</text:p>
              </table:table-cell>
              <table:table-cell office:value-type="float" office:value="9294">
                <text:p>9294</text:p>
              </table:table-cell>
              <table:table-cell office:value-type="float" office:value="19493">
                <text:p>19493</text:p>
              </table:table-cell>
              <table:table-cell office:value-type="float" office:value="30776">
                <text:p>30776</text:p>
              </table:table-cell>
              <table:table-cell office:value-type="float" office:value="32226">
                <text:p>32226</text:p>
              </table:table-cell>
              <table:table-cell office:value-type="float" office:value="34152">
                <text:p>34152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5001">
                <text:p>5001</text:p>
              </table:table-cell>
              <table:table-cell office:value-type="float" office:value="10215">
                <text:p>10215</text:p>
              </table:table-cell>
              <table:table-cell office:value-type="float" office:value="20302">
                <text:p>20302</text:p>
              </table:table-cell>
              <table:table-cell office:value-type="float" office:value="31398">
                <text:p>31398</text:p>
              </table:table-cell>
              <table:table-cell office:value-type="float" office:value="33047">
                <text:p>33047</text:p>
              </table:table-cell>
              <table:table-cell office:value-type="float" office:value="35774">
                <text:p>35774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5172">
                <text:p>5172</text:p>
              </table:table-cell>
              <table:table-cell office:value-type="float" office:value="9701">
                <text:p>9701</text:p>
              </table:table-cell>
              <table:table-cell office:value-type="float" office:value="21829">
                <text:p>21829</text:p>
              </table:table-cell>
              <table:table-cell office:value-type="float" office:value="31885">
                <text:p>31885</text:p>
              </table:table-cell>
              <table:table-cell office:value-type="float" office:value="33542">
                <text:p>33542</text:p>
              </table:table-cell>
              <table:table-cell office:value-type="float" office:value="35806">
                <text:p>35806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5420">
                <text:p>5420</text:p>
              </table:table-cell>
              <table:table-cell office:value-type="float" office:value="10893">
                <text:p>10893</text:p>
              </table:table-cell>
              <table:table-cell office:value-type="float" office:value="24396">
                <text:p>24396</text:p>
              </table:table-cell>
              <table:table-cell office:value-type="float" office:value="32966">
                <text:p>32966</text:p>
              </table:table-cell>
              <table:table-cell office:value-type="float" office:value="34737">
                <text:p>34737</text:p>
              </table:table-cell>
              <table:table-cell office:value-type="float" office:value="38932">
                <text:p>38932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5373">
                <text:p>5373</text:p>
              </table:table-cell>
              <table:table-cell office:value-type="float" office:value="10142">
                <text:p>10142</text:p>
              </table:table-cell>
              <table:table-cell office:value-type="float" office:value="20488">
                <text:p>20488</text:p>
              </table:table-cell>
              <table:table-cell office:value-type="float" office:value="32284">
                <text:p>32284</text:p>
              </table:table-cell>
              <table:table-cell office:value-type="float" office:value="34924">
                <text:p>34924</text:p>
              </table:table-cell>
              <table:table-cell office:value-type="float" office:value="37830">
                <text:p>37830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5515">
                <text:p>5515</text:p>
              </table:table-cell>
              <table:table-cell office:value-type="float" office:value="11044">
                <text:p>11044</text:p>
              </table:table-cell>
              <table:table-cell office:value-type="float" office:value="22042">
                <text:p>22042</text:p>
              </table:table-cell>
              <table:table-cell office:value-type="float" office:value="33872">
                <text:p>33872</text:p>
              </table:table-cell>
              <table:table-cell office:value-type="float" office:value="35658">
                <text:p>35658</text:p>
              </table:table-cell>
              <table:table-cell office:value-type="float" office:value="38766">
                <text:p>38766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5520">
                <text:p>5520</text:p>
              </table:table-cell>
              <table:table-cell office:value-type="float" office:value="10683">
                <text:p>10683</text:p>
              </table:table-cell>
              <table:table-cell office:value-type="float" office:value="22352">
                <text:p>22352</text:p>
              </table:table-cell>
              <table:table-cell office:value-type="float" office:value="34171">
                <text:p>34171</text:p>
              </table:table-cell>
              <table:table-cell office:value-type="float" office:value="36253">
                <text:p>36253</text:p>
              </table:table-cell>
              <table:table-cell office:value-type="float" office:value="38534">
                <text:p>38534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5826">
                <text:p>5826</text:p>
              </table:table-cell>
              <table:table-cell office:value-type="float" office:value="11699">
                <text:p>11699</text:p>
              </table:table-cell>
              <table:table-cell office:value-type="float" office:value="25418">
                <text:p>25418</text:p>
              </table:table-cell>
              <table:table-cell office:value-type="float" office:value="34911">
                <text:p>34911</text:p>
              </table:table-cell>
              <table:table-cell office:value-type="float" office:value="37014">
                <text:p>37014</text:p>
              </table:table-cell>
              <table:table-cell office:value-type="float" office:value="39265">
                <text:p>39265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5704">
                <text:p>5704</text:p>
              </table:table-cell>
              <table:table-cell office:value-type="float" office:value="11250">
                <text:p>11250</text:p>
              </table:table-cell>
              <table:table-cell office:value-type="float" office:value="21182">
                <text:p>21182</text:p>
              </table:table-cell>
              <table:table-cell office:value-type="float" office:value="35679">
                <text:p>35679</text:p>
              </table:table-cell>
              <table:table-cell office:value-type="float" office:value="37480">
                <text:p>37480</text:p>
              </table:table-cell>
              <table:table-cell office:value-type="float" office:value="41260">
                <text:p>41260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5978">
                <text:p>5978</text:p>
              </table:table-cell>
              <table:table-cell office:value-type="float" office:value="12038">
                <text:p>12038</text:p>
              </table:table-cell>
              <table:table-cell office:value-type="float" office:value="23311">
                <text:p>23311</text:p>
              </table:table-cell>
              <table:table-cell office:value-type="float" office:value="36484">
                <text:p>36484</text:p>
              </table:table-cell>
              <table:table-cell office:value-type="float" office:value="38229">
                <text:p>38229</text:p>
              </table:table-cell>
              <table:table-cell office:value-type="float" office:value="45276">
                <text:p>45276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5943">
                <text:p>5943</text:p>
              </table:table-cell>
              <table:table-cell office:value-type="float" office:value="11563">
                <text:p>11563</text:p>
              </table:table-cell>
              <table:table-cell office:value-type="float" office:value="26112">
                <text:p>26112</text:p>
              </table:table-cell>
              <table:table-cell office:value-type="float" office:value="37086">
                <text:p>37086</text:p>
              </table:table-cell>
              <table:table-cell office:value-type="float" office:value="38862">
                <text:p>38862</text:p>
              </table:table-cell>
              <table:table-cell office:value-type="float" office:value="43886">
                <text:p>43886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6131">
                <text:p>6131</text:p>
              </table:table-cell>
              <table:table-cell office:value-type="float" office:value="11822">
                <text:p>11822</text:p>
              </table:table-cell>
              <table:table-cell office:value-type="float" office:value="25800">
                <text:p>25800</text:p>
              </table:table-cell>
              <table:table-cell office:value-type="float" office:value="37090">
                <text:p>37090</text:p>
              </table:table-cell>
              <table:table-cell office:value-type="float" office:value="39699">
                <text:p>39699</text:p>
              </table:table-cell>
              <table:table-cell office:value-type="float" office:value="44078">
                <text:p>44078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6139">
                <text:p>6139</text:p>
              </table:table-cell>
              <table:table-cell office:value-type="float" office:value="12028">
                <text:p>12028</text:p>
              </table:table-cell>
              <table:table-cell office:value-type="float" office:value="30568">
                <text:p>30568</text:p>
              </table:table-cell>
              <table:table-cell office:value-type="float" office:value="37862">
                <text:p>37862</text:p>
              </table:table-cell>
              <table:table-cell office:value-type="float" office:value="40780">
                <text:p>40780</text:p>
              </table:table-cell>
              <table:table-cell office:value-type="float" office:value="50538">
                <text:p>50538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6208">
                <text:p>6208</text:p>
              </table:table-cell>
              <table:table-cell office:value-type="float" office:value="12590">
                <text:p>12590</text:p>
              </table:table-cell>
              <table:table-cell office:value-type="float" office:value="31062">
                <text:p>31062</text:p>
              </table:table-cell>
              <table:table-cell office:value-type="float" office:value="38538">
                <text:p>38538</text:p>
              </table:table-cell>
              <table:table-cell office:value-type="float" office:value="41152">
                <text:p>41152</text:p>
              </table:table-cell>
              <table:table-cell office:value-type="float" office:value="47582">
                <text:p>47582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6389">
                <text:p>6389</text:p>
              </table:table-cell>
              <table:table-cell office:value-type="float" office:value="12034">
                <text:p>12034</text:p>
              </table:table-cell>
              <table:table-cell office:value-type="float" office:value="25196">
                <text:p>25196</text:p>
              </table:table-cell>
              <table:table-cell office:value-type="float" office:value="38846">
                <text:p>38846</text:p>
              </table:table-cell>
              <table:table-cell office:value-type="float" office:value="41882">
                <text:p>41882</text:p>
              </table:table-cell>
              <table:table-cell office:value-type="float" office:value="49709">
                <text:p>49709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6435">
                <text:p>6435</text:p>
              </table:table-cell>
              <table:table-cell office:value-type="float" office:value="12542">
                <text:p>12542</text:p>
              </table:table-cell>
              <table:table-cell office:value-type="float" office:value="27681">
                <text:p>27681</text:p>
              </table:table-cell>
              <table:table-cell office:value-type="float" office:value="39684">
                <text:p>39684</text:p>
              </table:table-cell>
              <table:table-cell office:value-type="float" office:value="42834">
                <text:p>42834</text:p>
              </table:table-cell>
              <table:table-cell office:value-type="float" office:value="51420">
                <text:p>51420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6518">
                <text:p>6518</text:p>
              </table:table-cell>
              <table:table-cell office:value-type="float" office:value="12520">
                <text:p>12520</text:p>
              </table:table-cell>
              <table:table-cell office:value-type="float" office:value="26750">
                <text:p>26750</text:p>
              </table:table-cell>
              <table:table-cell office:value-type="float" office:value="40166">
                <text:p>40166</text:p>
              </table:table-cell>
              <table:table-cell office:value-type="float" office:value="42969">
                <text:p>42969</text:p>
              </table:table-cell>
              <table:table-cell office:value-type="float" office:value="51341">
                <text:p>51341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6796">
                <text:p>6796</text:p>
              </table:table-cell>
              <table:table-cell office:value-type="float" office:value="13248">
                <text:p>13248</text:p>
              </table:table-cell>
              <table:table-cell office:value-type="float" office:value="28497">
                <text:p>28497</text:p>
              </table:table-cell>
              <table:table-cell office:value-type="float" office:value="40697">
                <text:p>40697</text:p>
              </table:table-cell>
              <table:table-cell office:value-type="float" office:value="43830">
                <text:p>43830</text:p>
              </table:table-cell>
              <table:table-cell office:value-type="float" office:value="50251">
                <text:p>50251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6708">
                <text:p>6708</text:p>
              </table:table-cell>
              <table:table-cell office:value-type="float" office:value="13195">
                <text:p>13195</text:p>
              </table:table-cell>
              <table:table-cell office:value-type="float" office:value="25886">
                <text:p>25886</text:p>
              </table:table-cell>
              <table:table-cell office:value-type="float" office:value="42072">
                <text:p>42072</text:p>
              </table:table-cell>
              <table:table-cell office:value-type="float" office:value="44495">
                <text:p>44495</text:p>
              </table:table-cell>
              <table:table-cell office:value-type="float" office:value="49041">
                <text:p>49041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6815">
                <text:p>6815</text:p>
              </table:table-cell>
              <table:table-cell office:value-type="float" office:value="12814">
                <text:p>12814</text:p>
              </table:table-cell>
              <table:table-cell office:value-type="float" office:value="30727">
                <text:p>30727</text:p>
              </table:table-cell>
              <table:table-cell office:value-type="float" office:value="41972">
                <text:p>41972</text:p>
              </table:table-cell>
              <table:table-cell office:value-type="float" office:value="44796">
                <text:p>44796</text:p>
              </table:table-cell>
              <table:table-cell office:value-type="float" office:value="49321">
                <text:p>49321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6970">
                <text:p>6970</text:p>
              </table:table-cell>
              <table:table-cell office:value-type="float" office:value="13349">
                <text:p>13349</text:p>
              </table:table-cell>
              <table:table-cell office:value-type="float" office:value="32243">
                <text:p>32243</text:p>
              </table:table-cell>
              <table:table-cell office:value-type="float" office:value="42611">
                <text:p>42611</text:p>
              </table:table-cell>
              <table:table-cell office:value-type="float" office:value="45659">
                <text:p>45659</text:p>
              </table:table-cell>
              <table:table-cell office:value-type="float" office:value="48970">
                <text:p>48970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7123">
                <text:p>7123</text:p>
              </table:table-cell>
              <table:table-cell office:value-type="float" office:value="13836">
                <text:p>13836</text:p>
              </table:table-cell>
              <table:table-cell office:value-type="float" office:value="29333">
                <text:p>29333</text:p>
              </table:table-cell>
              <table:table-cell office:value-type="float" office:value="43460">
                <text:p>43460</text:p>
              </table:table-cell>
              <table:table-cell office:value-type="float" office:value="46105">
                <text:p>46105</text:p>
              </table:table-cell>
              <table:table-cell office:value-type="float" office:value="49378">
                <text:p>49378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7158">
                <text:p>7158</text:p>
              </table:table-cell>
              <table:table-cell office:value-type="float" office:value="14202">
                <text:p>14202</text:p>
              </table:table-cell>
              <table:table-cell office:value-type="float" office:value="32931">
                <text:p>32931</text:p>
              </table:table-cell>
              <table:table-cell office:value-type="float" office:value="44443">
                <text:p>44443</text:p>
              </table:table-cell>
              <table:table-cell office:value-type="float" office:value="46810">
                <text:p>46810</text:p>
              </table:table-cell>
              <table:table-cell office:value-type="float" office:value="53445">
                <text:p>53445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7304">
                <text:p>7304</text:p>
              </table:table-cell>
              <table:table-cell office:value-type="float" office:value="13902">
                <text:p>13902</text:p>
              </table:table-cell>
              <table:table-cell office:value-type="float" office:value="31560">
                <text:p>31560</text:p>
              </table:table-cell>
              <table:table-cell office:value-type="float" office:value="44330">
                <text:p>44330</text:p>
              </table:table-cell>
              <table:table-cell office:value-type="float" office:value="47409">
                <text:p>47409</text:p>
              </table:table-cell>
              <table:table-cell office:value-type="float" office:value="53311">
                <text:p>53311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7473">
                <text:p>7473</text:p>
              </table:table-cell>
              <table:table-cell office:value-type="float" office:value="15331">
                <text:p>15331</text:p>
              </table:table-cell>
              <table:table-cell office:value-type="float" office:value="30461">
                <text:p>30461</text:p>
              </table:table-cell>
              <table:table-cell office:value-type="float" office:value="45756">
                <text:p>45756</text:p>
              </table:table-cell>
              <table:table-cell office:value-type="float" office:value="48404">
                <text:p>48404</text:p>
              </table:table-cell>
              <table:table-cell office:value-type="float" office:value="59114">
                <text:p>59114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7598">
                <text:p>7598</text:p>
              </table:table-cell>
              <table:table-cell office:value-type="float" office:value="14406">
                <text:p>14406</text:p>
              </table:table-cell>
              <table:table-cell office:value-type="float" office:value="29625">
                <text:p>29625</text:p>
              </table:table-cell>
              <table:table-cell office:value-type="float" office:value="45782">
                <text:p>45782</text:p>
              </table:table-cell>
              <table:table-cell office:value-type="float" office:value="48986">
                <text:p>48986</text:p>
              </table:table-cell>
              <table:table-cell office:value-type="float" office:value="61717">
                <text:p>61717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7750">
                <text:p>7750</text:p>
              </table:table-cell>
              <table:table-cell office:value-type="float" office:value="14986">
                <text:p>14986</text:p>
              </table:table-cell>
              <table:table-cell office:value-type="float" office:value="38736">
                <text:p>38736</text:p>
              </table:table-cell>
              <table:table-cell office:value-type="float" office:value="46256">
                <text:p>46256</text:p>
              </table:table-cell>
              <table:table-cell office:value-type="float" office:value="49721">
                <text:p>49721</text:p>
              </table:table-cell>
              <table:table-cell office:value-type="float" office:value="55062">
                <text:p>55062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7948">
                <text:p>7948</text:p>
              </table:table-cell>
              <table:table-cell office:value-type="float" office:value="16045">
                <text:p>16045</text:p>
              </table:table-cell>
              <table:table-cell office:value-type="float" office:value="31448">
                <text:p>31448</text:p>
              </table:table-cell>
              <table:table-cell office:value-type="float" office:value="47115">
                <text:p>47115</text:p>
              </table:table-cell>
              <table:table-cell office:value-type="float" office:value="50879">
                <text:p>50879</text:p>
              </table:table-cell>
              <table:table-cell office:value-type="float" office:value="57709">
                <text:p>57709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7860">
                <text:p>7860</text:p>
              </table:table-cell>
              <table:table-cell office:value-type="float" office:value="15652">
                <text:p>15652</text:p>
              </table:table-cell>
              <table:table-cell office:value-type="float" office:value="31240">
                <text:p>31240</text:p>
              </table:table-cell>
              <table:table-cell office:value-type="float" office:value="47686">
                <text:p>47686</text:p>
              </table:table-cell>
              <table:table-cell office:value-type="float" office:value="51772">
                <text:p>51772</text:p>
              </table:table-cell>
              <table:table-cell office:value-type="float" office:value="63491">
                <text:p>63491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7845">
                <text:p>7845</text:p>
              </table:table-cell>
              <table:table-cell office:value-type="float" office:value="15485">
                <text:p>15485</text:p>
              </table:table-cell>
              <table:table-cell office:value-type="float" office:value="37844">
                <text:p>37844</text:p>
              </table:table-cell>
              <table:table-cell office:value-type="float" office:value="48511">
                <text:p>48511</text:p>
              </table:table-cell>
              <table:table-cell office:value-type="float" office:value="52439">
                <text:p>52439</text:p>
              </table:table-cell>
              <table:table-cell office:value-type="float" office:value="64567">
                <text:p>64567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8045">
                <text:p>8045</text:p>
              </table:table-cell>
              <table:table-cell office:value-type="float" office:value="16325">
                <text:p>16325</text:p>
              </table:table-cell>
              <table:table-cell office:value-type="float" office:value="35461">
                <text:p>35461</text:p>
              </table:table-cell>
              <table:table-cell office:value-type="float" office:value="48716">
                <text:p>48716</text:p>
              </table:table-cell>
              <table:table-cell office:value-type="float" office:value="53030">
                <text:p>53030</text:p>
              </table:table-cell>
              <table:table-cell office:value-type="float" office:value="62343">
                <text:p>62343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8058">
                <text:p>8058</text:p>
              </table:table-cell>
              <table:table-cell office:value-type="float" office:value="15219">
                <text:p>15219</text:p>
              </table:table-cell>
              <table:table-cell office:value-type="float" office:value="36429">
                <text:p>36429</text:p>
              </table:table-cell>
              <table:table-cell office:value-type="float" office:value="49645">
                <text:p>49645</text:p>
              </table:table-cell>
              <table:table-cell office:value-type="float" office:value="53106">
                <text:p>53106</text:p>
              </table:table-cell>
              <table:table-cell office:value-type="float" office:value="58530">
                <text:p>58530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8206">
                <text:p>8206</text:p>
              </table:table-cell>
              <table:table-cell office:value-type="float" office:value="15923">
                <text:p>15923</text:p>
              </table:table-cell>
              <table:table-cell office:value-type="float" office:value="33791">
                <text:p>33791</text:p>
              </table:table-cell>
              <table:table-cell office:value-type="float" office:value="50876">
                <text:p>50876</text:p>
              </table:table-cell>
              <table:table-cell office:value-type="float" office:value="53579">
                <text:p>53579</text:p>
              </table:table-cell>
              <table:table-cell office:value-type="float" office:value="57543">
                <text:p>57543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8230">
                <text:p>8230</text:p>
              </table:table-cell>
              <table:table-cell office:value-type="float" office:value="16589">
                <text:p>16589</text:p>
              </table:table-cell>
              <table:table-cell office:value-type="float" office:value="41415">
                <text:p>41415</text:p>
              </table:table-cell>
              <table:table-cell office:value-type="float" office:value="51651">
                <text:p>51651</text:p>
              </table:table-cell>
              <table:table-cell office:value-type="float" office:value="54161">
                <text:p>54161</text:p>
              </table:table-cell>
              <table:table-cell office:value-type="float" office:value="57826">
                <text:p>57826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8383">
                <text:p>8383</text:p>
              </table:table-cell>
              <table:table-cell office:value-type="float" office:value="16336">
                <text:p>16336</text:p>
              </table:table-cell>
              <table:table-cell office:value-type="float" office:value="37612">
                <text:p>37612</text:p>
              </table:table-cell>
              <table:table-cell office:value-type="float" office:value="51730">
                <text:p>51730</text:p>
              </table:table-cell>
              <table:table-cell office:value-type="float" office:value="54793">
                <text:p>54793</text:p>
              </table:table-cell>
              <table:table-cell office:value-type="float" office:value="58502">
                <text:p>58502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8536">
                <text:p>8536</text:p>
              </table:table-cell>
              <table:table-cell office:value-type="float" office:value="16219">
                <text:p>16219</text:p>
              </table:table-cell>
              <table:table-cell office:value-type="float" office:value="37465">
                <text:p>37465</text:p>
              </table:table-cell>
              <table:table-cell office:value-type="float" office:value="52549">
                <text:p>52549</text:p>
              </table:table-cell>
              <table:table-cell office:value-type="float" office:value="55419">
                <text:p>55419</text:p>
              </table:table-cell>
              <table:table-cell office:value-type="float" office:value="58368">
                <text:p>58368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8755">
                <text:p>8755</text:p>
              </table:table-cell>
              <table:table-cell office:value-type="float" office:value="17419">
                <text:p>17419</text:p>
              </table:table-cell>
              <table:table-cell office:value-type="float" office:value="33023">
                <text:p>33023</text:p>
              </table:table-cell>
              <table:table-cell office:value-type="float" office:value="52436">
                <text:p>52436</text:p>
              </table:table-cell>
              <table:table-cell office:value-type="float" office:value="55935">
                <text:p>55935</text:p>
              </table:table-cell>
              <table:table-cell office:value-type="float" office:value="59704">
                <text:p>59704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8752">
                <text:p>8752</text:p>
              </table:table-cell>
              <table:table-cell office:value-type="float" office:value="17070">
                <text:p>17070</text:p>
              </table:table-cell>
              <table:table-cell office:value-type="float" office:value="35019">
                <text:p>35019</text:p>
              </table:table-cell>
              <table:table-cell office:value-type="float" office:value="54102">
                <text:p>54102</text:p>
              </table:table-cell>
              <table:table-cell office:value-type="float" office:value="56560">
                <text:p>56560</text:p>
              </table:table-cell>
              <table:table-cell office:value-type="float" office:value="59947">
                <text:p>59947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8954">
                <text:p>8954</text:p>
              </table:table-cell>
              <table:table-cell office:value-type="float" office:value="17070">
                <text:p>17070</text:p>
              </table:table-cell>
              <table:table-cell office:value-type="float" office:value="35241">
                <text:p>35241</text:p>
              </table:table-cell>
              <table:table-cell office:value-type="float" office:value="54435">
                <text:p>54435</text:p>
              </table:table-cell>
              <table:table-cell office:value-type="float" office:value="56877">
                <text:p>56877</text:p>
              </table:table-cell>
              <table:table-cell office:value-type="float" office:value="59805">
                <text:p>59805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9075">
                <text:p>9075</text:p>
              </table:table-cell>
              <table:table-cell office:value-type="float" office:value="18191">
                <text:p>18191</text:p>
              </table:table-cell>
              <table:table-cell office:value-type="float" office:value="33997">
                <text:p>33997</text:p>
              </table:table-cell>
              <table:table-cell office:value-type="float" office:value="54660">
                <text:p>54660</text:p>
              </table:table-cell>
              <table:table-cell office:value-type="float" office:value="57333">
                <text:p>57333</text:p>
              </table:table-cell>
              <table:table-cell office:value-type="float" office:value="61290">
                <text:p>61290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8901">
                <text:p>8901</text:p>
              </table:table-cell>
              <table:table-cell office:value-type="float" office:value="18307">
                <text:p>18307</text:p>
              </table:table-cell>
              <table:table-cell office:value-type="float" office:value="38028">
                <text:p>38028</text:p>
              </table:table-cell>
              <table:table-cell office:value-type="float" office:value="54911">
                <text:p>54911</text:p>
              </table:table-cell>
              <table:table-cell office:value-type="float" office:value="58007">
                <text:p>58007</text:p>
              </table:table-cell>
              <table:table-cell office:value-type="float" office:value="60960">
                <text:p>60960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9035">
                <text:p>9035</text:p>
              </table:table-cell>
              <table:table-cell office:value-type="float" office:value="18822">
                <text:p>18822</text:p>
              </table:table-cell>
              <table:table-cell office:value-type="float" office:value="43245">
                <text:p>43245</text:p>
              </table:table-cell>
              <table:table-cell office:value-type="float" office:value="55232">
                <text:p>55232</text:p>
              </table:table-cell>
              <table:table-cell office:value-type="float" office:value="58683">
                <text:p>58683</text:p>
              </table:table-cell>
              <table:table-cell office:value-type="float" office:value="62294">
                <text:p>62294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9101">
                <text:p>9101</text:p>
              </table:table-cell>
              <table:table-cell office:value-type="float" office:value="17717">
                <text:p>17717</text:p>
              </table:table-cell>
              <table:table-cell office:value-type="float" office:value="42149">
                <text:p>42149</text:p>
              </table:table-cell>
              <table:table-cell office:value-type="float" office:value="56989">
                <text:p>56989</text:p>
              </table:table-cell>
              <table:table-cell office:value-type="float" office:value="59228">
                <text:p>59228</text:p>
              </table:table-cell>
              <table:table-cell office:value-type="float" office:value="64007">
                <text:p>64007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9225">
                <text:p>9225</text:p>
              </table:table-cell>
              <table:table-cell office:value-type="float" office:value="19173">
                <text:p>19173</text:p>
              </table:table-cell>
              <table:table-cell office:value-type="float" office:value="42677">
                <text:p>42677</text:p>
              </table:table-cell>
              <table:table-cell office:value-type="float" office:value="56451">
                <text:p>56451</text:p>
              </table:table-cell>
              <table:table-cell office:value-type="float" office:value="59902">
                <text:p>59902</text:p>
              </table:table-cell>
              <table:table-cell office:value-type="float" office:value="63398">
                <text:p>63398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9314">
                <text:p>9314</text:p>
              </table:table-cell>
              <table:table-cell office:value-type="float" office:value="17893">
                <text:p>17893</text:p>
              </table:table-cell>
              <table:table-cell office:value-type="float" office:value="41398">
                <text:p>41398</text:p>
              </table:table-cell>
              <table:table-cell office:value-type="float" office:value="56994">
                <text:p>56994</text:p>
              </table:table-cell>
              <table:table-cell office:value-type="float" office:value="60479">
                <text:p>60479</text:p>
              </table:table-cell>
              <table:table-cell office:value-type="float" office:value="63618">
                <text:p>63618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9547">
                <text:p>9547</text:p>
              </table:table-cell>
              <table:table-cell office:value-type="float" office:value="18556">
                <text:p>18556</text:p>
              </table:table-cell>
              <table:table-cell office:value-type="float" office:value="33608">
                <text:p>33608</text:p>
              </table:table-cell>
              <table:table-cell office:value-type="float" office:value="57605">
                <text:p>57605</text:p>
              </table:table-cell>
              <table:table-cell office:value-type="float" office:value="61728">
                <text:p>61728</text:p>
              </table:table-cell>
              <table:table-cell office:value-type="float" office:value="65564">
                <text:p>65564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9632">
                <text:p>9632</text:p>
              </table:table-cell>
              <table:table-cell office:value-type="float" office:value="19188">
                <text:p>19188</text:p>
              </table:table-cell>
              <table:table-cell office:value-type="float" office:value="40852">
                <text:p>40852</text:p>
              </table:table-cell>
              <table:table-cell office:value-type="float" office:value="59673">
                <text:p>59673</text:p>
              </table:table-cell>
              <table:table-cell office:value-type="float" office:value="62406">
                <text:p>62406</text:p>
              </table:table-cell>
              <table:table-cell office:value-type="float" office:value="66750">
                <text:p>66750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9769">
                <text:p>9769</text:p>
              </table:table-cell>
              <table:table-cell office:value-type="float" office:value="19135">
                <text:p>19135</text:p>
              </table:table-cell>
              <table:table-cell office:value-type="float" office:value="62547">
                <text:p>62547</text:p>
              </table:table-cell>
              <table:table-cell office:value-type="float" office:value="60163">
                <text:p>60163</text:p>
              </table:table-cell>
              <table:table-cell office:value-type="float" office:value="62642">
                <text:p>62642</text:p>
              </table:table-cell>
              <table:table-cell office:value-type="float" office:value="67277">
                <text:p>67277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9749">
                <text:p>9749</text:p>
              </table:table-cell>
              <table:table-cell office:value-type="float" office:value="19957">
                <text:p>19957</text:p>
              </table:table-cell>
              <table:table-cell office:value-type="float" office:value="39527">
                <text:p>39527</text:p>
              </table:table-cell>
              <table:table-cell office:value-type="float" office:value="60645">
                <text:p>60645</text:p>
              </table:table-cell>
              <table:table-cell office:value-type="float" office:value="63610">
                <text:p>63610</text:p>
              </table:table-cell>
              <table:table-cell office:value-type="float" office:value="67945">
                <text:p>67945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9804">
                <text:p>9804</text:p>
              </table:table-cell>
              <table:table-cell office:value-type="float" office:value="19580">
                <text:p>19580</text:p>
              </table:table-cell>
              <table:table-cell office:value-type="float" office:value="40869">
                <text:p>40869</text:p>
              </table:table-cell>
              <table:table-cell office:value-type="float" office:value="61206">
                <text:p>61206</text:p>
              </table:table-cell>
              <table:table-cell office:value-type="float" office:value="64294">
                <text:p>64294</text:p>
              </table:table-cell>
              <table:table-cell office:value-type="float" office:value="67244">
                <text:p>67244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10036">
                <text:p>10036</text:p>
              </table:table-cell>
              <table:table-cell office:value-type="float" office:value="20183">
                <text:p>20183</text:p>
              </table:table-cell>
              <table:table-cell office:value-type="float" office:value="44285">
                <text:p>44285</text:p>
              </table:table-cell>
              <table:table-cell office:value-type="float" office:value="60978">
                <text:p>60978</text:p>
              </table:table-cell>
              <table:table-cell office:value-type="float" office:value="64868">
                <text:p>64868</text:p>
              </table:table-cell>
              <table:table-cell office:value-type="float" office:value="68859">
                <text:p>68859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10025">
                <text:p>10025</text:p>
              </table:table-cell>
              <table:table-cell office:value-type="float" office:value="19071">
                <text:p>19071</text:p>
              </table:table-cell>
              <table:table-cell office:value-type="float" office:value="36269">
                <text:p>36269</text:p>
              </table:table-cell>
              <table:table-cell office:value-type="float" office:value="62468">
                <text:p>62468</text:p>
              </table:table-cell>
              <table:table-cell office:value-type="float" office:value="65528">
                <text:p>65528</text:p>
              </table:table-cell>
              <table:table-cell office:value-type="float" office:value="69311">
                <text:p>69311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10107">
                <text:p>10107</text:p>
              </table:table-cell>
              <table:table-cell office:value-type="float" office:value="20086">
                <text:p>20086</text:p>
              </table:table-cell>
              <table:table-cell office:value-type="float" office:value="43774">
                <text:p>43774</text:p>
              </table:table-cell>
              <table:table-cell office:value-type="float" office:value="63266">
                <text:p>63266</text:p>
              </table:table-cell>
              <table:table-cell office:value-type="float" office:value="66149">
                <text:p>66149</text:p>
              </table:table-cell>
              <table:table-cell office:value-type="float" office:value="70017">
                <text:p>70017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10445">
                <text:p>10445</text:p>
              </table:table-cell>
              <table:table-cell office:value-type="float" office:value="20219">
                <text:p>20219</text:p>
              </table:table-cell>
              <table:table-cell office:value-type="float" office:value="52512">
                <text:p>52512</text:p>
              </table:table-cell>
              <table:table-cell office:value-type="float" office:value="63945">
                <text:p>63945</text:p>
              </table:table-cell>
              <table:table-cell office:value-type="float" office:value="67335">
                <text:p>67335</text:p>
              </table:table-cell>
              <table:table-cell office:value-type="float" office:value="71065">
                <text:p>71065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10317">
                <text:p>10317</text:p>
              </table:table-cell>
              <table:table-cell office:value-type="float" office:value="20369">
                <text:p>20369</text:p>
              </table:table-cell>
              <table:table-cell office:value-type="float" office:value="47096">
                <text:p>47096</text:p>
              </table:table-cell>
              <table:table-cell office:value-type="float" office:value="64423">
                <text:p>64423</text:p>
              </table:table-cell>
              <table:table-cell office:value-type="float" office:value="67637">
                <text:p>67637</text:p>
              </table:table-cell>
              <table:table-cell office:value-type="float" office:value="70787">
                <text:p>70787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10743">
                <text:p>10743</text:p>
              </table:table-cell>
              <table:table-cell office:value-type="float" office:value="20245">
                <text:p>20245</text:p>
              </table:table-cell>
              <table:table-cell office:value-type="float" office:value="47043">
                <text:p>47043</text:p>
              </table:table-cell>
              <table:table-cell office:value-type="float" office:value="65247">
                <text:p>65247</text:p>
              </table:table-cell>
              <table:table-cell office:value-type="float" office:value="68414">
                <text:p>68414</text:p>
              </table:table-cell>
              <table:table-cell office:value-type="float" office:value="74509">
                <text:p>74509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10581">
                <text:p>10581</text:p>
              </table:table-cell>
              <table:table-cell office:value-type="float" office:value="21116">
                <text:p>21116</text:p>
              </table:table-cell>
              <table:table-cell office:value-type="float" office:value="43692">
                <text:p>43692</text:p>
              </table:table-cell>
              <table:table-cell office:value-type="float" office:value="66121">
                <text:p>66121</text:p>
              </table:table-cell>
              <table:table-cell office:value-type="float" office:value="68896">
                <text:p>68896</text:p>
              </table:table-cell>
              <table:table-cell office:value-type="float" office:value="71977">
                <text:p>71977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10889">
                <text:p>10889</text:p>
              </table:table-cell>
              <table:table-cell office:value-type="float" office:value="20719">
                <text:p>20719</text:p>
              </table:table-cell>
              <table:table-cell office:value-type="float" office:value="50747">
                <text:p>50747</text:p>
              </table:table-cell>
              <table:table-cell office:value-type="float" office:value="66974">
                <text:p>66974</text:p>
              </table:table-cell>
              <table:table-cell office:value-type="float" office:value="69424">
                <text:p>69424</text:p>
              </table:table-cell>
              <table:table-cell office:value-type="float" office:value="73484">
                <text:p>73484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10801">
                <text:p>10801</text:p>
              </table:table-cell>
              <table:table-cell office:value-type="float" office:value="21736">
                <text:p>21736</text:p>
              </table:table-cell>
              <table:table-cell office:value-type="float" office:value="47092">
                <text:p>47092</text:p>
              </table:table-cell>
              <table:table-cell office:value-type="float" office:value="66623">
                <text:p>66623</text:p>
              </table:table-cell>
              <table:table-cell office:value-type="float" office:value="69929">
                <text:p>69929</text:p>
              </table:table-cell>
              <table:table-cell office:value-type="float" office:value="72860">
                <text:p>72860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11180">
                <text:p>11180</text:p>
              </table:table-cell>
              <table:table-cell office:value-type="float" office:value="21534">
                <text:p>21534</text:p>
              </table:table-cell>
              <table:table-cell office:value-type="float" office:value="46922">
                <text:p>46922</text:p>
              </table:table-cell>
              <table:table-cell office:value-type="float" office:value="66943">
                <text:p>66943</text:p>
              </table:table-cell>
              <table:table-cell office:value-type="float" office:value="70558">
                <text:p>70558</text:p>
              </table:table-cell>
              <table:table-cell office:value-type="float" office:value="75870">
                <text:p>75870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10918">
                <text:p>10918</text:p>
              </table:table-cell>
              <table:table-cell office:value-type="float" office:value="21158">
                <text:p>21158</text:p>
              </table:table-cell>
              <table:table-cell office:value-type="float" office:value="49229">
                <text:p>49229</text:p>
              </table:table-cell>
              <table:table-cell office:value-type="float" office:value="67607">
                <text:p>67607</text:p>
              </table:table-cell>
              <table:table-cell office:value-type="float" office:value="70896">
                <text:p>70896</text:p>
              </table:table-cell>
              <table:table-cell office:value-type="float" office:value="74184">
                <text:p>74184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11022">
                <text:p>11022</text:p>
              </table:table-cell>
              <table:table-cell office:value-type="float" office:value="22269">
                <text:p>22269</text:p>
              </table:table-cell>
              <table:table-cell office:value-type="float" office:value="54540">
                <text:p>54540</text:p>
              </table:table-cell>
              <table:table-cell office:value-type="float" office:value="68839">
                <text:p>68839</text:p>
              </table:table-cell>
              <table:table-cell office:value-type="float" office:value="72126">
                <text:p>72126</text:p>
              </table:table-cell>
              <table:table-cell office:value-type="float" office:value="80236">
                <text:p>80236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11267">
                <text:p>11267</text:p>
              </table:table-cell>
              <table:table-cell office:value-type="float" office:value="21562">
                <text:p>21562</text:p>
              </table:table-cell>
              <table:table-cell office:value-type="float" office:value="51012">
                <text:p>51012</text:p>
              </table:table-cell>
              <table:table-cell office:value-type="float" office:value="69134">
                <text:p>69134</text:p>
              </table:table-cell>
              <table:table-cell office:value-type="float" office:value="72357">
                <text:p>72357</text:p>
              </table:table-cell>
              <table:table-cell office:value-type="float" office:value="75250">
                <text:p>75250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11742">
                <text:p>11742</text:p>
              </table:table-cell>
              <table:table-cell office:value-type="float" office:value="23649">
                <text:p>23649</text:p>
              </table:table-cell>
              <table:table-cell office:value-type="float" office:value="61532">
                <text:p>61532</text:p>
              </table:table-cell>
              <table:table-cell office:value-type="float" office:value="69288">
                <text:p>69288</text:p>
              </table:table-cell>
              <table:table-cell office:value-type="float" office:value="73240">
                <text:p>73240</text:p>
              </table:table-cell>
              <table:table-cell office:value-type="float" office:value="78357">
                <text:p>78357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11602">
                <text:p>11602</text:p>
              </table:table-cell>
              <table:table-cell office:value-type="float" office:value="24143">
                <text:p>24143</text:p>
              </table:table-cell>
              <table:table-cell office:value-type="float" office:value="59615">
                <text:p>59615</text:p>
              </table:table-cell>
              <table:table-cell office:value-type="float" office:value="69487">
                <text:p>69487</text:p>
              </table:table-cell>
              <table:table-cell office:value-type="float" office:value="73807">
                <text:p>73807</text:p>
              </table:table-cell>
              <table:table-cell office:value-type="float" office:value="78438">
                <text:p>78438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11467">
                <text:p>11467</text:p>
              </table:table-cell>
              <table:table-cell office:value-type="float" office:value="22096">
                <text:p>22096</text:p>
              </table:table-cell>
              <table:table-cell office:value-type="float" office:value="50336">
                <text:p>50336</text:p>
              </table:table-cell>
              <table:table-cell office:value-type="float" office:value="70818">
                <text:p>70818</text:p>
              </table:table-cell>
              <table:table-cell office:value-type="float" office:value="74923">
                <text:p>74923</text:p>
              </table:table-cell>
              <table:table-cell office:value-type="float" office:value="83369">
                <text:p>83369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11572">
                <text:p>11572</text:p>
              </table:table-cell>
              <table:table-cell office:value-type="float" office:value="22148">
                <text:p>22148</text:p>
              </table:table-cell>
              <table:table-cell office:value-type="float" office:value="43585">
                <text:p>43585</text:p>
              </table:table-cell>
              <table:table-cell office:value-type="float" office:value="72452">
                <text:p>72452</text:p>
              </table:table-cell>
              <table:table-cell office:value-type="float" office:value="75446">
                <text:p>75446</text:p>
              </table:table-cell>
              <table:table-cell office:value-type="float" office:value="80574">
                <text:p>80574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11711">
                <text:p>11711</text:p>
              </table:table-cell>
              <table:table-cell office:value-type="float" office:value="21493">
                <text:p>21493</text:p>
              </table:table-cell>
              <table:table-cell office:value-type="float" office:value="41033">
                <text:p>41033</text:p>
              </table:table-cell>
              <table:table-cell office:value-type="float" office:value="72334">
                <text:p>72334</text:p>
              </table:table-cell>
              <table:table-cell office:value-type="float" office:value="76128">
                <text:p>76128</text:p>
              </table:table-cell>
              <table:table-cell office:value-type="float" office:value="84427">
                <text:p>84427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11890">
                <text:p>11890</text:p>
              </table:table-cell>
              <table:table-cell office:value-type="float" office:value="23915">
                <text:p>23915</text:p>
              </table:table-cell>
              <table:table-cell office:value-type="float" office:value="54323">
                <text:p>54323</text:p>
              </table:table-cell>
              <table:table-cell office:value-type="float" office:value="73681">
                <text:p>73681</text:p>
              </table:table-cell>
              <table:table-cell office:value-type="float" office:value="77326">
                <text:p>77326</text:p>
              </table:table-cell>
              <table:table-cell office:value-type="float" office:value="84911">
                <text:p>84911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11863">
                <text:p>11863</text:p>
              </table:table-cell>
              <table:table-cell office:value-type="float" office:value="24076">
                <text:p>24076</text:p>
              </table:table-cell>
              <table:table-cell office:value-type="float" office:value="47046">
                <text:p>47046</text:p>
              </table:table-cell>
              <table:table-cell office:value-type="float" office:value="73686">
                <text:p>73686</text:p>
              </table:table-cell>
              <table:table-cell office:value-type="float" office:value="77516">
                <text:p>77516</text:p>
              </table:table-cell>
              <table:table-cell office:value-type="float" office:value="85610">
                <text:p>85610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12194">
                <text:p>12194</text:p>
              </table:table-cell>
              <table:table-cell office:value-type="float" office:value="23681">
                <text:p>23681</text:p>
              </table:table-cell>
              <table:table-cell office:value-type="float" office:value="75192">
                <text:p>75192</text:p>
              </table:table-cell>
              <table:table-cell office:value-type="float" office:value="73935">
                <text:p>73935</text:p>
              </table:table-cell>
              <table:table-cell office:value-type="float" office:value="78005">
                <text:p>78005</text:p>
              </table:table-cell>
              <table:table-cell office:value-type="float" office:value="86873">
                <text:p>86873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12249">
                <text:p>12249</text:p>
              </table:table-cell>
              <table:table-cell office:value-type="float" office:value="23975">
                <text:p>23975</text:p>
              </table:table-cell>
              <table:table-cell office:value-type="float" office:value="45287">
                <text:p>45287</text:p>
              </table:table-cell>
              <table:table-cell office:value-type="float" office:value="74491">
                <text:p>74491</text:p>
              </table:table-cell>
              <table:table-cell office:value-type="float" office:value="78453">
                <text:p>78453</text:p>
              </table:table-cell>
              <table:table-cell office:value-type="float" office:value="87831">
                <text:p>87831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12180">
                <text:p>12180</text:p>
              </table:table-cell>
              <table:table-cell office:value-type="float" office:value="23065">
                <text:p>23065</text:p>
              </table:table-cell>
              <table:table-cell office:value-type="float" office:value="42179">
                <text:p>42179</text:p>
              </table:table-cell>
              <table:table-cell office:value-type="float" office:value="74453">
                <text:p>74453</text:p>
              </table:table-cell>
              <table:table-cell office:value-type="float" office:value="79561">
                <text:p>79561</text:p>
              </table:table-cell>
              <table:table-cell office:value-type="float" office:value="90523">
                <text:p>90523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12631">
                <text:p>12631</text:p>
              </table:table-cell>
              <table:table-cell office:value-type="float" office:value="25379">
                <text:p>25379</text:p>
              </table:table-cell>
              <table:table-cell office:value-type="float" office:value="55104">
                <text:p>55104</text:p>
              </table:table-cell>
              <table:table-cell office:value-type="float" office:value="76187">
                <text:p>76187</text:p>
              </table:table-cell>
              <table:table-cell office:value-type="float" office:value="80602">
                <text:p>80602</text:p>
              </table:table-cell>
              <table:table-cell office:value-type="float" office:value="85561">
                <text:p>85561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12420">
                <text:p>12420</text:p>
              </table:table-cell>
              <table:table-cell office:value-type="float" office:value="23086">
                <text:p>23086</text:p>
              </table:table-cell>
              <table:table-cell office:value-type="float" office:value="55145">
                <text:p>55145</text:p>
              </table:table-cell>
              <table:table-cell office:value-type="float" office:value="75795">
                <text:p>75795</text:p>
              </table:table-cell>
              <table:table-cell office:value-type="float" office:value="80343">
                <text:p>80343</text:p>
              </table:table-cell>
              <table:table-cell office:value-type="float" office:value="85977">
                <text:p>85977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12683">
                <text:p>12683</text:p>
              </table:table-cell>
              <table:table-cell office:value-type="float" office:value="25295">
                <text:p>25295</text:p>
              </table:table-cell>
              <table:table-cell office:value-type="float" office:value="66764">
                <text:p>66764</text:p>
              </table:table-cell>
              <table:table-cell office:value-type="float" office:value="76195">
                <text:p>76195</text:p>
              </table:table-cell>
              <table:table-cell office:value-type="float" office:value="81227">
                <text:p>81227</text:p>
              </table:table-cell>
              <table:table-cell office:value-type="float" office:value="88420">
                <text:p>88420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12544">
                <text:p>12544</text:p>
              </table:table-cell>
              <table:table-cell office:value-type="float" office:value="24200">
                <text:p>24200</text:p>
              </table:table-cell>
              <table:table-cell office:value-type="float" office:value="51738">
                <text:p>51738</text:p>
              </table:table-cell>
              <table:table-cell office:value-type="float" office:value="77371">
                <text:p>77371</text:p>
              </table:table-cell>
              <table:table-cell office:value-type="float" office:value="81617">
                <text:p>81617</text:p>
              </table:table-cell>
              <table:table-cell office:value-type="float" office:value="88896">
                <text:p>88896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13047">
                <text:p>13047</text:p>
              </table:table-cell>
              <table:table-cell office:value-type="float" office:value="25968">
                <text:p>25968</text:p>
              </table:table-cell>
              <table:table-cell office:value-type="float" office:value="55679">
                <text:p>55679</text:p>
              </table:table-cell>
              <table:table-cell office:value-type="float" office:value="78605">
                <text:p>78605</text:p>
              </table:table-cell>
              <table:table-cell office:value-type="float" office:value="82401">
                <text:p>82401</text:p>
              </table:table-cell>
              <table:table-cell office:value-type="float" office:value="90803">
                <text:p>90803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12744">
                <text:p>12744</text:p>
              </table:table-cell>
              <table:table-cell office:value-type="float" office:value="24339">
                <text:p>24339</text:p>
              </table:table-cell>
              <table:table-cell office:value-type="float" office:value="59812">
                <text:p>59812</text:p>
              </table:table-cell>
              <table:table-cell office:value-type="float" office:value="78558">
                <text:p>78558</text:p>
              </table:table-cell>
              <table:table-cell office:value-type="float" office:value="83239">
                <text:p>83239</text:p>
              </table:table-cell>
              <table:table-cell office:value-type="float" office:value="94034">
                <text:p>94034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12897">
                <text:p>12897</text:p>
              </table:table-cell>
              <table:table-cell office:value-type="float" office:value="24869">
                <text:p>24869</text:p>
              </table:table-cell>
              <table:table-cell office:value-type="float" office:value="47600">
                <text:p>47600</text:p>
              </table:table-cell>
              <table:table-cell office:value-type="float" office:value="79350">
                <text:p>79350</text:p>
              </table:table-cell>
              <table:table-cell office:value-type="float" office:value="83464">
                <text:p>83464</text:p>
              </table:table-cell>
              <table:table-cell office:value-type="float" office:value="92798">
                <text:p>92798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13034">
                <text:p>13034</text:p>
              </table:table-cell>
              <table:table-cell office:value-type="float" office:value="24493">
                <text:p>24493</text:p>
              </table:table-cell>
              <table:table-cell office:value-type="float" office:value="57487">
                <text:p>57487</text:p>
              </table:table-cell>
              <table:table-cell office:value-type="float" office:value="79809">
                <text:p>79809</text:p>
              </table:table-cell>
              <table:table-cell office:value-type="float" office:value="84410">
                <text:p>84410</text:p>
              </table:table-cell>
              <table:table-cell office:value-type="float" office:value="90386">
                <text:p>90386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13455">
                <text:p>13455</text:p>
              </table:table-cell>
              <table:table-cell office:value-type="float" office:value="25373">
                <text:p>25373</text:p>
              </table:table-cell>
              <table:table-cell office:value-type="float" office:value="53774">
                <text:p>53774</text:p>
              </table:table-cell>
              <table:table-cell office:value-type="float" office:value="79404">
                <text:p>79404</text:p>
              </table:table-cell>
              <table:table-cell office:value-type="float" office:value="85549">
                <text:p>85549</text:p>
              </table:table-cell>
              <table:table-cell office:value-type="float" office:value="95448">
                <text:p>95448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13591">
                <text:p>13591</text:p>
              </table:table-cell>
              <table:table-cell office:value-type="float" office:value="26583">
                <text:p>26583</text:p>
              </table:table-cell>
              <table:table-cell office:value-type="float" office:value="51004">
                <text:p>51004</text:p>
              </table:table-cell>
              <table:table-cell office:value-type="float" office:value="81569">
                <text:p>81569</text:p>
              </table:table-cell>
              <table:table-cell office:value-type="float" office:value="85833">
                <text:p>85833</text:p>
              </table:table-cell>
              <table:table-cell office:value-type="float" office:value="93932">
                <text:p>93932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13223">
                <text:p>13223</text:p>
              </table:table-cell>
              <table:table-cell office:value-type="float" office:value="26606">
                <text:p>26606</text:p>
              </table:table-cell>
              <table:table-cell office:value-type="float" office:value="59728">
                <text:p>59728</text:p>
              </table:table-cell>
              <table:table-cell office:value-type="float" office:value="82211">
                <text:p>82211</text:p>
              </table:table-cell>
              <table:table-cell office:value-type="float" office:value="86094">
                <text:p>86094</text:p>
              </table:table-cell>
              <table:table-cell office:value-type="float" office:value="91024">
                <text:p>91024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13307">
                <text:p>13307</text:p>
              </table:table-cell>
              <table:table-cell office:value-type="float" office:value="27916">
                <text:p>27916</text:p>
              </table:table-cell>
              <table:table-cell office:value-type="float" office:value="56139">
                <text:p>56139</text:p>
              </table:table-cell>
              <table:table-cell office:value-type="float" office:value="82833">
                <text:p>82833</text:p>
              </table:table-cell>
              <table:table-cell office:value-type="float" office:value="87120">
                <text:p>87120</text:p>
              </table:table-cell>
              <table:table-cell office:value-type="float" office:value="91761">
                <text:p>91761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13516">
                <text:p>13516</text:p>
              </table:table-cell>
              <table:table-cell office:value-type="float" office:value="27814">
                <text:p>27814</text:p>
              </table:table-cell>
              <table:table-cell office:value-type="float" office:value="53862">
                <text:p>53862</text:p>
              </table:table-cell>
              <table:table-cell office:value-type="float" office:value="84014">
                <text:p>84014</text:p>
              </table:table-cell>
              <table:table-cell office:value-type="float" office:value="87419">
                <text:p>87419</text:p>
              </table:table-cell>
              <table:table-cell office:value-type="float" office:value="92810">
                <text:p>92810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13801">
                <text:p>13801</text:p>
              </table:table-cell>
              <table:table-cell office:value-type="float" office:value="26504">
                <text:p>26504</text:p>
              </table:table-cell>
              <table:table-cell office:value-type="float" office:value="67264">
                <text:p>67264</text:p>
              </table:table-cell>
              <table:table-cell office:value-type="float" office:value="84354">
                <text:p>84354</text:p>
              </table:table-cell>
              <table:table-cell office:value-type="float" office:value="88018">
                <text:p>88018</text:p>
              </table:table-cell>
              <table:table-cell office:value-type="float" office:value="93594">
                <text:p>93594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13770">
                <text:p>13770</text:p>
              </table:table-cell>
              <table:table-cell office:value-type="float" office:value="29196">
                <text:p>29196</text:p>
              </table:table-cell>
              <table:table-cell office:value-type="float" office:value="67623">
                <text:p>67623</text:p>
              </table:table-cell>
              <table:table-cell office:value-type="float" office:value="84849">
                <text:p>84849</text:p>
              </table:table-cell>
              <table:table-cell office:value-type="float" office:value="88836">
                <text:p>88836</text:p>
              </table:table-cell>
              <table:table-cell office:value-type="float" office:value="94322">
                <text:p>94322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13914">
                <text:p>13914</text:p>
              </table:table-cell>
              <table:table-cell office:value-type="float" office:value="26222">
                <text:p>26222</text:p>
              </table:table-cell>
              <table:table-cell office:value-type="float" office:value="59191">
                <text:p>59191</text:p>
              </table:table-cell>
              <table:table-cell office:value-type="float" office:value="85133">
                <text:p>85133</text:p>
              </table:table-cell>
              <table:table-cell office:value-type="float" office:value="89154">
                <text:p>89154</text:p>
              </table:table-cell>
              <table:table-cell office:value-type="float" office:value="94620">
                <text:p>94620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13833">
                <text:p>13833</text:p>
              </table:table-cell>
              <table:table-cell office:value-type="float" office:value="27096">
                <text:p>27096</text:p>
              </table:table-cell>
              <table:table-cell office:value-type="float" office:value="69389">
                <text:p>69389</text:p>
              </table:table-cell>
              <table:table-cell office:value-type="float" office:value="85315">
                <text:p>85315</text:p>
              </table:table-cell>
              <table:table-cell office:value-type="float" office:value="89452">
                <text:p>89452</text:p>
              </table:table-cell>
              <table:table-cell office:value-type="float" office:value="94091">
                <text:p>94091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14007">
                <text:p>14007</text:p>
              </table:table-cell>
              <table:table-cell office:value-type="float" office:value="27888">
                <text:p>27888</text:p>
              </table:table-cell>
              <table:table-cell office:value-type="float" office:value="68342">
                <text:p>68342</text:p>
              </table:table-cell>
              <table:table-cell office:value-type="float" office:value="86427">
                <text:p>86427</text:p>
              </table:table-cell>
              <table:table-cell office:value-type="float" office:value="90545">
                <text:p>90545</text:p>
              </table:table-cell>
              <table:table-cell office:value-type="float" office:value="98132">
                <text:p>98132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14151">
                <text:p>14151</text:p>
              </table:table-cell>
              <table:table-cell office:value-type="float" office:value="27464">
                <text:p>27464</text:p>
              </table:table-cell>
              <table:table-cell office:value-type="float" office:value="53028">
                <text:p>53028</text:p>
              </table:table-cell>
              <table:table-cell office:value-type="float" office:value="86749">
                <text:p>86749</text:p>
              </table:table-cell>
              <table:table-cell office:value-type="float" office:value="90759">
                <text:p>90759</text:p>
              </table:table-cell>
              <table:table-cell office:value-type="float" office:value="96104">
                <text:p>96104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14893">
                <text:p>14893</text:p>
              </table:table-cell>
              <table:table-cell office:value-type="float" office:value="27881">
                <text:p>27881</text:p>
              </table:table-cell>
              <table:table-cell office:value-type="float" office:value="61983">
                <text:p>61983</text:p>
              </table:table-cell>
              <table:table-cell office:value-type="float" office:value="86531">
                <text:p>86531</text:p>
              </table:table-cell>
              <table:table-cell office:value-type="float" office:value="91434">
                <text:p>91434</text:p>
              </table:table-cell>
              <table:table-cell office:value-type="float" office:value="97225">
                <text:p>97225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14328">
                <text:p>14328</text:p>
              </table:table-cell>
              <table:table-cell office:value-type="float" office:value="29485">
                <text:p>29485</text:p>
              </table:table-cell>
              <table:table-cell office:value-type="float" office:value="64916">
                <text:p>64916</text:p>
              </table:table-cell>
              <table:table-cell office:value-type="float" office:value="87763">
                <text:p>87763</text:p>
              </table:table-cell>
              <table:table-cell office:value-type="float" office:value="92180">
                <text:p>92180</text:p>
              </table:table-cell>
              <table:table-cell office:value-type="float" office:value="97043">
                <text:p>97043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14744">
                <text:p>14744</text:p>
              </table:table-cell>
              <table:table-cell office:value-type="float" office:value="29353">
                <text:p>29353</text:p>
              </table:table-cell>
              <table:table-cell office:value-type="float" office:value="58395">
                <text:p>58395</text:p>
              </table:table-cell>
              <table:table-cell office:value-type="float" office:value="88132">
                <text:p>88132</text:p>
              </table:table-cell>
              <table:table-cell office:value-type="float" office:value="92835">
                <text:p>92835</text:p>
              </table:table-cell>
              <table:table-cell office:value-type="float" office:value="105567">
                <text:p>105567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14642">
                <text:p>14642</text:p>
              </table:table-cell>
              <table:table-cell office:value-type="float" office:value="29793">
                <text:p>29793</text:p>
              </table:table-cell>
              <table:table-cell office:value-type="float" office:value="69491">
                <text:p>69491</text:p>
              </table:table-cell>
              <table:table-cell office:value-type="float" office:value="88858">
                <text:p>88858</text:p>
              </table:table-cell>
              <table:table-cell office:value-type="float" office:value="93770">
                <text:p>93770</text:p>
              </table:table-cell>
              <table:table-cell office:value-type="float" office:value="105724">
                <text:p>105724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14818">
                <text:p>14818</text:p>
              </table:table-cell>
              <table:table-cell office:value-type="float" office:value="29138">
                <text:p>29138</text:p>
              </table:table-cell>
              <table:table-cell office:value-type="float" office:value="63464">
                <text:p>63464</text:p>
              </table:table-cell>
              <table:table-cell office:value-type="float" office:value="90148">
                <text:p>90148</text:p>
              </table:table-cell>
              <table:table-cell office:value-type="float" office:value="94795">
                <text:p>94795</text:p>
              </table:table-cell>
              <table:table-cell office:value-type="float" office:value="106293">
                <text:p>106293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14947">
                <text:p>14947</text:p>
              </table:table-cell>
              <table:table-cell office:value-type="float" office:value="27793">
                <text:p>27793</text:p>
              </table:table-cell>
              <table:table-cell office:value-type="float" office:value="57035">
                <text:p>57035</text:p>
              </table:table-cell>
              <table:table-cell office:value-type="float" office:value="91389">
                <text:p>91389</text:p>
              </table:table-cell>
              <table:table-cell office:value-type="float" office:value="95397">
                <text:p>95397</text:p>
              </table:table-cell>
              <table:table-cell office:value-type="float" office:value="109889">
                <text:p>109889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14751">
                <text:p>14751</text:p>
              </table:table-cell>
              <table:table-cell office:value-type="float" office:value="30959">
                <text:p>30959</text:p>
              </table:table-cell>
              <table:table-cell office:value-type="float" office:value="63207">
                <text:p>63207</text:p>
              </table:table-cell>
              <table:table-cell office:value-type="float" office:value="91236">
                <text:p>91236</text:p>
              </table:table-cell>
              <table:table-cell office:value-type="float" office:value="95486">
                <text:p>95486</text:p>
              </table:table-cell>
              <table:table-cell office:value-type="float" office:value="101556">
                <text:p>101556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15120">
                <text:p>15120</text:p>
              </table:table-cell>
              <table:table-cell office:value-type="float" office:value="28573">
                <text:p>28573</text:p>
              </table:table-cell>
              <table:table-cell office:value-type="float" office:value="52600">
                <text:p>52600</text:p>
              </table:table-cell>
              <table:table-cell office:value-type="float" office:value="91942">
                <text:p>91942</text:p>
              </table:table-cell>
              <table:table-cell office:value-type="float" office:value="96755">
                <text:p>96755</text:p>
              </table:table-cell>
              <table:table-cell office:value-type="float" office:value="106724">
                <text:p>106724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15189">
                <text:p>15189</text:p>
              </table:table-cell>
              <table:table-cell office:value-type="float" office:value="29138">
                <text:p>29138</text:p>
              </table:table-cell>
              <table:table-cell office:value-type="float" office:value="53350">
                <text:p>53350</text:p>
              </table:table-cell>
              <table:table-cell office:value-type="float" office:value="92210">
                <text:p>92210</text:p>
              </table:table-cell>
              <table:table-cell office:value-type="float" office:value="97847">
                <text:p>97847</text:p>
              </table:table-cell>
              <table:table-cell office:value-type="float" office:value="106266">
                <text:p>106266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15091">
                <text:p>15091</text:p>
              </table:table-cell>
              <table:table-cell office:value-type="float" office:value="27237">
                <text:p>27237</text:p>
              </table:table-cell>
              <table:table-cell office:value-type="float" office:value="63451">
                <text:p>63451</text:p>
              </table:table-cell>
              <table:table-cell office:value-type="float" office:value="92880">
                <text:p>92880</text:p>
              </table:table-cell>
              <table:table-cell office:value-type="float" office:value="97776">
                <text:p>97776</text:p>
              </table:table-cell>
              <table:table-cell office:value-type="float" office:value="109290">
                <text:p>109290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15281">
                <text:p>15281</text:p>
              </table:table-cell>
              <table:table-cell office:value-type="float" office:value="29764">
                <text:p>29764</text:p>
              </table:table-cell>
              <table:table-cell office:value-type="float" office:value="74054">
                <text:p>74054</text:p>
              </table:table-cell>
              <table:table-cell office:value-type="float" office:value="93989">
                <text:p>93989</text:p>
              </table:table-cell>
              <table:table-cell office:value-type="float" office:value="98682">
                <text:p>98682</text:p>
              </table:table-cell>
              <table:table-cell office:value-type="float" office:value="108229">
                <text:p>108229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15200">
                <text:p>15200</text:p>
              </table:table-cell>
              <table:table-cell office:value-type="float" office:value="30076">
                <text:p>30076</text:p>
              </table:table-cell>
              <table:table-cell office:value-type="float" office:value="62034">
                <text:p>62034</text:p>
              </table:table-cell>
              <table:table-cell office:value-type="float" office:value="92995">
                <text:p>92995</text:p>
              </table:table-cell>
              <table:table-cell office:value-type="float" office:value="99433">
                <text:p>99433</text:p>
              </table:table-cell>
              <table:table-cell office:value-type="float" office:value="108936">
                <text:p>108936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15389">
                <text:p>15389</text:p>
              </table:table-cell>
              <table:table-cell office:value-type="float" office:value="29276">
                <text:p>29276</text:p>
              </table:table-cell>
              <table:table-cell office:value-type="float" office:value="58684">
                <text:p>58684</text:p>
              </table:table-cell>
              <table:table-cell office:value-type="float" office:value="93720">
                <text:p>93720</text:p>
              </table:table-cell>
              <table:table-cell office:value-type="float" office:value="99461">
                <text:p>99461</text:p>
              </table:table-cell>
              <table:table-cell office:value-type="float" office:value="104513">
                <text:p>104513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15455">
                <text:p>15455</text:p>
              </table:table-cell>
              <table:table-cell office:value-type="float" office:value="30352">
                <text:p>30352</text:p>
              </table:table-cell>
              <table:table-cell office:value-type="float" office:value="58576">
                <text:p>58576</text:p>
              </table:table-cell>
              <table:table-cell office:value-type="float" office:value="94999">
                <text:p>94999</text:p>
              </table:table-cell>
              <table:table-cell office:value-type="float" office:value="100268">
                <text:p>100268</text:p>
              </table:table-cell>
              <table:table-cell office:value-type="float" office:value="108501">
                <text:p>108501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15769">
                <text:p>15769</text:p>
              </table:table-cell>
              <table:table-cell office:value-type="float" office:value="31700">
                <text:p>31700</text:p>
              </table:table-cell>
              <table:table-cell office:value-type="float" office:value="63807">
                <text:p>63807</text:p>
              </table:table-cell>
              <table:table-cell office:value-type="float" office:value="95704">
                <text:p>95704</text:p>
              </table:table-cell>
              <table:table-cell office:value-type="float" office:value="101475">
                <text:p>101475</text:p>
              </table:table-cell>
              <table:table-cell office:value-type="float" office:value="110045">
                <text:p>110045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15645">
                <text:p>15645</text:p>
              </table:table-cell>
              <table:table-cell office:value-type="float" office:value="31428">
                <text:p>31428</text:p>
              </table:table-cell>
              <table:table-cell office:value-type="float" office:value="63791">
                <text:p>63791</text:p>
              </table:table-cell>
              <table:table-cell office:value-type="float" office:value="96666">
                <text:p>96666</text:p>
              </table:table-cell>
              <table:table-cell office:value-type="float" office:value="101778">
                <text:p>101778</text:p>
              </table:table-cell>
              <table:table-cell office:value-type="float" office:value="109940">
                <text:p>109940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15764">
                <text:p>15764</text:p>
              </table:table-cell>
              <table:table-cell office:value-type="float" office:value="29983">
                <text:p>29983</text:p>
              </table:table-cell>
              <table:table-cell office:value-type="float" office:value="54290">
                <text:p>54290</text:p>
              </table:table-cell>
              <table:table-cell office:value-type="float" office:value="97805">
                <text:p>97805</text:p>
              </table:table-cell>
              <table:table-cell office:value-type="float" office:value="108155">
                <text:p>108155</text:p>
              </table:table-cell>
              <table:table-cell office:value-type="float" office:value="125185">
                <text:p>125185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16048">
                <text:p>16048</text:p>
              </table:table-cell>
              <table:table-cell office:value-type="float" office:value="32948">
                <text:p>32948</text:p>
              </table:table-cell>
              <table:table-cell office:value-type="float" office:value="61727">
                <text:p>61727</text:p>
              </table:table-cell>
              <table:table-cell office:value-type="float" office:value="99498">
                <text:p>99498</text:p>
              </table:table-cell>
              <table:table-cell office:value-type="float" office:value="107722">
                <text:p>107722</text:p>
              </table:table-cell>
              <table:table-cell office:value-type="float" office:value="122350">
                <text:p>122350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16029">
                <text:p>16029</text:p>
              </table:table-cell>
              <table:table-cell office:value-type="float" office:value="29995">
                <text:p>29995</text:p>
              </table:table-cell>
              <table:table-cell office:value-type="float" office:value="59439">
                <text:p>59439</text:p>
              </table:table-cell>
              <table:table-cell office:value-type="float" office:value="100120">
                <text:p>100120</text:p>
              </table:table-cell>
              <table:table-cell office:value-type="float" office:value="106787">
                <text:p>106787</text:p>
              </table:table-cell>
              <table:table-cell office:value-type="float" office:value="118383">
                <text:p>118383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16208">
                <text:p>16208</text:p>
              </table:table-cell>
              <table:table-cell office:value-type="float" office:value="32913">
                <text:p>32913</text:p>
              </table:table-cell>
              <table:table-cell office:value-type="float" office:value="69264">
                <text:p>69264</text:p>
              </table:table-cell>
              <table:table-cell office:value-type="float" office:value="100730">
                <text:p>100730</text:p>
              </table:table-cell>
              <table:table-cell office:value-type="float" office:value="107019">
                <text:p>107019</text:p>
              </table:table-cell>
              <table:table-cell office:value-type="float" office:value="120591">
                <text:p>120591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16190">
                <text:p>16190</text:p>
              </table:table-cell>
              <table:table-cell office:value-type="float" office:value="32230">
                <text:p>32230</text:p>
              </table:table-cell>
              <table:table-cell office:value-type="float" office:value="70463">
                <text:p>70463</text:p>
              </table:table-cell>
              <table:table-cell office:value-type="float" office:value="100706">
                <text:p>100706</text:p>
              </table:table-cell>
              <table:table-cell office:value-type="float" office:value="107212">
                <text:p>107212</text:p>
              </table:table-cell>
              <table:table-cell office:value-type="float" office:value="116033">
                <text:p>116033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16230">
                <text:p>16230</text:p>
              </table:table-cell>
              <table:table-cell office:value-type="float" office:value="31257">
                <text:p>31257</text:p>
              </table:table-cell>
              <table:table-cell office:value-type="float" office:value="61432">
                <text:p>61432</text:p>
              </table:table-cell>
              <table:table-cell office:value-type="float" office:value="101712">
                <text:p>101712</text:p>
              </table:table-cell>
              <table:table-cell office:value-type="float" office:value="107147">
                <text:p>107147</text:p>
              </table:table-cell>
              <table:table-cell office:value-type="float" office:value="115770">
                <text:p>115770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16313">
                <text:p>16313</text:p>
              </table:table-cell>
              <table:table-cell office:value-type="float" office:value="33513">
                <text:p>33513</text:p>
              </table:table-cell>
              <table:table-cell office:value-type="float" office:value="72655">
                <text:p>72655</text:p>
              </table:table-cell>
              <table:table-cell office:value-type="float" office:value="101184">
                <text:p>101184</text:p>
              </table:table-cell>
              <table:table-cell office:value-type="float" office:value="111368">
                <text:p>111368</text:p>
              </table:table-cell>
              <table:table-cell office:value-type="float" office:value="138628">
                <text:p>138628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16500">
                <text:p>16500</text:p>
              </table:table-cell>
              <table:table-cell office:value-type="float" office:value="33714">
                <text:p>33714</text:p>
              </table:table-cell>
              <table:table-cell office:value-type="float" office:value="70789">
                <text:p>70789</text:p>
              </table:table-cell>
              <table:table-cell office:value-type="float" office:value="105192">
                <text:p>105192</text:p>
              </table:table-cell>
              <table:table-cell office:value-type="float" office:value="120789">
                <text:p>120789</text:p>
              </table:table-cell>
              <table:table-cell office:value-type="float" office:value="160249">
                <text:p>160249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16549">
                <text:p>16549</text:p>
              </table:table-cell>
              <table:table-cell office:value-type="float" office:value="32549">
                <text:p>32549</text:p>
              </table:table-cell>
              <table:table-cell office:value-type="float" office:value="69686">
                <text:p>69686</text:p>
              </table:table-cell>
              <table:table-cell office:value-type="float" office:value="104044">
                <text:p>104044</text:p>
              </table:table-cell>
              <table:table-cell office:value-type="float" office:value="109791">
                <text:p>109791</text:p>
              </table:table-cell>
              <table:table-cell office:value-type="float" office:value="121064">
                <text:p>121064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16662">
                <text:p>16662</text:p>
              </table:table-cell>
              <table:table-cell office:value-type="float" office:value="34495">
                <text:p>34495</text:p>
              </table:table-cell>
              <table:table-cell office:value-type="float" office:value="85659">
                <text:p>85659</text:p>
              </table:table-cell>
              <table:table-cell office:value-type="float" office:value="104098">
                <text:p>104098</text:p>
              </table:table-cell>
              <table:table-cell office:value-type="float" office:value="110010">
                <text:p>110010</text:p>
              </table:table-cell>
              <table:table-cell office:value-type="float" office:value="121388">
                <text:p>121388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16730">
                <text:p>16730</text:p>
              </table:table-cell>
              <table:table-cell office:value-type="float" office:value="34776">
                <text:p>34776</text:p>
              </table:table-cell>
              <table:table-cell office:value-type="float" office:value="64650">
                <text:p>64650</text:p>
              </table:table-cell>
              <table:table-cell office:value-type="float" office:value="105272">
                <text:p>105272</text:p>
              </table:table-cell>
              <table:table-cell office:value-type="float" office:value="112421">
                <text:p>112421</text:p>
              </table:table-cell>
              <table:table-cell office:value-type="float" office:value="125191">
                <text:p>125191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16836">
                <text:p>16836</text:p>
              </table:table-cell>
              <table:table-cell office:value-type="float" office:value="33397">
                <text:p>33397</text:p>
              </table:table-cell>
              <table:table-cell office:value-type="float" office:value="84987">
                <text:p>84987</text:p>
              </table:table-cell>
              <table:table-cell office:value-type="float" office:value="106129">
                <text:p>106129</text:p>
              </table:table-cell>
              <table:table-cell office:value-type="float" office:value="111440">
                <text:p>111440</text:p>
              </table:table-cell>
              <table:table-cell office:value-type="float" office:value="122294">
                <text:p>122294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16935">
                <text:p>16935</text:p>
              </table:table-cell>
              <table:table-cell office:value-type="float" office:value="33972">
                <text:p>33972</text:p>
              </table:table-cell>
              <table:table-cell office:value-type="float" office:value="66709">
                <text:p>66709</text:p>
              </table:table-cell>
              <table:table-cell office:value-type="float" office:value="105034">
                <text:p>105034</text:p>
              </table:table-cell>
              <table:table-cell office:value-type="float" office:value="111220">
                <text:p>111220</text:p>
              </table:table-cell>
              <table:table-cell office:value-type="float" office:value="121817">
                <text:p>121817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17087">
                <text:p>17087</text:p>
              </table:table-cell>
              <table:table-cell office:value-type="float" office:value="33921">
                <text:p>33921</text:p>
              </table:table-cell>
              <table:table-cell office:value-type="float" office:value="86669">
                <text:p>86669</text:p>
              </table:table-cell>
              <table:table-cell office:value-type="float" office:value="106092">
                <text:p>106092</text:p>
              </table:table-cell>
              <table:table-cell office:value-type="float" office:value="111598">
                <text:p>111598</text:p>
              </table:table-cell>
              <table:table-cell office:value-type="float" office:value="121536">
                <text:p>121536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17245">
                <text:p>17245</text:p>
              </table:table-cell>
              <table:table-cell office:value-type="float" office:value="34365">
                <text:p>34365</text:p>
              </table:table-cell>
              <table:table-cell office:value-type="float" office:value="97634">
                <text:p>97634</text:p>
              </table:table-cell>
              <table:table-cell office:value-type="float" office:value="107248">
                <text:p>107248</text:p>
              </table:table-cell>
              <table:table-cell office:value-type="float" office:value="112299">
                <text:p>112299</text:p>
              </table:table-cell>
              <table:table-cell office:value-type="float" office:value="121665">
                <text:p>121665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17497">
                <text:p>17497</text:p>
              </table:table-cell>
              <table:table-cell office:value-type="float" office:value="34401">
                <text:p>34401</text:p>
              </table:table-cell>
              <table:table-cell office:value-type="float" office:value="83102">
                <text:p>83102</text:p>
              </table:table-cell>
              <table:table-cell office:value-type="float" office:value="108742">
                <text:p>108742</text:p>
              </table:table-cell>
              <table:table-cell office:value-type="float" office:value="112593">
                <text:p>112593</text:p>
              </table:table-cell>
              <table:table-cell office:value-type="float" office:value="118131">
                <text:p>118131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17446">
                <text:p>17446</text:p>
              </table:table-cell>
              <table:table-cell office:value-type="float" office:value="34749">
                <text:p>34749</text:p>
              </table:table-cell>
              <table:table-cell office:value-type="float" office:value="93935">
                <text:p>93935</text:p>
              </table:table-cell>
              <table:table-cell office:value-type="float" office:value="105619">
                <text:p>105619</text:p>
              </table:table-cell>
              <table:table-cell office:value-type="float" office:value="113589">
                <text:p>113589</text:p>
              </table:table-cell>
              <table:table-cell office:value-type="float" office:value="121869">
                <text:p>121869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17713">
                <text:p>17713</text:p>
              </table:table-cell>
              <table:table-cell office:value-type="float" office:value="35415">
                <text:p>35415</text:p>
              </table:table-cell>
              <table:table-cell office:value-type="float" office:value="88243">
                <text:p>88243</text:p>
              </table:table-cell>
              <table:table-cell office:value-type="float" office:value="108829">
                <text:p>108829</text:p>
              </table:table-cell>
              <table:table-cell office:value-type="float" office:value="113379">
                <text:p>113379</text:p>
              </table:table-cell>
              <table:table-cell office:value-type="float" office:value="119767">
                <text:p>119767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18328">
                <text:p>18328</text:p>
              </table:table-cell>
              <table:table-cell office:value-type="float" office:value="31798">
                <text:p>31798</text:p>
              </table:table-cell>
              <table:table-cell office:value-type="float" office:value="71437">
                <text:p>71437</text:p>
              </table:table-cell>
              <table:table-cell office:value-type="float" office:value="109581">
                <text:p>109581</text:p>
              </table:table-cell>
              <table:table-cell office:value-type="float" office:value="115001">
                <text:p>115001</text:p>
              </table:table-cell>
              <table:table-cell office:value-type="float" office:value="124100">
                <text:p>124100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18155">
                <text:p>18155</text:p>
              </table:table-cell>
              <table:table-cell office:value-type="float" office:value="34579">
                <text:p>34579</text:p>
              </table:table-cell>
              <table:table-cell office:value-type="float" office:value="84055">
                <text:p>84055</text:p>
              </table:table-cell>
              <table:table-cell office:value-type="float" office:value="110021">
                <text:p>110021</text:p>
              </table:table-cell>
              <table:table-cell office:value-type="float" office:value="115243">
                <text:p>115243</text:p>
              </table:table-cell>
              <table:table-cell office:value-type="float" office:value="125397">
                <text:p>125397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17717">
                <text:p>17717</text:p>
              </table:table-cell>
              <table:table-cell office:value-type="float" office:value="35335">
                <text:p>35335</text:p>
              </table:table-cell>
              <table:table-cell office:value-type="float" office:value="86213">
                <text:p>86213</text:p>
              </table:table-cell>
              <table:table-cell office:value-type="float" office:value="109769">
                <text:p>109769</text:p>
              </table:table-cell>
              <table:table-cell office:value-type="float" office:value="116955">
                <text:p>116955</text:p>
              </table:table-cell>
              <table:table-cell office:value-type="float" office:value="125537">
                <text:p>125537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18501">
                <text:p>18501</text:p>
              </table:table-cell>
              <table:table-cell office:value-type="float" office:value="34846">
                <text:p>34846</text:p>
              </table:table-cell>
              <table:table-cell office:value-type="float" office:value="66090">
                <text:p>66090</text:p>
              </table:table-cell>
              <table:table-cell office:value-type="float" office:value="111486">
                <text:p>111486</text:p>
              </table:table-cell>
              <table:table-cell office:value-type="float" office:value="116615">
                <text:p>116615</text:p>
              </table:table-cell>
              <table:table-cell office:value-type="float" office:value="124574">
                <text:p>124574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18471">
                <text:p>18471</text:p>
              </table:table-cell>
              <table:table-cell office:value-type="float" office:value="35720">
                <text:p>35720</text:p>
              </table:table-cell>
              <table:table-cell office:value-type="float" office:value="74606">
                <text:p>74606</text:p>
              </table:table-cell>
              <table:table-cell office:value-type="float" office:value="112133">
                <text:p>112133</text:p>
              </table:table-cell>
              <table:table-cell office:value-type="float" office:value="117687">
                <text:p>117687</text:p>
              </table:table-cell>
              <table:table-cell office:value-type="float" office:value="124957">
                <text:p>124957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18173">
                <text:p>18173</text:p>
              </table:table-cell>
              <table:table-cell office:value-type="float" office:value="36254">
                <text:p>36254</text:p>
              </table:table-cell>
              <table:table-cell office:value-type="float" office:value="75986">
                <text:p>75986</text:p>
              </table:table-cell>
              <table:table-cell office:value-type="float" office:value="112141">
                <text:p>112141</text:p>
              </table:table-cell>
              <table:table-cell office:value-type="float" office:value="117413">
                <text:p>117413</text:p>
              </table:table-cell>
              <table:table-cell office:value-type="float" office:value="123870">
                <text:p>123870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18348">
                <text:p>18348</text:p>
              </table:table-cell>
              <table:table-cell office:value-type="float" office:value="37250">
                <text:p>37250</text:p>
              </table:table-cell>
              <table:table-cell office:value-type="float" office:value="83541">
                <text:p>83541</text:p>
              </table:table-cell>
              <table:table-cell office:value-type="float" office:value="112973">
                <text:p>112973</text:p>
              </table:table-cell>
              <table:table-cell office:value-type="float" office:value="118746">
                <text:p>118746</text:p>
              </table:table-cell>
              <table:table-cell office:value-type="float" office:value="125942">
                <text:p>125942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18222">
                <text:p>18222</text:p>
              </table:table-cell>
              <table:table-cell office:value-type="float" office:value="37227">
                <text:p>37227</text:p>
              </table:table-cell>
              <table:table-cell office:value-type="float" office:value="73792">
                <text:p>73792</text:p>
              </table:table-cell>
              <table:table-cell office:value-type="float" office:value="113071">
                <text:p>113071</text:p>
              </table:table-cell>
              <table:table-cell office:value-type="float" office:value="119196">
                <text:p>119196</text:p>
              </table:table-cell>
              <table:table-cell office:value-type="float" office:value="126152">
                <text:p>126152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18361">
                <text:p>18361</text:p>
              </table:table-cell>
              <table:table-cell office:value-type="float" office:value="36034">
                <text:p>36034</text:p>
              </table:table-cell>
              <table:table-cell office:value-type="float" office:value="84011">
                <text:p>84011</text:p>
              </table:table-cell>
              <table:table-cell office:value-type="float" office:value="113220">
                <text:p>113220</text:p>
              </table:table-cell>
              <table:table-cell office:value-type="float" office:value="119546">
                <text:p>119546</text:p>
              </table:table-cell>
              <table:table-cell office:value-type="float" office:value="126487">
                <text:p>126487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18435">
                <text:p>18435</text:p>
              </table:table-cell>
              <table:table-cell office:value-type="float" office:value="38720">
                <text:p>38720</text:p>
              </table:table-cell>
              <table:table-cell office:value-type="float" office:value="78107">
                <text:p>78107</text:p>
              </table:table-cell>
              <table:table-cell office:value-type="float" office:value="114585">
                <text:p>114585</text:p>
              </table:table-cell>
              <table:table-cell office:value-type="float" office:value="119548">
                <text:p>119548</text:p>
              </table:table-cell>
              <table:table-cell office:value-type="float" office:value="125472">
                <text:p>125472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18593">
                <text:p>18593</text:p>
              </table:table-cell>
              <table:table-cell office:value-type="float" office:value="36483">
                <text:p>36483</text:p>
              </table:table-cell>
              <table:table-cell office:value-type="float" office:value="79059">
                <text:p>79059</text:p>
              </table:table-cell>
              <table:table-cell office:value-type="float" office:value="114540">
                <text:p>114540</text:p>
              </table:table-cell>
              <table:table-cell office:value-type="float" office:value="120759">
                <text:p>120759</text:p>
              </table:table-cell>
              <table:table-cell office:value-type="float" office:value="127216">
                <text:p>127216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19004">
                <text:p>19004</text:p>
              </table:table-cell>
              <table:table-cell office:value-type="float" office:value="35231">
                <text:p>35231</text:p>
              </table:table-cell>
              <table:table-cell office:value-type="float" office:value="79620">
                <text:p>79620</text:p>
              </table:table-cell>
              <table:table-cell office:value-type="float" office:value="115630">
                <text:p>115630</text:p>
              </table:table-cell>
              <table:table-cell office:value-type="float" office:value="121330">
                <text:p>121330</text:p>
              </table:table-cell>
              <table:table-cell office:value-type="float" office:value="129677">
                <text:p>129677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18802">
                <text:p>18802</text:p>
              </table:table-cell>
              <table:table-cell office:value-type="float" office:value="35934">
                <text:p>35934</text:p>
              </table:table-cell>
              <table:table-cell office:value-type="float" office:value="84642">
                <text:p>84642</text:p>
              </table:table-cell>
              <table:table-cell office:value-type="float" office:value="117420">
                <text:p>117420</text:p>
              </table:table-cell>
              <table:table-cell office:value-type="float" office:value="122139">
                <text:p>122139</text:p>
              </table:table-cell>
              <table:table-cell office:value-type="float" office:value="128427">
                <text:p>128427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19483">
                <text:p>19483</text:p>
              </table:table-cell>
              <table:table-cell office:value-type="float" office:value="37805">
                <text:p>37805</text:p>
              </table:table-cell>
              <table:table-cell office:value-type="float" office:value="77953">
                <text:p>77953</text:p>
              </table:table-cell>
              <table:table-cell office:value-type="float" office:value="116833">
                <text:p>116833</text:p>
              </table:table-cell>
              <table:table-cell office:value-type="float" office:value="126099">
                <text:p>126099</text:p>
              </table:table-cell>
              <table:table-cell office:value-type="float" office:value="152341">
                <text:p>152341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18996">
                <text:p>18996</text:p>
              </table:table-cell>
              <table:table-cell office:value-type="float" office:value="36536">
                <text:p>36536</text:p>
              </table:table-cell>
              <table:table-cell office:value-type="float" office:value="69877">
                <text:p>69877</text:p>
              </table:table-cell>
              <table:table-cell office:value-type="float" office:value="119826">
                <text:p>119826</text:p>
              </table:table-cell>
              <table:table-cell office:value-type="float" office:value="139811">
                <text:p>139811</text:p>
              </table:table-cell>
              <table:table-cell office:value-type="float" office:value="189819">
                <text:p>189819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19656">
                <text:p>19656</text:p>
              </table:table-cell>
              <table:table-cell office:value-type="float" office:value="37548">
                <text:p>37548</text:p>
              </table:table-cell>
              <table:table-cell office:value-type="float" office:value="63900">
                <text:p>63900</text:p>
              </table:table-cell>
              <table:table-cell office:value-type="float" office:value="119117">
                <text:p>119117</text:p>
              </table:table-cell>
              <table:table-cell office:value-type="float" office:value="125953">
                <text:p>125953</text:p>
              </table:table-cell>
              <table:table-cell office:value-type="float" office:value="141512">
                <text:p>141512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19912">
                <text:p>19912</text:p>
              </table:table-cell>
              <table:table-cell office:value-type="float" office:value="40662">
                <text:p>40662</text:p>
              </table:table-cell>
              <table:table-cell office:value-type="float" office:value="102604">
                <text:p>102604</text:p>
              </table:table-cell>
              <table:table-cell office:value-type="float" office:value="119646">
                <text:p>119646</text:p>
              </table:table-cell>
              <table:table-cell office:value-type="float" office:value="126114">
                <text:p>126114</text:p>
              </table:table-cell>
              <table:table-cell office:value-type="float" office:value="146077">
                <text:p>146077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20585">
                <text:p>20585</text:p>
              </table:table-cell>
              <table:table-cell office:value-type="float" office:value="43755">
                <text:p>43755</text:p>
              </table:table-cell>
              <table:table-cell office:value-type="float" office:value="87983">
                <text:p>87983</text:p>
              </table:table-cell>
              <table:table-cell office:value-type="float" office:value="121800">
                <text:p>121800</text:p>
              </table:table-cell>
              <table:table-cell office:value-type="float" office:value="128442">
                <text:p>128442</text:p>
              </table:table-cell>
              <table:table-cell office:value-type="float" office:value="140475">
                <text:p>140475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19392">
                <text:p>19392</text:p>
              </table:table-cell>
              <table:table-cell office:value-type="float" office:value="38271">
                <text:p>38271</text:p>
              </table:table-cell>
              <table:table-cell office:value-type="float" office:value="74168">
                <text:p>74168</text:p>
              </table:table-cell>
              <table:table-cell office:value-type="float" office:value="120686">
                <text:p>120686</text:p>
              </table:table-cell>
              <table:table-cell office:value-type="float" office:value="127303">
                <text:p>127303</text:p>
              </table:table-cell>
              <table:table-cell office:value-type="float" office:value="134807">
                <text:p>134807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19434">
                <text:p>19434</text:p>
              </table:table-cell>
              <table:table-cell office:value-type="float" office:value="37101">
                <text:p>37101</text:p>
              </table:table-cell>
              <table:table-cell office:value-type="float" office:value="88330">
                <text:p>88330</text:p>
              </table:table-cell>
              <table:table-cell office:value-type="float" office:value="122966">
                <text:p>122966</text:p>
              </table:table-cell>
              <table:table-cell office:value-type="float" office:value="145836">
                <text:p>145836</text:p>
              </table:table-cell>
              <table:table-cell office:value-type="float" office:value="197483">
                <text:p>197483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19708">
                <text:p>19708</text:p>
              </table:table-cell>
              <table:table-cell office:value-type="float" office:value="38354">
                <text:p>38354</text:p>
              </table:table-cell>
              <table:table-cell office:value-type="float" office:value="93453">
                <text:p>93453</text:p>
              </table:table-cell>
              <table:table-cell office:value-type="float" office:value="124880">
                <text:p>124880</text:p>
              </table:table-cell>
              <table:table-cell office:value-type="float" office:value="144398">
                <text:p>144398</text:p>
              </table:table-cell>
              <table:table-cell office:value-type="float" office:value="195760">
                <text:p>195760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19605">
                <text:p>19605</text:p>
              </table:table-cell>
              <table:table-cell office:value-type="float" office:value="41408">
                <text:p>41408</text:p>
              </table:table-cell>
              <table:table-cell office:value-type="float" office:value="86777">
                <text:p>86777</text:p>
              </table:table-cell>
              <table:table-cell office:value-type="float" office:value="123262">
                <text:p>123262</text:p>
              </table:table-cell>
              <table:table-cell office:value-type="float" office:value="134010">
                <text:p>134010</text:p>
              </table:table-cell>
              <table:table-cell office:value-type="float" office:value="150081">
                <text:p>150081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19837">
                <text:p>19837</text:p>
              </table:table-cell>
              <table:table-cell office:value-type="float" office:value="38847">
                <text:p>38847</text:p>
              </table:table-cell>
              <table:table-cell office:value-type="float" office:value="87662">
                <text:p>87662</text:p>
              </table:table-cell>
              <table:table-cell office:value-type="float" office:value="124984">
                <text:p>124984</text:p>
              </table:table-cell>
              <table:table-cell office:value-type="float" office:value="131449">
                <text:p>131449</text:p>
              </table:table-cell>
              <table:table-cell office:value-type="float" office:value="148411">
                <text:p>148411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20387">
                <text:p>20387</text:p>
              </table:table-cell>
              <table:table-cell office:value-type="float" office:value="41364">
                <text:p>41364</text:p>
              </table:table-cell>
              <table:table-cell office:value-type="float" office:value="90404">
                <text:p>90404</text:p>
              </table:table-cell>
              <table:table-cell office:value-type="float" office:value="125826">
                <text:p>125826</text:p>
              </table:table-cell>
              <table:table-cell office:value-type="float" office:value="133010">
                <text:p>133010</text:p>
              </table:table-cell>
              <table:table-cell office:value-type="float" office:value="152516">
                <text:p>152516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19965">
                <text:p>19965</text:p>
              </table:table-cell>
              <table:table-cell office:value-type="float" office:value="38265">
                <text:p>38265</text:p>
              </table:table-cell>
              <table:table-cell office:value-type="float" office:value="85992">
                <text:p>85992</text:p>
              </table:table-cell>
              <table:table-cell office:value-type="float" office:value="125568">
                <text:p>125568</text:p>
              </table:table-cell>
              <table:table-cell office:value-type="float" office:value="132437">
                <text:p>132437</text:p>
              </table:table-cell>
              <table:table-cell office:value-type="float" office:value="144741">
                <text:p>144741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20158">
                <text:p>20158</text:p>
              </table:table-cell>
              <table:table-cell office:value-type="float" office:value="38321">
                <text:p>38321</text:p>
              </table:table-cell>
              <table:table-cell office:value-type="float" office:value="69974">
                <text:p>69974</text:p>
              </table:table-cell>
              <table:table-cell office:value-type="float" office:value="126105">
                <text:p>126105</text:p>
              </table:table-cell>
              <table:table-cell office:value-type="float" office:value="131701">
                <text:p>131701</text:p>
              </table:table-cell>
              <table:table-cell office:value-type="float" office:value="145570">
                <text:p>145570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20119">
                <text:p>20119</text:p>
              </table:table-cell>
              <table:table-cell office:value-type="float" office:value="40932">
                <text:p>40932</text:p>
              </table:table-cell>
              <table:table-cell office:value-type="float" office:value="96953">
                <text:p>96953</text:p>
              </table:table-cell>
              <table:table-cell office:value-type="float" office:value="126223">
                <text:p>126223</text:p>
              </table:table-cell>
              <table:table-cell office:value-type="float" office:value="131970">
                <text:p>131970</text:p>
              </table:table-cell>
              <table:table-cell office:value-type="float" office:value="138380">
                <text:p>138380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20441">
                <text:p>20441</text:p>
              </table:table-cell>
              <table:table-cell office:value-type="float" office:value="40519">
                <text:p>40519</text:p>
              </table:table-cell>
              <table:table-cell office:value-type="float" office:value="72075">
                <text:p>72075</text:p>
              </table:table-cell>
              <table:table-cell office:value-type="float" office:value="126562">
                <text:p>126562</text:p>
              </table:table-cell>
              <table:table-cell office:value-type="float" office:value="133539">
                <text:p>133539</text:p>
              </table:table-cell>
              <table:table-cell office:value-type="float" office:value="144551">
                <text:p>144551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20451">
                <text:p>20451</text:p>
              </table:table-cell>
              <table:table-cell office:value-type="float" office:value="36853">
                <text:p>36853</text:p>
              </table:table-cell>
              <table:table-cell office:value-type="float" office:value="78515">
                <text:p>78515</text:p>
              </table:table-cell>
              <table:table-cell office:value-type="float" office:value="127546">
                <text:p>127546</text:p>
              </table:table-cell>
              <table:table-cell office:value-type="float" office:value="133291">
                <text:p>133291</text:p>
              </table:table-cell>
              <table:table-cell office:value-type="float" office:value="141197">
                <text:p>141197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20635">
                <text:p>20635</text:p>
              </table:table-cell>
              <table:table-cell office:value-type="float" office:value="40047">
                <text:p>40047</text:p>
              </table:table-cell>
              <table:table-cell office:value-type="float" office:value="84276">
                <text:p>84276</text:p>
              </table:table-cell>
              <table:table-cell office:value-type="float" office:value="128263">
                <text:p>128263</text:p>
              </table:table-cell>
              <table:table-cell office:value-type="float" office:value="134614">
                <text:p>134614</text:p>
              </table:table-cell>
              <table:table-cell office:value-type="float" office:value="142882">
                <text:p>142882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20596">
                <text:p>20596</text:p>
              </table:table-cell>
              <table:table-cell office:value-type="float" office:value="37639">
                <text:p>37639</text:p>
              </table:table-cell>
              <table:table-cell office:value-type="float" office:value="83890">
                <text:p>83890</text:p>
              </table:table-cell>
              <table:table-cell office:value-type="float" office:value="127296">
                <text:p>127296</text:p>
              </table:table-cell>
              <table:table-cell office:value-type="float" office:value="134457">
                <text:p>134457</text:p>
              </table:table-cell>
              <table:table-cell office:value-type="float" office:value="140622">
                <text:p>140622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20844">
                <text:p>20844</text:p>
              </table:table-cell>
              <table:table-cell office:value-type="float" office:value="41574">
                <text:p>41574</text:p>
              </table:table-cell>
              <table:table-cell office:value-type="float" office:value="86216">
                <text:p>86216</text:p>
              </table:table-cell>
              <table:table-cell office:value-type="float" office:value="128721">
                <text:p>128721</text:p>
              </table:table-cell>
              <table:table-cell office:value-type="float" office:value="135514">
                <text:p>135514</text:p>
              </table:table-cell>
              <table:table-cell office:value-type="float" office:value="142248">
                <text:p>142248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20753">
                <text:p>20753</text:p>
              </table:table-cell>
              <table:table-cell office:value-type="float" office:value="43512">
                <text:p>43512</text:p>
              </table:table-cell>
              <table:table-cell office:value-type="float" office:value="92935">
                <text:p>92935</text:p>
              </table:table-cell>
              <table:table-cell office:value-type="float" office:value="130456">
                <text:p>130456</text:p>
              </table:table-cell>
              <table:table-cell office:value-type="float" office:value="137386">
                <text:p>137386</text:p>
              </table:table-cell>
              <table:table-cell office:value-type="float" office:value="145477">
                <text:p>145477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20956">
                <text:p>20956</text:p>
              </table:table-cell>
              <table:table-cell office:value-type="float" office:value="42556">
                <text:p>42556</text:p>
              </table:table-cell>
              <table:table-cell office:value-type="float" office:value="99073">
                <text:p>99073</text:p>
              </table:table-cell>
              <table:table-cell office:value-type="float" office:value="131247">
                <text:p>131247</text:p>
              </table:table-cell>
              <table:table-cell office:value-type="float" office:value="136922">
                <text:p>136922</text:p>
              </table:table-cell>
              <table:table-cell office:value-type="float" office:value="143738">
                <text:p>143738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21547">
                <text:p>21547</text:p>
              </table:table-cell>
              <table:table-cell office:value-type="float" office:value="40052">
                <text:p>40052</text:p>
              </table:table-cell>
              <table:table-cell office:value-type="float" office:value="80957">
                <text:p>80957</text:p>
              </table:table-cell>
              <table:table-cell office:value-type="float" office:value="129389">
                <text:p>129389</text:p>
              </table:table-cell>
              <table:table-cell office:value-type="float" office:value="138182">
                <text:p>138182</text:p>
              </table:table-cell>
              <table:table-cell office:value-type="float" office:value="147944">
                <text:p>147944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21100">
                <text:p>21100</text:p>
              </table:table-cell>
              <table:table-cell office:value-type="float" office:value="39090">
                <text:p>39090</text:p>
              </table:table-cell>
              <table:table-cell office:value-type="float" office:value="76933">
                <text:p>76933</text:p>
              </table:table-cell>
              <table:table-cell office:value-type="float" office:value="132401">
                <text:p>132401</text:p>
              </table:table-cell>
              <table:table-cell office:value-type="float" office:value="139098">
                <text:p>139098</text:p>
              </table:table-cell>
              <table:table-cell office:value-type="float" office:value="145185">
                <text:p>145185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21210">
                <text:p>21210</text:p>
              </table:table-cell>
              <table:table-cell office:value-type="float" office:value="43554">
                <text:p>43554</text:p>
              </table:table-cell>
              <table:table-cell office:value-type="float" office:value="104554">
                <text:p>104554</text:p>
              </table:table-cell>
              <table:table-cell office:value-type="float" office:value="131950">
                <text:p>131950</text:p>
              </table:table-cell>
              <table:table-cell office:value-type="float" office:value="139164">
                <text:p>139164</text:p>
              </table:table-cell>
              <table:table-cell office:value-type="float" office:value="146339">
                <text:p>146339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21664">
                <text:p>21664</text:p>
              </table:table-cell>
              <table:table-cell office:value-type="float" office:value="43663">
                <text:p>43663</text:p>
              </table:table-cell>
              <table:table-cell office:value-type="float" office:value="93087">
                <text:p>93087</text:p>
              </table:table-cell>
              <table:table-cell office:value-type="float" office:value="132135">
                <text:p>132135</text:p>
              </table:table-cell>
              <table:table-cell office:value-type="float" office:value="139049">
                <text:p>139049</text:p>
              </table:table-cell>
              <table:table-cell office:value-type="float" office:value="148496">
                <text:p>148496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21336">
                <text:p>21336</text:p>
              </table:table-cell>
              <table:table-cell office:value-type="float" office:value="41100">
                <text:p>41100</text:p>
              </table:table-cell>
              <table:table-cell office:value-type="float" office:value="90063">
                <text:p>90063</text:p>
              </table:table-cell>
              <table:table-cell office:value-type="float" office:value="132947">
                <text:p>132947</text:p>
              </table:table-cell>
              <table:table-cell office:value-type="float" office:value="139534">
                <text:p>139534</text:p>
              </table:table-cell>
              <table:table-cell office:value-type="float" office:value="148660">
                <text:p>148660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21777">
                <text:p>21777</text:p>
              </table:table-cell>
              <table:table-cell office:value-type="float" office:value="40983">
                <text:p>40983</text:p>
              </table:table-cell>
              <table:table-cell office:value-type="float" office:value="78578">
                <text:p>78578</text:p>
              </table:table-cell>
              <table:table-cell office:value-type="float" office:value="134741">
                <text:p>134741</text:p>
              </table:table-cell>
              <table:table-cell office:value-type="float" office:value="140824">
                <text:p>140824</text:p>
              </table:table-cell>
              <table:table-cell office:value-type="float" office:value="150242">
                <text:p>150242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22316">
                <text:p>22316</text:p>
              </table:table-cell>
              <table:table-cell office:value-type="float" office:value="43351">
                <text:p>43351</text:p>
              </table:table-cell>
              <table:table-cell office:value-type="float" office:value="89467">
                <text:p>89467</text:p>
              </table:table-cell>
              <table:table-cell office:value-type="float" office:value="134208">
                <text:p>134208</text:p>
              </table:table-cell>
              <table:table-cell office:value-type="float" office:value="141060">
                <text:p>141060</text:p>
              </table:table-cell>
              <table:table-cell office:value-type="float" office:value="151318">
                <text:p>151318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21901">
                <text:p>21901</text:p>
              </table:table-cell>
              <table:table-cell office:value-type="float" office:value="42857">
                <text:p>42857</text:p>
              </table:table-cell>
              <table:table-cell office:value-type="float" office:value="93089">
                <text:p>93089</text:p>
              </table:table-cell>
              <table:table-cell office:value-type="float" office:value="134433">
                <text:p>134433</text:p>
              </table:table-cell>
              <table:table-cell office:value-type="float" office:value="141550">
                <text:p>141550</text:p>
              </table:table-cell>
              <table:table-cell office:value-type="float" office:value="150688">
                <text:p>150688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22574">
                <text:p>22574</text:p>
              </table:table-cell>
              <table:table-cell office:value-type="float" office:value="43755">
                <text:p>43755</text:p>
              </table:table-cell>
              <table:table-cell office:value-type="float" office:value="115704">
                <text:p>115704</text:p>
              </table:table-cell>
              <table:table-cell office:value-type="float" office:value="135241">
                <text:p>135241</text:p>
              </table:table-cell>
              <table:table-cell office:value-type="float" office:value="142408">
                <text:p>142408</text:p>
              </table:table-cell>
              <table:table-cell office:value-type="float" office:value="156080">
                <text:p>156080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22782">
                <text:p>22782</text:p>
              </table:table-cell>
              <table:table-cell office:value-type="float" office:value="43230">
                <text:p>43230</text:p>
              </table:table-cell>
              <table:table-cell office:value-type="float" office:value="86925">
                <text:p>86925</text:p>
              </table:table-cell>
              <table:table-cell office:value-type="float" office:value="136747">
                <text:p>136747</text:p>
              </table:table-cell>
              <table:table-cell office:value-type="float" office:value="142799">
                <text:p>142799</text:p>
              </table:table-cell>
              <table:table-cell office:value-type="float" office:value="150016">
                <text:p>150016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22969">
                <text:p>22969</text:p>
              </table:table-cell>
              <table:table-cell office:value-type="float" office:value="42024">
                <text:p>42024</text:p>
              </table:table-cell>
              <table:table-cell office:value-type="float" office:value="92661">
                <text:p>92661</text:p>
              </table:table-cell>
              <table:table-cell office:value-type="float" office:value="137342">
                <text:p>137342</text:p>
              </table:table-cell>
              <table:table-cell office:value-type="float" office:value="143055">
                <text:p>143055</text:p>
              </table:table-cell>
              <table:table-cell office:value-type="float" office:value="155247">
                <text:p>155247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22278">
                <text:p>22278</text:p>
              </table:table-cell>
              <table:table-cell office:value-type="float" office:value="42325">
                <text:p>42325</text:p>
              </table:table-cell>
              <table:table-cell office:value-type="float" office:value="98669">
                <text:p>98669</text:p>
              </table:table-cell>
              <table:table-cell office:value-type="float" office:value="136879">
                <text:p>136879</text:p>
              </table:table-cell>
              <table:table-cell office:value-type="float" office:value="143334">
                <text:p>143334</text:p>
              </table:table-cell>
              <table:table-cell office:value-type="float" office:value="149867">
                <text:p>149867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23931">
                <text:p>23931</text:p>
              </table:table-cell>
              <table:table-cell office:value-type="float" office:value="41493">
                <text:p>41493</text:p>
              </table:table-cell>
              <table:table-cell office:value-type="float" office:value="84800">
                <text:p>84800</text:p>
              </table:table-cell>
              <table:table-cell office:value-type="float" office:value="137900">
                <text:p>137900</text:p>
              </table:table-cell>
              <table:table-cell office:value-type="float" office:value="144212">
                <text:p>144212</text:p>
              </table:table-cell>
              <table:table-cell office:value-type="float" office:value="151377">
                <text:p>151377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22992">
                <text:p>22992</text:p>
              </table:table-cell>
              <table:table-cell office:value-type="float" office:value="45639">
                <text:p>45639</text:p>
              </table:table-cell>
              <table:table-cell office:value-type="float" office:value="84741">
                <text:p>84741</text:p>
              </table:table-cell>
              <table:table-cell office:value-type="float" office:value="137736">
                <text:p>137736</text:p>
              </table:table-cell>
              <table:table-cell office:value-type="float" office:value="145374">
                <text:p>145374</text:p>
              </table:table-cell>
              <table:table-cell office:value-type="float" office:value="154394">
                <text:p>154394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22848">
                <text:p>22848</text:p>
              </table:table-cell>
              <table:table-cell office:value-type="float" office:value="42889">
                <text:p>42889</text:p>
              </table:table-cell>
              <table:table-cell office:value-type="float" office:value="89935">
                <text:p>89935</text:p>
              </table:table-cell>
              <table:table-cell office:value-type="float" office:value="138760">
                <text:p>138760</text:p>
              </table:table-cell>
              <table:table-cell office:value-type="float" office:value="145911">
                <text:p>145911</text:p>
              </table:table-cell>
              <table:table-cell office:value-type="float" office:value="155508">
                <text:p>155508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22657">
                <text:p>22657</text:p>
              </table:table-cell>
              <table:table-cell office:value-type="float" office:value="47180">
                <text:p>47180</text:p>
              </table:table-cell>
              <table:table-cell office:value-type="float" office:value="83659">
                <text:p>83659</text:p>
              </table:table-cell>
              <table:table-cell office:value-type="float" office:value="140120">
                <text:p>140120</text:p>
              </table:table-cell>
              <table:table-cell office:value-type="float" office:value="145968">
                <text:p>145968</text:p>
              </table:table-cell>
              <table:table-cell office:value-type="float" office:value="155476">
                <text:p>155476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22909">
                <text:p>22909</text:p>
              </table:table-cell>
              <table:table-cell office:value-type="float" office:value="46538">
                <text:p>46538</text:p>
              </table:table-cell>
              <table:table-cell office:value-type="float" office:value="100116">
                <text:p>100116</text:p>
              </table:table-cell>
              <table:table-cell office:value-type="float" office:value="140394">
                <text:p>140394</text:p>
              </table:table-cell>
              <table:table-cell office:value-type="float" office:value="147012">
                <text:p>147012</text:p>
              </table:table-cell>
              <table:table-cell office:value-type="float" office:value="160291">
                <text:p>160291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22759">
                <text:p>22759</text:p>
              </table:table-cell>
              <table:table-cell office:value-type="float" office:value="43357">
                <text:p>43357</text:p>
              </table:table-cell>
              <table:table-cell office:value-type="float" office:value="78944">
                <text:p>78944</text:p>
              </table:table-cell>
              <table:table-cell office:value-type="float" office:value="141085">
                <text:p>141085</text:p>
              </table:table-cell>
              <table:table-cell office:value-type="float" office:value="147478">
                <text:p>147478</text:p>
              </table:table-cell>
              <table:table-cell office:value-type="float" office:value="154733">
                <text:p>154733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23779">
                <text:p>23779</text:p>
              </table:table-cell>
              <table:table-cell office:value-type="float" office:value="43194">
                <text:p>43194</text:p>
              </table:table-cell>
              <table:table-cell office:value-type="float" office:value="82030">
                <text:p>82030</text:p>
              </table:table-cell>
              <table:table-cell office:value-type="float" office:value="141787">
                <text:p>141787</text:p>
              </table:table-cell>
              <table:table-cell office:value-type="float" office:value="148391">
                <text:p>148391</text:p>
              </table:table-cell>
              <table:table-cell office:value-type="float" office:value="158259">
                <text:p>158259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23129">
                <text:p>23129</text:p>
              </table:table-cell>
              <table:table-cell office:value-type="float" office:value="46736">
                <text:p>46736</text:p>
              </table:table-cell>
              <table:table-cell office:value-type="float" office:value="96497">
                <text:p>96497</text:p>
              </table:table-cell>
              <table:table-cell office:value-type="float" office:value="142435">
                <text:p>142435</text:p>
              </table:table-cell>
              <table:table-cell office:value-type="float" office:value="148895">
                <text:p>148895</text:p>
              </table:table-cell>
              <table:table-cell office:value-type="float" office:value="159246">
                <text:p>159246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23010">
                <text:p>23010</text:p>
              </table:table-cell>
              <table:table-cell office:value-type="float" office:value="47034">
                <text:p>47034</text:p>
              </table:table-cell>
              <table:table-cell office:value-type="float" office:value="94719">
                <text:p>94719</text:p>
              </table:table-cell>
              <table:table-cell office:value-type="float" office:value="144101">
                <text:p>144101</text:p>
              </table:table-cell>
              <table:table-cell office:value-type="float" office:value="149697">
                <text:p>149697</text:p>
              </table:table-cell>
              <table:table-cell office:value-type="float" office:value="160070">
                <text:p>160070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23044">
                <text:p>23044</text:p>
              </table:table-cell>
              <table:table-cell office:value-type="float" office:value="47311">
                <text:p>47311</text:p>
              </table:table-cell>
              <table:table-cell office:value-type="float" office:value="99138">
                <text:p>99138</text:p>
              </table:table-cell>
              <table:table-cell office:value-type="float" office:value="144094">
                <text:p>144094</text:p>
              </table:table-cell>
              <table:table-cell office:value-type="float" office:value="149925">
                <text:p>149925</text:p>
              </table:table-cell>
              <table:table-cell office:value-type="float" office:value="158987">
                <text:p>158987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23209">
                <text:p>23209</text:p>
              </table:table-cell>
              <table:table-cell office:value-type="float" office:value="47756">
                <text:p>47756</text:p>
              </table:table-cell>
              <table:table-cell office:value-type="float" office:value="98606">
                <text:p>98606</text:p>
              </table:table-cell>
              <table:table-cell office:value-type="float" office:value="144760">
                <text:p>144760</text:p>
              </table:table-cell>
              <table:table-cell office:value-type="float" office:value="150673">
                <text:p>150673</text:p>
              </table:table-cell>
              <table:table-cell office:value-type="float" office:value="158638">
                <text:p>158638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23693">
                <text:p>23693</text:p>
              </table:table-cell>
              <table:table-cell office:value-type="float" office:value="45374">
                <text:p>45374</text:p>
              </table:table-cell>
              <table:table-cell office:value-type="float" office:value="127322">
                <text:p>127322</text:p>
              </table:table-cell>
              <table:table-cell office:value-type="float" office:value="145381">
                <text:p>145381</text:p>
              </table:table-cell>
              <table:table-cell office:value-type="float" office:value="151218">
                <text:p>151218</text:p>
              </table:table-cell>
              <table:table-cell office:value-type="float" office:value="162556">
                <text:p>162556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23360">
                <text:p>23360</text:p>
              </table:table-cell>
              <table:table-cell office:value-type="float" office:value="44718">
                <text:p>44718</text:p>
              </table:table-cell>
              <table:table-cell office:value-type="float" office:value="106955">
                <text:p>106955</text:p>
              </table:table-cell>
              <table:table-cell office:value-type="float" office:value="144463">
                <text:p>144463</text:p>
              </table:table-cell>
              <table:table-cell office:value-type="float" office:value="152051">
                <text:p>152051</text:p>
              </table:table-cell>
              <table:table-cell office:value-type="float" office:value="163767">
                <text:p>163767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24053">
                <text:p>24053</text:p>
              </table:table-cell>
              <table:table-cell office:value-type="float" office:value="45417">
                <text:p>45417</text:p>
              </table:table-cell>
              <table:table-cell office:value-type="float" office:value="94252">
                <text:p>94252</text:p>
              </table:table-cell>
              <table:table-cell office:value-type="float" office:value="146322">
                <text:p>146322</text:p>
              </table:table-cell>
              <table:table-cell office:value-type="float" office:value="152406">
                <text:p>152406</text:p>
              </table:table-cell>
              <table:table-cell office:value-type="float" office:value="163075">
                <text:p>163075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24601">
                <text:p>24601</text:p>
              </table:table-cell>
              <table:table-cell office:value-type="float" office:value="47968">
                <text:p>47968</text:p>
              </table:table-cell>
              <table:table-cell office:value-type="float" office:value="99437">
                <text:p>99437</text:p>
              </table:table-cell>
              <table:table-cell office:value-type="float" office:value="146393">
                <text:p>146393</text:p>
              </table:table-cell>
              <table:table-cell office:value-type="float" office:value="153252">
                <text:p>153252</text:p>
              </table:table-cell>
              <table:table-cell office:value-type="float" office:value="162443">
                <text:p>162443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24392">
                <text:p>24392</text:p>
              </table:table-cell>
              <table:table-cell office:value-type="float" office:value="49242">
                <text:p>49242</text:p>
              </table:table-cell>
              <table:table-cell office:value-type="float" office:value="95063">
                <text:p>95063</text:p>
              </table:table-cell>
              <table:table-cell office:value-type="float" office:value="148770">
                <text:p>148770</text:p>
              </table:table-cell>
              <table:table-cell office:value-type="float" office:value="154534">
                <text:p>154534</text:p>
              </table:table-cell>
              <table:table-cell office:value-type="float" office:value="165310">
                <text:p>165310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23911">
                <text:p>23911</text:p>
              </table:table-cell>
              <table:table-cell office:value-type="float" office:value="49488">
                <text:p>49488</text:p>
              </table:table-cell>
              <table:table-cell office:value-type="float" office:value="99213">
                <text:p>99213</text:p>
              </table:table-cell>
              <table:table-cell office:value-type="float" office:value="148941">
                <text:p>148941</text:p>
              </table:table-cell>
              <table:table-cell office:value-type="float" office:value="154363">
                <text:p>154363</text:p>
              </table:table-cell>
              <table:table-cell office:value-type="float" office:value="165312">
                <text:p>165312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23800">
                <text:p>23800</text:p>
              </table:table-cell>
              <table:table-cell office:value-type="float" office:value="47855">
                <text:p>47855</text:p>
              </table:table-cell>
              <table:table-cell office:value-type="float" office:value="110089">
                <text:p>110089</text:p>
              </table:table-cell>
              <table:table-cell office:value-type="float" office:value="148930">
                <text:p>148930</text:p>
              </table:table-cell>
              <table:table-cell office:value-type="float" office:value="155026">
                <text:p>155026</text:p>
              </table:table-cell>
              <table:table-cell office:value-type="float" office:value="161972">
                <text:p>161972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24046">
                <text:p>24046</text:p>
              </table:table-cell>
              <table:table-cell office:value-type="float" office:value="48760">
                <text:p>48760</text:p>
              </table:table-cell>
              <table:table-cell office:value-type="float" office:value="136154">
                <text:p>136154</text:p>
              </table:table-cell>
              <table:table-cell office:value-type="float" office:value="150213">
                <text:p>150213</text:p>
              </table:table-cell>
              <table:table-cell office:value-type="float" office:value="156802">
                <text:p>156802</text:p>
              </table:table-cell>
              <table:table-cell office:value-type="float" office:value="170978">
                <text:p>170978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24004">
                <text:p>24004</text:p>
              </table:table-cell>
              <table:table-cell office:value-type="float" office:value="48838">
                <text:p>48838</text:p>
              </table:table-cell>
              <table:table-cell office:value-type="float" office:value="89620">
                <text:p>89620</text:p>
              </table:table-cell>
              <table:table-cell office:value-type="float" office:value="150376">
                <text:p>150376</text:p>
              </table:table-cell>
              <table:table-cell office:value-type="float" office:value="156245">
                <text:p>156245</text:p>
              </table:table-cell>
              <table:table-cell office:value-type="float" office:value="164387">
                <text:p>164387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24118">
                <text:p>24118</text:p>
              </table:table-cell>
              <table:table-cell office:value-type="float" office:value="48000">
                <text:p>48000</text:p>
              </table:table-cell>
              <table:table-cell office:value-type="float" office:value="82192">
                <text:p>82192</text:p>
              </table:table-cell>
              <table:table-cell office:value-type="float" office:value="150394">
                <text:p>150394</text:p>
              </table:table-cell>
              <table:table-cell office:value-type="float" office:value="157954">
                <text:p>157954</text:p>
              </table:table-cell>
              <table:table-cell office:value-type="float" office:value="165346">
                <text:p>165346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24784">
                <text:p>24784</text:p>
              </table:table-cell>
              <table:table-cell office:value-type="float" office:value="48808">
                <text:p>48808</text:p>
              </table:table-cell>
              <table:table-cell office:value-type="float" office:value="94349">
                <text:p>94349</text:p>
              </table:table-cell>
              <table:table-cell office:value-type="float" office:value="149974">
                <text:p>149974</text:p>
              </table:table-cell>
              <table:table-cell office:value-type="float" office:value="158252">
                <text:p>158252</text:p>
              </table:table-cell>
              <table:table-cell office:value-type="float" office:value="170131">
                <text:p>170131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24689">
                <text:p>24689</text:p>
              </table:table-cell>
              <table:table-cell office:value-type="float" office:value="49498">
                <text:p>49498</text:p>
              </table:table-cell>
              <table:table-cell office:value-type="float" office:value="112371">
                <text:p>112371</text:p>
              </table:table-cell>
              <table:table-cell office:value-type="float" office:value="151490">
                <text:p>151490</text:p>
              </table:table-cell>
              <table:table-cell office:value-type="float" office:value="159247">
                <text:p>159247</text:p>
              </table:table-cell>
              <table:table-cell office:value-type="float" office:value="168680">
                <text:p>168680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24494">
                <text:p>24494</text:p>
              </table:table-cell>
              <table:table-cell office:value-type="float" office:value="47848">
                <text:p>47848</text:p>
              </table:table-cell>
              <table:table-cell office:value-type="float" office:value="120903">
                <text:p>120903</text:p>
              </table:table-cell>
              <table:table-cell office:value-type="float" office:value="151733">
                <text:p>151733</text:p>
              </table:table-cell>
              <table:table-cell office:value-type="float" office:value="158583">
                <text:p>158583</text:p>
              </table:table-cell>
              <table:table-cell office:value-type="float" office:value="169221">
                <text:p>169221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24623">
                <text:p>24623</text:p>
              </table:table-cell>
              <table:table-cell office:value-type="float" office:value="49500">
                <text:p>49500</text:p>
              </table:table-cell>
              <table:table-cell office:value-type="float" office:value="100573">
                <text:p>100573</text:p>
              </table:table-cell>
              <table:table-cell office:value-type="float" office:value="153448">
                <text:p>153448</text:p>
              </table:table-cell>
              <table:table-cell office:value-type="float" office:value="159300">
                <text:p>159300</text:p>
              </table:table-cell>
              <table:table-cell office:value-type="float" office:value="169425">
                <text:p>169425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26112">
                <text:p>26112</text:p>
              </table:table-cell>
              <table:table-cell office:value-type="float" office:value="50868">
                <text:p>50868</text:p>
              </table:table-cell>
              <table:table-cell office:value-type="float" office:value="107916">
                <text:p>107916</text:p>
              </table:table-cell>
              <table:table-cell office:value-type="float" office:value="152974">
                <text:p>152974</text:p>
              </table:table-cell>
              <table:table-cell office:value-type="float" office:value="160159">
                <text:p>160159</text:p>
              </table:table-cell>
              <table:table-cell office:value-type="float" office:value="167168">
                <text:p>167168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24756">
                <text:p>24756</text:p>
              </table:table-cell>
              <table:table-cell office:value-type="float" office:value="45837">
                <text:p>45837</text:p>
              </table:table-cell>
              <table:table-cell office:value-type="float" office:value="96942">
                <text:p>96942</text:p>
              </table:table-cell>
              <table:table-cell office:value-type="float" office:value="154189">
                <text:p>154189</text:p>
              </table:table-cell>
              <table:table-cell office:value-type="float" office:value="160762">
                <text:p>160762</text:p>
              </table:table-cell>
              <table:table-cell office:value-type="float" office:value="171062">
                <text:p>171062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25393">
                <text:p>25393</text:p>
              </table:table-cell>
              <table:table-cell office:value-type="float" office:value="46847">
                <text:p>46847</text:p>
              </table:table-cell>
              <table:table-cell office:value-type="float" office:value="111377">
                <text:p>111377</text:p>
              </table:table-cell>
              <table:table-cell office:value-type="float" office:value="154755">
                <text:p>154755</text:p>
              </table:table-cell>
              <table:table-cell office:value-type="float" office:value="161858">
                <text:p>161858</text:p>
              </table:table-cell>
              <table:table-cell office:value-type="float" office:value="171694">
                <text:p>171694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25582">
                <text:p>25582</text:p>
              </table:table-cell>
              <table:table-cell office:value-type="float" office:value="48521">
                <text:p>48521</text:p>
              </table:table-cell>
              <table:table-cell office:value-type="float" office:value="106423">
                <text:p>106423</text:p>
              </table:table-cell>
              <table:table-cell office:value-type="float" office:value="155151">
                <text:p>155151</text:p>
              </table:table-cell>
              <table:table-cell office:value-type="float" office:value="162724">
                <text:p>162724</text:p>
              </table:table-cell>
              <table:table-cell office:value-type="float" office:value="170018">
                <text:p>170018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25321">
                <text:p>25321</text:p>
              </table:table-cell>
              <table:table-cell office:value-type="float" office:value="51811">
                <text:p>51811</text:p>
              </table:table-cell>
              <table:table-cell office:value-type="float" office:value="114177">
                <text:p>114177</text:p>
              </table:table-cell>
              <table:table-cell office:value-type="float" office:value="155779">
                <text:p>155779</text:p>
              </table:table-cell>
              <table:table-cell office:value-type="float" office:value="163575">
                <text:p>163575</text:p>
              </table:table-cell>
              <table:table-cell office:value-type="float" office:value="173653">
                <text:p>173653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25206">
                <text:p>25206</text:p>
              </table:table-cell>
              <table:table-cell office:value-type="float" office:value="49293">
                <text:p>49293</text:p>
              </table:table-cell>
              <table:table-cell office:value-type="float" office:value="105006">
                <text:p>105006</text:p>
              </table:table-cell>
              <table:table-cell office:value-type="float" office:value="156239">
                <text:p>156239</text:p>
              </table:table-cell>
              <table:table-cell office:value-type="float" office:value="164369">
                <text:p>164369</text:p>
              </table:table-cell>
              <table:table-cell office:value-type="float" office:value="173662">
                <text:p>173662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25458">
                <text:p>25458</text:p>
              </table:table-cell>
              <table:table-cell office:value-type="float" office:value="48908">
                <text:p>48908</text:p>
              </table:table-cell>
              <table:table-cell office:value-type="float" office:value="103218">
                <text:p>103218</text:p>
              </table:table-cell>
              <table:table-cell office:value-type="float" office:value="158049">
                <text:p>158049</text:p>
              </table:table-cell>
              <table:table-cell office:value-type="float" office:value="165121">
                <text:p>165121</text:p>
              </table:table-cell>
              <table:table-cell office:value-type="float" office:value="173020">
                <text:p>173020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25604">
                <text:p>25604</text:p>
              </table:table-cell>
              <table:table-cell office:value-type="float" office:value="47607">
                <text:p>47607</text:p>
              </table:table-cell>
              <table:table-cell office:value-type="float" office:value="96657">
                <text:p>96657</text:p>
              </table:table-cell>
              <table:table-cell office:value-type="float" office:value="157576">
                <text:p>157576</text:p>
              </table:table-cell>
              <table:table-cell office:value-type="float" office:value="165478">
                <text:p>165478</text:p>
              </table:table-cell>
              <table:table-cell office:value-type="float" office:value="174772">
                <text:p>174772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26064">
                <text:p>26064</text:p>
              </table:table-cell>
              <table:table-cell office:value-type="float" office:value="50246">
                <text:p>50246</text:p>
              </table:table-cell>
              <table:table-cell office:value-type="float" office:value="133903">
                <text:p>133903</text:p>
              </table:table-cell>
              <table:table-cell office:value-type="float" office:value="158897">
                <text:p>158897</text:p>
              </table:table-cell>
              <table:table-cell office:value-type="float" office:value="166143">
                <text:p>166143</text:p>
              </table:table-cell>
              <table:table-cell office:value-type="float" office:value="173096">
                <text:p>173096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26888">
                <text:p>26888</text:p>
              </table:table-cell>
              <table:table-cell office:value-type="float" office:value="54193">
                <text:p>54193</text:p>
              </table:table-cell>
              <table:table-cell office:value-type="float" office:value="103011">
                <text:p>103011</text:p>
              </table:table-cell>
              <table:table-cell office:value-type="float" office:value="159577">
                <text:p>159577</text:p>
              </table:table-cell>
              <table:table-cell office:value-type="float" office:value="167277">
                <text:p>167277</text:p>
              </table:table-cell>
              <table:table-cell office:value-type="float" office:value="177895">
                <text:p>177895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25714">
                <text:p>25714</text:p>
              </table:table-cell>
              <table:table-cell office:value-type="float" office:value="51820">
                <text:p>51820</text:p>
              </table:table-cell>
              <table:table-cell office:value-type="float" office:value="115769">
                <text:p>115769</text:p>
              </table:table-cell>
              <table:table-cell office:value-type="float" office:value="159172">
                <text:p>159172</text:p>
              </table:table-cell>
              <table:table-cell office:value-type="float" office:value="166857">
                <text:p>166857</text:p>
              </table:table-cell>
              <table:table-cell office:value-type="float" office:value="177309">
                <text:p>177309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25855">
                <text:p>25855</text:p>
              </table:table-cell>
              <table:table-cell office:value-type="float" office:value="49201">
                <text:p>49201</text:p>
              </table:table-cell>
              <table:table-cell office:value-type="float" office:value="105001">
                <text:p>105001</text:p>
              </table:table-cell>
              <table:table-cell office:value-type="float" office:value="161080">
                <text:p>161080</text:p>
              </table:table-cell>
              <table:table-cell office:value-type="float" office:value="168436">
                <text:p>168436</text:p>
              </table:table-cell>
              <table:table-cell office:value-type="float" office:value="176680">
                <text:p>176680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26123">
                <text:p>26123</text:p>
              </table:table-cell>
              <table:table-cell office:value-type="float" office:value="53840">
                <text:p>53840</text:p>
              </table:table-cell>
              <table:table-cell office:value-type="float" office:value="99691">
                <text:p>99691</text:p>
              </table:table-cell>
              <table:table-cell office:value-type="float" office:value="160448">
                <text:p>160448</text:p>
              </table:table-cell>
              <table:table-cell office:value-type="float" office:value="169005">
                <text:p>169005</text:p>
              </table:table-cell>
              <table:table-cell office:value-type="float" office:value="176344">
                <text:p>176344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26776">
                <text:p>26776</text:p>
              </table:table-cell>
              <table:table-cell office:value-type="float" office:value="52805">
                <text:p>52805</text:p>
              </table:table-cell>
              <table:table-cell office:value-type="float" office:value="115951">
                <text:p>115951</text:p>
              </table:table-cell>
              <table:table-cell office:value-type="float" office:value="160061">
                <text:p>160061</text:p>
              </table:table-cell>
              <table:table-cell office:value-type="float" office:value="169250">
                <text:p>169250</text:p>
              </table:table-cell>
              <table:table-cell office:value-type="float" office:value="177523">
                <text:p>177523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26072">
                <text:p>26072</text:p>
              </table:table-cell>
              <table:table-cell office:value-type="float" office:value="51190">
                <text:p>51190</text:p>
              </table:table-cell>
              <table:table-cell office:value-type="float" office:value="115308">
                <text:p>115308</text:p>
              </table:table-cell>
              <table:table-cell office:value-type="float" office:value="162851">
                <text:p>162851</text:p>
              </table:table-cell>
              <table:table-cell office:value-type="float" office:value="170803">
                <text:p>170803</text:p>
              </table:table-cell>
              <table:table-cell office:value-type="float" office:value="179957">
                <text:p>179957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26293">
                <text:p>26293</text:p>
              </table:table-cell>
              <table:table-cell office:value-type="float" office:value="52180">
                <text:p>52180</text:p>
              </table:table-cell>
              <table:table-cell office:value-type="float" office:value="130731">
                <text:p>130731</text:p>
              </table:table-cell>
              <table:table-cell office:value-type="float" office:value="162742">
                <text:p>162742</text:p>
              </table:table-cell>
              <table:table-cell office:value-type="float" office:value="170500">
                <text:p>170500</text:p>
              </table:table-cell>
              <table:table-cell office:value-type="float" office:value="184360">
                <text:p>184360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26380">
                <text:p>26380</text:p>
              </table:table-cell>
              <table:table-cell office:value-type="float" office:value="50539">
                <text:p>50539</text:p>
              </table:table-cell>
              <table:table-cell office:value-type="float" office:value="96717">
                <text:p>96717</text:p>
              </table:table-cell>
              <table:table-cell office:value-type="float" office:value="164984">
                <text:p>164984</text:p>
              </table:table-cell>
              <table:table-cell office:value-type="float" office:value="171288">
                <text:p>171288</text:p>
              </table:table-cell>
              <table:table-cell office:value-type="float" office:value="177879">
                <text:p>177879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26503">
                <text:p>26503</text:p>
              </table:table-cell>
              <table:table-cell office:value-type="float" office:value="53019">
                <text:p>53019</text:p>
              </table:table-cell>
              <table:table-cell office:value-type="float" office:value="102079">
                <text:p>102079</text:p>
              </table:table-cell>
              <table:table-cell office:value-type="float" office:value="163419">
                <text:p>163419</text:p>
              </table:table-cell>
              <table:table-cell office:value-type="float" office:value="171452">
                <text:p>171452</text:p>
              </table:table-cell>
              <table:table-cell office:value-type="float" office:value="178869">
                <text:p>178869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26564">
                <text:p>26564</text:p>
              </table:table-cell>
              <table:table-cell office:value-type="float" office:value="54956">
                <text:p>54956</text:p>
              </table:table-cell>
              <table:table-cell office:value-type="float" office:value="131457">
                <text:p>131457</text:p>
              </table:table-cell>
              <table:table-cell office:value-type="float" office:value="166051">
                <text:p>166051</text:p>
              </table:table-cell>
              <table:table-cell office:value-type="float" office:value="172547">
                <text:p>172547</text:p>
              </table:table-cell>
              <table:table-cell office:value-type="float" office:value="179803">
                <text:p>179803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27138">
                <text:p>27138</text:p>
              </table:table-cell>
              <table:table-cell office:value-type="float" office:value="50988">
                <text:p>50988</text:p>
              </table:table-cell>
              <table:table-cell office:value-type="float" office:value="101347">
                <text:p>101347</text:p>
              </table:table-cell>
              <table:table-cell office:value-type="float" office:value="166205">
                <text:p>166205</text:p>
              </table:table-cell>
              <table:table-cell office:value-type="float" office:value="172346">
                <text:p>172346</text:p>
              </table:table-cell>
              <table:table-cell office:value-type="float" office:value="180714">
                <text:p>180714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26600">
                <text:p>26600</text:p>
              </table:table-cell>
              <table:table-cell office:value-type="float" office:value="50673">
                <text:p>50673</text:p>
              </table:table-cell>
              <table:table-cell office:value-type="float" office:value="106358">
                <text:p>106358</text:p>
              </table:table-cell>
              <table:table-cell office:value-type="float" office:value="166856">
                <text:p>166856</text:p>
              </table:table-cell>
              <table:table-cell office:value-type="float" office:value="172907">
                <text:p>172907</text:p>
              </table:table-cell>
              <table:table-cell office:value-type="float" office:value="181018">
                <text:p>181018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27143">
                <text:p>27143</text:p>
              </table:table-cell>
              <table:table-cell office:value-type="float" office:value="54781">
                <text:p>54781</text:p>
              </table:table-cell>
              <table:table-cell office:value-type="float" office:value="138695">
                <text:p>138695</text:p>
              </table:table-cell>
              <table:table-cell office:value-type="float" office:value="166977">
                <text:p>166977</text:p>
              </table:table-cell>
              <table:table-cell office:value-type="float" office:value="173860">
                <text:p>173860</text:p>
              </table:table-cell>
              <table:table-cell office:value-type="float" office:value="181286">
                <text:p>181286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27051">
                <text:p>27051</text:p>
              </table:table-cell>
              <table:table-cell office:value-type="float" office:value="52759">
                <text:p>52759</text:p>
              </table:table-cell>
              <table:table-cell office:value-type="float" office:value="126644">
                <text:p>126644</text:p>
              </table:table-cell>
              <table:table-cell office:value-type="float" office:value="167527">
                <text:p>167527</text:p>
              </table:table-cell>
              <table:table-cell office:value-type="float" office:value="174899">
                <text:p>174899</text:p>
              </table:table-cell>
              <table:table-cell office:value-type="float" office:value="183800">
                <text:p>183800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27332">
                <text:p>27332</text:p>
              </table:table-cell>
              <table:table-cell office:value-type="float" office:value="50162">
                <text:p>50162</text:p>
              </table:table-cell>
              <table:table-cell office:value-type="float" office:value="105141">
                <text:p>105141</text:p>
              </table:table-cell>
              <table:table-cell office:value-type="float" office:value="168129">
                <text:p>168129</text:p>
              </table:table-cell>
              <table:table-cell office:value-type="float" office:value="176085">
                <text:p>176085</text:p>
              </table:table-cell>
              <table:table-cell office:value-type="float" office:value="186404">
                <text:p>186404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27313">
                <text:p>27313</text:p>
              </table:table-cell>
              <table:table-cell office:value-type="float" office:value="56045">
                <text:p>56045</text:p>
              </table:table-cell>
              <table:table-cell office:value-type="float" office:value="132888">
                <text:p>132888</text:p>
              </table:table-cell>
              <table:table-cell office:value-type="float" office:value="168408">
                <text:p>168408</text:p>
              </table:table-cell>
              <table:table-cell office:value-type="float" office:value="175789">
                <text:p>175789</text:p>
              </table:table-cell>
              <table:table-cell office:value-type="float" office:value="183809">
                <text:p>183809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27705">
                <text:p>27705</text:p>
              </table:table-cell>
              <table:table-cell office:value-type="float" office:value="54748">
                <text:p>54748</text:p>
              </table:table-cell>
              <table:table-cell office:value-type="float" office:value="119611">
                <text:p>119611</text:p>
              </table:table-cell>
              <table:table-cell office:value-type="float" office:value="169670">
                <text:p>169670</text:p>
              </table:table-cell>
              <table:table-cell office:value-type="float" office:value="176515">
                <text:p>176515</text:p>
              </table:table-cell>
              <table:table-cell office:value-type="float" office:value="187537">
                <text:p>187537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27630">
                <text:p>27630</text:p>
              </table:table-cell>
              <table:table-cell office:value-type="float" office:value="55223">
                <text:p>55223</text:p>
              </table:table-cell>
              <table:table-cell office:value-type="float" office:value="115000">
                <text:p>115000</text:p>
              </table:table-cell>
              <table:table-cell office:value-type="float" office:value="170576">
                <text:p>170576</text:p>
              </table:table-cell>
              <table:table-cell office:value-type="float" office:value="176735">
                <text:p>176735</text:p>
              </table:table-cell>
              <table:table-cell office:value-type="float" office:value="185959">
                <text:p>185959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28642">
                <text:p>28642</text:p>
              </table:table-cell>
              <table:table-cell office:value-type="float" office:value="56797">
                <text:p>56797</text:p>
              </table:table-cell>
              <table:table-cell office:value-type="float" office:value="111180">
                <text:p>111180</text:p>
              </table:table-cell>
              <table:table-cell office:value-type="float" office:value="171422">
                <text:p>171422</text:p>
              </table:table-cell>
              <table:table-cell office:value-type="float" office:value="178613">
                <text:p>178613</text:p>
              </table:table-cell>
              <table:table-cell office:value-type="float" office:value="192516">
                <text:p>192516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27570">
                <text:p>27570</text:p>
              </table:table-cell>
              <table:table-cell office:value-type="float" office:value="54265">
                <text:p>54265</text:p>
              </table:table-cell>
              <table:table-cell office:value-type="float" office:value="115057">
                <text:p>115057</text:p>
              </table:table-cell>
              <table:table-cell office:value-type="float" office:value="171405">
                <text:p>171405</text:p>
              </table:table-cell>
              <table:table-cell office:value-type="float" office:value="178310">
                <text:p>178310</text:p>
              </table:table-cell>
              <table:table-cell office:value-type="float" office:value="189436">
                <text:p>189436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27523">
                <text:p>27523</text:p>
              </table:table-cell>
              <table:table-cell office:value-type="float" office:value="57240">
                <text:p>57240</text:p>
              </table:table-cell>
              <table:table-cell office:value-type="float" office:value="115912">
                <text:p>115912</text:p>
              </table:table-cell>
              <table:table-cell office:value-type="float" office:value="171242">
                <text:p>171242</text:p>
              </table:table-cell>
              <table:table-cell office:value-type="float" office:value="178896">
                <text:p>178896</text:p>
              </table:table-cell>
              <table:table-cell office:value-type="float" office:value="187362">
                <text:p>187362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28247">
                <text:p>28247</text:p>
              </table:table-cell>
              <table:table-cell office:value-type="float" office:value="56607">
                <text:p>56607</text:p>
              </table:table-cell>
              <table:table-cell office:value-type="float" office:value="128710">
                <text:p>128710</text:p>
              </table:table-cell>
              <table:table-cell office:value-type="float" office:value="172142">
                <text:p>172142</text:p>
              </table:table-cell>
              <table:table-cell office:value-type="float" office:value="179358">
                <text:p>179358</text:p>
              </table:table-cell>
              <table:table-cell office:value-type="float" office:value="190287">
                <text:p>190287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27712">
                <text:p>27712</text:p>
              </table:table-cell>
              <table:table-cell office:value-type="float" office:value="57022">
                <text:p>57022</text:p>
              </table:table-cell>
              <table:table-cell office:value-type="float" office:value="110491">
                <text:p>110491</text:p>
              </table:table-cell>
              <table:table-cell office:value-type="float" office:value="172822">
                <text:p>172822</text:p>
              </table:table-cell>
              <table:table-cell office:value-type="float" office:value="180077">
                <text:p>180077</text:p>
              </table:table-cell>
              <table:table-cell office:value-type="float" office:value="193837">
                <text:p>193837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28365">
                <text:p>28365</text:p>
              </table:table-cell>
              <table:table-cell office:value-type="float" office:value="56625">
                <text:p>56625</text:p>
              </table:table-cell>
              <table:table-cell office:value-type="float" office:value="110466">
                <text:p>110466</text:p>
              </table:table-cell>
              <table:table-cell office:value-type="float" office:value="173793">
                <text:p>173793</text:p>
              </table:table-cell>
              <table:table-cell office:value-type="float" office:value="181059">
                <text:p>181059</text:p>
              </table:table-cell>
              <table:table-cell office:value-type="float" office:value="190579">
                <text:p>190579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28452">
                <text:p>28452</text:p>
              </table:table-cell>
              <table:table-cell office:value-type="float" office:value="57564">
                <text:p>57564</text:p>
              </table:table-cell>
              <table:table-cell office:value-type="float" office:value="114905">
                <text:p>114905</text:p>
              </table:table-cell>
              <table:table-cell office:value-type="float" office:value="173584">
                <text:p>173584</text:p>
              </table:table-cell>
              <table:table-cell office:value-type="float" office:value="181270">
                <text:p>181270</text:p>
              </table:table-cell>
              <table:table-cell office:value-type="float" office:value="189074">
                <text:p>189074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29419">
                <text:p>29419</text:p>
              </table:table-cell>
              <table:table-cell office:value-type="float" office:value="59023">
                <text:p>59023</text:p>
              </table:table-cell>
              <table:table-cell office:value-type="float" office:value="124303">
                <text:p>124303</text:p>
              </table:table-cell>
              <table:table-cell office:value-type="float" office:value="173896">
                <text:p>173896</text:p>
              </table:table-cell>
              <table:table-cell office:value-type="float" office:value="182356">
                <text:p>182356</text:p>
              </table:table-cell>
              <table:table-cell office:value-type="float" office:value="194790">
                <text:p>194790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29449">
                <text:p>29449</text:p>
              </table:table-cell>
              <table:table-cell office:value-type="float" office:value="57586">
                <text:p>57586</text:p>
              </table:table-cell>
              <table:table-cell office:value-type="float" office:value="125853">
                <text:p>125853</text:p>
              </table:table-cell>
              <table:table-cell office:value-type="float" office:value="175592">
                <text:p>175592</text:p>
              </table:table-cell>
              <table:table-cell office:value-type="float" office:value="182489">
                <text:p>182489</text:p>
              </table:table-cell>
              <table:table-cell office:value-type="float" office:value="193623">
                <text:p>193623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29176">
                <text:p>29176</text:p>
              </table:table-cell>
              <table:table-cell office:value-type="float" office:value="53218">
                <text:p>53218</text:p>
              </table:table-cell>
              <table:table-cell office:value-type="float" office:value="108005">
                <text:p>108005</text:p>
              </table:table-cell>
              <table:table-cell office:value-type="float" office:value="175798">
                <text:p>175798</text:p>
              </table:table-cell>
              <table:table-cell office:value-type="float" office:value="182818">
                <text:p>182818</text:p>
              </table:table-cell>
              <table:table-cell office:value-type="float" office:value="195792">
                <text:p>195792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29178">
                <text:p>29178</text:p>
              </table:table-cell>
              <table:table-cell office:value-type="float" office:value="55995">
                <text:p>55995</text:p>
              </table:table-cell>
              <table:table-cell office:value-type="float" office:value="113409">
                <text:p>113409</text:p>
              </table:table-cell>
              <table:table-cell office:value-type="float" office:value="175629">
                <text:p>175629</text:p>
              </table:table-cell>
              <table:table-cell office:value-type="float" office:value="184173">
                <text:p>184173</text:p>
              </table:table-cell>
              <table:table-cell office:value-type="float" office:value="193442">
                <text:p>193442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28529">
                <text:p>28529</text:p>
              </table:table-cell>
              <table:table-cell office:value-type="float" office:value="56262">
                <text:p>56262</text:p>
              </table:table-cell>
              <table:table-cell office:value-type="float" office:value="113081">
                <text:p>113081</text:p>
              </table:table-cell>
              <table:table-cell office:value-type="float" office:value="177737">
                <text:p>177737</text:p>
              </table:table-cell>
              <table:table-cell office:value-type="float" office:value="184307">
                <text:p>184307</text:p>
              </table:table-cell>
              <table:table-cell office:value-type="float" office:value="193185">
                <text:p>193185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29285">
                <text:p>29285</text:p>
              </table:table-cell>
              <table:table-cell office:value-type="float" office:value="58773">
                <text:p>58773</text:p>
              </table:table-cell>
              <table:table-cell office:value-type="float" office:value="103321">
                <text:p>103321</text:p>
              </table:table-cell>
              <table:table-cell office:value-type="float" office:value="175492">
                <text:p>175492</text:p>
              </table:table-cell>
              <table:table-cell office:value-type="float" office:value="184973">
                <text:p>184973</text:p>
              </table:table-cell>
              <table:table-cell office:value-type="float" office:value="195040">
                <text:p>195040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30535">
                <text:p>30535</text:p>
              </table:table-cell>
              <table:table-cell office:value-type="float" office:value="58532">
                <text:p>58532</text:p>
              </table:table-cell>
              <table:table-cell office:value-type="float" office:value="117597">
                <text:p>117597</text:p>
              </table:table-cell>
              <table:table-cell office:value-type="float" office:value="177071">
                <text:p>177071</text:p>
              </table:table-cell>
              <table:table-cell office:value-type="float" office:value="185478">
                <text:p>185478</text:p>
              </table:table-cell>
              <table:table-cell office:value-type="float" office:value="197473">
                <text:p>197473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29383">
                <text:p>29383</text:p>
              </table:table-cell>
              <table:table-cell office:value-type="float" office:value="56302">
                <text:p>56302</text:p>
              </table:table-cell>
              <table:table-cell office:value-type="float" office:value="140199">
                <text:p>140199</text:p>
              </table:table-cell>
              <table:table-cell office:value-type="float" office:value="179621">
                <text:p>179621</text:p>
              </table:table-cell>
              <table:table-cell office:value-type="float" office:value="185949">
                <text:p>185949</text:p>
              </table:table-cell>
              <table:table-cell office:value-type="float" office:value="194845">
                <text:p>194845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29397">
                <text:p>29397</text:p>
              </table:table-cell>
              <table:table-cell office:value-type="float" office:value="57837">
                <text:p>57837</text:p>
              </table:table-cell>
              <table:table-cell office:value-type="float" office:value="106187">
                <text:p>106187</text:p>
              </table:table-cell>
              <table:table-cell office:value-type="float" office:value="180014">
                <text:p>180014</text:p>
              </table:table-cell>
              <table:table-cell office:value-type="float" office:value="187287">
                <text:p>187287</text:p>
              </table:table-cell>
              <table:table-cell office:value-type="float" office:value="196637">
                <text:p>196637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29740">
                <text:p>29740</text:p>
              </table:table-cell>
              <table:table-cell office:value-type="float" office:value="60683">
                <text:p>60683</text:p>
              </table:table-cell>
              <table:table-cell office:value-type="float" office:value="127257">
                <text:p>127257</text:p>
              </table:table-cell>
              <table:table-cell office:value-type="float" office:value="181759">
                <text:p>181759</text:p>
              </table:table-cell>
              <table:table-cell office:value-type="float" office:value="188004">
                <text:p>188004</text:p>
              </table:table-cell>
              <table:table-cell office:value-type="float" office:value="199102">
                <text:p>199102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29181">
                <text:p>29181</text:p>
              </table:table-cell>
              <table:table-cell office:value-type="float" office:value="60935">
                <text:p>60935</text:p>
              </table:table-cell>
              <table:table-cell office:value-type="float" office:value="120746">
                <text:p>120746</text:p>
              </table:table-cell>
              <table:table-cell office:value-type="float" office:value="179586">
                <text:p>179586</text:p>
              </table:table-cell>
              <table:table-cell office:value-type="float" office:value="188653">
                <text:p>188653</text:p>
              </table:table-cell>
              <table:table-cell office:value-type="float" office:value="198962">
                <text:p>198962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29975">
                <text:p>29975</text:p>
              </table:table-cell>
              <table:table-cell office:value-type="float" office:value="56700">
                <text:p>56700</text:p>
              </table:table-cell>
              <table:table-cell office:value-type="float" office:value="110449">
                <text:p>110449</text:p>
              </table:table-cell>
              <table:table-cell office:value-type="float" office:value="181971">
                <text:p>181971</text:p>
              </table:table-cell>
              <table:table-cell office:value-type="float" office:value="190101">
                <text:p>190101</text:p>
              </table:table-cell>
              <table:table-cell office:value-type="float" office:value="197798">
                <text:p>197798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29213">
                <text:p>29213</text:p>
              </table:table-cell>
              <table:table-cell office:value-type="float" office:value="60385">
                <text:p>60385</text:p>
              </table:table-cell>
              <table:table-cell office:value-type="float" office:value="118775">
                <text:p>118775</text:p>
              </table:table-cell>
              <table:table-cell office:value-type="float" office:value="182663">
                <text:p>182663</text:p>
              </table:table-cell>
              <table:table-cell office:value-type="float" office:value="190614">
                <text:p>190614</text:p>
              </table:table-cell>
              <table:table-cell office:value-type="float" office:value="201532">
                <text:p>201532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29365">
                <text:p>29365</text:p>
              </table:table-cell>
              <table:table-cell office:value-type="float" office:value="61890">
                <text:p>61890</text:p>
              </table:table-cell>
              <table:table-cell office:value-type="float" office:value="144502">
                <text:p>144502</text:p>
              </table:table-cell>
              <table:table-cell office:value-type="float" office:value="183599">
                <text:p>183599</text:p>
              </table:table-cell>
              <table:table-cell office:value-type="float" office:value="190560">
                <text:p>190560</text:p>
              </table:table-cell>
              <table:table-cell office:value-type="float" office:value="224878">
                <text:p>224878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29621">
                <text:p>29621</text:p>
              </table:table-cell>
              <table:table-cell office:value-type="float" office:value="62929">
                <text:p>62929</text:p>
              </table:table-cell>
              <table:table-cell office:value-type="float" office:value="127538">
                <text:p>127538</text:p>
              </table:table-cell>
              <table:table-cell office:value-type="float" office:value="183197">
                <text:p>183197</text:p>
              </table:table-cell>
              <table:table-cell office:value-type="float" office:value="191639">
                <text:p>191639</text:p>
              </table:table-cell>
              <table:table-cell office:value-type="float" office:value="200217">
                <text:p>200217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29960">
                <text:p>29960</text:p>
              </table:table-cell>
              <table:table-cell office:value-type="float" office:value="58882">
                <text:p>58882</text:p>
              </table:table-cell>
              <table:table-cell office:value-type="float" office:value="118967">
                <text:p>118967</text:p>
              </table:table-cell>
              <table:table-cell office:value-type="float" office:value="183102">
                <text:p>183102</text:p>
              </table:table-cell>
              <table:table-cell office:value-type="float" office:value="191527">
                <text:p>191527</text:p>
              </table:table-cell>
              <table:table-cell office:value-type="float" office:value="201683">
                <text:p>201683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29920">
                <text:p>29920</text:p>
              </table:table-cell>
              <table:table-cell office:value-type="float" office:value="57231">
                <text:p>57231</text:p>
              </table:table-cell>
              <table:table-cell office:value-type="float" office:value="136829">
                <text:p>136829</text:p>
              </table:table-cell>
              <table:table-cell office:value-type="float" office:value="184206">
                <text:p>184206</text:p>
              </table:table-cell>
              <table:table-cell office:value-type="float" office:value="193189">
                <text:p>193189</text:p>
              </table:table-cell>
              <table:table-cell office:value-type="float" office:value="207281">
                <text:p>207281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29703">
                <text:p>29703</text:p>
              </table:table-cell>
              <table:table-cell office:value-type="float" office:value="60232">
                <text:p>60232</text:p>
              </table:table-cell>
              <table:table-cell office:value-type="float" office:value="111369">
                <text:p>111369</text:p>
              </table:table-cell>
              <table:table-cell office:value-type="float" office:value="185120">
                <text:p>185120</text:p>
              </table:table-cell>
              <table:table-cell office:value-type="float" office:value="193285">
                <text:p>193285</text:p>
              </table:table-cell>
              <table:table-cell office:value-type="float" office:value="239081">
                <text:p>239081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30094">
                <text:p>30094</text:p>
              </table:table-cell>
              <table:table-cell office:value-type="float" office:value="57847">
                <text:p>57847</text:p>
              </table:table-cell>
              <table:table-cell office:value-type="float" office:value="113492">
                <text:p>113492</text:p>
              </table:table-cell>
              <table:table-cell office:value-type="float" office:value="185344">
                <text:p>185344</text:p>
              </table:table-cell>
              <table:table-cell office:value-type="float" office:value="193909">
                <text:p>193909</text:p>
              </table:table-cell>
              <table:table-cell office:value-type="float" office:value="217406">
                <text:p>217406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31064">
                <text:p>31064</text:p>
              </table:table-cell>
              <table:table-cell office:value-type="float" office:value="58941">
                <text:p>58941</text:p>
              </table:table-cell>
              <table:table-cell office:value-type="float" office:value="153219">
                <text:p>153219</text:p>
              </table:table-cell>
              <table:table-cell office:value-type="float" office:value="187073">
                <text:p>187073</text:p>
              </table:table-cell>
              <table:table-cell office:value-type="float" office:value="194284">
                <text:p>194284</text:p>
              </table:table-cell>
              <table:table-cell office:value-type="float" office:value="223778">
                <text:p>223778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30593">
                <text:p>30593</text:p>
              </table:table-cell>
              <table:table-cell office:value-type="float" office:value="61274">
                <text:p>61274</text:p>
              </table:table-cell>
              <table:table-cell office:value-type="float" office:value="145621">
                <text:p>145621</text:p>
              </table:table-cell>
              <table:table-cell office:value-type="float" office:value="187232">
                <text:p>187232</text:p>
              </table:table-cell>
              <table:table-cell office:value-type="float" office:value="195674">
                <text:p>195674</text:p>
              </table:table-cell>
              <table:table-cell office:value-type="float" office:value="212344">
                <text:p>212344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30860">
                <text:p>30860</text:p>
              </table:table-cell>
              <table:table-cell office:value-type="float" office:value="58655">
                <text:p>58655</text:p>
              </table:table-cell>
              <table:table-cell office:value-type="float" office:value="120464">
                <text:p>120464</text:p>
              </table:table-cell>
              <table:table-cell office:value-type="float" office:value="186566">
                <text:p>186566</text:p>
              </table:table-cell>
              <table:table-cell office:value-type="float" office:value="196780">
                <text:p>196780</text:p>
              </table:table-cell>
              <table:table-cell office:value-type="float" office:value="236011">
                <text:p>236011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30705">
                <text:p>30705</text:p>
              </table:table-cell>
              <table:table-cell office:value-type="float" office:value="61191">
                <text:p>61191</text:p>
              </table:table-cell>
              <table:table-cell office:value-type="float" office:value="129455">
                <text:p>129455</text:p>
              </table:table-cell>
              <table:table-cell office:value-type="float" office:value="188726">
                <text:p>188726</text:p>
              </table:table-cell>
              <table:table-cell office:value-type="float" office:value="197333">
                <text:p>197333</text:p>
              </table:table-cell>
              <table:table-cell office:value-type="float" office:value="219801">
                <text:p>219801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30695">
                <text:p>30695</text:p>
              </table:table-cell>
              <table:table-cell office:value-type="float" office:value="60549">
                <text:p>60549</text:p>
              </table:table-cell>
              <table:table-cell office:value-type="float" office:value="149209">
                <text:p>149209</text:p>
              </table:table-cell>
              <table:table-cell office:value-type="float" office:value="188250">
                <text:p>188250</text:p>
              </table:table-cell>
              <table:table-cell office:value-type="float" office:value="197251">
                <text:p>197251</text:p>
              </table:table-cell>
              <table:table-cell office:value-type="float" office:value="216739">
                <text:p>216739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31180">
                <text:p>31180</text:p>
              </table:table-cell>
              <table:table-cell office:value-type="float" office:value="61037">
                <text:p>61037</text:p>
              </table:table-cell>
              <table:table-cell office:value-type="float" office:value="116539">
                <text:p>116539</text:p>
              </table:table-cell>
              <table:table-cell office:value-type="float" office:value="189738">
                <text:p>189738</text:p>
              </table:table-cell>
              <table:table-cell office:value-type="float" office:value="198175">
                <text:p>198175</text:p>
              </table:table-cell>
              <table:table-cell office:value-type="float" office:value="220008">
                <text:p>220008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30750">
                <text:p>30750</text:p>
              </table:table-cell>
              <table:table-cell office:value-type="float" office:value="61040">
                <text:p>61040</text:p>
              </table:table-cell>
              <table:table-cell office:value-type="float" office:value="121206">
                <text:p>121206</text:p>
              </table:table-cell>
              <table:table-cell office:value-type="float" office:value="189695">
                <text:p>189695</text:p>
              </table:table-cell>
              <table:table-cell office:value-type="float" office:value="199892">
                <text:p>199892</text:p>
              </table:table-cell>
              <table:table-cell office:value-type="float" office:value="229193">
                <text:p>229193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31758">
                <text:p>31758</text:p>
              </table:table-cell>
              <table:table-cell office:value-type="float" office:value="63690">
                <text:p>63690</text:p>
              </table:table-cell>
              <table:table-cell office:value-type="float" office:value="128054">
                <text:p>128054</text:p>
              </table:table-cell>
              <table:table-cell office:value-type="float" office:value="190083">
                <text:p>190083</text:p>
              </table:table-cell>
              <table:table-cell office:value-type="float" office:value="201229">
                <text:p>201229</text:p>
              </table:table-cell>
              <table:table-cell office:value-type="float" office:value="243228">
                <text:p>243228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31284">
                <text:p>31284</text:p>
              </table:table-cell>
              <table:table-cell office:value-type="float" office:value="61345">
                <text:p>61345</text:p>
              </table:table-cell>
              <table:table-cell office:value-type="float" office:value="141115">
                <text:p>141115</text:p>
              </table:table-cell>
              <table:table-cell office:value-type="float" office:value="190935">
                <text:p>190935</text:p>
              </table:table-cell>
              <table:table-cell office:value-type="float" office:value="201876">
                <text:p>201876</text:p>
              </table:table-cell>
              <table:table-cell office:value-type="float" office:value="233917">
                <text:p>233917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31075">
                <text:p>31075</text:p>
              </table:table-cell>
              <table:table-cell office:value-type="float" office:value="60291">
                <text:p>60291</text:p>
              </table:table-cell>
              <table:table-cell office:value-type="float" office:value="112483">
                <text:p>112483</text:p>
              </table:table-cell>
              <table:table-cell office:value-type="float" office:value="193046">
                <text:p>193046</text:p>
              </table:table-cell>
              <table:table-cell office:value-type="float" office:value="202396">
                <text:p>202396</text:p>
              </table:table-cell>
              <table:table-cell office:value-type="float" office:value="256101">
                <text:p>256101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31018">
                <text:p>31018</text:p>
              </table:table-cell>
              <table:table-cell office:value-type="float" office:value="58846">
                <text:p>58846</text:p>
              </table:table-cell>
              <table:table-cell office:value-type="float" office:value="116427">
                <text:p>116427</text:p>
              </table:table-cell>
              <table:table-cell office:value-type="float" office:value="193287">
                <text:p>193287</text:p>
              </table:table-cell>
              <table:table-cell office:value-type="float" office:value="202366">
                <text:p>202366</text:p>
              </table:table-cell>
              <table:table-cell office:value-type="float" office:value="219713">
                <text:p>219713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31403">
                <text:p>31403</text:p>
              </table:table-cell>
              <table:table-cell office:value-type="float" office:value="60190">
                <text:p>60190</text:p>
              </table:table-cell>
              <table:table-cell office:value-type="float" office:value="164659">
                <text:p>164659</text:p>
              </table:table-cell>
              <table:table-cell office:value-type="float" office:value="194159">
                <text:p>194159</text:p>
              </table:table-cell>
              <table:table-cell office:value-type="float" office:value="204629">
                <text:p>204629</text:p>
              </table:table-cell>
              <table:table-cell office:value-type="float" office:value="234862">
                <text:p>234862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32313">
                <text:p>32313</text:p>
              </table:table-cell>
              <table:table-cell office:value-type="float" office:value="65960">
                <text:p>65960</text:p>
              </table:table-cell>
              <table:table-cell office:value-type="float" office:value="125969">
                <text:p>125969</text:p>
              </table:table-cell>
              <table:table-cell office:value-type="float" office:value="194005">
                <text:p>194005</text:p>
              </table:table-cell>
              <table:table-cell office:value-type="float" office:value="205290">
                <text:p>205290</text:p>
              </table:table-cell>
              <table:table-cell office:value-type="float" office:value="243370">
                <text:p>243370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31485">
                <text:p>31485</text:p>
              </table:table-cell>
              <table:table-cell office:value-type="float" office:value="62329">
                <text:p>62329</text:p>
              </table:table-cell>
              <table:table-cell office:value-type="float" office:value="131978">
                <text:p>131978</text:p>
              </table:table-cell>
              <table:table-cell office:value-type="float" office:value="194798">
                <text:p>194798</text:p>
              </table:table-cell>
              <table:table-cell office:value-type="float" office:value="205514">
                <text:p>205514</text:p>
              </table:table-cell>
              <table:table-cell office:value-type="float" office:value="225375">
                <text:p>225375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31532">
                <text:p>31532</text:p>
              </table:table-cell>
              <table:table-cell office:value-type="float" office:value="66556">
                <text:p>66556</text:p>
              </table:table-cell>
              <table:table-cell office:value-type="float" office:value="156652">
                <text:p>156652</text:p>
              </table:table-cell>
              <table:table-cell office:value-type="float" office:value="194284">
                <text:p>194284</text:p>
              </table:table-cell>
              <table:table-cell office:value-type="float" office:value="206447">
                <text:p>206447</text:p>
              </table:table-cell>
              <table:table-cell office:value-type="float" office:value="245301">
                <text:p>245301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31504">
                <text:p>31504</text:p>
              </table:table-cell>
              <table:table-cell office:value-type="float" office:value="64794">
                <text:p>64794</text:p>
              </table:table-cell>
              <table:table-cell office:value-type="float" office:value="136268">
                <text:p>136268</text:p>
              </table:table-cell>
              <table:table-cell office:value-type="float" office:value="195197">
                <text:p>195197</text:p>
              </table:table-cell>
              <table:table-cell office:value-type="float" office:value="207271">
                <text:p>207271</text:p>
              </table:table-cell>
              <table:table-cell office:value-type="float" office:value="233132">
                <text:p>233132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31672">
                <text:p>31672</text:p>
              </table:table-cell>
              <table:table-cell office:value-type="float" office:value="62175">
                <text:p>62175</text:p>
              </table:table-cell>
              <table:table-cell office:value-type="float" office:value="165640">
                <text:p>165640</text:p>
              </table:table-cell>
              <table:table-cell office:value-type="float" office:value="194286">
                <text:p>194286</text:p>
              </table:table-cell>
              <table:table-cell office:value-type="float" office:value="206326">
                <text:p>206326</text:p>
              </table:table-cell>
              <table:table-cell office:value-type="float" office:value="227786">
                <text:p>227786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31954">
                <text:p>31954</text:p>
              </table:table-cell>
              <table:table-cell office:value-type="float" office:value="62950">
                <text:p>62950</text:p>
              </table:table-cell>
              <table:table-cell office:value-type="float" office:value="136695">
                <text:p>136695</text:p>
              </table:table-cell>
              <table:table-cell office:value-type="float" office:value="194384">
                <text:p>194384</text:p>
              </table:table-cell>
              <table:table-cell office:value-type="float" office:value="208295">
                <text:p>208295</text:p>
              </table:table-cell>
              <table:table-cell office:value-type="float" office:value="251068">
                <text:p>251068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32502">
                <text:p>32502</text:p>
              </table:table-cell>
              <table:table-cell office:value-type="float" office:value="62647">
                <text:p>62647</text:p>
              </table:table-cell>
              <table:table-cell office:value-type="float" office:value="133057">
                <text:p>133057</text:p>
              </table:table-cell>
              <table:table-cell office:value-type="float" office:value="196083">
                <text:p>196083</text:p>
              </table:table-cell>
              <table:table-cell office:value-type="float" office:value="208658">
                <text:p>208658</text:p>
              </table:table-cell>
              <table:table-cell office:value-type="float" office:value="242406">
                <text:p>242406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31880">
                <text:p>31880</text:p>
              </table:table-cell>
              <table:table-cell office:value-type="float" office:value="64527">
                <text:p>64527</text:p>
              </table:table-cell>
              <table:table-cell office:value-type="float" office:value="118205">
                <text:p>118205</text:p>
              </table:table-cell>
              <table:table-cell office:value-type="float" office:value="197037">
                <text:p>197037</text:p>
              </table:table-cell>
              <table:table-cell office:value-type="float" office:value="209263">
                <text:p>209263</text:p>
              </table:table-cell>
              <table:table-cell office:value-type="float" office:value="240053">
                <text:p>240053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31911">
                <text:p>31911</text:p>
              </table:table-cell>
              <table:table-cell office:value-type="float" office:value="66996">
                <text:p>66996</text:p>
              </table:table-cell>
              <table:table-cell office:value-type="float" office:value="146185">
                <text:p>146185</text:p>
              </table:table-cell>
              <table:table-cell office:value-type="float" office:value="196841">
                <text:p>196841</text:p>
              </table:table-cell>
              <table:table-cell office:value-type="float" office:value="209442">
                <text:p>209442</text:p>
              </table:table-cell>
              <table:table-cell office:value-type="float" office:value="234837">
                <text:p>234837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33271">
                <text:p>33271</text:p>
              </table:table-cell>
              <table:table-cell office:value-type="float" office:value="68059">
                <text:p>68059</text:p>
              </table:table-cell>
              <table:table-cell office:value-type="float" office:value="142007">
                <text:p>142007</text:p>
              </table:table-cell>
              <table:table-cell office:value-type="float" office:value="198092">
                <text:p>198092</text:p>
              </table:table-cell>
              <table:table-cell office:value-type="float" office:value="210746">
                <text:p>210746</text:p>
              </table:table-cell>
              <table:table-cell office:value-type="float" office:value="234811">
                <text:p>234811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32295">
                <text:p>32295</text:p>
              </table:table-cell>
              <table:table-cell office:value-type="float" office:value="66293">
                <text:p>66293</text:p>
              </table:table-cell>
              <table:table-cell office:value-type="float" office:value="144916">
                <text:p>144916</text:p>
              </table:table-cell>
              <table:table-cell office:value-type="float" office:value="200241">
                <text:p>200241</text:p>
              </table:table-cell>
              <table:table-cell office:value-type="float" office:value="212384">
                <text:p>212384</text:p>
              </table:table-cell>
              <table:table-cell office:value-type="float" office:value="247889">
                <text:p>247889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32733">
                <text:p>32733</text:p>
              </table:table-cell>
              <table:table-cell office:value-type="float" office:value="67907">
                <text:p>67907</text:p>
              </table:table-cell>
              <table:table-cell office:value-type="float" office:value="163818">
                <text:p>163818</text:p>
              </table:table-cell>
              <table:table-cell office:value-type="float" office:value="200957">
                <text:p>200957</text:p>
              </table:table-cell>
              <table:table-cell office:value-type="float" office:value="211462">
                <text:p>211462</text:p>
              </table:table-cell>
              <table:table-cell office:value-type="float" office:value="245084">
                <text:p>245084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32922">
                <text:p>32922</text:p>
              </table:table-cell>
              <table:table-cell office:value-type="float" office:value="63577">
                <text:p>63577</text:p>
              </table:table-cell>
              <table:table-cell office:value-type="float" office:value="143822">
                <text:p>143822</text:p>
              </table:table-cell>
              <table:table-cell office:value-type="float" office:value="200874">
                <text:p>200874</text:p>
              </table:table-cell>
              <table:table-cell office:value-type="float" office:value="213328">
                <text:p>213328</text:p>
              </table:table-cell>
              <table:table-cell office:value-type="float" office:value="236408">
                <text:p>236408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32461">
                <text:p>32461</text:p>
              </table:table-cell>
              <table:table-cell office:value-type="float" office:value="64142">
                <text:p>64142</text:p>
              </table:table-cell>
              <table:table-cell office:value-type="float" office:value="122537">
                <text:p>122537</text:p>
              </table:table-cell>
              <table:table-cell office:value-type="float" office:value="200977">
                <text:p>200977</text:p>
              </table:table-cell>
              <table:table-cell office:value-type="float" office:value="214384">
                <text:p>214384</text:p>
              </table:table-cell>
              <table:table-cell office:value-type="float" office:value="239895">
                <text:p>239895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32816">
                <text:p>32816</text:p>
              </table:table-cell>
              <table:table-cell office:value-type="float" office:value="63107">
                <text:p>63107</text:p>
              </table:table-cell>
              <table:table-cell office:value-type="float" office:value="140609">
                <text:p>140609</text:p>
              </table:table-cell>
              <table:table-cell office:value-type="float" office:value="197997">
                <text:p>197997</text:p>
              </table:table-cell>
              <table:table-cell office:value-type="float" office:value="213986">
                <text:p>213986</text:p>
              </table:table-cell>
              <table:table-cell office:value-type="float" office:value="244534">
                <text:p>244534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33685">
                <text:p>33685</text:p>
              </table:table-cell>
              <table:table-cell office:value-type="float" office:value="65613">
                <text:p>65613</text:p>
              </table:table-cell>
              <table:table-cell office:value-type="float" office:value="175957">
                <text:p>175957</text:p>
              </table:table-cell>
              <table:table-cell office:value-type="float" office:value="203277">
                <text:p>203277</text:p>
              </table:table-cell>
              <table:table-cell office:value-type="float" office:value="214982">
                <text:p>214982</text:p>
              </table:table-cell>
              <table:table-cell office:value-type="float" office:value="242898">
                <text:p>242898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33283">
                <text:p>33283</text:p>
              </table:table-cell>
              <table:table-cell office:value-type="float" office:value="63160">
                <text:p>63160</text:p>
              </table:table-cell>
              <table:table-cell office:value-type="float" office:value="153656">
                <text:p>153656</text:p>
              </table:table-cell>
              <table:table-cell office:value-type="float" office:value="206040">
                <text:p>206040</text:p>
              </table:table-cell>
              <table:table-cell office:value-type="float" office:value="216449">
                <text:p>216449</text:p>
              </table:table-cell>
              <table:table-cell office:value-type="float" office:value="241796">
                <text:p>241796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33200">
                <text:p>33200</text:p>
              </table:table-cell>
              <table:table-cell office:value-type="float" office:value="65841">
                <text:p>65841</text:p>
              </table:table-cell>
              <table:table-cell office:value-type="float" office:value="130778">
                <text:p>130778</text:p>
              </table:table-cell>
              <table:table-cell office:value-type="float" office:value="205390">
                <text:p>205390</text:p>
              </table:table-cell>
              <table:table-cell office:value-type="float" office:value="215818">
                <text:p>215818</text:p>
              </table:table-cell>
              <table:table-cell office:value-type="float" office:value="255517">
                <text:p>255517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33258">
                <text:p>33258</text:p>
              </table:table-cell>
              <table:table-cell office:value-type="float" office:value="68158">
                <text:p>68158</text:p>
              </table:table-cell>
              <table:table-cell office:value-type="float" office:value="155851">
                <text:p>155851</text:p>
              </table:table-cell>
              <table:table-cell office:value-type="float" office:value="205820">
                <text:p>205820</text:p>
              </table:table-cell>
              <table:table-cell office:value-type="float" office:value="216728">
                <text:p>216728</text:p>
              </table:table-cell>
              <table:table-cell office:value-type="float" office:value="255625">
                <text:p>255625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35677">
                <text:p>35677</text:p>
              </table:table-cell>
              <table:table-cell office:value-type="float" office:value="66901">
                <text:p>66901</text:p>
              </table:table-cell>
              <table:table-cell office:value-type="float" office:value="123902">
                <text:p>123902</text:p>
              </table:table-cell>
              <table:table-cell office:value-type="float" office:value="204950">
                <text:p>204950</text:p>
              </table:table-cell>
              <table:table-cell office:value-type="float" office:value="217672">
                <text:p>217672</text:p>
              </table:table-cell>
              <table:table-cell office:value-type="float" office:value="248142">
                <text:p>248142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33889">
                <text:p>33889</text:p>
              </table:table-cell>
              <table:table-cell office:value-type="float" office:value="64852">
                <text:p>64852</text:p>
              </table:table-cell>
              <table:table-cell office:value-type="float" office:value="143874">
                <text:p>143874</text:p>
              </table:table-cell>
              <table:table-cell office:value-type="float" office:value="205381">
                <text:p>205381</text:p>
              </table:table-cell>
              <table:table-cell office:value-type="float" office:value="217416">
                <text:p>217416</text:p>
              </table:table-cell>
              <table:table-cell office:value-type="float" office:value="256846">
                <text:p>256846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34300">
                <text:p>34300</text:p>
              </table:table-cell>
              <table:table-cell office:value-type="float" office:value="68368">
                <text:p>68368</text:p>
              </table:table-cell>
              <table:table-cell office:value-type="float" office:value="158124">
                <text:p>158124</text:p>
              </table:table-cell>
              <table:table-cell office:value-type="float" office:value="207101">
                <text:p>207101</text:p>
              </table:table-cell>
              <table:table-cell office:value-type="float" office:value="218302">
                <text:p>218302</text:p>
              </table:table-cell>
              <table:table-cell office:value-type="float" office:value="259307">
                <text:p>259307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34416">
                <text:p>34416</text:p>
              </table:table-cell>
              <table:table-cell office:value-type="float" office:value="67330">
                <text:p>67330</text:p>
              </table:table-cell>
              <table:table-cell office:value-type="float" office:value="156041">
                <text:p>156041</text:p>
              </table:table-cell>
              <table:table-cell office:value-type="float" office:value="207781">
                <text:p>207781</text:p>
              </table:table-cell>
              <table:table-cell office:value-type="float" office:value="218273">
                <text:p>218273</text:p>
              </table:table-cell>
              <table:table-cell office:value-type="float" office:value="232926">
                <text:p>232926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33610">
                <text:p>33610</text:p>
              </table:table-cell>
              <table:table-cell office:value-type="float" office:value="69987">
                <text:p>69987</text:p>
              </table:table-cell>
              <table:table-cell office:value-type="float" office:value="136101">
                <text:p>136101</text:p>
              </table:table-cell>
              <table:table-cell office:value-type="float" office:value="210611">
                <text:p>210611</text:p>
              </table:table-cell>
              <table:table-cell office:value-type="float" office:value="218858">
                <text:p>218858</text:p>
              </table:table-cell>
              <table:table-cell office:value-type="float" office:value="232637">
                <text:p>232637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33567">
                <text:p>33567</text:p>
              </table:table-cell>
              <table:table-cell office:value-type="float" office:value="63517">
                <text:p>63517</text:p>
              </table:table-cell>
              <table:table-cell office:value-type="float" office:value="138351">
                <text:p>138351</text:p>
              </table:table-cell>
              <table:table-cell office:value-type="float" office:value="208309">
                <text:p>208309</text:p>
              </table:table-cell>
              <table:table-cell office:value-type="float" office:value="218936">
                <text:p>218936</text:p>
              </table:table-cell>
              <table:table-cell office:value-type="float" office:value="233267">
                <text:p>233267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34714">
                <text:p>34714</text:p>
              </table:table-cell>
              <table:table-cell office:value-type="float" office:value="69740">
                <text:p>69740</text:p>
              </table:table-cell>
              <table:table-cell office:value-type="float" office:value="158021">
                <text:p>158021</text:p>
              </table:table-cell>
              <table:table-cell office:value-type="float" office:value="207945">
                <text:p>207945</text:p>
              </table:table-cell>
              <table:table-cell office:value-type="float" office:value="218736">
                <text:p>218736</text:p>
              </table:table-cell>
              <table:table-cell office:value-type="float" office:value="235357">
                <text:p>235357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34064">
                <text:p>34064</text:p>
              </table:table-cell>
              <table:table-cell office:value-type="float" office:value="72715">
                <text:p>72715</text:p>
              </table:table-cell>
              <table:table-cell office:value-type="float" office:value="136707">
                <text:p>136707</text:p>
              </table:table-cell>
              <table:table-cell office:value-type="float" office:value="208637">
                <text:p>208637</text:p>
              </table:table-cell>
              <table:table-cell office:value-type="float" office:value="219535">
                <text:p>219535</text:p>
              </table:table-cell>
              <table:table-cell office:value-type="float" office:value="230023">
                <text:p>230023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34018">
                <text:p>34018</text:p>
              </table:table-cell>
              <table:table-cell office:value-type="float" office:value="68755">
                <text:p>68755</text:p>
              </table:table-cell>
              <table:table-cell office:value-type="float" office:value="149436">
                <text:p>149436</text:p>
              </table:table-cell>
              <table:table-cell office:value-type="float" office:value="212366">
                <text:p>212366</text:p>
              </table:table-cell>
              <table:table-cell office:value-type="float" office:value="219915">
                <text:p>219915</text:p>
              </table:table-cell>
              <table:table-cell office:value-type="float" office:value="231195">
                <text:p>231195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34360">
                <text:p>34360</text:p>
              </table:table-cell>
              <table:table-cell office:value-type="float" office:value="67325">
                <text:p>67325</text:p>
              </table:table-cell>
              <table:table-cell office:value-type="float" office:value="162793">
                <text:p>162793</text:p>
              </table:table-cell>
              <table:table-cell office:value-type="float" office:value="211814">
                <text:p>211814</text:p>
              </table:table-cell>
              <table:table-cell office:value-type="float" office:value="220698">
                <text:p>220698</text:p>
              </table:table-cell>
              <table:table-cell office:value-type="float" office:value="232852">
                <text:p>232852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34000">
                <text:p>34000</text:p>
              </table:table-cell>
              <table:table-cell office:value-type="float" office:value="70247">
                <text:p>70247</text:p>
              </table:table-cell>
              <table:table-cell office:value-type="float" office:value="154791">
                <text:p>154791</text:p>
              </table:table-cell>
              <table:table-cell office:value-type="float" office:value="211193">
                <text:p>211193</text:p>
              </table:table-cell>
              <table:table-cell office:value-type="float" office:value="221198">
                <text:p>221198</text:p>
              </table:table-cell>
              <table:table-cell office:value-type="float" office:value="233591">
                <text:p>233591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36752">
                <text:p>36752</text:p>
              </table:table-cell>
              <table:table-cell office:value-type="float" office:value="66688">
                <text:p>66688</text:p>
              </table:table-cell>
              <table:table-cell office:value-type="float" office:value="131914">
                <text:p>131914</text:p>
              </table:table-cell>
              <table:table-cell office:value-type="float" office:value="213523">
                <text:p>213523</text:p>
              </table:table-cell>
              <table:table-cell office:value-type="float" office:value="220976">
                <text:p>220976</text:p>
              </table:table-cell>
              <table:table-cell office:value-type="float" office:value="229338">
                <text:p>229338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34230">
                <text:p>34230</text:p>
              </table:table-cell>
              <table:table-cell office:value-type="float" office:value="69377">
                <text:p>69377</text:p>
              </table:table-cell>
              <table:table-cell office:value-type="float" office:value="185311">
                <text:p>185311</text:p>
              </table:table-cell>
              <table:table-cell office:value-type="float" office:value="212996">
                <text:p>212996</text:p>
              </table:table-cell>
              <table:table-cell office:value-type="float" office:value="221590">
                <text:p>221590</text:p>
              </table:table-cell>
              <table:table-cell office:value-type="float" office:value="230423">
                <text:p>230423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34923">
                <text:p>34923</text:p>
              </table:table-cell>
              <table:table-cell office:value-type="float" office:value="68905">
                <text:p>68905</text:p>
              </table:table-cell>
              <table:table-cell office:value-type="float" office:value="131562">
                <text:p>131562</text:p>
              </table:table-cell>
              <table:table-cell office:value-type="float" office:value="212597">
                <text:p>212597</text:p>
              </table:table-cell>
              <table:table-cell office:value-type="float" office:value="222859">
                <text:p>222859</text:p>
              </table:table-cell>
              <table:table-cell office:value-type="float" office:value="233527">
                <text:p>233527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36861">
                <text:p>36861</text:p>
              </table:table-cell>
              <table:table-cell office:value-type="float" office:value="66694">
                <text:p>66694</text:p>
              </table:table-cell>
              <table:table-cell office:value-type="float" office:value="143564">
                <text:p>143564</text:p>
              </table:table-cell>
              <table:table-cell office:value-type="float" office:value="215987">
                <text:p>215987</text:p>
              </table:table-cell>
              <table:table-cell office:value-type="float" office:value="223321">
                <text:p>223321</text:p>
              </table:table-cell>
              <table:table-cell office:value-type="float" office:value="233955">
                <text:p>233955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34667">
                <text:p>34667</text:p>
              </table:table-cell>
              <table:table-cell office:value-type="float" office:value="67791">
                <text:p>67791</text:p>
              </table:table-cell>
              <table:table-cell office:value-type="float" office:value="162997">
                <text:p>162997</text:p>
              </table:table-cell>
              <table:table-cell office:value-type="float" office:value="215060">
                <text:p>215060</text:p>
              </table:table-cell>
              <table:table-cell office:value-type="float" office:value="224551">
                <text:p>224551</text:p>
              </table:table-cell>
              <table:table-cell office:value-type="float" office:value="234541">
                <text:p>234541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34947">
                <text:p>34947</text:p>
              </table:table-cell>
              <table:table-cell office:value-type="float" office:value="74662">
                <text:p>74662</text:p>
              </table:table-cell>
              <table:table-cell office:value-type="float" office:value="180984">
                <text:p>180984</text:p>
              </table:table-cell>
              <table:table-cell office:value-type="float" office:value="214818">
                <text:p>214818</text:p>
              </table:table-cell>
              <table:table-cell office:value-type="float" office:value="224415">
                <text:p>224415</text:p>
              </table:table-cell>
              <table:table-cell office:value-type="float" office:value="234101">
                <text:p>234101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34700">
                <text:p>34700</text:p>
              </table:table-cell>
              <table:table-cell office:value-type="float" office:value="68541">
                <text:p>68541</text:p>
              </table:table-cell>
              <table:table-cell office:value-type="float" office:value="221591">
                <text:p>221591</text:p>
              </table:table-cell>
              <table:table-cell office:value-type="float" office:value="215051">
                <text:p>215051</text:p>
              </table:table-cell>
              <table:table-cell office:value-type="float" office:value="224743">
                <text:p>224743</text:p>
              </table:table-cell>
              <table:table-cell office:value-type="float" office:value="241054">
                <text:p>241054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35026">
                <text:p>35026</text:p>
              </table:table-cell>
              <table:table-cell office:value-type="float" office:value="64040">
                <text:p>64040</text:p>
              </table:table-cell>
              <table:table-cell office:value-type="float" office:value="168309">
                <text:p>168309</text:p>
              </table:table-cell>
              <table:table-cell office:value-type="float" office:value="214877">
                <text:p>214877</text:p>
              </table:table-cell>
              <table:table-cell office:value-type="float" office:value="226781">
                <text:p>226781</text:p>
              </table:table-cell>
              <table:table-cell office:value-type="float" office:value="237338">
                <text:p>237338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35423">
                <text:p>35423</text:p>
              </table:table-cell>
              <table:table-cell office:value-type="float" office:value="67311">
                <text:p>67311</text:p>
              </table:table-cell>
              <table:table-cell office:value-type="float" office:value="139547">
                <text:p>139547</text:p>
              </table:table-cell>
              <table:table-cell office:value-type="float" office:value="217057">
                <text:p>217057</text:p>
              </table:table-cell>
              <table:table-cell office:value-type="float" office:value="226806">
                <text:p>226806</text:p>
              </table:table-cell>
              <table:table-cell office:value-type="float" office:value="239662">
                <text:p>239662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35383">
                <text:p>35383</text:p>
              </table:table-cell>
              <table:table-cell office:value-type="float" office:value="71881">
                <text:p>71881</text:p>
              </table:table-cell>
              <table:table-cell office:value-type="float" office:value="165604">
                <text:p>165604</text:p>
              </table:table-cell>
              <table:table-cell office:value-type="float" office:value="217761">
                <text:p>217761</text:p>
              </table:table-cell>
              <table:table-cell office:value-type="float" office:value="227755">
                <text:p>227755</text:p>
              </table:table-cell>
              <table:table-cell office:value-type="float" office:value="239308">
                <text:p>239308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35126">
                <text:p>35126</text:p>
              </table:table-cell>
              <table:table-cell office:value-type="float" office:value="69828">
                <text:p>69828</text:p>
              </table:table-cell>
              <table:table-cell office:value-type="float" office:value="163859">
                <text:p>163859</text:p>
              </table:table-cell>
              <table:table-cell office:value-type="float" office:value="217869">
                <text:p>217869</text:p>
              </table:table-cell>
              <table:table-cell office:value-type="float" office:value="228268">
                <text:p>228268</text:p>
              </table:table-cell>
              <table:table-cell office:value-type="float" office:value="241344">
                <text:p>241344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35612">
                <text:p>35612</text:p>
              </table:table-cell>
              <table:table-cell office:value-type="float" office:value="69140">
                <text:p>69140</text:p>
              </table:table-cell>
              <table:table-cell office:value-type="float" office:value="152985">
                <text:p>152985</text:p>
              </table:table-cell>
              <table:table-cell office:value-type="float" office:value="219645">
                <text:p>219645</text:p>
              </table:table-cell>
              <table:table-cell office:value-type="float" office:value="229397">
                <text:p>229397</text:p>
              </table:table-cell>
              <table:table-cell office:value-type="float" office:value="240539">
                <text:p>240539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35806">
                <text:p>35806</text:p>
              </table:table-cell>
              <table:table-cell office:value-type="float" office:value="73055">
                <text:p>73055</text:p>
              </table:table-cell>
              <table:table-cell office:value-type="float" office:value="191955">
                <text:p>191955</text:p>
              </table:table-cell>
              <table:table-cell office:value-type="float" office:value="219858">
                <text:p>219858</text:p>
              </table:table-cell>
              <table:table-cell office:value-type="float" office:value="229153">
                <text:p>229153</text:p>
              </table:table-cell>
              <table:table-cell office:value-type="float" office:value="241616">
                <text:p>241616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36462">
                <text:p>36462</text:p>
              </table:table-cell>
              <table:table-cell office:value-type="float" office:value="66994">
                <text:p>66994</text:p>
              </table:table-cell>
              <table:table-cell office:value-type="float" office:value="141679">
                <text:p>141679</text:p>
              </table:table-cell>
              <table:table-cell office:value-type="float" office:value="221161">
                <text:p>221161</text:p>
              </table:table-cell>
              <table:table-cell office:value-type="float" office:value="230703">
                <text:p>230703</text:p>
              </table:table-cell>
              <table:table-cell office:value-type="float" office:value="240490">
                <text:p>240490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35741">
                <text:p>35741</text:p>
              </table:table-cell>
              <table:table-cell office:value-type="float" office:value="74471">
                <text:p>74471</text:p>
              </table:table-cell>
              <table:table-cell office:value-type="float" office:value="142357">
                <text:p>142357</text:p>
              </table:table-cell>
              <table:table-cell office:value-type="float" office:value="221717">
                <text:p>221717</text:p>
              </table:table-cell>
              <table:table-cell office:value-type="float" office:value="230740">
                <text:p>230740</text:p>
              </table:table-cell>
              <table:table-cell office:value-type="float" office:value="242863">
                <text:p>242863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37670">
                <text:p>37670</text:p>
              </table:table-cell>
              <table:table-cell office:value-type="float" office:value="78067">
                <text:p>78067</text:p>
              </table:table-cell>
              <table:table-cell office:value-type="float" office:value="161297">
                <text:p>161297</text:p>
              </table:table-cell>
              <table:table-cell office:value-type="float" office:value="221021">
                <text:p>221021</text:p>
              </table:table-cell>
              <table:table-cell office:value-type="float" office:value="231111">
                <text:p>231111</text:p>
              </table:table-cell>
              <table:table-cell office:value-type="float" office:value="246848">
                <text:p>246848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36273">
                <text:p>36273</text:p>
              </table:table-cell>
              <table:table-cell office:value-type="float" office:value="68639">
                <text:p>68639</text:p>
              </table:table-cell>
              <table:table-cell office:value-type="float" office:value="138111">
                <text:p>138111</text:p>
              </table:table-cell>
              <table:table-cell office:value-type="float" office:value="222201">
                <text:p>222201</text:p>
              </table:table-cell>
              <table:table-cell office:value-type="float" office:value="232177">
                <text:p>232177</text:p>
              </table:table-cell>
              <table:table-cell office:value-type="float" office:value="244507">
                <text:p>244507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36064">
                <text:p>36064</text:p>
              </table:table-cell>
              <table:table-cell office:value-type="float" office:value="69685">
                <text:p>69685</text:p>
              </table:table-cell>
              <table:table-cell office:value-type="float" office:value="143280">
                <text:p>143280</text:p>
              </table:table-cell>
              <table:table-cell office:value-type="float" office:value="223950">
                <text:p>223950</text:p>
              </table:table-cell>
              <table:table-cell office:value-type="float" office:value="232952">
                <text:p>232952</text:p>
              </table:table-cell>
              <table:table-cell office:value-type="float" office:value="244805">
                <text:p>244805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38228">
                <text:p>38228</text:p>
              </table:table-cell>
              <table:table-cell office:value-type="float" office:value="75759">
                <text:p>75759</text:p>
              </table:table-cell>
              <table:table-cell office:value-type="float" office:value="148593">
                <text:p>148593</text:p>
              </table:table-cell>
              <table:table-cell office:value-type="float" office:value="224373">
                <text:p>224373</text:p>
              </table:table-cell>
              <table:table-cell office:value-type="float" office:value="233063">
                <text:p>233063</text:p>
              </table:table-cell>
              <table:table-cell office:value-type="float" office:value="243327">
                <text:p>243327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36489">
                <text:p>36489</text:p>
              </table:table-cell>
              <table:table-cell office:value-type="float" office:value="74341">
                <text:p>74341</text:p>
              </table:table-cell>
              <table:table-cell office:value-type="float" office:value="152911">
                <text:p>152911</text:p>
              </table:table-cell>
              <table:table-cell office:value-type="float" office:value="225619">
                <text:p>225619</text:p>
              </table:table-cell>
              <table:table-cell office:value-type="float" office:value="233848">
                <text:p>233848</text:p>
              </table:table-cell>
              <table:table-cell office:value-type="float" office:value="251763">
                <text:p>251763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36177">
                <text:p>36177</text:p>
              </table:table-cell>
              <table:table-cell office:value-type="float" office:value="73785">
                <text:p>73785</text:p>
              </table:table-cell>
              <table:table-cell office:value-type="float" office:value="132764">
                <text:p>132764</text:p>
              </table:table-cell>
              <table:table-cell office:value-type="float" office:value="226274">
                <text:p>226274</text:p>
              </table:table-cell>
              <table:table-cell office:value-type="float" office:value="234345">
                <text:p>234345</text:p>
              </table:table-cell>
              <table:table-cell office:value-type="float" office:value="244604">
                <text:p>244604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36364">
                <text:p>36364</text:p>
              </table:table-cell>
              <table:table-cell office:value-type="float" office:value="71875">
                <text:p>71875</text:p>
              </table:table-cell>
              <table:table-cell office:value-type="float" office:value="149669">
                <text:p>149669</text:p>
              </table:table-cell>
              <table:table-cell office:value-type="float" office:value="224382">
                <text:p>224382</text:p>
              </table:table-cell>
              <table:table-cell office:value-type="float" office:value="235328">
                <text:p>235328</text:p>
              </table:table-cell>
              <table:table-cell office:value-type="float" office:value="248129">
                <text:p>248129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36493">
                <text:p>36493</text:p>
              </table:table-cell>
              <table:table-cell office:value-type="float" office:value="73868">
                <text:p>73868</text:p>
              </table:table-cell>
              <table:table-cell office:value-type="float" office:value="145636">
                <text:p>145636</text:p>
              </table:table-cell>
              <table:table-cell office:value-type="float" office:value="227128">
                <text:p>227128</text:p>
              </table:table-cell>
              <table:table-cell office:value-type="float" office:value="234943">
                <text:p>234943</text:p>
              </table:table-cell>
              <table:table-cell office:value-type="float" office:value="253636">
                <text:p>253636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36846">
                <text:p>36846</text:p>
              </table:table-cell>
              <table:table-cell office:value-type="float" office:value="71562">
                <text:p>71562</text:p>
              </table:table-cell>
              <table:table-cell office:value-type="float" office:value="162114">
                <text:p>162114</text:p>
              </table:table-cell>
              <table:table-cell office:value-type="float" office:value="226206">
                <text:p>226206</text:p>
              </table:table-cell>
              <table:table-cell office:value-type="float" office:value="237177">
                <text:p>237177</text:p>
              </table:table-cell>
              <table:table-cell office:value-type="float" office:value="274319">
                <text:p>274319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37666">
                <text:p>37666</text:p>
              </table:table-cell>
              <table:table-cell office:value-type="float" office:value="71576">
                <text:p>71576</text:p>
              </table:table-cell>
              <table:table-cell office:value-type="float" office:value="136264">
                <text:p>136264</text:p>
              </table:table-cell>
              <table:table-cell office:value-type="float" office:value="228862">
                <text:p>228862</text:p>
              </table:table-cell>
              <table:table-cell office:value-type="float" office:value="237916">
                <text:p>237916</text:p>
              </table:table-cell>
              <table:table-cell office:value-type="float" office:value="280203">
                <text:p>280203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36908">
                <text:p>36908</text:p>
              </table:table-cell>
              <table:table-cell office:value-type="float" office:value="73385">
                <text:p>73385</text:p>
              </table:table-cell>
              <table:table-cell office:value-type="float" office:value="148565">
                <text:p>148565</text:p>
              </table:table-cell>
              <table:table-cell office:value-type="float" office:value="229038">
                <text:p>229038</text:p>
              </table:table-cell>
              <table:table-cell office:value-type="float" office:value="237001">
                <text:p>237001</text:p>
              </table:table-cell>
              <table:table-cell office:value-type="float" office:value="250447">
                <text:p>250447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38199">
                <text:p>38199</text:p>
              </table:table-cell>
              <table:table-cell office:value-type="float" office:value="77126">
                <text:p>77126</text:p>
              </table:table-cell>
              <table:table-cell office:value-type="float" office:value="178729">
                <text:p>178729</text:p>
              </table:table-cell>
              <table:table-cell office:value-type="float" office:value="228371">
                <text:p>228371</text:p>
              </table:table-cell>
              <table:table-cell office:value-type="float" office:value="237944">
                <text:p>237944</text:p>
              </table:table-cell>
              <table:table-cell office:value-type="float" office:value="266811">
                <text:p>266811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37927">
                <text:p>37927</text:p>
              </table:table-cell>
              <table:table-cell office:value-type="float" office:value="70059">
                <text:p>70059</text:p>
              </table:table-cell>
              <table:table-cell office:value-type="float" office:value="145770">
                <text:p>145770</text:p>
              </table:table-cell>
              <table:table-cell office:value-type="float" office:value="228538">
                <text:p>228538</text:p>
              </table:table-cell>
              <table:table-cell office:value-type="float" office:value="239815">
                <text:p>239815</text:p>
              </table:table-cell>
              <table:table-cell office:value-type="float" office:value="265274">
                <text:p>265274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37059">
                <text:p>37059</text:p>
              </table:table-cell>
              <table:table-cell office:value-type="float" office:value="76960">
                <text:p>76960</text:p>
              </table:table-cell>
              <table:table-cell office:value-type="float" office:value="159764">
                <text:p>159764</text:p>
              </table:table-cell>
              <table:table-cell office:value-type="float" office:value="230391">
                <text:p>230391</text:p>
              </table:table-cell>
              <table:table-cell office:value-type="float" office:value="239719">
                <text:p>239719</text:p>
              </table:table-cell>
              <table:table-cell office:value-type="float" office:value="282872">
                <text:p>282872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37567">
                <text:p>37567</text:p>
              </table:table-cell>
              <table:table-cell office:value-type="float" office:value="76393">
                <text:p>76393</text:p>
              </table:table-cell>
              <table:table-cell office:value-type="float" office:value="148329">
                <text:p>148329</text:p>
              </table:table-cell>
              <table:table-cell office:value-type="float" office:value="231283">
                <text:p>231283</text:p>
              </table:table-cell>
              <table:table-cell office:value-type="float" office:value="242662">
                <text:p>242662</text:p>
              </table:table-cell>
              <table:table-cell office:value-type="float" office:value="301476">
                <text:p>301476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37103">
                <text:p>37103</text:p>
              </table:table-cell>
              <table:table-cell office:value-type="float" office:value="71155">
                <text:p>71155</text:p>
              </table:table-cell>
              <table:table-cell office:value-type="float" office:value="156827">
                <text:p>156827</text:p>
              </table:table-cell>
              <table:table-cell office:value-type="float" office:value="233596">
                <text:p>233596</text:p>
              </table:table-cell>
              <table:table-cell office:value-type="float" office:value="243045">
                <text:p>243045</text:p>
              </table:table-cell>
              <table:table-cell office:value-type="float" office:value="272745">
                <text:p>272745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37270">
                <text:p>37270</text:p>
              </table:table-cell>
              <table:table-cell office:value-type="float" office:value="71298">
                <text:p>71298</text:p>
              </table:table-cell>
              <table:table-cell office:value-type="float" office:value="159518">
                <text:p>159518</text:p>
              </table:table-cell>
              <table:table-cell office:value-type="float" office:value="232277">
                <text:p>232277</text:p>
              </table:table-cell>
              <table:table-cell office:value-type="float" office:value="244139">
                <text:p>244139</text:p>
              </table:table-cell>
              <table:table-cell office:value-type="float" office:value="294304">
                <text:p>294304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38034">
                <text:p>38034</text:p>
              </table:table-cell>
              <table:table-cell office:value-type="float" office:value="73386">
                <text:p>73386</text:p>
              </table:table-cell>
              <table:table-cell office:value-type="float" office:value="166609">
                <text:p>166609</text:p>
              </table:table-cell>
              <table:table-cell office:value-type="float" office:value="233309">
                <text:p>233309</text:p>
              </table:table-cell>
              <table:table-cell office:value-type="float" office:value="244963">
                <text:p>244963</text:p>
              </table:table-cell>
              <table:table-cell office:value-type="float" office:value="278045">
                <text:p>278045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37708">
                <text:p>37708</text:p>
              </table:table-cell>
              <table:table-cell office:value-type="float" office:value="76045">
                <text:p>76045</text:p>
              </table:table-cell>
              <table:table-cell office:value-type="float" office:value="152709">
                <text:p>152709</text:p>
              </table:table-cell>
              <table:table-cell office:value-type="float" office:value="232929">
                <text:p>232929</text:p>
              </table:table-cell>
              <table:table-cell office:value-type="float" office:value="245863">
                <text:p>245863</text:p>
              </table:table-cell>
              <table:table-cell office:value-type="float" office:value="278957">
                <text:p>278957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37810">
                <text:p>37810</text:p>
              </table:table-cell>
              <table:table-cell office:value-type="float" office:value="71616">
                <text:p>71616</text:p>
              </table:table-cell>
              <table:table-cell office:value-type="float" office:value="148760">
                <text:p>148760</text:p>
              </table:table-cell>
              <table:table-cell office:value-type="float" office:value="232242">
                <text:p>232242</text:p>
              </table:table-cell>
              <table:table-cell office:value-type="float" office:value="244568">
                <text:p>244568</text:p>
              </table:table-cell>
              <table:table-cell office:value-type="float" office:value="309937">
                <text:p>309937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37892">
                <text:p>37892</text:p>
              </table:table-cell>
              <table:table-cell office:value-type="float" office:value="75198">
                <text:p>75198</text:p>
              </table:table-cell>
              <table:table-cell office:value-type="float" office:value="150721">
                <text:p>150721</text:p>
              </table:table-cell>
              <table:table-cell office:value-type="float" office:value="230842">
                <text:p>230842</text:p>
              </table:table-cell>
              <table:table-cell office:value-type="float" office:value="246000">
                <text:p>246000</text:p>
              </table:table-cell>
              <table:table-cell office:value-type="float" office:value="295938">
                <text:p>295938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38157">
                <text:p>38157</text:p>
              </table:table-cell>
              <table:table-cell office:value-type="float" office:value="79554">
                <text:p>79554</text:p>
              </table:table-cell>
              <table:table-cell office:value-type="float" office:value="185746">
                <text:p>185746</text:p>
              </table:table-cell>
              <table:table-cell office:value-type="float" office:value="233626">
                <text:p>233626</text:p>
              </table:table-cell>
              <table:table-cell office:value-type="float" office:value="246444">
                <text:p>246444</text:p>
              </table:table-cell>
              <table:table-cell office:value-type="float" office:value="284242">
                <text:p>284242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37814">
                <text:p>37814</text:p>
              </table:table-cell>
              <table:table-cell office:value-type="float" office:value="81053">
                <text:p>81053</text:p>
              </table:table-cell>
              <table:table-cell office:value-type="float" office:value="162910">
                <text:p>162910</text:p>
              </table:table-cell>
              <table:table-cell office:value-type="float" office:value="235145">
                <text:p>235145</text:p>
              </table:table-cell>
              <table:table-cell office:value-type="float" office:value="249010">
                <text:p>249010</text:p>
              </table:table-cell>
              <table:table-cell office:value-type="float" office:value="285117">
                <text:p>285117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38885">
                <text:p>38885</text:p>
              </table:table-cell>
              <table:table-cell office:value-type="float" office:value="75470">
                <text:p>75470</text:p>
              </table:table-cell>
              <table:table-cell office:value-type="float" office:value="175876">
                <text:p>175876</text:p>
              </table:table-cell>
              <table:table-cell office:value-type="float" office:value="236714">
                <text:p>236714</text:p>
              </table:table-cell>
              <table:table-cell office:value-type="float" office:value="248402">
                <text:p>248402</text:p>
              </table:table-cell>
              <table:table-cell office:value-type="float" office:value="300552">
                <text:p>300552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38655">
                <text:p>38655</text:p>
              </table:table-cell>
              <table:table-cell office:value-type="float" office:value="73644">
                <text:p>73644</text:p>
              </table:table-cell>
              <table:table-cell office:value-type="float" office:value="188935">
                <text:p>188935</text:p>
              </table:table-cell>
              <table:table-cell office:value-type="float" office:value="237014">
                <text:p>237014</text:p>
              </table:table-cell>
              <table:table-cell office:value-type="float" office:value="248920">
                <text:p>248920</text:p>
              </table:table-cell>
              <table:table-cell office:value-type="float" office:value="274223">
                <text:p>274223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38453">
                <text:p>38453</text:p>
              </table:table-cell>
              <table:table-cell office:value-type="float" office:value="71768">
                <text:p>71768</text:p>
              </table:table-cell>
              <table:table-cell office:value-type="float" office:value="157744">
                <text:p>157744</text:p>
              </table:table-cell>
              <table:table-cell office:value-type="float" office:value="235516">
                <text:p>235516</text:p>
              </table:table-cell>
              <table:table-cell office:value-type="float" office:value="250968">
                <text:p>250968</text:p>
              </table:table-cell>
              <table:table-cell office:value-type="float" office:value="294975">
                <text:p>294975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39292">
                <text:p>39292</text:p>
              </table:table-cell>
              <table:table-cell office:value-type="float" office:value="77605">
                <text:p>77605</text:p>
              </table:table-cell>
              <table:table-cell office:value-type="float" office:value="213323">
                <text:p>213323</text:p>
              </table:table-cell>
              <table:table-cell office:value-type="float" office:value="238447">
                <text:p>238447</text:p>
              </table:table-cell>
              <table:table-cell office:value-type="float" office:value="252213">
                <text:p>252213</text:p>
              </table:table-cell>
              <table:table-cell office:value-type="float" office:value="317848">
                <text:p>317848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39485">
                <text:p>39485</text:p>
              </table:table-cell>
              <table:table-cell office:value-type="float" office:value="78815">
                <text:p>78815</text:p>
              </table:table-cell>
              <table:table-cell office:value-type="float" office:value="174040">
                <text:p>174040</text:p>
              </table:table-cell>
              <table:table-cell office:value-type="float" office:value="238948">
                <text:p>238948</text:p>
              </table:table-cell>
              <table:table-cell office:value-type="float" office:value="252023">
                <text:p>252023</text:p>
              </table:table-cell>
              <table:table-cell office:value-type="float" office:value="289359">
                <text:p>289359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38689">
                <text:p>38689</text:p>
              </table:table-cell>
              <table:table-cell office:value-type="float" office:value="78226">
                <text:p>78226</text:p>
              </table:table-cell>
              <table:table-cell office:value-type="float" office:value="172695">
                <text:p>172695</text:p>
              </table:table-cell>
              <table:table-cell office:value-type="float" office:value="240566">
                <text:p>240566</text:p>
              </table:table-cell>
              <table:table-cell office:value-type="float" office:value="252059">
                <text:p>252059</text:p>
              </table:table-cell>
              <table:table-cell office:value-type="float" office:value="315262">
                <text:p>315262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38905">
                <text:p>38905</text:p>
              </table:table-cell>
              <table:table-cell office:value-type="float" office:value="78274">
                <text:p>78274</text:p>
              </table:table-cell>
              <table:table-cell office:value-type="float" office:value="165088">
                <text:p>165088</text:p>
              </table:table-cell>
              <table:table-cell office:value-type="float" office:value="241158">
                <text:p>241158</text:p>
              </table:table-cell>
              <table:table-cell office:value-type="float" office:value="254408">
                <text:p>254408</text:p>
              </table:table-cell>
              <table:table-cell office:value-type="float" office:value="297275">
                <text:p>297275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39924">
                <text:p>39924</text:p>
              </table:table-cell>
              <table:table-cell office:value-type="float" office:value="79988">
                <text:p>79988</text:p>
              </table:table-cell>
              <table:table-cell office:value-type="float" office:value="211687">
                <text:p>211687</text:p>
              </table:table-cell>
              <table:table-cell office:value-type="float" office:value="242060">
                <text:p>242060</text:p>
              </table:table-cell>
              <table:table-cell office:value-type="float" office:value="254593">
                <text:p>254593</text:p>
              </table:table-cell>
              <table:table-cell office:value-type="float" office:value="287314">
                <text:p>287314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39935">
                <text:p>39935</text:p>
              </table:table-cell>
              <table:table-cell office:value-type="float" office:value="72866">
                <text:p>72866</text:p>
              </table:table-cell>
              <table:table-cell office:value-type="float" office:value="142485">
                <text:p>142485</text:p>
              </table:table-cell>
              <table:table-cell office:value-type="float" office:value="243343">
                <text:p>243343</text:p>
              </table:table-cell>
              <table:table-cell office:value-type="float" office:value="255502">
                <text:p>255502</text:p>
              </table:table-cell>
              <table:table-cell office:value-type="float" office:value="307079">
                <text:p>307079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41381">
                <text:p>41381</text:p>
              </table:table-cell>
              <table:table-cell office:value-type="float" office:value="79573">
                <text:p>79573</text:p>
              </table:table-cell>
              <table:table-cell office:value-type="float" office:value="151961">
                <text:p>151961</text:p>
              </table:table-cell>
              <table:table-cell office:value-type="float" office:value="241294">
                <text:p>241294</text:p>
              </table:table-cell>
              <table:table-cell office:value-type="float" office:value="255046">
                <text:p>255046</text:p>
              </table:table-cell>
              <table:table-cell office:value-type="float" office:value="291612">
                <text:p>291612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39483">
                <text:p>39483</text:p>
              </table:table-cell>
              <table:table-cell office:value-type="float" office:value="75162">
                <text:p>75162</text:p>
              </table:table-cell>
              <table:table-cell office:value-type="float" office:value="193158">
                <text:p>193158</text:p>
              </table:table-cell>
              <table:table-cell office:value-type="float" office:value="243290">
                <text:p>243290</text:p>
              </table:table-cell>
              <table:table-cell office:value-type="float" office:value="256537">
                <text:p>256537</text:p>
              </table:table-cell>
              <table:table-cell office:value-type="float" office:value="304239">
                <text:p>304239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39457">
                <text:p>39457</text:p>
              </table:table-cell>
              <table:table-cell office:value-type="float" office:value="76383">
                <text:p>76383</text:p>
              </table:table-cell>
              <table:table-cell office:value-type="float" office:value="157194">
                <text:p>157194</text:p>
              </table:table-cell>
              <table:table-cell office:value-type="float" office:value="245175">
                <text:p>245175</text:p>
              </table:table-cell>
              <table:table-cell office:value-type="float" office:value="257793">
                <text:p>257793</text:p>
              </table:table-cell>
              <table:table-cell office:value-type="float" office:value="292184">
                <text:p>292184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39772">
                <text:p>39772</text:p>
              </table:table-cell>
              <table:table-cell office:value-type="float" office:value="77154">
                <text:p>77154</text:p>
              </table:table-cell>
              <table:table-cell office:value-type="float" office:value="153954">
                <text:p>153954</text:p>
              </table:table-cell>
              <table:table-cell office:value-type="float" office:value="245096">
                <text:p>245096</text:p>
              </table:table-cell>
              <table:table-cell office:value-type="float" office:value="257993">
                <text:p>257993</text:p>
              </table:table-cell>
              <table:table-cell office:value-type="float" office:value="310905">
                <text:p>310905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39589">
                <text:p>39589</text:p>
              </table:table-cell>
              <table:table-cell office:value-type="float" office:value="85261">
                <text:p>85261</text:p>
              </table:table-cell>
              <table:table-cell office:value-type="float" office:value="156583">
                <text:p>156583</text:p>
              </table:table-cell>
              <table:table-cell office:value-type="float" office:value="243605">
                <text:p>243605</text:p>
              </table:table-cell>
              <table:table-cell office:value-type="float" office:value="257632">
                <text:p>257632</text:p>
              </table:table-cell>
              <table:table-cell office:value-type="float" office:value="276000">
                <text:p>276000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39300">
                <text:p>39300</text:p>
              </table:table-cell>
              <table:table-cell office:value-type="float" office:value="82632">
                <text:p>82632</text:p>
              </table:table-cell>
              <table:table-cell office:value-type="float" office:value="188091">
                <text:p>188091</text:p>
              </table:table-cell>
              <table:table-cell office:value-type="float" office:value="245809">
                <text:p>245809</text:p>
              </table:table-cell>
              <table:table-cell office:value-type="float" office:value="259175">
                <text:p>259175</text:p>
              </table:table-cell>
              <table:table-cell office:value-type="float" office:value="304836">
                <text:p>304836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39695">
                <text:p>39695</text:p>
              </table:table-cell>
              <table:table-cell office:value-type="float" office:value="81049">
                <text:p>81049</text:p>
              </table:table-cell>
              <table:table-cell office:value-type="float" office:value="158789">
                <text:p>158789</text:p>
              </table:table-cell>
              <table:table-cell office:value-type="float" office:value="246023">
                <text:p>246023</text:p>
              </table:table-cell>
              <table:table-cell office:value-type="float" office:value="258956">
                <text:p>258956</text:p>
              </table:table-cell>
              <table:table-cell office:value-type="float" office:value="286768">
                <text:p>286768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40034">
                <text:p>40034</text:p>
              </table:table-cell>
              <table:table-cell office:value-type="float" office:value="81849">
                <text:p>81849</text:p>
              </table:table-cell>
              <table:table-cell office:value-type="float" office:value="160213">
                <text:p>160213</text:p>
              </table:table-cell>
              <table:table-cell office:value-type="float" office:value="248662">
                <text:p>248662</text:p>
              </table:table-cell>
              <table:table-cell office:value-type="float" office:value="260404">
                <text:p>260404</text:p>
              </table:table-cell>
              <table:table-cell office:value-type="float" office:value="316528">
                <text:p>316528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39791">
                <text:p>39791</text:p>
              </table:table-cell>
              <table:table-cell office:value-type="float" office:value="79108">
                <text:p>79108</text:p>
              </table:table-cell>
              <table:table-cell office:value-type="float" office:value="192663">
                <text:p>192663</text:p>
              </table:table-cell>
              <table:table-cell office:value-type="float" office:value="245989">
                <text:p>245989</text:p>
              </table:table-cell>
              <table:table-cell office:value-type="float" office:value="259505">
                <text:p>259505</text:p>
              </table:table-cell>
              <table:table-cell office:value-type="float" office:value="272213">
                <text:p>272213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41009">
                <text:p>41009</text:p>
              </table:table-cell>
              <table:table-cell office:value-type="float" office:value="79599">
                <text:p>79599</text:p>
              </table:table-cell>
              <table:table-cell office:value-type="float" office:value="150398">
                <text:p>150398</text:p>
              </table:table-cell>
              <table:table-cell office:value-type="float" office:value="246051">
                <text:p>246051</text:p>
              </table:table-cell>
              <table:table-cell office:value-type="float" office:value="259438">
                <text:p>259438</text:p>
              </table:table-cell>
              <table:table-cell office:value-type="float" office:value="282393">
                <text:p>282393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39800">
                <text:p>39800</text:p>
              </table:table-cell>
              <table:table-cell office:value-type="float" office:value="78559">
                <text:p>78559</text:p>
              </table:table-cell>
              <table:table-cell office:value-type="float" office:value="174620">
                <text:p>174620</text:p>
              </table:table-cell>
              <table:table-cell office:value-type="float" office:value="246962">
                <text:p>246962</text:p>
              </table:table-cell>
              <table:table-cell office:value-type="float" office:value="258899">
                <text:p>258899</text:p>
              </table:table-cell>
              <table:table-cell office:value-type="float" office:value="275990">
                <text:p>275990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41639">
                <text:p>41639</text:p>
              </table:table-cell>
              <table:table-cell office:value-type="float" office:value="80528">
                <text:p>80528</text:p>
              </table:table-cell>
              <table:table-cell office:value-type="float" office:value="157029">
                <text:p>157029</text:p>
              </table:table-cell>
              <table:table-cell office:value-type="float" office:value="250843">
                <text:p>250843</text:p>
              </table:table-cell>
              <table:table-cell office:value-type="float" office:value="261102">
                <text:p>261102</text:p>
              </table:table-cell>
              <table:table-cell office:value-type="float" office:value="288531">
                <text:p>288531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40298">
                <text:p>40298</text:p>
              </table:table-cell>
              <table:table-cell office:value-type="float" office:value="77626">
                <text:p>77626</text:p>
              </table:table-cell>
              <table:table-cell office:value-type="float" office:value="178967">
                <text:p>178967</text:p>
              </table:table-cell>
              <table:table-cell office:value-type="float" office:value="247157">
                <text:p>247157</text:p>
              </table:table-cell>
              <table:table-cell office:value-type="float" office:value="261112">
                <text:p>261112</text:p>
              </table:table-cell>
              <table:table-cell office:value-type="float" office:value="279950">
                <text:p>279950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40606">
                <text:p>40606</text:p>
              </table:table-cell>
              <table:table-cell office:value-type="float" office:value="78806">
                <text:p>78806</text:p>
              </table:table-cell>
              <table:table-cell office:value-type="float" office:value="156273">
                <text:p>156273</text:p>
              </table:table-cell>
              <table:table-cell office:value-type="float" office:value="249434">
                <text:p>249434</text:p>
              </table:table-cell>
              <table:table-cell office:value-type="float" office:value="260636">
                <text:p>260636</text:p>
              </table:table-cell>
              <table:table-cell office:value-type="float" office:value="271271">
                <text:p>271271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40685">
                <text:p>40685</text:p>
              </table:table-cell>
              <table:table-cell office:value-type="float" office:value="79672">
                <text:p>79672</text:p>
              </table:table-cell>
              <table:table-cell office:value-type="float" office:value="166892">
                <text:p>166892</text:p>
              </table:table-cell>
              <table:table-cell office:value-type="float" office:value="249937">
                <text:p>249937</text:p>
              </table:table-cell>
              <table:table-cell office:value-type="float" office:value="260833">
                <text:p>260833</text:p>
              </table:table-cell>
              <table:table-cell office:value-type="float" office:value="274188">
                <text:p>274188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41684">
                <text:p>41684</text:p>
              </table:table-cell>
              <table:table-cell office:value-type="float" office:value="78974">
                <text:p>78974</text:p>
              </table:table-cell>
              <table:table-cell office:value-type="float" office:value="177548">
                <text:p>177548</text:p>
              </table:table-cell>
              <table:table-cell office:value-type="float" office:value="251357">
                <text:p>251357</text:p>
              </table:table-cell>
              <table:table-cell office:value-type="float" office:value="262084">
                <text:p>262084</text:p>
              </table:table-cell>
              <table:table-cell office:value-type="float" office:value="273350">
                <text:p>273350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44565">
                <text:p>44565</text:p>
              </table:table-cell>
              <table:table-cell office:value-type="float" office:value="81332">
                <text:p>81332</text:p>
              </table:table-cell>
              <table:table-cell office:value-type="float" office:value="173691">
                <text:p>173691</text:p>
              </table:table-cell>
              <table:table-cell office:value-type="float" office:value="252518">
                <text:p>252518</text:p>
              </table:table-cell>
              <table:table-cell office:value-type="float" office:value="262490">
                <text:p>262490</text:p>
              </table:table-cell>
              <table:table-cell office:value-type="float" office:value="274047">
                <text:p>274047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41880">
                <text:p>41880</text:p>
              </table:table-cell>
              <table:table-cell office:value-type="float" office:value="80934">
                <text:p>80934</text:p>
              </table:table-cell>
              <table:table-cell office:value-type="float" office:value="135637">
                <text:p>135637</text:p>
              </table:table-cell>
              <table:table-cell office:value-type="float" office:value="253752">
                <text:p>253752</text:p>
              </table:table-cell>
              <table:table-cell office:value-type="float" office:value="263249">
                <text:p>263249</text:p>
              </table:table-cell>
              <table:table-cell office:value-type="float" office:value="276442">
                <text:p>276442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43704">
                <text:p>43704</text:p>
              </table:table-cell>
              <table:table-cell office:value-type="float" office:value="79237">
                <text:p>79237</text:p>
              </table:table-cell>
              <table:table-cell office:value-type="float" office:value="160654">
                <text:p>160654</text:p>
              </table:table-cell>
              <table:table-cell office:value-type="float" office:value="253998">
                <text:p>253998</text:p>
              </table:table-cell>
              <table:table-cell office:value-type="float" office:value="263949">
                <text:p>263949</text:p>
              </table:table-cell>
              <table:table-cell office:value-type="float" office:value="277233">
                <text:p>277233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41248">
                <text:p>41248</text:p>
              </table:table-cell>
              <table:table-cell office:value-type="float" office:value="84152">
                <text:p>84152</text:p>
              </table:table-cell>
              <table:table-cell office:value-type="float" office:value="171884">
                <text:p>171884</text:p>
              </table:table-cell>
              <table:table-cell office:value-type="float" office:value="254955">
                <text:p>254955</text:p>
              </table:table-cell>
              <table:table-cell office:value-type="float" office:value="264877">
                <text:p>264877</text:p>
              </table:table-cell>
              <table:table-cell office:value-type="float" office:value="278863">
                <text:p>278863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41381">
                <text:p>41381</text:p>
              </table:table-cell>
              <table:table-cell office:value-type="float" office:value="84063">
                <text:p>84063</text:p>
              </table:table-cell>
              <table:table-cell office:value-type="float" office:value="180106">
                <text:p>180106</text:p>
              </table:table-cell>
              <table:table-cell office:value-type="float" office:value="255115">
                <text:p>255115</text:p>
              </table:table-cell>
              <table:table-cell office:value-type="float" office:value="265515">
                <text:p>265515</text:p>
              </table:table-cell>
              <table:table-cell office:value-type="float" office:value="278292">
                <text:p>278292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40928">
                <text:p>40928</text:p>
              </table:table-cell>
              <table:table-cell office:value-type="float" office:value="82324">
                <text:p>82324</text:p>
              </table:table-cell>
              <table:table-cell office:value-type="float" office:value="169002">
                <text:p>169002</text:p>
              </table:table-cell>
              <table:table-cell office:value-type="float" office:value="255701">
                <text:p>255701</text:p>
              </table:table-cell>
              <table:table-cell office:value-type="float" office:value="266319">
                <text:p>266319</text:p>
              </table:table-cell>
              <table:table-cell office:value-type="float" office:value="277130">
                <text:p>277130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41587">
                <text:p>41587</text:p>
              </table:table-cell>
              <table:table-cell office:value-type="float" office:value="81392">
                <text:p>81392</text:p>
              </table:table-cell>
              <table:table-cell office:value-type="float" office:value="178592">
                <text:p>178592</text:p>
              </table:table-cell>
              <table:table-cell office:value-type="float" office:value="254976">
                <text:p>254976</text:p>
              </table:table-cell>
              <table:table-cell office:value-type="float" office:value="266580">
                <text:p>266580</text:p>
              </table:table-cell>
              <table:table-cell office:value-type="float" office:value="278238">
                <text:p>278238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41640">
                <text:p>41640</text:p>
              </table:table-cell>
              <table:table-cell office:value-type="float" office:value="79813">
                <text:p>79813</text:p>
              </table:table-cell>
              <table:table-cell office:value-type="float" office:value="169361">
                <text:p>169361</text:p>
              </table:table-cell>
              <table:table-cell office:value-type="float" office:value="257881">
                <text:p>257881</text:p>
              </table:table-cell>
              <table:table-cell office:value-type="float" office:value="268166">
                <text:p>268166</text:p>
              </table:table-cell>
              <table:table-cell office:value-type="float" office:value="281915">
                <text:p>281915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41399">
                <text:p>41399</text:p>
              </table:table-cell>
              <table:table-cell office:value-type="float" office:value="85982">
                <text:p>85982</text:p>
              </table:table-cell>
              <table:table-cell office:value-type="float" office:value="179919">
                <text:p>179919</text:p>
              </table:table-cell>
              <table:table-cell office:value-type="float" office:value="254888">
                <text:p>254888</text:p>
              </table:table-cell>
              <table:table-cell office:value-type="float" office:value="268224">
                <text:p>268224</text:p>
              </table:table-cell>
              <table:table-cell office:value-type="float" office:value="285063">
                <text:p>285063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41540">
                <text:p>41540</text:p>
              </table:table-cell>
              <table:table-cell office:value-type="float" office:value="81392">
                <text:p>81392</text:p>
              </table:table-cell>
              <table:table-cell office:value-type="float" office:value="187931">
                <text:p>187931</text:p>
              </table:table-cell>
              <table:table-cell office:value-type="float" office:value="256693">
                <text:p>256693</text:p>
              </table:table-cell>
              <table:table-cell office:value-type="float" office:value="268903">
                <text:p>268903</text:p>
              </table:table-cell>
              <table:table-cell office:value-type="float" office:value="283704">
                <text:p>283704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41470">
                <text:p>41470</text:p>
              </table:table-cell>
              <table:table-cell office:value-type="float" office:value="85055">
                <text:p>85055</text:p>
              </table:table-cell>
              <table:table-cell office:value-type="float" office:value="186773">
                <text:p>186773</text:p>
              </table:table-cell>
              <table:table-cell office:value-type="float" office:value="259092">
                <text:p>259092</text:p>
              </table:table-cell>
              <table:table-cell office:value-type="float" office:value="270177">
                <text:p>270177</text:p>
              </table:table-cell>
              <table:table-cell office:value-type="float" office:value="285351">
                <text:p>285351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41617">
                <text:p>41617</text:p>
              </table:table-cell>
              <table:table-cell office:value-type="float" office:value="80795">
                <text:p>80795</text:p>
              </table:table-cell>
              <table:table-cell office:value-type="float" office:value="232231">
                <text:p>232231</text:p>
              </table:table-cell>
              <table:table-cell office:value-type="float" office:value="260513">
                <text:p>260513</text:p>
              </table:table-cell>
              <table:table-cell office:value-type="float" office:value="270062">
                <text:p>270062</text:p>
              </table:table-cell>
              <table:table-cell office:value-type="float" office:value="284358">
                <text:p>284358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41970">
                <text:p>41970</text:p>
              </table:table-cell>
              <table:table-cell office:value-type="float" office:value="84767">
                <text:p>84767</text:p>
              </table:table-cell>
              <table:table-cell office:value-type="float" office:value="230045">
                <text:p>230045</text:p>
              </table:table-cell>
              <table:table-cell office:value-type="float" office:value="261570">
                <text:p>261570</text:p>
              </table:table-cell>
              <table:table-cell office:value-type="float" office:value="271030">
                <text:p>271030</text:p>
              </table:table-cell>
              <table:table-cell office:value-type="float" office:value="282667">
                <text:p>282667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42121">
                <text:p>42121</text:p>
              </table:table-cell>
              <table:table-cell office:value-type="float" office:value="82733">
                <text:p>82733</text:p>
              </table:table-cell>
              <table:table-cell office:value-type="float" office:value="216004">
                <text:p>216004</text:p>
              </table:table-cell>
              <table:table-cell office:value-type="float" office:value="260373">
                <text:p>260373</text:p>
              </table:table-cell>
              <table:table-cell office:value-type="float" office:value="270810">
                <text:p>270810</text:p>
              </table:table-cell>
              <table:table-cell office:value-type="float" office:value="282792">
                <text:p>282792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41879">
                <text:p>41879</text:p>
              </table:table-cell>
              <table:table-cell office:value-type="float" office:value="80332">
                <text:p>80332</text:p>
              </table:table-cell>
              <table:table-cell office:value-type="float" office:value="168106">
                <text:p>168106</text:p>
              </table:table-cell>
              <table:table-cell office:value-type="float" office:value="262466">
                <text:p>262466</text:p>
              </table:table-cell>
              <table:table-cell office:value-type="float" office:value="271739">
                <text:p>271739</text:p>
              </table:table-cell>
              <table:table-cell office:value-type="float" office:value="283820">
                <text:p>283820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42720">
                <text:p>42720</text:p>
              </table:table-cell>
              <table:table-cell office:value-type="float" office:value="81746">
                <text:p>81746</text:p>
              </table:table-cell>
              <table:table-cell office:value-type="float" office:value="164083">
                <text:p>164083</text:p>
              </table:table-cell>
              <table:table-cell office:value-type="float" office:value="263863">
                <text:p>263863</text:p>
              </table:table-cell>
              <table:table-cell office:value-type="float" office:value="272862">
                <text:p>272862</text:p>
              </table:table-cell>
              <table:table-cell office:value-type="float" office:value="287404">
                <text:p>287404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42177">
                <text:p>42177</text:p>
              </table:table-cell>
              <table:table-cell office:value-type="float" office:value="83666">
                <text:p>83666</text:p>
              </table:table-cell>
              <table:table-cell office:value-type="float" office:value="176495">
                <text:p>176495</text:p>
              </table:table-cell>
              <table:table-cell office:value-type="float" office:value="264005">
                <text:p>264005</text:p>
              </table:table-cell>
              <table:table-cell office:value-type="float" office:value="274284">
                <text:p>274284</text:p>
              </table:table-cell>
              <table:table-cell office:value-type="float" office:value="287907">
                <text:p>287907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42700">
                <text:p>42700</text:p>
              </table:table-cell>
              <table:table-cell office:value-type="float" office:value="90046">
                <text:p>90046</text:p>
              </table:table-cell>
              <table:table-cell office:value-type="float" office:value="228150">
                <text:p>228150</text:p>
              </table:table-cell>
              <table:table-cell office:value-type="float" office:value="263062">
                <text:p>263062</text:p>
              </table:table-cell>
              <table:table-cell office:value-type="float" office:value="273449">
                <text:p>273449</text:p>
              </table:table-cell>
              <table:table-cell office:value-type="float" office:value="287495">
                <text:p>287495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46312">
                <text:p>46312</text:p>
              </table:table-cell>
              <table:table-cell office:value-type="float" office:value="83458">
                <text:p>83458</text:p>
              </table:table-cell>
              <table:table-cell office:value-type="float" office:value="153382">
                <text:p>153382</text:p>
              </table:table-cell>
              <table:table-cell office:value-type="float" office:value="264256">
                <text:p>264256</text:p>
              </table:table-cell>
              <table:table-cell office:value-type="float" office:value="273744">
                <text:p>273744</text:p>
              </table:table-cell>
              <table:table-cell office:value-type="float" office:value="284559">
                <text:p>284559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42476">
                <text:p>42476</text:p>
              </table:table-cell>
              <table:table-cell office:value-type="float" office:value="86246">
                <text:p>86246</text:p>
              </table:table-cell>
              <table:table-cell office:value-type="float" office:value="197296">
                <text:p>197296</text:p>
              </table:table-cell>
              <table:table-cell office:value-type="float" office:value="262590">
                <text:p>262590</text:p>
              </table:table-cell>
              <table:table-cell office:value-type="float" office:value="274606">
                <text:p>274606</text:p>
              </table:table-cell>
              <table:table-cell office:value-type="float" office:value="287862">
                <text:p>287862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2776">
                <text:p>42776</text:p>
              </table:table-cell>
              <table:table-cell office:value-type="float" office:value="82034">
                <text:p>82034</text:p>
              </table:table-cell>
              <table:table-cell office:value-type="float" office:value="156842">
                <text:p>156842</text:p>
              </table:table-cell>
              <table:table-cell office:value-type="float" office:value="265351">
                <text:p>265351</text:p>
              </table:table-cell>
              <table:table-cell office:value-type="float" office:value="275986">
                <text:p>275986</text:p>
              </table:table-cell>
              <table:table-cell office:value-type="float" office:value="286841">
                <text:p>286841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43678">
                <text:p>43678</text:p>
              </table:table-cell>
              <table:table-cell office:value-type="float" office:value="88319">
                <text:p>88319</text:p>
              </table:table-cell>
              <table:table-cell office:value-type="float" office:value="183685">
                <text:p>183685</text:p>
              </table:table-cell>
              <table:table-cell office:value-type="float" office:value="265567">
                <text:p>265567</text:p>
              </table:table-cell>
              <table:table-cell office:value-type="float" office:value="275178">
                <text:p>275178</text:p>
              </table:table-cell>
              <table:table-cell office:value-type="float" office:value="291018">
                <text:p>291018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42711">
                <text:p>42711</text:p>
              </table:table-cell>
              <table:table-cell office:value-type="float" office:value="81961">
                <text:p>81961</text:p>
              </table:table-cell>
              <table:table-cell office:value-type="float" office:value="144395">
                <text:p>144395</text:p>
              </table:table-cell>
              <table:table-cell office:value-type="float" office:value="267544">
                <text:p>267544</text:p>
              </table:table-cell>
              <table:table-cell office:value-type="float" office:value="277407">
                <text:p>277407</text:p>
              </table:table-cell>
              <table:table-cell office:value-type="float" office:value="290540">
                <text:p>29054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43728">
                <text:p>43728</text:p>
              </table:table-cell>
              <table:table-cell office:value-type="float" office:value="85973">
                <text:p>85973</text:p>
              </table:table-cell>
              <table:table-cell office:value-type="float" office:value="217290">
                <text:p>217290</text:p>
              </table:table-cell>
              <table:table-cell office:value-type="float" office:value="267043">
                <text:p>267043</text:p>
              </table:table-cell>
              <table:table-cell office:value-type="float" office:value="277780">
                <text:p>277780</text:p>
              </table:table-cell>
              <table:table-cell office:value-type="float" office:value="287295">
                <text:p>287295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43451">
                <text:p>43451</text:p>
              </table:table-cell>
              <table:table-cell office:value-type="float" office:value="81861">
                <text:p>81861</text:p>
              </table:table-cell>
              <table:table-cell office:value-type="float" office:value="190474">
                <text:p>190474</text:p>
              </table:table-cell>
              <table:table-cell office:value-type="float" office:value="267658">
                <text:p>267658</text:p>
              </table:table-cell>
              <table:table-cell office:value-type="float" office:value="278669">
                <text:p>278669</text:p>
              </table:table-cell>
              <table:table-cell office:value-type="float" office:value="289007">
                <text:p>289007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45339">
                <text:p>45339</text:p>
              </table:table-cell>
              <table:table-cell office:value-type="float" office:value="85992">
                <text:p>85992</text:p>
              </table:table-cell>
              <table:table-cell office:value-type="float" office:value="181878">
                <text:p>181878</text:p>
              </table:table-cell>
              <table:table-cell office:value-type="float" office:value="268520">
                <text:p>268520</text:p>
              </table:table-cell>
              <table:table-cell office:value-type="float" office:value="278533">
                <text:p>278533</text:p>
              </table:table-cell>
              <table:table-cell office:value-type="float" office:value="288970">
                <text:p>288970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43259">
                <text:p>43259</text:p>
              </table:table-cell>
              <table:table-cell office:value-type="float" office:value="83498">
                <text:p>83498</text:p>
              </table:table-cell>
              <table:table-cell office:value-type="float" office:value="190463">
                <text:p>190463</text:p>
              </table:table-cell>
              <table:table-cell office:value-type="float" office:value="268559">
                <text:p>268559</text:p>
              </table:table-cell>
              <table:table-cell office:value-type="float" office:value="278786">
                <text:p>278786</text:p>
              </table:table-cell>
              <table:table-cell office:value-type="float" office:value="290060">
                <text:p>29006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43591">
                <text:p>43591</text:p>
              </table:table-cell>
              <table:table-cell office:value-type="float" office:value="83490">
                <text:p>83490</text:p>
              </table:table-cell>
              <table:table-cell office:value-type="float" office:value="150045">
                <text:p>150045</text:p>
              </table:table-cell>
              <table:table-cell office:value-type="float" office:value="267950">
                <text:p>267950</text:p>
              </table:table-cell>
              <table:table-cell office:value-type="float" office:value="279296">
                <text:p>279296</text:p>
              </table:table-cell>
              <table:table-cell office:value-type="float" office:value="291116">
                <text:p>291116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44705">
                <text:p>44705</text:p>
              </table:table-cell>
              <table:table-cell office:value-type="float" office:value="88313">
                <text:p>88313</text:p>
              </table:table-cell>
              <table:table-cell office:value-type="float" office:value="181775">
                <text:p>181775</text:p>
              </table:table-cell>
              <table:table-cell office:value-type="float" office:value="270409">
                <text:p>270409</text:p>
              </table:table-cell>
              <table:table-cell office:value-type="float" office:value="280371">
                <text:p>280371</text:p>
              </table:table-cell>
              <table:table-cell office:value-type="float" office:value="293767">
                <text:p>293767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43490">
                <text:p>43490</text:p>
              </table:table-cell>
              <table:table-cell office:value-type="float" office:value="83357">
                <text:p>83357</text:p>
              </table:table-cell>
              <table:table-cell office:value-type="float" office:value="207469">
                <text:p>207469</text:p>
              </table:table-cell>
              <table:table-cell office:value-type="float" office:value="269254">
                <text:p>269254</text:p>
              </table:table-cell>
              <table:table-cell office:value-type="float" office:value="280490">
                <text:p>280490</text:p>
              </table:table-cell>
              <table:table-cell office:value-type="float" office:value="294482">
                <text:p>294482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44077">
                <text:p>44077</text:p>
              </table:table-cell>
              <table:table-cell office:value-type="float" office:value="83977">
                <text:p>83977</text:p>
              </table:table-cell>
              <table:table-cell office:value-type="float" office:value="263931">
                <text:p>263931</text:p>
              </table:table-cell>
              <table:table-cell office:value-type="float" office:value="271713">
                <text:p>271713</text:p>
              </table:table-cell>
              <table:table-cell office:value-type="float" office:value="281272">
                <text:p>281272</text:p>
              </table:table-cell>
              <table:table-cell office:value-type="float" office:value="296974">
                <text:p>296974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43732">
                <text:p>43732</text:p>
              </table:table-cell>
              <table:table-cell office:value-type="float" office:value="86594">
                <text:p>86594</text:p>
              </table:table-cell>
              <table:table-cell office:value-type="float" office:value="168243">
                <text:p>168243</text:p>
              </table:table-cell>
              <table:table-cell office:value-type="float" office:value="272055">
                <text:p>272055</text:p>
              </table:table-cell>
              <table:table-cell office:value-type="float" office:value="281345">
                <text:p>281345</text:p>
              </table:table-cell>
              <table:table-cell office:value-type="float" office:value="293942">
                <text:p>293942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44746">
                <text:p>44746</text:p>
              </table:table-cell>
              <table:table-cell office:value-type="float" office:value="84941">
                <text:p>84941</text:p>
              </table:table-cell>
              <table:table-cell office:value-type="float" office:value="196308">
                <text:p>196308</text:p>
              </table:table-cell>
              <table:table-cell office:value-type="float" office:value="270737">
                <text:p>270737</text:p>
              </table:table-cell>
              <table:table-cell office:value-type="float" office:value="281613">
                <text:p>281613</text:p>
              </table:table-cell>
              <table:table-cell office:value-type="float" office:value="297224">
                <text:p>297224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44070">
                <text:p>44070</text:p>
              </table:table-cell>
              <table:table-cell office:value-type="float" office:value="87100">
                <text:p>87100</text:p>
              </table:table-cell>
              <table:table-cell office:value-type="float" office:value="157242">
                <text:p>157242</text:p>
              </table:table-cell>
              <table:table-cell office:value-type="float" office:value="272263">
                <text:p>272263</text:p>
              </table:table-cell>
              <table:table-cell office:value-type="float" office:value="283095">
                <text:p>283095</text:p>
              </table:table-cell>
              <table:table-cell office:value-type="float" office:value="292554">
                <text:p>292554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45030">
                <text:p>45030</text:p>
              </table:table-cell>
              <table:table-cell office:value-type="float" office:value="84942">
                <text:p>84942</text:p>
              </table:table-cell>
              <table:table-cell office:value-type="float" office:value="147329">
                <text:p>147329</text:p>
              </table:table-cell>
              <table:table-cell office:value-type="float" office:value="271556">
                <text:p>271556</text:p>
              </table:table-cell>
              <table:table-cell office:value-type="float" office:value="282369">
                <text:p>282369</text:p>
              </table:table-cell>
              <table:table-cell office:value-type="float" office:value="295036">
                <text:p>29503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9146">
                <text:p>49146</text:p>
              </table:table-cell>
              <table:table-cell office:value-type="float" office:value="87211">
                <text:p>87211</text:p>
              </table:table-cell>
              <table:table-cell office:value-type="float" office:value="169721">
                <text:p>169721</text:p>
              </table:table-cell>
              <table:table-cell office:value-type="float" office:value="274053">
                <text:p>274053</text:p>
              </table:table-cell>
              <table:table-cell office:value-type="float" office:value="283122">
                <text:p>283122</text:p>
              </table:table-cell>
              <table:table-cell office:value-type="float" office:value="295618">
                <text:p>29561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274">
                <text:p>44274</text:p>
              </table:table-cell>
              <table:table-cell office:value-type="float" office:value="87603">
                <text:p>87603</text:p>
              </table:table-cell>
              <table:table-cell office:value-type="float" office:value="200787">
                <text:p>200787</text:p>
              </table:table-cell>
              <table:table-cell office:value-type="float" office:value="273271">
                <text:p>273271</text:p>
              </table:table-cell>
              <table:table-cell office:value-type="float" office:value="284058">
                <text:p>284058</text:p>
              </table:table-cell>
              <table:table-cell office:value-type="float" office:value="296946">
                <text:p>29694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4333">
                <text:p>44333</text:p>
              </table:table-cell>
              <table:table-cell office:value-type="float" office:value="82934">
                <text:p>82934</text:p>
              </table:table-cell>
              <table:table-cell office:value-type="float" office:value="179993">
                <text:p>179993</text:p>
              </table:table-cell>
              <table:table-cell office:value-type="float" office:value="274145">
                <text:p>274145</text:p>
              </table:table-cell>
              <table:table-cell office:value-type="float" office:value="284657">
                <text:p>284657</text:p>
              </table:table-cell>
              <table:table-cell office:value-type="float" office:value="296718">
                <text:p>296718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6144">
                <text:p>46144</text:p>
              </table:table-cell>
              <table:table-cell office:value-type="float" office:value="89449">
                <text:p>89449</text:p>
              </table:table-cell>
              <table:table-cell office:value-type="float" office:value="242491">
                <text:p>242491</text:p>
              </table:table-cell>
              <table:table-cell office:value-type="float" office:value="274971">
                <text:p>274971</text:p>
              </table:table-cell>
              <table:table-cell office:value-type="float" office:value="286052">
                <text:p>286052</text:p>
              </table:table-cell>
              <table:table-cell office:value-type="float" office:value="297473">
                <text:p>297473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4647">
                <text:p>44647</text:p>
              </table:table-cell>
              <table:table-cell office:value-type="float" office:value="86560">
                <text:p>86560</text:p>
              </table:table-cell>
              <table:table-cell office:value-type="float" office:value="252199">
                <text:p>252199</text:p>
              </table:table-cell>
              <table:table-cell office:value-type="float" office:value="276264">
                <text:p>276264</text:p>
              </table:table-cell>
              <table:table-cell office:value-type="float" office:value="286310">
                <text:p>286310</text:p>
              </table:table-cell>
              <table:table-cell office:value-type="float" office:value="299544">
                <text:p>299544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44851">
                <text:p>44851</text:p>
              </table:table-cell>
              <table:table-cell office:value-type="float" office:value="89316">
                <text:p>89316</text:p>
              </table:table-cell>
              <table:table-cell office:value-type="float" office:value="172412">
                <text:p>172412</text:p>
              </table:table-cell>
              <table:table-cell office:value-type="float" office:value="278098">
                <text:p>278098</text:p>
              </table:table-cell>
              <table:table-cell office:value-type="float" office:value="286226">
                <text:p>286226</text:p>
              </table:table-cell>
              <table:table-cell office:value-type="float" office:value="300515">
                <text:p>30051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44986">
                <text:p>44986</text:p>
              </table:table-cell>
              <table:table-cell office:value-type="float" office:value="84930">
                <text:p>84930</text:p>
              </table:table-cell>
              <table:table-cell office:value-type="float" office:value="188401">
                <text:p>188401</text:p>
              </table:table-cell>
              <table:table-cell office:value-type="float" office:value="278463">
                <text:p>278463</text:p>
              </table:table-cell>
              <table:table-cell office:value-type="float" office:value="288221">
                <text:p>288221</text:p>
              </table:table-cell>
              <table:table-cell office:value-type="float" office:value="302919">
                <text:p>3029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